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8396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4.396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22"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4.291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2.847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2"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5.9785in" fo:margin-left="-0.075in" fo:margin-top="0in" fo:margin-bottom="0in" table:align="left" style:writing-mode="lr-tb"/>
    </style:style>
    <style:style style:name="Table3.A" style:family="table-column">
      <style:table-column-properties style:column-width="1.5118in"/>
    </style:style>
    <style:style style:name="Table3.B" style:family="table-column">
      <style:table-column-properties style:column-width="4.46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22"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5.8319in" fo:margin-left="-0.075in" fo:margin-top="0in" fo:margin-bottom="0in" table:align="left" style:writing-mode="lr-tb"/>
    </style:style>
    <style:style style:name="Table4.A" style:family="table-column">
      <style:table-column-properties style:column-width="1.4417in"/>
    </style:style>
    <style:style style:name="Table4.B" style:family="table-column">
      <style:table-column-properties style:column-width="4.389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22"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5.8708in" fo:margin-left="-0.075in" fo:margin-top="0in" fo:margin-bottom="0in" table:align="left" style:writing-mode="lr-tb"/>
    </style:style>
    <style:style style:name="Table5.A" style:family="table-column">
      <style:table-column-properties style:column-width="1.5111in"/>
    </style:style>
    <style:style style:name="Table5.B" style:family="table-column">
      <style:table-column-properties style:column-width="4.35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2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5.0181in" fo:margin-left="-0.075in" fo:margin-top="0in" fo:margin-bottom="0in" table:align="left" style:writing-mode="lr-tb"/>
    </style:style>
    <style:style style:name="Table6.A" style:family="table-column">
      <style:table-column-properties style:column-width="1.4424in"/>
    </style:style>
    <style:style style:name="Table6.B" style:family="table-column">
      <style:table-column-properties style:column-width="3.575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22"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3431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3.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A22" style:family="table-cell">
      <style:table-cell-properties style:vertical-align="" fo:padding-left="0.075in" fo:padding-right="0.075in" fo:padding-top="0in" fo:padding-bottom="0in" fo:border-left="none" fo:border-right="none" fo:border-top="0.5pt solid #000001" fo:border-bottom="none"/>
    </style:style>
    <style:style style:name="Table8" style:family="table">
      <style:table-properties style:width="4.9639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3.5208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5.3486in" fo:margin-left="-0.075in" fo:margin-top="0in" fo:margin-bottom="0in" table:align="left" style:writing-mode="lr-tb"/>
    </style:style>
    <style:style style:name="Table9.A" style:family="table-column">
      <style:table-column-properties style:column-width="1.4424in"/>
    </style:style>
    <style:style style:name="Table9.B" style:family="table-column">
      <style:table-column-properties style:column-width="3.905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1"/>
    </style:style>
    <style:style style:name="Table9.A2" style:family="table-cell">
      <style:table-cell-properties style:vertical-align="" fo:padding-left="0.075in" fo:padding-right="0.075in" fo:padding-top="0in" fo:padding-bottom="0in" fo:border-left="none" fo:border-right="none" fo:border-top="0.5pt solid #000001" fo:border-bottom="0.5pt solid #000001"/>
    </style:style>
    <style:style style:name="Table9.A22" style:family="table-cell">
      <style:table-cell-properties style:vertical-align="" fo:padding-left="0.075in" fo:padding-right="0.075in" fo:padding-top="0in" fo:padding-bottom="0in" fo:border-left="none" fo:border-right="none" fo:border-top="0.5pt solid #000001" fo:border-bottom="none"/>
    </style:style>
    <style:style style:name="Table10" style:family="table">
      <style:table-properties style:width="5.6542in" fo:margin-left="-0.075in" fo:margin-top="0in" fo:margin-bottom="0in" table:align="left" style:writing-mode="lr-tb"/>
    </style:style>
    <style:style style:name="Table10.A" style:family="table-column">
      <style:table-column-properties style:column-width="1.4604in"/>
    </style:style>
    <style:style style:name="Table10.B" style:family="table-column">
      <style:table-column-properties style:column-width="4.1931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 fo:padding-left="0.075in" fo:padding-right="0.075in" fo:padding-top="0in" fo:padding-bottom="0in" fo:border-left="none" fo:border-right="none" fo:border-top="0.5pt solid #000001" fo:border-bottom="0.5pt solid #000001"/>
    </style:style>
    <style:style style:name="Table10.A24" style:family="table-cell">
      <style:table-cell-properties style:vertical-align="" fo:padding-left="0.075in" fo:padding-right="0.075in" fo:padding-top="0in" fo:padding-bottom="0in" fo:border-left="none" fo:border-right="none" fo:border-top="0.5pt solid #000001" fo:border-bottom="none"/>
    </style:style>
    <style:style style:name="Table11" style:family="table">
      <style:table-properties style:width="4.2632in" fo:margin-left="-0.075in" fo:margin-top="0in" fo:margin-bottom="0in" table:align="left" style:writing-mode="lr-tb"/>
    </style:style>
    <style:style style:name="Table11.A" style:family="table-column">
      <style:table-column-properties style:column-width="1.4424in"/>
    </style:style>
    <style:style style:name="Table11.B" style:family="table-column">
      <style:table-column-properties style:column-width="2.8201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22" style:family="table-cell">
      <style:table-cell-properties style:vertical-align="" fo:padding-left="0.075in" fo:padding-right="0.075in" fo:padding-top="0in" fo:padding-bottom="0in" fo:border-left="none" fo:border-right="none" fo:border-top="0.5pt solid #000001" fo:border-bottom="none"/>
    </style:style>
    <style:style style:name="Table12" style:family="table">
      <style:table-properties style:width="5.6563in" fo:margin-left="-0.075in" fo:margin-top="0in" fo:margin-bottom="0in" table:align="left" style:writing-mode="lr-tb"/>
    </style:style>
    <style:style style:name="Table12.A" style:family="table-column">
      <style:table-column-properties style:column-width="1.4417in"/>
    </style:style>
    <style:style style:name="Table12.B" style:family="table-column">
      <style:table-column-properties style:column-width="4.2139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1"/>
    </style:style>
    <style:style style:name="Table12.A2" style:family="table-cell">
      <style:table-cell-properties style:vertical-align="" fo:padding-left="0.075in" fo:padding-right="0.075in" fo:padding-top="0in" fo:padding-bottom="0in" fo:border-left="none" fo:border-right="none" fo:border-top="0.5pt solid #000001" fo:border-bottom="0.5pt solid #000001"/>
    </style:style>
    <style:style style:name="Table12.A22" style:family="table-cell">
      <style:table-cell-properties style:vertical-align="" fo:padding-left="0.075in" fo:padding-right="0.075in" fo:padding-top="0in" fo:padding-bottom="0in" fo:border-left="none" fo:border-right="none" fo:border-top="0.5pt solid #000001" fo:border-bottom="none"/>
    </style:style>
    <style:style style:name="Table13" style:family="table">
      <style:table-properties style:width="7.15in" fo:margin-left="-0.075in" fo:margin-top="0in" fo:margin-bottom="0in" table:align="left" style:writing-mode="lr-tb"/>
    </style:style>
    <style:style style:name="Table13.A" style:family="table-column">
      <style:table-column-properties style:column-width="1.2729in"/>
    </style:style>
    <style:style style:name="Table13.B" style:family="table-column">
      <style:table-column-properties style:column-width="5.8764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1"/>
    </style:style>
    <style:style style:name="Table13.A2" style:family="table-cell">
      <style:table-cell-properties style:vertical-align="" fo:padding-left="0.075in" fo:padding-right="0.075in" fo:padding-top="0in" fo:padding-bottom="0in" fo:border-left="none" fo:border-right="none" fo:border-top="0.5pt solid #000001" fo:border-bottom="0.5pt solid #000001"/>
    </style:style>
    <style:style style:name="Table13.A22" style:family="table-cell">
      <style:table-cell-properties style:vertical-align="" fo:padding-left="0.075in" fo:padding-right="0.075in" fo:padding-top="0in" fo:padding-bottom="0in" fo:border-left="none" fo:border-right="none" fo:border-top="0.5pt solid #000001" fo:border-bottom="none"/>
    </style:style>
    <style:style style:name="Table14" style:family="table">
      <style:table-properties style:width="7.15in" fo:margin-left="-0.075in" fo:margin-top="0in" fo:margin-bottom="0in" table:align="left" style:writing-mode="lr-tb"/>
    </style:style>
    <style:style style:name="Table14.A" style:family="table-column">
      <style:table-column-properties style:column-width="1.4264in"/>
    </style:style>
    <style:style style:name="Table14.B" style:family="table-column">
      <style:table-column-properties style:column-width="5.722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1"/>
    </style:style>
    <style:style style:name="Table14.A2" style:family="table-cell">
      <style:table-cell-properties style:vertical-align="" fo:padding-left="0.075in" fo:padding-right="0.075in" fo:padding-top="0in" fo:padding-bottom="0in" fo:border-left="none" fo:border-right="none" fo:border-top="0.5pt solid #000001" fo:border-bottom="0.5pt solid #000001"/>
    </style:style>
    <style:style style:name="Table14.A22" style:family="table-cell">
      <style:table-cell-properties style:vertical-align="" fo:padding-left="0.075in" fo:padding-right="0.075in" fo:padding-top="0in" fo:padding-bottom="0in" fo:border-left="none" fo:border-right="none" fo:border-top="0.5pt solid #000001" fo:border-bottom="none"/>
    </style:style>
    <style:style style:name="Table15" style:family="table">
      <style:table-properties style:width="5.8549in" fo:margin-left="-0.075in" fo:margin-top="0in" fo:margin-bottom="0in" table:align="left" style:writing-mode="lr-tb"/>
    </style:style>
    <style:style style:name="Table15.A" style:family="table-column">
      <style:table-column-properties style:column-width="1.4424in"/>
    </style:style>
    <style:style style:name="Table15.B" style:family="table-column">
      <style:table-column-properties style:column-width="4.4118in"/>
    </style:style>
    <style:style style:name="Table15.1" style:family="table-row">
      <style:table-row-properties style:min-row-height="0.0813in"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1"/>
    </style:style>
    <style:style style:name="Table15.2" style:family="table-row">
      <style:table-row-properties fo:keep-together="auto"/>
    </style:style>
    <style:style style:name="Table15.A2" style:family="table-cell">
      <style:table-cell-properties style:vertical-align="" fo:padding-left="0.075in" fo:padding-right="0.075in" fo:padding-top="0in" fo:padding-bottom="0in" fo:border-left="none" fo:border-right="none" fo:border-top="0.5pt solid #000001" fo:border-bottom="0.5pt solid #000001"/>
    </style:style>
    <style:style style:name="Table15.3" style:family="table-row">
      <style:table-row-properties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9" style:family="table-row">
      <style:table-row-properties fo:keep-together="auto"/>
    </style:style>
    <style:style style:name="Table15.10" style:family="table-row">
      <style:table-row-properties fo:keep-together="auto"/>
    </style:style>
    <style:style style:name="Table15.11" style:family="table-row">
      <style:table-row-properties fo:keep-together="auto"/>
    </style:style>
    <style:style style:name="Table15.12" style:family="table-row">
      <style:table-row-properties fo:keep-together="auto"/>
    </style:style>
    <style:style style:name="Table15.13" style:family="table-row">
      <style:table-row-properties fo:keep-together="auto"/>
    </style:style>
    <style:style style:name="Table15.14" style:family="table-row">
      <style:table-row-properties fo:keep-together="auto"/>
    </style:style>
    <style:style style:name="Table15.15" style:family="table-row">
      <style:table-row-properties fo:keep-together="auto"/>
    </style:style>
    <style:style style:name="Table15.16" style:family="table-row">
      <style:table-row-properties fo:keep-together="auto"/>
    </style:style>
    <style:style style:name="Table15.17" style:family="table-row">
      <style:table-row-properties fo:keep-together="auto"/>
    </style:style>
    <style:style style:name="Table15.18" style:family="table-row">
      <style:table-row-properties fo:keep-together="auto"/>
    </style:style>
    <style:style style:name="Table15.19" style:family="table-row">
      <style:table-row-properties fo:keep-together="auto"/>
    </style:style>
    <style:style style:name="Table15.20" style:family="table-row">
      <style:table-row-properties fo:keep-together="auto"/>
    </style:style>
    <style:style style:name="Table15.21" style:family="table-row">
      <style:table-row-properties fo:keep-together="auto"/>
    </style:style>
    <style:style style:name="Table15.22" style:family="table-row">
      <style:table-row-properties fo:keep-together="auto"/>
    </style:style>
    <style:style style:name="Table15.23" style:family="table-row">
      <style:table-row-properties fo:keep-together="auto"/>
    </style:style>
    <style:style style:name="Table15.A23" style:family="table-cell">
      <style:table-cell-properties style:vertical-align="" fo:padding-left="0.075in" fo:padding-right="0.075in" fo:padding-top="0in" fo:padding-bottom="0in" fo:border-left="none" fo:border-right="none" fo:border-top="0.5pt solid #000001" fo:border-bottom="none"/>
    </style:style>
    <style:style style:name="Table16" style:family="table">
      <style:table-properties style:width="5.4528in" fo:margin-left="-0.075in" fo:margin-top="0in" fo:margin-bottom="0in" table:align="left" style:writing-mode="lr-tb"/>
    </style:style>
    <style:style style:name="Table16.A" style:family="table-column">
      <style:table-column-properties style:column-width="1.4417in"/>
    </style:style>
    <style:style style:name="Table16.B" style:family="table-column">
      <style:table-column-properties style:column-width="4.0104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1"/>
    </style:style>
    <style:style style:name="Table16.A2" style:family="table-cell">
      <style:table-cell-properties style:vertical-align="" fo:padding-left="0.075in" fo:padding-right="0.075in" fo:padding-top="0in" fo:padding-bottom="0in" fo:border-left="none" fo:border-right="none" fo:border-top="0.5pt solid #000001" fo:border-bottom="0.5pt solid #000001"/>
    </style:style>
    <style:style style:name="Table16.A23" style:family="table-cell">
      <style:table-cell-properties style:vertical-align="" fo:padding-left="0.075in" fo:padding-right="0.075in" fo:padding-top="0in" fo:padding-bottom="0in" fo:border-left="none" fo:border-right="none" fo:border-top="0.5pt solid #000001" fo:border-bottom="none"/>
    </style:style>
    <style:style style:name="Table17" style:family="table">
      <style:table-properties style:width="5.1972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3.7542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1"/>
    </style:style>
    <style:style style:name="Table17.A2" style:family="table-cell">
      <style:table-cell-properties style:vertical-align="" fo:padding-left="0.075in" fo:padding-right="0.075in" fo:padding-top="0in" fo:padding-bottom="0in" fo:border-left="none" fo:border-right="none" fo:border-top="0.5pt solid #000001" fo:border-bottom="0.5pt solid #000001"/>
    </style:style>
    <style:style style:name="Table17.A22" style:family="table-cell">
      <style:table-cell-properties style:vertical-align="" fo:padding-left="0.075in" fo:padding-right="0.075in" fo:padding-top="0in" fo:padding-bottom="0in" fo:border-left="none" fo:border-right="none" fo:border-top="0.5pt solid #000001" fo:border-bottom="none"/>
    </style:style>
    <style:style style:name="Table18" style:family="table">
      <style:table-properties style:width="5.0181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575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1"/>
    </style:style>
    <style:style style:name="Table18.A2" style:family="table-cell">
      <style:table-cell-properties style:vertical-align="" fo:padding-left="0.075in" fo:padding-right="0.075in" fo:padding-top="0in" fo:padding-bottom="0in" fo:border-left="none" fo:border-right="none" fo:border-top="0.5pt solid #000001" fo:border-bottom="0.5pt solid #000001"/>
    </style:style>
    <style:style style:name="Table18.A22" style:family="table-cell">
      <style:table-cell-properties style:vertical-align="" fo:padding-left="0.075in" fo:padding-right="0.075in" fo:padding-top="0in" fo:padding-bottom="0in" fo:border-left="none" fo:border-right="none" fo:border-top="0.5pt solid #000001" fo:border-bottom="none"/>
    </style:style>
    <style:style style:name="Table19" style:family="table">
      <style:table-properties style:width="6.1417in" fo:margin-left="-0.075in" fo:margin-top="0in" fo:margin-bottom="0in" table:align="left" style:writing-mode="lr-tb"/>
    </style:style>
    <style:style style:name="Table19.A" style:family="table-column">
      <style:table-column-properties style:column-width="1.5118in"/>
    </style:style>
    <style:style style:name="Table19.B" style:family="table-column">
      <style:table-column-properties style:column-width="4.6292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1"/>
    </style:style>
    <style:style style:name="Table19.A2" style:family="table-cell">
      <style:table-cell-properties style:vertical-align="" fo:padding-left="0.075in" fo:padding-right="0.075in" fo:padding-top="0in" fo:padding-bottom="0in" fo:border-left="none" fo:border-right="none" fo:border-top="0.5pt solid #000001" fo:border-bottom="0.5pt solid #000001"/>
    </style:style>
    <style:style style:name="Table19.A23" style:family="table-cell">
      <style:table-cell-properties style:vertical-align="" fo:padding-left="0.075in" fo:padding-right="0.075in" fo:padding-top="0in" fo:padding-bottom="0in" fo:border-left="none" fo:border-right="none" fo:border-top="0.5pt solid #000001" fo:border-bottom="none"/>
    </style:style>
    <style:style style:name="Table20" style:family="table">
      <style:table-properties style:width="5.3375in" fo:margin-left="-0.075in" fo:margin-top="0in" fo:margin-bottom="0in" table:align="left" style:writing-mode="lr-tb"/>
    </style:style>
    <style:style style:name="Table20.A" style:family="table-column">
      <style:table-column-properties style:column-width="1.4417in"/>
    </style:style>
    <style:style style:name="Table20.B" style:family="table-column">
      <style:table-column-properties style:column-width="3.8951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1"/>
    </style:style>
    <style:style style:name="Table20.A2" style:family="table-cell">
      <style:table-cell-properties style:vertical-align="" fo:padding-left="0.075in" fo:padding-right="0.075in" fo:padding-top="0in" fo:padding-bottom="0in" fo:border-left="none" fo:border-right="none" fo:border-top="0.5pt solid #000001" fo:border-bottom="0.5pt solid #000001"/>
    </style:style>
    <style:style style:name="Table20.A22" style:family="table-cell">
      <style:table-cell-properties style:vertical-align="" fo:padding-left="0.075in" fo:padding-right="0.075in" fo:padding-top="0in" fo:padding-bottom="0in" fo:border-left="none" fo:border-right="none" fo:border-top="0.5pt solid #000001" fo:border-bottom="none"/>
    </style:style>
    <style:style style:name="Table21" style:family="table">
      <style:table-properties style:width="5.5458in" fo:margin-left="-0.075in" fo:margin-top="0in" fo:margin-bottom="0in" table:align="left" style:writing-mode="lr-tb"/>
    </style:style>
    <style:style style:name="Table21.A" style:family="table-column">
      <style:table-column-properties style:column-width="1.5111in"/>
    </style:style>
    <style:style style:name="Table21.B" style:family="table-column">
      <style:table-column-properties style:column-width="4.034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1"/>
    </style:style>
    <style:style style:name="Table21.A2" style:family="table-cell">
      <style:table-cell-properties style:vertical-align="" fo:padding-left="0.075in" fo:padding-right="0.075in" fo:padding-top="0in" fo:padding-bottom="0in" fo:border-left="none" fo:border-right="none" fo:border-top="0.5pt solid #000001" fo:border-bottom="0.5pt solid #000001"/>
    </style:style>
    <style:style style:name="Table21.A23" style:family="table-cell">
      <style:table-cell-properties style:vertical-align="" fo:padding-left="0.075in" fo:padding-right="0.075in" fo:padding-top="0in" fo:padding-bottom="0in" fo:border-left="none" fo:border-right="none" fo:border-top="0.5pt solid #000001" fo:border-bottom="none"/>
    </style:style>
    <style:style style:name="Table22" style:family="table">
      <style:table-properties style:width="5.8354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4.3924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1"/>
    </style:style>
    <style:style style:name="Table22.A2" style:family="table-cell">
      <style:table-cell-properties style:vertical-align="" fo:padding-left="0.075in" fo:padding-right="0.075in" fo:padding-top="0in" fo:padding-bottom="0in" fo:border-left="none" fo:border-right="none" fo:border-top="0.5pt solid #000001" fo:border-bottom="0.5pt solid #000001"/>
    </style:style>
    <style:style style:name="Table22.A22" style:family="table-cell">
      <style:table-cell-properties style:vertical-align="" fo:padding-left="0.075in" fo:padding-right="0.075in" fo:padding-top="0in" fo:padding-bottom="0in" fo:border-left="none" fo:border-right="none" fo:border-top="0.5pt solid #000001" fo:border-bottom="none"/>
    </style:style>
    <style:style style:name="Table23" style:family="table">
      <style:table-properties style:width="3.5674in" fo:margin-left="-0.075in" fo:margin-top="0in" fo:margin-bottom="0in" table:align="left" style:writing-mode="lr-tb"/>
    </style:style>
    <style:style style:name="Table23.A" style:family="table-column">
      <style:table-column-properties style:column-width="0.4972in"/>
    </style:style>
    <style:style style:name="Table23.B" style:family="table-column">
      <style:table-column-properties style:column-width="3.0694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1"/>
    </style:style>
    <style:style style:name="Table23.A2" style:family="table-cell">
      <style:table-cell-properties style:vertical-align="" fo:padding-left="0.075in" fo:padding-right="0.075in" fo:padding-top="0in" fo:padding-bottom="0in" fo:border-left="none" fo:border-right="none" fo:border-top="0.5pt solid #000001" fo:border-bottom="0.5pt solid #000001"/>
    </style:style>
    <style:style style:name="Table23.A11" style:family="table-cell">
      <style:table-cell-properties style:vertical-align="" fo:padding-left="0.075in" fo:padding-right="0.075in" fo:padding-top="0in" fo:padding-bottom="0in" fo:border-left="none" fo:border-right="none" fo:border-top="0.5pt solid #000001" fo:border-bottom="none"/>
    </style:style>
    <style:style style:name="Table24" style:family="table">
      <style:table-properties style:width="6.5799in" fo:margin-left="-0.075in" fo:margin-top="0in" fo:margin-bottom="0in" table:align="left" style:writing-mode="lr-tb"/>
    </style:style>
    <style:style style:name="Table24.A" style:family="table-column">
      <style:table-column-properties style:column-width="1.4417in"/>
    </style:style>
    <style:style style:name="Table24.B" style:family="table-column">
      <style:table-column-properties style:column-width="5.1375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1"/>
    </style:style>
    <style:style style:name="Table24.A2" style:family="table-cell">
      <style:table-cell-properties style:vertical-align="" fo:padding-left="0.075in" fo:padding-right="0.075in" fo:padding-top="0in" fo:padding-bottom="0in" fo:border-left="none" fo:border-right="none" fo:border-top="0.5pt solid #000001" fo:border-bottom="0.5pt solid #000001"/>
    </style:style>
    <style:style style:name="Table24.A22" style:family="table-cell">
      <style:table-cell-properties style:vertical-align="" fo:padding-left="0.075in" fo:padding-right="0.075in" fo:padding-top="0in" fo:padding-bottom="0in" fo:border-left="none" fo:border-right="none" fo:border-top="0.5pt solid #000001" fo:border-bottom="none"/>
    </style:style>
    <style:style style:name="Table25" style:family="table">
      <style:table-properties style:width="5.9792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4.5361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1"/>
    </style:style>
    <style:style style:name="Table25.A2" style:family="table-cell">
      <style:table-cell-properties style:vertical-align="" fo:padding-left="0.075in" fo:padding-right="0.075in" fo:padding-top="0in" fo:padding-bottom="0in" fo:border-left="none" fo:border-right="none" fo:border-top="0.5pt solid #000001" fo:border-bottom="0.5pt solid #000001"/>
    </style:style>
    <style:style style:name="Table25.23" style:family="table-row">
      <style:table-row-properties fo:keep-together="always"/>
    </style:style>
    <style:style style:name="Table25.A23" style:family="table-cell">
      <style:table-cell-properties style:vertical-align="" fo:padding-left="0.075in" fo:padding-right="0.075in" fo:padding-top="0in" fo:padding-bottom="0in" fo:border-left="none" fo:border-right="none" fo:border-top="0.5pt solid #000001" fo:border-bottom="none"/>
    </style:style>
    <style:style style:name="Table26" style:family="table">
      <style:table-properties style:width="4.787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3444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1"/>
    </style:style>
    <style:style style:name="Table26.A2" style:family="table-cell">
      <style:table-cell-properties style:vertical-align="" fo:padding-left="0.075in" fo:padding-right="0.075in" fo:padding-top="0in" fo:padding-bottom="0in" fo:border-left="none" fo:border-right="none" fo:border-top="0.5pt solid #000001" fo:border-bottom="0.5pt solid #000001"/>
    </style:style>
    <style:style style:name="Table26.A22" style:family="table-cell">
      <style:table-cell-properties style:vertical-align="" fo:padding-left="0.075in" fo:padding-right="0.075in" fo:padding-top="0in" fo:padding-bottom="0in" fo:border-left="none" fo:border-right="none" fo:border-top="0.5pt solid #000001" fo:border-bottom="none"/>
    </style:style>
    <style:style style:name="Table27" style:family="table">
      <style:table-properties style:width="4.3049in" fo:margin-left="-0.075in" fo:margin-top="0in" fo:margin-bottom="0in" table:align="left" style:writing-mode="lr-tb"/>
    </style:style>
    <style:style style:name="Table27.A" style:family="table-column">
      <style:table-column-properties style:column-width="1.4424in"/>
    </style:style>
    <style:style style:name="Table27.B" style:family="table-column">
      <style:table-column-properties style:column-width="2.8618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1"/>
    </style:style>
    <style:style style:name="Table27.A2" style:family="table-cell">
      <style:table-cell-properties style:vertical-align="" fo:padding-left="0.075in" fo:padding-right="0.075in" fo:padding-top="0in" fo:padding-bottom="0in" fo:border-left="none" fo:border-right="none" fo:border-top="0.5pt solid #000001" fo:border-bottom="0.5pt solid #000001"/>
    </style:style>
    <style:style style:name="Table27.A22" style:family="table-cell">
      <style:table-cell-properties style:vertical-align="" fo:padding-left="0.075in" fo:padding-right="0.075in" fo:padding-top="0in" fo:padding-bottom="0in" fo:border-left="none" fo:border-right="none" fo:border-top="0.5pt solid #000001" fo:border-bottom="none"/>
    </style:style>
    <style:style style:name="Table28" style:family="table">
      <style:table-properties style:width="4.8292in" fo:margin-left="-0.075in" fo:margin-top="0in" fo:margin-bottom="0in" table:align="left" style:writing-mode="lr-tb"/>
    </style:style>
    <style:style style:name="Table28.A" style:family="table-column">
      <style:table-column-properties style:column-width="1.4424in"/>
    </style:style>
    <style:style style:name="Table28.B" style:family="table-column">
      <style:table-column-properties style:column-width="3.3861in"/>
    </style:style>
    <style:style style:name="Table28.1" style:family="table-row">
      <style:table-row-properties fo:keep-together="auto"/>
    </style:style>
    <style:style style:name="Table28.A1" style:family="table-cell">
      <style:table-cell-properties style:vertical-align="" fo:padding-left="0.075in" fo:padding-right="0.075in" fo:padding-top="0in" fo:padding-bottom="0in" fo:border-left="none" fo:border-right="none" fo:border-top="none" fo:border-bottom="0.5pt solid #000001"/>
    </style:style>
    <style:style style:name="Table28.A2" style:family="table-cell">
      <style:table-cell-properties style:vertical-align="" fo:padding-left="0.075in" fo:padding-right="0.075in" fo:padding-top="0in" fo:padding-bottom="0in" fo:border-left="none" fo:border-right="none" fo:border-top="0.5pt solid #000001" fo:border-bottom="0.5pt solid #000001"/>
    </style:style>
    <style:style style:name="Table28.A22" style:family="table-cell">
      <style:table-cell-properties style:vertical-align="" fo:padding-left="0.075in" fo:padding-right="0.075in" fo:padding-top="0in" fo:padding-bottom="0in" fo:border-left="none" fo:border-right="none" fo:border-top="0.5pt solid #000001" fo:border-bottom="none"/>
    </style:style>
    <style:style style:name="Table29" style:family="table">
      <style:table-properties style:width="5.8167in" fo:margin-left="-0.075in" fo:margin-top="0in" fo:margin-bottom="0in" table:align="left" style:writing-mode="lr-tb"/>
    </style:style>
    <style:style style:name="Table29.A" style:family="table-column">
      <style:table-column-properties style:column-width="1.4424in"/>
    </style:style>
    <style:style style:name="Table29.B" style:family="table-column">
      <style:table-column-properties style:column-width="4.3736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1"/>
    </style:style>
    <style:style style:name="Table29.A2" style:family="table-cell">
      <style:table-cell-properties style:vertical-align="" fo:padding-left="0.075in" fo:padding-right="0.075in" fo:padding-top="0in" fo:padding-bottom="0in" fo:border-left="none" fo:border-right="none" fo:border-top="0.5pt solid #000001" fo:border-bottom="0.5pt solid #000001"/>
    </style:style>
    <style:style style:name="Table29.A22" style:family="table-cell">
      <style:table-cell-properties style:vertical-align="" fo:padding-left="0.075in" fo:padding-right="0.075in" fo:padding-top="0in" fo:padding-bottom="0in" fo:border-left="none" fo:border-right="none" fo:border-top="0.5pt solid #000001" fo:border-bottom="none"/>
    </style:style>
    <style:style style:name="Table30" style:family="table">
      <style:table-properties style:width="4.7125in" fo:margin-left="-0.075in" fo:margin-top="0in" fo:margin-bottom="0in" table:align="left" style:writing-mode="lr-tb"/>
    </style:style>
    <style:style style:name="Table30.A" style:family="table-column">
      <style:table-column-properties style:column-width="1.4424in"/>
    </style:style>
    <style:style style:name="Table30.B" style:family="table-column">
      <style:table-column-properties style:column-width="3.2694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1"/>
    </style:style>
    <style:style style:name="Table30.A2" style:family="table-cell">
      <style:table-cell-properties style:vertical-align="" fo:padding-left="0.075in" fo:padding-right="0.075in" fo:padding-top="0in" fo:padding-bottom="0in" fo:border-left="none" fo:border-right="none" fo:border-top="0.5pt solid #000001" fo:border-bottom="0.5pt solid #000001"/>
    </style:style>
    <style:style style:name="Table30.A22" style:family="table-cell">
      <style:table-cell-properties style:vertical-align="" fo:padding-left="0.075in" fo:padding-right="0.075in" fo:padding-top="0in" fo:padding-bottom="0in" fo:border-left="none" fo:border-right="none" fo:border-top="0.5pt solid #000001" fo:border-bottom="none"/>
    </style:style>
    <style:style style:name="Table31" style:family="table">
      <style:table-properties style:width="4.7035in" fo:margin-left="-0.075in" fo:margin-top="0in" fo:margin-bottom="0in" table:align="left" style:writing-mode="lr-tb"/>
    </style:style>
    <style:style style:name="Table31.A" style:family="table-column">
      <style:table-column-properties style:column-width="1.4424in"/>
    </style:style>
    <style:style style:name="Table31.B" style:family="table-column">
      <style:table-column-properties style:column-width="3.2604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1"/>
    </style:style>
    <style:style style:name="Table31.A2" style:family="table-cell">
      <style:table-cell-properties style:vertical-align="" fo:padding-left="0.075in" fo:padding-right="0.075in" fo:padding-top="0in" fo:padding-bottom="0in" fo:border-left="none" fo:border-right="none" fo:border-top="0.5pt solid #000001" fo:border-bottom="0.5pt solid #000001"/>
    </style:style>
    <style:style style:name="Table31.A23" style:family="table-cell">
      <style:table-cell-properties style:vertical-align="" fo:padding-left="0.075in" fo:padding-right="0.075in" fo:padding-top="0in" fo:padding-bottom="0in" fo:border-left="none" fo:border-right="none" fo:border-top="0.5pt solid #000001" fo:border-bottom="none"/>
    </style:style>
    <style:style style:name="Table32" style:family="table">
      <style:table-properties style:width="4.8417in" fo:margin-left="-0.075in" fo:margin-top="0in" fo:margin-bottom="0in" table:align="left" style:writing-mode="lr-tb"/>
    </style:style>
    <style:style style:name="Table32.A" style:family="table-column">
      <style:table-column-properties style:column-width="1.4417in"/>
    </style:style>
    <style:style style:name="Table32.B" style:family="table-column">
      <style:table-column-properties style:column-width="3.3993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1"/>
    </style:style>
    <style:style style:name="Table32.A2" style:family="table-cell">
      <style:table-cell-properties style:vertical-align="" fo:padding-left="0.075in" fo:padding-right="0.075in" fo:padding-top="0in" fo:padding-bottom="0in" fo:border-left="none" fo:border-right="none" fo:border-top="0.5pt solid #000001" fo:border-bottom="0.5pt solid #000001"/>
    </style:style>
    <style:style style:name="Table32.A22" style:family="table-cell">
      <style:table-cell-properties style:vertical-align="" fo:padding-left="0.075in" fo:padding-right="0.075in" fo:padding-top="0in" fo:padding-bottom="0in" fo:border-left="none" fo:border-right="none" fo:border-top="0.5pt solid #000001" fo:border-bottom="none"/>
    </style:style>
    <style:style style:name="Table33" style:family="table">
      <style:table-properties style:width="4.625in" fo:margin-left="-0.075in" fo:margin-top="0in" fo:margin-bottom="0in" table:align="left" style:writing-mode="lr-tb"/>
    </style:style>
    <style:style style:name="Table33.A" style:family="table-column">
      <style:table-column-properties style:column-width="1.4424in"/>
    </style:style>
    <style:style style:name="Table33.B" style:family="table-column">
      <style:table-column-properties style:column-width="3.1819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1"/>
    </style:style>
    <style:style style:name="Table33.A2" style:family="table-cell">
      <style:table-cell-properties style:vertical-align="" fo:padding-left="0.075in" fo:padding-right="0.075in" fo:padding-top="0in" fo:padding-bottom="0in" fo:border-left="none" fo:border-right="none" fo:border-top="0.5pt solid #000001" fo:border-bottom="0.5pt solid #000001"/>
    </style:style>
    <style:style style:name="Table33.A22" style:family="table-cell">
      <style:table-cell-properties style:vertical-align="" fo:padding-left="0.075in" fo:padding-right="0.075in" fo:padding-top="0in" fo:padding-bottom="0in" fo:border-left="none" fo:border-right="none" fo:border-top="0.5pt solid #000001" fo:border-bottom="none"/>
    </style:style>
    <style:style style:name="Table34" style:family="table">
      <style:table-properties style:width="5.7625in" fo:margin-left="-0.075in" fo:margin-top="0in" fo:margin-bottom="0in" table:align="left" style:writing-mode="lr-tb"/>
    </style:style>
    <style:style style:name="Table34.A" style:family="table-column">
      <style:table-column-properties style:column-width="1.5111in"/>
    </style:style>
    <style:style style:name="Table34.B" style:family="table-column">
      <style:table-column-properties style:column-width="4.2507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1"/>
    </style:style>
    <style:style style:name="Table34.A2" style:family="table-cell">
      <style:table-cell-properties style:vertical-align="" fo:padding-left="0.075in" fo:padding-right="0.075in" fo:padding-top="0in" fo:padding-bottom="0in" fo:border-left="none" fo:border-right="none" fo:border-top="0.5pt solid #000001" fo:border-bottom="0.5pt solid #000001"/>
    </style:style>
    <style:style style:name="Table34.A23"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1" style:list-style-name="">
      <style:paragraph-properties fo:margin-left="0in" fo:margin-right="0in" fo:text-indent="0in" style:auto-text-indent="false"/>
    </style:style>
    <style:style style:name="P2" style:family="paragraph" style:parent-style-name="Heading_20_4" style:list-style-name="">
      <style:paragraph-properties fo:margin-left="0in" fo:margin-right="0in" fo:text-indent="0in" style:auto-text-indent="false"/>
    </style:style>
    <style:style style:name="P3" style:family="paragraph" style:parent-style-name="Heading_20_2" style:list-style-name="">
      <style:paragraph-properties fo:margin-left="0in" fo:margin-right="0in" fo:text-indent="0in" style:auto-text-indent="false"/>
    </style:style>
    <style:style style:name="P4" style:family="paragraph" style:parent-style-name="Heading_20_3" style:list-style-name="">
      <style:paragraph-properties fo:margin-left="0in" fo:margin-right="0in" fo:text-indent="0in" style:auto-text-indent="false"/>
    </style:style>
    <style:style style:name="P5" style:family="paragraph" style:parent-style-name="Heading_20_3"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Times New Roman"/>
    </style:style>
    <style:style style:name="P8"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9" style:family="paragraph" style:parent-style-name="Standard">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text-indent="0in" style:auto-text-indent="false"/>
      <style:text-properties style:font-name="Times New Roman" fo:font-size="14pt" fo:language="en" fo:country="US" style:font-size-asian="14pt" style:language-asian="en" style:country-asian="US"/>
    </style:style>
    <style:style style:name="P11"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12" style:family="paragraph" style:parent-style-name="Standard">
      <style:paragraph-properties fo:margin-left="0in" fo:margin-right="0in" fo:text-indent="0in" style:auto-text-indent="false">
        <style:tab-stops/>
      </style:paragraph-properties>
      <style:text-properties style:font-name="Times New Roman" fo:font-weight="bold" style:font-weight-asian="bold"/>
    </style:style>
    <style:style style:name="P13" style:family="paragraph" style:parent-style-name="Standard">
      <style:paragraph-properties fo:margin-left="0in" fo:margin-right="0in" fo:text-indent="0in" style:auto-text-indent="false">
        <style:tab-stops/>
      </style:paragraph-properties>
      <style:text-properties style:font-name="Times New Roman"/>
    </style:style>
    <style:style style:name="P14" style:family="paragraph" style:parent-style-name="Standard">
      <style:paragraph-properties fo:margin-left="0in" fo:margin-right="0in" fo:text-indent="0in" style:auto-text-indent="false">
        <style:tab-stops/>
      </style:paragraph-properties>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text-indent="0in" style:auto-text-indent="false">
        <style:tab-stops/>
      </style:paragraph-properties>
    </style:style>
    <style:style style:name="P17" style:family="paragraph" style:parent-style-name="caption">
      <style:paragraph-properties fo:margin-left="0in" fo:margin-right="0in" fo:text-indent="0in" style:auto-text-indent="false"/>
    </style:style>
    <style:style style:name="P18" style:family="paragraph" style:parent-style-name="Preformatted" style:master-page-name="Standard">
      <style:paragraph-properties fo:margin-left="0in" fo:margin-right="0in" fo:orphans="2" fo:widows="2" fo:text-indent="0in" style:auto-text-indent="false" style:page-number="auto"/>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style="italic" style:font-size-asian="10pt" style:language-asian="en" style:country-asian="US" style:font-style-asian="italic"/>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2pt" fo:language="en" fo:country="US" fo:font-weight="normal" style:font-size-asian="12pt" style:language-asian="en" style:country-asian="US" style:font-weight-asian="normal"/>
    </style:style>
    <style:style style:name="T8" style:family="text">
      <style:text-properties style:font-name="Times New Roman" fo:font-weight="bold" style:font-weight-asian="bold"/>
    </style:style>
    <style:style style:name="T9" style:family="text">
      <style:text-properties style:font-name="Times New Roman" fo:font-style="italic" style:font-style-asian="italic"/>
    </style:style>
    <style:style style:name="T10" style:family="text">
      <style:text-properties style:font-name="Times New Roman" fo:font-size="11pt" fo:language="en" fo:country="US" style:font-size-asian="11pt" style:language-asian="en" style:country-asian="US"/>
    </style:style>
    <style:style style:name="T11" style:family="text">
      <style:text-properties style:font-name="Times New Roman" fo:font-size="14pt" fo:language="en" fo:country="US" style:font-size-asian="14pt" style:language-asian="en" style:country-asian="US"/>
    </style:style>
    <style:style style:name="T12" style:family="text">
      <style:text-properties fo:font-weight="normal" style:font-weight-asian="normal"/>
    </style:style>
    <style:style style:name="T13" style:family="text">
      <style:text-properties style:text-position="super 58%"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This material is Open Game Content, and is licensed for public use under the terms of the Open Game License v1.0a.</text:span></text:p>
      <text:h text:style-name="P4" text:outline-level="3"><text:span text:style-name="T5">PSIONIC MONSTERS</text:span></text:h>
      <text:p text:style-name="P8"/>
      <text:h text:style-name="P4" text:outline-level="3"><text:span text:style-name="T6">PSIONIC CREATURES</text:span></text:h>
      <text:p text:style-name="P6"><text:span text:style-name="T2">Any creature with psionic powers has the psionic subtype. A psionic creature can be born with the subtype or can gain the subtype during its life.</text:span></text:p>
      <text:p text:style-name="P6"><text:span text:style-name="T2">A creature meeting any one of the following criteria has the psionic subtype:</text:span></text:p>
      <text:p text:style-name="P6"><text:span text:style-name="T2">• Creatures with a power point reserve, including characters who have levels in a character class that grants them a power point reserve or creatures who have the Wild Talent feat.</text:span></text:p>
      <text:p text:style-name="P6"><text:span text:style-name="T2">• Creatures with psi-like abilities, including characters who have racial psi-like abilities.</text:span></text:p>
      <text:p text:style-name="P6"><text:span text:style-name="T2">• Creatures that have spell-like abilities described as “psionics.”</text:span></text:p>
      <text:p text:style-name="P6"><text:span text:style-name="T3">Traits: </text:span><text:span text:style-name="T2">Other than the fact that all psionic creatures have psionic powers, power points, or psi-like abilities, psionic creatures have no specific traits. The psionic subtype serves to identify creatures that may be vulnerable to powers, spells, and effects targeting psionic creatures.</text:span></text:p>
      <text:h text:style-name="P5" text:outline-level="3"/>
      <text:h text:style-name="P4" text:outline-level="3"><text:span text:style-name="T6">THE PSIONIC SUBTYPE</text:span></text:h>
      <text:p text:style-name="P6"><text:span text:style-name="T2">The psionic subtype applies to creatures that can use psionic powers or abilities or that have the ability to manifest powers. (In other words, a creature with the psionic subtype either has a power point reserve or has psi-like abilities.) It also applies to creatures from other sources that have spell-like abilities labeled as “psionics.”</text:span></text:p>
      <text:p text:style-name="P6"><text:span text:style-name="T2">Characters who have levels in any class that grants the use of psionics, or who have psi-like abilities as racial traits, gain the psionic subtype.</text:span></text:p>
      <text:p text:style-name="P6"><text:span text:style-name="T4">Traits:</text:span><text:span text:style-name="T2"> Other than the fact that all psionic creatures have psionic powers or psi-like abilities, psionic creatures have no specific traits. The psionic subtype simply identifies creatures that may be vulnerable to powers, spells, and effects targeting psionic creatures.</text:span></text:p>
      <text:h text:style-name="P1" text:outline-level="1"><text:span text:style-name="T4">Undead Psionic Creatures</text:span></text:h>
      <text:p text:style-name="P6"><text:span text:style-name="T2">A psionic undead creature, although rare, is a force to be reckoned with.</text:span></text:p>
      <text:p text:style-name="P6"><text:span text:style-name="T2">Because undead are immune to mind-affecting effects (including charms and compulsions), they are particularly threatening to other psionic creatures and characters (especially telepaths). Psionic undead creatures can use mind-affecting powers on the living, even though they themselves are immune to such attacks. However, an undead creature may have the psionic subtype if it meets the criteria described above, and thus be vulnerable to non-mindaffecting powers or effects that specifically affect psionic creatures.</text:span></text:p>
      <text:p text:style-name="P6"><text:span text:style-name="T2">Intelligent constructs and plants with psionic powers or psi-like abilities also share this advantage.</text:span></text:p>
      <text:p text:style-name="P10"/>
      <text:h text:style-name="P4" text:outline-level="3"><text:span text:style-name="T6">PSIONIC POWERS</text:span></text:h>
      <text:p text:style-name="P6"><text:span text:style-name="T2">Creatures with psionic powers are similar to creatures with racial spellcasting ability. They have the ability to manifest powers just as a member of a psionic character class can (and can activate psionic items accordingly).</text:span></text:p>
      <text:p text:style-name="P6"><text:span text:style-name="T2">Creatures with the ability to use powers are subject to the same rules for manifesting powers that characters are, but they are not actually members of a class and do not gain any class abilities unless otherwise specified.</text:span></text:p>
      <text:p text:style-name="P6"><text:span text:style-name="T2">Creatures with psionic powers generally emulate the manifesting ability of a particular psionic class. When such a creature takes levels in that same class, it can stack its innate psionic powers and its class power progression together. </text:span></text:p>
      <text:p text:style-name="P6"><text:span text:style-name="T2">Creatures with psionic powers that take levels in a class other than the one they emulate combine their two power point reserves into a single reserve, but they manifest powers from each psionic class separately.</text:span></text:p>
      <text:p text:style-name="P10"/>
      <text:h text:style-name="P4" text:outline-level="3"><text:span text:style-name="T6">PSI-LIKE ABILITIES</text:span></text:h>
      <text:p text:style-name="P6"><text:span text:style-name="T2">Most psionic monsters have some number of psi-like abilities. These are very similar to spell-like abilities. Naturally, they are psionic and work just like powers or spells. A creature with psi-like abilities does not pay for these abilities with power points and does not pay any XP cost associated with manifesting the power the ability duplicates.</text:span></text:p>
      <text:p text:style-name="P6"><text:span text:style-name="T2">Psi-like abilities do not work in a </text:span><text:span text:style-name="T3">null psionics field </text:span><text:span text:style-name="T2">and are subject to power resistance if the power or spell the ability duplicates would be subject to power resistance. A psi-like ability usually has a limit on how often it can be used. A psi-like ability that can be used at will has no use limit. Using a psi-like ability is a standard action unless noted otherwise, and doing so while threatened provokes attacks of opportunity. It is possible to make a Concentration check to use a psi-like ability defensively and avoid provoking attacks of opportunity, just as when using a power or casting a spell. A psi-like ability can be interrupted just as a spell can be. Psi-like abilities cannot be used to counterspell, nor can they be counterspelled.</text:span></text:p>
      <text:p text:style-name="P6"><text:span text:style-name="T2">All creatures with psi-like abilities are assigned a manifester level, which indicates how difficult it is to dispel their psi-like effects and determines all level-dependent variables (such as range or duration) the abilities might have. When a creature uses a psi-like ability, the power is manifested as if the creature had spent a number of power points equal to its manifester level, which may augment the power to improve its damage or save DC. However, the creature does not actually spend power points for its psi-like abilities, even if it has a power point reserve due to racial abilities, class levels, or some other psionic ability.</text:span></text:p>
      <text:p text:style-name="P6"><text:span text:style-name="T2">The DC of a saving throw (if applicable) against a creature’s psi-like ability is 10 + the level of the power or spell the ability duplicates + the creature’s Cha modifier. Remember to check the power’s Augment entry to see if the creature’s manifester level (and thus the effective power point expenditure) increases the DC of the saving throw. Changes to the effect’s save DC, damage, and so on are noted in the psi-like ability entry.</text:span></text:p>
      <text:p text:style-name="P9"/>
      <text:h text:style-name="P1" text:outline-level="1"><text:soft-page-break/><text:span text:style-name="T4">Psionic Focus</text:span></text:h>
      <text:p text:style-name="P6"><text:span text:style-name="T2">Some creatures have feats that can be used only when the creature is psionically focused, or that require the creature to expend its psionic focus. Assume that such a creature is psionically focused before entering combat.</text:span></text:p>
      <text:p text:style-name="P8"/>
      <text:h text:style-name="P1" text:outline-level="1"><text:span text:style-name="T4">Psi-Like Abilities and Feats</text:span></text:h>
      <text:p text:style-name="P6"><text:span text:style-name="T2">Creatures with access to psi-like abilities can use the feats Empower Spell-Like Ability and Quicken Spell-Like Ability.</text:span></text:p>
      <text:p text:style-name="P6"><text:span text:style-name="T2">These feats can be used only on psi-like abilities that do not have increased effects due to augmentation. Furthermore, the creature can empower only a psi-like ability with a level less than or equal to half its manifester level (round down) minus 2, and can quicken only a psi-like ability with a level less than or equal to half its manifester level (round down) minus 4.</text:span></text:p>
      <text:p text:style-name="P8"/>
      <text:h text:style-name="P1" text:outline-level="1"><text:span text:style-name="T4">Creatures with “Psionics” Entries</text:span></text:h>
      <text:p text:style-name="P6"><text:span text:style-name="T2">Psionic monsters often possess spell-like abilities that are identified as “psionics,” instead of “spell-like abilities.” For all intents and purposes, creatures with spell-like abilities described as psionics are considered to possess psi-like abilities, and they manifest their powers as described above.</text:span></text:p>
      <text:p text:style-name="P8"/>
      <text:h text:style-name="P1" text:outline-level="1"><text:span text:style-name="T4">Psionic Spells</text:span></text:h>
      <text:p text:style-name="P6"><text:span text:style-name="T2">In some cases, a creature’s psi-like abilities (or abilities listed under a creature’s psionics entry) may include an effect that does not duplicate any listed power. For such abilities, simply use the existing spell description</text:span><text:span text:style-name="T3">. </text:span><text:span text:style-name="T2">Treat the creature’s</text:span></text:p>
      <text:p text:style-name="P6"><text:span text:style-name="T2">manifester level as the caster level for the spell. The ability is still psionic in origin, so spells and powers that specifically affect psionic powers can negate or reduce its effects as they would any other psionic power.</text:span></text:p>
      <text:p text:style-name="P8"/>
      <text:h text:style-name="P1" text:outline-level="1"><text:span text:style-name="T4">Psionic Versions Of Creatures</text:span></text:h>
      <text:p text:style-name="P6"><text:span text:style-name="T2">Below are presented psionic versions of the following creatures</text:span><text:span text:style-name="T3">: </text:span><text:span text:style-name="T2">aboleth, couatl, and duergar,. These alternate versions are psionic equivalents of their standard counterparts.</text:span></text:p>
      <text:p text:style-name="P6"><text:span text:style-name="T2">Only the portions of the monster entry that are specifically changed by the addition of psionics rules have been listed. <text:s/>All other elements of the creature remain the same.</text:span></text:p>
      <text:p text:style-name="P10"/>
      <text:h text:style-name="P4" text:outline-level="3"><text:span text:style-name="T6">READING PSIONIC CREATURE ENTRIES</text:span></text:h>
      <text:h text:style-name="P1" text:outline-level="1"><text:span text:style-name="T4">Creatures with Psi-Like Abilities</text:span></text:h>
      <text:p text:style-name="P6"><text:span text:style-name="T2">Each of a creature’s psi-like abilities has a manifester level. Each ability that allows a saving throw also gives a save DC in parentheses following the power name.</text:span></text:p>
      <text:p text:style-name="P6"><text:span text:style-name="T2">Powers that have increased effects due to augmentation include information about the effect. An asterisk indicates that the power has already been augmented by the creature’s innate ability.</text:span></text:p>
      <text:p text:style-name="P6"><text:span text:style-name="T2">Powers that can’t be augmented, or that are manifested at their normal minimum level, do not contain any special notations. Resolve the effect of manifesting the power without augmentation at the creature’s given manifester level.</text:span></text:p>
      <text:p text:style-name="P6"><text:span text:style-name="T2">Some creatures may have particular powers that are manifested at a higher or lower level than their normal manifester level. In such cases, the manifester level is given in the parenthetical information following the power name.</text:span></text:p>
      <text:p text:style-name="P11"/>
      <text:p text:style-name="P6"><text:span text:style-name="T5">ABOLETH, PSIONIC</text:span></text:p>
      <text:p text:style-name="P6"><text:span text:style-name="T2">Huge Aberration (Aquatic, Psionic)</text:span></text:p>
      <text:p text:style-name="P6"><text:span text:style-name="T4">Special Attacks:</text:span><text:span text:style-name="T2"> Psi-like abilities, slime</text:span></text:p>
      <text:p text:style-name="P6"><text:span text:style-name="T4">Feats:</text:span><text:span text:style-name="T2"> Alertness, Combat Manifestation, Iron Will</text:span></text:p>
      <text:h text:style-name="P4" text:outline-level="3"><text:span text:style-name="T6">COMBAT</text:span></text:h>
      <text:p text:style-name="P6"><text:span text:style-name="T2">A psionic aboleth does not possess spell-like abilities or the enslave ability of the standard aboleth. Instead, it has psi-like abilities, including </text:span><text:span text:style-name="T3">psionic dominate.</text:span></text:p>
      <text:p text:style-name="P6"><text:span text:style-name="T4">Psi-Like Abilities:</text:span><text:span text:style-name="T2"> At will—</text:span><text:span text:style-name="T3">disable </text:span><text:span text:style-name="T2">(30-ft. cone, 12 HD, DC 20*), </text:span><text:span text:style-name="T3">false sensory input </text:span><text:span text:style-name="T2">(five targets, DC 16*), </text:span><text:span text:style-name="T3">mental disruption </text:span><text:span text:style-name="T2">(20-ft. radius</text:span><text:span text:style-name="T3">, </text:span><text:span text:style-name="T2">DC 18*), </text:span><text:span text:style-name="T3">mindlink </text:span><text:span text:style-name="T2">(unwilling, nine targets, DC 14*); 3/day—</text:span><text:span text:style-name="T3">ego whip </text:span><text:span text:style-name="T2">(ML 7th, 2d4, DC 17*)</text:span><text:span text:style-name="T3">, id insinuation </text:span><text:span text:style-name="T2">(ML 7th, three targets, DC 17*)</text:span><text:span text:style-name="T3">, psionic dominate </text:span><text:span text:style-name="T2">(any target, 24 hours, DC 20*), </text:span><text:span text:style-name="T3">thought shield </text:span><text:span text:style-name="T2">(power resistance 21, 3 rounds*); 1/day—</text:span><text:span text:style-name="T3">psionic modify memory </text:span><text:span text:style-name="T2">(DC 17)</text:span><text:span text:style-name="T3">, remote viewing </text:span><text:span text:style-name="T2">(DC 17)</text:span><text:span text:style-name="T3">, wall of ectoplasm </text:span><text:span text:style-name="T2">(DC 17)</text:span><text:span text:style-name="T3">. </text:span></text:p>
      <text:p text:style-name="P6"><text:span text:style-name="T2">Manifester level 13th. The save DCs are Charisma-based.</text:span></text:p>
      <text:p text:style-name="P6"><text:soft-page-break/><text:span text:style-name="T2">*Includes augmentation for the aboleth’s manifester level.</text:span></text:p>
      <text:p text:style-name="P11"/>
      <text:p text:style-name="P6"><text:span text:style-name="T5">ASTRAL CONSTRUCT</text:span></text:p>
      <text:p text:style-name="P6"><text:span text:style-name="T2">Astral constructs are brought into being by the metacreativity power </text:span><text:span text:style-name="T3">astral construct</text:span><text:span text:style-name="T2">. They are formed from raw ectoplasm (a portion of the astral medium drawn into the Material Plane). The power points spent by the construct’s creator during the manifestation of the power determine the level of the astral construct created. However, even astral constructs of the same level vary somewhat from each other, depending on the whims of their creators.</text:span></text:p>
      <text:h text:style-name="P4" text:outline-level="3"><text:span text:style-name="T6">COMBAT</text:span></text:h>
      <text:p text:style-name="P6"><text:span text:style-name="T2">Astral constructs act as directed by their creators. As a free action, a construct’s manifester can direct the construct to attack particular enemies, use specific tactics or powers, perform other actions, or do nothing at all. The construct does exactly what its creator directs it to do. </text:span></text:p>
      <text:p text:style-name="P6"><text:span text:style-name="T2">An astral construct generally appears as an animate clump of ectoplasm with a vaguely humanoid shape, but the manifester can mold or sculpt one according to his or her whim within the limits imposed by the creature’s size. The quality of such “construct sculpture” is determined by a Craft (sculpting) check. A result of 10 to 19 creates a creature that is recognizably similar to the desired creature shape; a result of 20 to 29 creates a construct that looks like an accurate portrayal of that creature type; a result of 30 or higher creates a construct that looks like a specific individual. No matter how high the Craft (sculpting) check result, though, an astral construct’s appearance can’t hide the otherworldly material from which it is formed.</text:span></text:p>
      <text:p text:style-name="P6"><text:span text:style-name="T4">Construct Traits:</text:span><text:span text:style-name="T2"> An astral construct has immunity to poison, </text:span><text:span text:style-name="T3">sleep, </text:span><text:span text:style-name="T2">paralysis, stunning, disease, death effects, necromancy effects, mind-affecting effects (charms, compulsions, phantasms, patterns, and morale effects), and any effect that requires a Fortitude save unless it also works on objects or is harmless. It is not subject to critical hits, nonlethal damage, ability damage, ability drain, fatigue, exhaustion, or energy drain. It cannot heal damage, but it can be repaired.</text:span></text:p>
      <text:p text:style-name="P6"><text:span text:style-name="T4">Special Abilities:</text:span><text:span text:style-name="T2"> Every time an astral construct is created, the manifester can choose to apply one special ability to the construct. When the manifester begins to manifest the </text:span><text:span text:style-name="T3">astral construct </text:span><text:span text:style-name="T2">power, he chooses one or more special abilities from a menu of abilities appropriate to that level of astral construct.</text:span></text:p>
      <text:h text:style-name="P4" text:outline-level="3"><text:span text:style-name="T6">CREATING AN ASTRAL CONSTRUCT</text:span></text:h>
      <text:p text:style-name="P6"><text:span text:style-name="T2">When manifesting the </text:span><text:span text:style-name="T3">astral construct </text:span><text:span text:style-name="T2">power, the manifester assembles the desired creature from a menu of choices, as specified in the construct’s statistics block. A manifester can always substitute two choices from a lesser menu for one of its given abilities. Multiple selections of the same menu choice do not stack unless the ability specifically notes that stacking is allowed.</text:span></text:p>
      <text:p text:style-name="P6"><text:span text:style-name="T2">Some menu choices grant an astral construct the ability to manifest specific powers as psi-like abilities. Unless using the ability is a free action, an astral construct manifesting such a power does so as a standard action that provokes attacks of opportunity. All such powers have a manifester level equal to the astral construct’s Hit Dice or the creator’s manifester level, whichever is lower.</text:span></text:p>
      <text:p text:style-name="P6"><text:span text:style-name="T2">An astral construct does not need to meet the prerequisites for a feat granted by a menu choice. </text:span></text:p>
      <text:p text:style-name="P8"/>
      <text:h text:style-name="P1" text:outline-level="1"><text:span text:style-name="T7">Astral Construct Menu A</text:span></text:h>
      <text:p text:style-name="P6"><text:span text:style-name="T2">A manifester creating a 1st-level, 2nd-level, or 3rd-level astral construct can choose one special ability from this menu.</text:span></text:p>
      <text:p text:style-name="P6"><text:span text:style-name="T4">Buff (Ex): </text:span><text:span text:style-name="T2">The astral construct gains an extra 5 hit points.</text:span></text:p>
      <text:p text:style-name="P6"><text:span text:style-name="T4">Celerity (Ex):</text:span><text:span text:style-name="T2"> The astral construct’s land speed is increased by 10 feet.</text:span></text:p>
      <text:p text:style-name="P6"><text:span text:style-name="T4">Cleave (Ex):</text:span><text:span text:style-name="T2"> The astral construct gains the Cleave feat. </text:span></text:p>
      <text:p text:style-name="P6"><text:span text:style-name="T4">Deflection (Ex):</text:span><text:span text:style-name="T2"> The astral construct gains a +1 deflection bonus to Armor Class.</text:span></text:p>
      <text:p text:style-name="P6"><text:span text:style-name="T4">Fly (Ex):</text:span><text:span text:style-name="T2"> The astral construct has physical wings and a fly speed of 20 feet (average).</text:span></text:p>
      <text:p text:style-name="P6"><text:span text:style-name="T4">Improved Bull Rush (Ex):</text:span><text:span text:style-name="T2"> The astral construct gains the Improved Bull Rush feat.</text:span></text:p>
      <text:p text:style-name="P6"><text:span text:style-name="T4">Improved Slam Attack (Ex):</text:span><text:span text:style-name="T2"> The astral construct gains the Improved Natural Attack feat.</text:span></text:p>
      <text:p text:style-name="P6"><text:span text:style-name="T4">Mobility (Ex):</text:span><text:span text:style-name="T2"> The astral construct gains the Mobility feat.</text:span></text:p>
      <text:p text:style-name="P6"><text:span text:style-name="T4">Power Attack (Ex):</text:span><text:span text:style-name="T2"> The astral construct gains the Power Attack feat.</text:span></text:p>
      <text:p text:style-name="P6"><text:span text:style-name="T4">Resistance (Ex): </text:span><text:span text:style-name="T2">Choose one of the following energy types: fire, cold, acid, electricity, or sonic. The astral construct gains resistance 5 against that energy type.</text:span></text:p>
      <text:p text:style-name="P6"><text:span text:style-name="T4">Swim (Ex):</text:span><text:span text:style-name="T2"> The astral construct is streamlined and shark like, and gains a swim speed of 30 feet.</text:span></text:p>
      <text:p text:style-name="P6"><text:span text:style-name="T4">Trip (Ex):</text:span><text:span text:style-name="T2"> If the astral construct hits with a slam attack, it can attempt to trip the opponent as a free action without making a touch attack or provoking attacks of opportunity. If the attempt fails, the opponent cannot react to trip the astral construct.</text:span></text:p>
      <text:p text:style-name="P9"/>
      <text:h text:style-name="P1" text:outline-level="1"><text:span text:style-name="T7">Astral Construct Menu B</text:span></text:h>
      <text:p text:style-name="P6"><text:span text:style-name="T2">A manifester creating a 4th-level, 5th-level, or 6th-level astral construct can choose one special ability from this menu. Alternatively, the construct can have two special abilities from Menu A.</text:span></text:p>
      <text:p text:style-name="P6"><text:span text:style-name="T4">Energy Touch (Ex):</text:span><text:span text:style-name="T2"> If you are a kineticist, the astral construct’s physical attacks are wreathed in your energy type, dealing an extra 1d6 points of energy damage. If you are not a kineticist, the astral construct deals an extra 1d4 points of damage of an energy type you choose (fire, cold, acid, or electricity) when you manifest the construct.</text:span></text:p>
      <text:p text:style-name="P6"><text:span text:style-name="T4">Extra Attack: </text:span><text:span text:style-name="T2">If the astral construct is Medium or smaller, it gains two slam attacks instead of one when it makes a full attack. Its bonus on damage rolls for each attack is equal to its Strength modifier, not its Strength modifier x 1-1/2. If the astral construct is Large or larger, it gains three slams instead of two when it makes a full attack. Its attacks are otherwise unchanged. </text:span></text:p>
      <text:p text:style-name="P6"><text:soft-page-break/><text:span text:style-name="T4">Fast Healing (Ex):</text:span><text:span text:style-name="T2"> The astral construct heals 2 hit points each round. It is still immediately destroyed when it reaches 0 hit points.</text:span></text:p>
      <text:p text:style-name="P6"><text:span text:style-name="T4">Heavy Deflection (Ex):</text:span><text:span text:style-name="T2"> The astral construct gains a +4 deflection bonus to Armor Class.</text:span></text:p>
      <text:p text:style-name="P6"><text:span text:style-name="T4">Improved Buff (Ex):</text:span><text:span text:style-name="T2"> The astral construct gains an extra 15 hit points.</text:span></text:p>
      <text:p text:style-name="P6"><text:span text:style-name="T4">Improved Critical (Ex):</text:span><text:span text:style-name="T2"> The astral construct gains the Improved Critical feat with its slam attacks.</text:span></text:p>
      <text:p text:style-name="P6"><text:span text:style-name="T4">Improved Damage Reduction (Ex):</text:span><text:span text:style-name="T2"> The astral construct’s surface forms a hard carapace and provides an additional 3 points of damage reduction (or damage reduction 3/magic if it does not already have damage reduction).</text:span></text:p>
      <text:p text:style-name="P6"><text:span text:style-name="T4">Improved Fly (Ex):</text:span><text:span text:style-name="T2"> The astral construct has physical wings and a fly speed of 40 feet (average).</text:span></text:p>
      <text:p text:style-name="P6"><text:span text:style-name="T4">Improved Grab (Ex): </text:span><text:span text:style-name="T2">To use this ability, the construct must hit with its slam attack. A construct can use this ability only on a target that is at least one size smaller than itself. </text:span></text:p>
      <text:p text:style-name="P6"><text:span text:style-name="T2">Improved Swim: The astral construct is streamlined and sharklike, and gains a swim speed of 60 feet.</text:span></text:p>
      <text:p text:style-name="P6"><text:span text:style-name="T4">Muscle (Ex):</text:span><text:span text:style-name="T2"> The astral construct gains a +4 bonus to its Strength score.</text:span></text:p>
      <text:p text:style-name="P6"><text:span text:style-name="T4">Poison Touch (Ex):</text:span><text:span text:style-name="T2"> If the astral construct hits with a melee attack, the target must make an initial Fortitude save (DC 10 + 1/2 astral construct’s HD + astral construct’s Cha modifier) or take 1 point of Constitution damage. One minute later, the target must save again or take 1d2 points of Constitution damage.</text:span></text:p>
      <text:p text:style-name="P6"><text:span text:style-name="T4">Pounce (Ex):</text:span><text:span text:style-name="T2"> If the astral construct charges a foe, it can make a full attack. </text:span></text:p>
      <text:p text:style-name="P6"><text:span text:style-name="T4">Smite (Su):</text:span><text:span text:style-name="T2"> Once per day the astral construct can make one attack that deals extra damage equal to its Hit Dice.</text:span></text:p>
      <text:p text:style-name="P6"><text:span text:style-name="T4">Trample (Ex):</text:span><text:span text:style-name="T2"> As a standard action during its turn each round, a Large or larger astral construct can literally run over an opponent at least one size smaller than itself. It merely has to move over the opponent to deal bludgeoning damage equal to 1d8 + its Str modifier. The target can attempt a Reflex save (DC 10 + 1/2 astral construct’s Hit Dice + astral construct’s Str modifier) to negate the damage, or it can instead choose to make an attack of opportunity at a –4 penalty.</text:span></text:p>
      <text:p text:style-name="P9"/>
      <text:h text:style-name="P1" text:outline-level="1"><text:span text:style-name="T7">Astral Construct Menu C</text:span></text:h>
      <text:p text:style-name="P6"><text:span text:style-name="T2">A manifester creating a 7th-level, 8th-level, or 9th-level astral construct can choose one special ability from this menu. Alternatively, the astral construct can have two special abilities from Menu B. (One or both of the Menu B choices can be swapped for two choices from Menu A.)</text:span></text:p>
      <text:p text:style-name="P6"><text:span text:style-name="T4">Blindsight (Ex): </text:span><text:span text:style-name="T2">The astral construct has blindsight out to 60 feet.</text:span></text:p>
      <text:p text:style-name="P6"><text:span text:style-name="T4">Concussion (Sp):</text:span><text:span text:style-name="T2"> The astral construct can manifest </text:span><text:span text:style-name="T3">concussion blast </text:span><text:span text:style-name="T2">(manifester level 7th) as a free action once per round.</text:span></text:p>
      <text:p text:style-name="P6"><text:span text:style-name="T4">Constrict (Ex):</text:span><text:span text:style-name="T2"> The astral construct has the improved grab ability with its slam attack. In addition, on a successful grapple check, the astral construct deals damage equal to its slam damage.</text:span></text:p>
      <text:p text:style-name="P6"><text:span text:style-name="T4">Dimension Slide (Sp):</text:span><text:span text:style-name="T2"> The astral construct can manifest </text:span><text:span text:style-name="T3">dimension slide </text:span><text:span text:style-name="T2">(manifester level equal to Hit Dice) as a move action once per round.</text:span></text:p>
      <text:p text:style-name="P6"><text:span text:style-name="T4">Energy Bolt (Sp):</text:span><text:span text:style-name="T2"> The astral construct can manifest </text:span><text:span text:style-name="T3">energy bolt </text:span><text:span text:style-name="T2">(manifester level 8th) as a standard action once per round. The creator sets the energy type that the astral construct can manifest when he creates it. </text:span></text:p>
      <text:p text:style-name="P6"><text:span text:style-name="T4">Extra Buff (Ex):</text:span><text:span text:style-name="T2"> The astral construct gains an extra 30 hit points.</text:span></text:p>
      <text:p text:style-name="P6"><text:span text:style-name="T4">Extreme Damage Reduction (Ex):</text:span><text:span text:style-name="T2"> The astral construct’s surface forms hard, armor-like plates and provides an additional 6 points of damage reduction.</text:span></text:p>
      <text:p text:style-name="P6"><text:span text:style-name="T4">Extreme Deflection (Ex):</text:span><text:span text:style-name="T2"> The astral construct gains a +8 deflection bonus to Armor Class.</text:span></text:p>
      <text:p text:style-name="P6"><text:span text:style-name="T4">Natural Invisibility (Su):</text:span><text:span text:style-name="T2"> The astral construct is constantly invisible, even when attacking. This ability is inherent and not subject to the </text:span><text:span text:style-name="T3">invisibility purge </text:span><text:span text:style-name="T2">spell.</text:span></text:p>
      <text:p text:style-name="P6"><text:span text:style-name="T4">Power Resistance (Ex):</text:span><text:span text:style-name="T2"> The astral construct gains power resistance equal to 10 + its Hit Dice.</text:span></text:p>
      <text:p text:style-name="P6"><text:span text:style-name="T4">Rend (Ex):</text:span><text:span text:style-name="T2"> The astral construct makes claw attacks instead of slam attacks (it deals the same amount of damage as it would with its slam damage, but does slashing damage instead of bludgeoning damage). An astral construct that hits the same opponent with two claw attacks in the same round rends its foe, which deals extra damage equal to 2d6 + 1-1/2 times its Str modifier.</text:span></text:p>
      <text:p text:style-name="P6"><text:span text:style-name="T4">Spring Attack (Ex):</text:span><text:span text:style-name="T2"> The astral construct gains the Spring Attack feat.</text:span></text:p>
      <text:p text:style-name="P6"><text:span text:style-name="T4">Whirlwind Attack (Ex):</text:span><text:span text:style-name="T2"> The astral construct gains the Whirlwind Attack feat.</text:span></text:p>
      <text:p text:style-name="P10"/>
      <text:h text:style-name="P2" text:outline-level="4"><text:span text:style-name="T5">1ST-LEVEL ASTRAL CONSTRUCT</text:span></text:h>
      <table:table table:name="Table1" table:style-name="Table1">
        <table:table-column table:style-name="Table1.A"/>
        <table:table-column table:style-name="Table1.B"/>
        <table:table-row table:style-name="Table1.1">
          <table:table-cell table:style-name="Table1.A1" office:value-type="string">
            <text:p text:style-name="P14"><text:span text:style-name="T8"><text:s/></text:span></text:p>
          </table:table-cell>
          <table:table-cell table:style-name="Table1.A1" office:value-type="string">
            <text:p text:style-name="P14"><text:span text:style-name="T1">Small Construct</text:span></text:p>
          </table:table-cell>
        </table:table-row>
        <table:table-row table:style-name="Table1.1">
          <table:table-cell table:style-name="Table1.A2" office:value-type="string">
            <text:p text:style-name="P14"><text:span text:style-name="T8">Hit Dice:</text:span></text:p>
          </table:table-cell>
          <table:table-cell table:style-name="Table1.A2" office:value-type="string">
            <text:p text:style-name="P14"><text:span text:style-name="T1">1d10+10 (15 hp)</text:span></text:p>
          </table:table-cell>
        </table:table-row>
        <table:table-row table:style-name="Table1.1">
          <table:table-cell table:style-name="Table1.A2" office:value-type="string">
            <text:p text:style-name="P6"><text:span text:style-name="T8">Initiative:</text:span></text:p>
          </table:table-cell>
          <table:table-cell table:style-name="Table1.A2" office:value-type="string">
            <text:p text:style-name="P6"><text:span text:style-name="T1">+2</text:span></text:p>
          </table:table-cell>
        </table:table-row>
        <table:table-row table:style-name="Table1.1">
          <table:table-cell table:style-name="Table1.A2" office:value-type="string">
            <text:p text:style-name="P6"><text:span text:style-name="T8">Speed:</text:span></text:p>
          </table:table-cell>
          <table:table-cell table:style-name="Table1.A2" office:value-type="string">
            <text:p text:style-name="P6"><text:span text:style-name="T1">30 ft. (6 squares)</text:span></text:p>
          </table:table-cell>
        </table:table-row>
        <table:table-row table:style-name="Table1.1">
          <table:table-cell table:style-name="Table1.A2" office:value-type="string">
            <text:p text:style-name="P6"><text:span text:style-name="T8">Armor Class:</text:span></text:p>
          </table:table-cell>
          <table:table-cell table:style-name="Table1.A2" office:value-type="string">
            <text:p text:style-name="P6"><text:span text:style-name="T1">18 (+2 Dex, +5 natural, +1 size), touch 13, flatfooted 16</text:span></text:p>
          </table:table-cell>
        </table:table-row>
        <table:table-row table:style-name="Table1.1">
          <table:table-cell table:style-name="Table1.A2" office:value-type="string">
            <text:p text:style-name="P6"><text:span text:style-name="T8">Base Attack/Grapple:</text:span></text:p>
          </table:table-cell>
          <table:table-cell table:style-name="Table1.A2" office:value-type="string">
            <text:p text:style-name="P6"><text:span text:style-name="T1">+2/–1</text:span></text:p>
          </table:table-cell>
        </table:table-row>
        <table:table-row table:style-name="Table1.1">
          <table:table-cell table:style-name="Table1.A2" office:value-type="string">
            <text:p text:style-name="P6"><text:span text:style-name="T8">Attack:</text:span></text:p>
          </table:table-cell>
          <table:table-cell table:style-name="Table1.A2" office:value-type="string">
            <text:p text:style-name="P6"><text:span text:style-name="T1">Slam +3 melee (1d4+3)</text:span></text:p>
          </table:table-cell>
        </table:table-row>
        <table:table-row table:style-name="Table1.1">
          <table:table-cell table:style-name="Table1.A2" office:value-type="string">
            <text:p text:style-name="P6"><text:span text:style-name="T8">Full Attack:</text:span></text:p>
          </table:table-cell>
          <table:table-cell table:style-name="Table1.A2" office:value-type="string">
            <text:p text:style-name="P6"><text:span text:style-name="T1">Slam +3 melee (1d4+3)</text:span></text:p>
          </table:table-cell>
        </table:table-row>
        <table:table-row table:style-name="Table1.1">
          <table:table-cell table:style-name="Table1.A2" office:value-type="string">
            <text:p text:style-name="P6"><text:span text:style-name="T8">Space/Reach:</text:span></text:p>
          </table:table-cell>
          <table:table-cell table:style-name="Table1.A2" office:value-type="string">
            <text:p text:style-name="P6"><text:span text:style-name="T1">5 ft./5 ft.</text:span></text:p>
          </table:table-cell>
        </table:table-row>
        <table:table-row table:style-name="Table1.1">
          <table:table-cell table:style-name="Table1.A2" office:value-type="string">
            <text:p text:style-name="P6"><text:span text:style-name="T8">Special Attacks:</text:span></text:p>
          </table:table-cell>
          <table:table-cell table:style-name="Table1.A2" office:value-type="string">
            <text:p text:style-name="P6"><text:span text:style-name="T1">—</text:span></text:p>
          </table:table-cell>
        </table:table-row>
        <table:table-row table:style-name="Table1.1">
          <table:table-cell table:style-name="Table1.A2" office:value-type="string">
            <text:p text:style-name="P6"><text:span text:style-name="T8">Special Qualities:</text:span></text:p>
          </table:table-cell>
          <table:table-cell table:style-name="Table1.A2" office:value-type="string">
            <text:p text:style-name="P6"><text:span text:style-name="T1">One ability from Menu A, construct traits, darkvision 60 ft., low-light vision</text:span></text:p>
          </table:table-cell>
        </table:table-row>
        <table:table-row table:style-name="Table1.1">
          <table:table-cell table:style-name="Table1.A2" office:value-type="string">
            <text:p text:style-name="P6"><text:span text:style-name="T8">Saves:</text:span></text:p>
          </table:table-cell>
          <table:table-cell table:style-name="Table1.A2" office:value-type="string">
            <text:p text:style-name="P6"><text:span text:style-name="T1">Fort +0, Ref +2, Will +0</text:span></text:p>
          </table:table-cell>
        </table:table-row>
        <table:table-row table:style-name="Table1.1">
          <table:table-cell table:style-name="Table1.A2" office:value-type="string">
            <text:p text:style-name="P6"><text:span text:style-name="T8">Abilities:</text:span></text:p>
          </table:table-cell>
          <table:table-cell table:style-name="Table1.A2" office:value-type="string">
            <text:p text:style-name="P6"><text:span text:style-name="T1">Str 15, Dex 15, Con —, Int —, Wis 11, Cha 10</text:span></text:p>
          </table:table-cell>
        </table:table-row>
        <table:table-row table:style-name="Table1.1">
          <table:table-cell table:style-name="Table1.A2" office:value-type="string">
            <text:p text:style-name="P6"><text:span text:style-name="T8">Skills:</text:span></text:p>
          </table:table-cell>
          <table:table-cell table:style-name="Table1.A2" office:value-type="string">
            <text:p text:style-name="P6"><text:span text:style-name="T1">—</text:span></text:p>
          </table:table-cell>
        </table:table-row>
        <table:table-row table:style-name="Table1.1">
          <table:table-cell table:style-name="Table1.A2" office:value-type="string">
            <text:p text:style-name="P6"><text:span text:style-name="T8">Feats:</text:span></text:p>
          </table:table-cell>
          <table:table-cell table:style-name="Table1.A2" office:value-type="string">
            <text:p text:style-name="P6"><text:span text:style-name="T1">—</text:span></text:p>
          </table:table-cell>
        </table:table-row>
        <table:table-row table:style-name="Table1.1">
          <table:table-cell table:style-name="Table1.A2" office:value-type="string">
            <text:p text:style-name="P6"><text:span text:style-name="T8">Environment:</text:span></text:p>
          </table:table-cell>
          <table:table-cell table:style-name="Table1.A2" office:value-type="string">
            <text:p text:style-name="P6"><text:span text:style-name="T1">Any</text:span></text:p>
          </table:table-cell>
        </table:table-row>
        <text:soft-page-break/>
        <table:table-row table:style-name="Table1.1">
          <table:table-cell table:style-name="Table1.A2" office:value-type="string">
            <text:p text:style-name="P6"><text:span text:style-name="T8">Organization:</text:span></text:p>
          </table:table-cell>
          <table:table-cell table:style-name="Table1.A2" office:value-type="string">
            <text:p text:style-name="P6"><text:span text:style-name="T1">Solitary</text:span></text:p>
          </table:table-cell>
        </table:table-row>
        <table:table-row table:style-name="Table1.1">
          <table:table-cell table:style-name="Table1.A2" office:value-type="string">
            <text:p text:style-name="P6"><text:span text:style-name="T8">Challenge Rating:</text:span></text:p>
          </table:table-cell>
          <table:table-cell table:style-name="Table1.A2" office:value-type="string">
            <text:p text:style-name="P6"><text:span text:style-name="T1">1/2</text:span></text:p>
          </table:table-cell>
        </table:table-row>
        <table:table-row table:style-name="Table1.1">
          <table:table-cell table:style-name="Table1.A2" office:value-type="string">
            <text:p text:style-name="P6"><text:span text:style-name="T8">Treasure:</text:span></text:p>
          </table:table-cell>
          <table:table-cell table:style-name="Table1.A2" office:value-type="string">
            <text:p text:style-name="P6"><text:span text:style-name="T1">None</text:span></text:p>
          </table:table-cell>
        </table:table-row>
        <table:table-row table:style-name="Table1.1">
          <table:table-cell table:style-name="Table1.A2" office:value-type="string">
            <text:p text:style-name="P6"><text:span text:style-name="T8">Alignment:</text:span></text:p>
          </table:table-cell>
          <table:table-cell table:style-name="Table1.A2" office:value-type="string">
            <text:p text:style-name="P6"><text:span text:style-name="T1">Always neutral</text:span></text:p>
          </table:table-cell>
        </table:table-row>
        <table:table-row table:style-name="Table1.1">
          <table:table-cell table:style-name="Table1.A2" office:value-type="string">
            <text:p text:style-name="P6"><text:span text:style-name="T8">Advancement:</text:span></text:p>
          </table:table-cell>
          <table:table-cell table:style-name="Table1.A2" office:value-type="string">
            <text:p text:style-name="P6"><text:span text:style-name="T1">—</text:span></text:p>
          </table:table-cell>
        </table:table-row>
        <table:table-row table:style-name="Table1.1">
          <table:table-cell table:style-name="Table1.A22" office:value-type="string">
            <text:p text:style-name="P14"><text:span text:style-name="T8">Level Adjustment:</text:span></text:p>
          </table:table-cell>
          <table:table-cell table:style-name="Table1.A22" office:value-type="string">
            <text:p text:style-name="P14"><text:span text:style-name="T1">—</text:span></text:p>
          </table:table-cell>
        </table:table-row>
      </table:table>
      <text:p text:style-name="P10"/>
      <text:h text:style-name="P3" text:outline-level="2"><text:span text:style-name="T5">2ND-LEVEL ASTRAL CONSTRUCT</text:span></text:h>
      <table:table table:name="Table2" table:style-name="Table2">
        <table:table-column table:style-name="Table2.A"/>
        <table:table-column table:style-name="Table2.B"/>
        <table:table-row table:style-name="Table2.1">
          <table:table-cell table:style-name="Table2.A1" office:value-type="string">
            <text:p text:style-name="P14"><text:span text:style-name="T8"><text:s/></text:span></text:p>
          </table:table-cell>
          <table:table-cell table:style-name="Table2.A1" office:value-type="string">
            <text:p text:style-name="P14"><text:span text:style-name="T1">Medium Construct</text:span></text:p>
          </table:table-cell>
        </table:table-row>
        <table:table-row table:style-name="Table2.1">
          <table:table-cell table:style-name="Table2.A2" office:value-type="string">
            <text:p text:style-name="P14"><text:span text:style-name="T8">Hit Dice:</text:span></text:p>
          </table:table-cell>
          <table:table-cell table:style-name="Table2.A2" office:value-type="string">
            <text:p text:style-name="P14"><text:span text:style-name="T1">2d10+20 (31 hp)</text:span></text:p>
          </table:table-cell>
        </table:table-row>
        <table:table-row table:style-name="Table2.1">
          <table:table-cell table:style-name="Table2.A2" office:value-type="string">
            <text:p text:style-name="P6"><text:span text:style-name="T8">Initiative:</text:span></text:p>
          </table:table-cell>
          <table:table-cell table:style-name="Table2.A2" office:value-type="string">
            <text:p text:style-name="P6"><text:span text:style-name="T1">+2</text:span></text:p>
          </table:table-cell>
        </table:table-row>
        <table:table-row table:style-name="Table2.1">
          <table:table-cell table:style-name="Table2.A2" office:value-type="string">
            <text:p text:style-name="P6"><text:span text:style-name="T8">Speed:</text:span></text:p>
          </table:table-cell>
          <table:table-cell table:style-name="Table2.A2" office:value-type="string">
            <text:p text:style-name="P6"><text:span text:style-name="T1">40 ft. (8 squares)</text:span></text:p>
          </table:table-cell>
        </table:table-row>
        <table:table-row table:style-name="Table2.1">
          <table:table-cell table:style-name="Table2.A2" office:value-type="string">
            <text:p text:style-name="P6"><text:span text:style-name="T8">Armor Class:</text:span></text:p>
          </table:table-cell>
          <table:table-cell table:style-name="Table2.A2" office:value-type="string">
            <text:p text:style-name="P6"><text:span text:style-name="T1">18 (+2 Dex, +6 natural), touch 12, flat-footed 16</text:span></text:p>
          </table:table-cell>
        </table:table-row>
        <table:table-row table:style-name="Table2.1">
          <table:table-cell table:style-name="Table2.A2" office:value-type="string">
            <text:p text:style-name="P6"><text:span text:style-name="T8">Base Attack/Grapple:</text:span></text:p>
          </table:table-cell>
          <table:table-cell table:style-name="Table2.A2" office:value-type="string">
            <text:p text:style-name="P6"><text:span text:style-name="T1">+3/+4</text:span></text:p>
          </table:table-cell>
        </table:table-row>
        <table:table-row table:style-name="Table2.1">
          <table:table-cell table:style-name="Table2.A2" office:value-type="string">
            <text:p text:style-name="P6"><text:span text:style-name="T8">Attack:</text:span></text:p>
          </table:table-cell>
          <table:table-cell table:style-name="Table2.A2" office:value-type="string">
            <text:p text:style-name="P6"><text:span text:style-name="T1">Slam +4 melee (1d6+4)</text:span></text:p>
          </table:table-cell>
        </table:table-row>
        <table:table-row table:style-name="Table2.1">
          <table:table-cell table:style-name="Table2.A2" office:value-type="string">
            <text:p text:style-name="P6"><text:span text:style-name="T8">Full Attack:</text:span></text:p>
          </table:table-cell>
          <table:table-cell table:style-name="Table2.A2" office:value-type="string">
            <text:p text:style-name="P6"><text:span text:style-name="T1">Slam +4 melee (1d6+4)</text:span></text:p>
          </table:table-cell>
        </table:table-row>
        <table:table-row table:style-name="Table2.1">
          <table:table-cell table:style-name="Table2.A2" office:value-type="string">
            <text:p text:style-name="P6"><text:span text:style-name="T8">Space/Reach:</text:span></text:p>
          </table:table-cell>
          <table:table-cell table:style-name="Table2.A2" office:value-type="string">
            <text:p text:style-name="P6"><text:span text:style-name="T1">5 ft./5 ft.</text:span></text:p>
          </table:table-cell>
        </table:table-row>
        <table:table-row table:style-name="Table2.1">
          <table:table-cell table:style-name="Table2.A2" office:value-type="string">
            <text:p text:style-name="P6"><text:span text:style-name="T8">Special Attacks:</text:span></text:p>
          </table:table-cell>
          <table:table-cell table:style-name="Table2.A2" office:value-type="string">
            <text:p text:style-name="P6"><text:span text:style-name="T1">—</text:span></text:p>
          </table:table-cell>
        </table:table-row>
        <table:table-row table:style-name="Table2.1">
          <table:table-cell table:style-name="Table2.A2" office:value-type="string">
            <text:p text:style-name="P6"><text:span text:style-name="T8">Special Qualities:</text:span></text:p>
          </table:table-cell>
          <table:table-cell table:style-name="Table2.A2" office:value-type="string">
            <text:p text:style-name="P6"><text:span text:style-name="T1">traits, darkvision 60 ft., low-light vision</text:span></text:p>
          </table:table-cell>
        </table:table-row>
        <table:table-row table:style-name="Table2.1">
          <table:table-cell table:style-name="Table2.A2" office:value-type="string">
            <text:p text:style-name="P6"><text:span text:style-name="T8">Saves:</text:span></text:p>
          </table:table-cell>
          <table:table-cell table:style-name="Table2.A2" office:value-type="string">
            <text:p text:style-name="P6"><text:span text:style-name="T1">Fort +0, Ref +2, Will +0</text:span></text:p>
          </table:table-cell>
        </table:table-row>
        <table:table-row table:style-name="Table2.1">
          <table:table-cell table:style-name="Table2.A2" office:value-type="string">
            <text:p text:style-name="P6"><text:span text:style-name="T8">Abilities:</text:span></text:p>
          </table:table-cell>
          <table:table-cell table:style-name="Table2.A2" office:value-type="string">
            <text:p text:style-name="P6"><text:span text:style-name="T1">Str 17, Dex 15, Con —, Int —, Wis 11, Cha 10</text:span></text:p>
          </table:table-cell>
        </table:table-row>
        <table:table-row table:style-name="Table2.1">
          <table:table-cell table:style-name="Table2.A2" office:value-type="string">
            <text:p text:style-name="P6"><text:span text:style-name="T8">Skills:</text:span></text:p>
          </table:table-cell>
          <table:table-cell table:style-name="Table2.A2" office:value-type="string">
            <text:p text:style-name="P6"><text:span text:style-name="T1">—</text:span></text:p>
          </table:table-cell>
        </table:table-row>
        <table:table-row table:style-name="Table2.1">
          <table:table-cell table:style-name="Table2.A2" office:value-type="string">
            <text:p text:style-name="P6"><text:span text:style-name="T8">Feats:</text:span></text:p>
          </table:table-cell>
          <table:table-cell table:style-name="Table2.A2" office:value-type="string">
            <text:p text:style-name="P6"><text:span text:style-name="T1">—</text:span></text:p>
          </table:table-cell>
        </table:table-row>
        <table:table-row table:style-name="Table2.1">
          <table:table-cell table:style-name="Table2.A2" office:value-type="string">
            <text:p text:style-name="P6"><text:span text:style-name="T8">Environment:</text:span></text:p>
          </table:table-cell>
          <table:table-cell table:style-name="Table2.A2" office:value-type="string">
            <text:p text:style-name="P6"><text:span text:style-name="T1">Any</text:span></text:p>
          </table:table-cell>
        </table:table-row>
        <table:table-row table:style-name="Table2.1">
          <table:table-cell table:style-name="Table2.A2" office:value-type="string">
            <text:p text:style-name="P6"><text:span text:style-name="T8">Organization:</text:span></text:p>
          </table:table-cell>
          <table:table-cell table:style-name="Table2.A2" office:value-type="string">
            <text:p text:style-name="P6"><text:span text:style-name="T1">Solitary</text:span></text:p>
          </table:table-cell>
        </table:table-row>
        <table:table-row table:style-name="Table2.1">
          <table:table-cell table:style-name="Table2.A2" office:value-type="string">
            <text:p text:style-name="P6"><text:span text:style-name="T8">Challenge Rating:</text:span></text:p>
          </table:table-cell>
          <table:table-cell table:style-name="Table2.A2" office:value-type="string">
            <text:p text:style-name="P6"><text:span text:style-name="T1">1</text:span></text:p>
          </table:table-cell>
        </table:table-row>
        <table:table-row table:style-name="Table2.1">
          <table:table-cell table:style-name="Table2.A2" office:value-type="string">
            <text:p text:style-name="P6"><text:span text:style-name="T8">Treasure:</text:span></text:p>
          </table:table-cell>
          <table:table-cell table:style-name="Table2.A2" office:value-type="string">
            <text:p text:style-name="P6"><text:span text:style-name="T1">None</text:span></text:p>
          </table:table-cell>
        </table:table-row>
        <table:table-row table:style-name="Table2.1">
          <table:table-cell table:style-name="Table2.A2" office:value-type="string">
            <text:p text:style-name="P6"><text:span text:style-name="T8">Alignment:</text:span></text:p>
          </table:table-cell>
          <table:table-cell table:style-name="Table2.A2" office:value-type="string">
            <text:p text:style-name="P6"><text:span text:style-name="T1">Always neutral</text:span></text:p>
          </table:table-cell>
        </table:table-row>
        <table:table-row table:style-name="Table2.1">
          <table:table-cell table:style-name="Table2.A2" office:value-type="string">
            <text:p text:style-name="P6"><text:span text:style-name="T8">Advancement:</text:span></text:p>
          </table:table-cell>
          <table:table-cell table:style-name="Table2.A2" office:value-type="string">
            <text:p text:style-name="P6"><text:span text:style-name="T1">—</text:span></text:p>
          </table:table-cell>
        </table:table-row>
        <table:table-row table:style-name="Table2.1">
          <table:table-cell table:style-name="Table2.A22" office:value-type="string">
            <text:p text:style-name="P14"><text:span text:style-name="T8">Level Adjustment:</text:span></text:p>
          </table:table-cell>
          <table:table-cell table:style-name="Table2.A22" office:value-type="string">
            <text:p text:style-name="P14"><text:span text:style-name="T1">—</text:span></text:p>
          </table:table-cell>
        </table:table-row>
      </table:table>
      <text:p text:style-name="P10"/>
      <text:h text:style-name="P2" text:outline-level="4"><text:span text:style-name="T5">3RD-LEVEL ASTRAL CONSTRUCT</text:span></text:h>
      <table:table table:name="Table3" table:style-name="Table3">
        <table:table-column table:style-name="Table3.A"/>
        <table:table-column table:style-name="Table3.B"/>
        <table:table-row table:style-name="Table3.1">
          <table:table-cell table:style-name="Table3.A1" office:value-type="string">
            <text:p text:style-name="P14"><text:span text:style-name="T8"><text:s/></text:span></text:p>
          </table:table-cell>
          <table:table-cell table:style-name="Table3.A1" office:value-type="string">
            <text:p text:style-name="P14"><text:span text:style-name="T1">Medium Construct</text:span></text:p>
          </table:table-cell>
        </table:table-row>
        <table:table-row table:style-name="Table3.1">
          <table:table-cell table:style-name="Table3.A2" office:value-type="string">
            <text:p text:style-name="P14"><text:span text:style-name="T8">Hit Dice:</text:span></text:p>
          </table:table-cell>
          <table:table-cell table:style-name="Table3.A2" office:value-type="string">
            <text:p text:style-name="P14"><text:span text:style-name="T1">3d10+20 (36 hp)</text:span></text:p>
          </table:table-cell>
        </table:table-row>
        <table:table-row table:style-name="Table3.1">
          <table:table-cell table:style-name="Table3.A2" office:value-type="string">
            <text:p text:style-name="P6"><text:span text:style-name="T8">Initiative:</text:span></text:p>
          </table:table-cell>
          <table:table-cell table:style-name="Table3.A2" office:value-type="string">
            <text:p text:style-name="P6"><text:span text:style-name="T1">+2</text:span></text:p>
          </table:table-cell>
        </table:table-row>
        <table:table-row table:style-name="Table3.1">
          <table:table-cell table:style-name="Table3.A2" office:value-type="string">
            <text:p text:style-name="P6"><text:span text:style-name="T8">Speed:</text:span></text:p>
          </table:table-cell>
          <table:table-cell table:style-name="Table3.A2" office:value-type="string">
            <text:p text:style-name="P6"><text:span text:style-name="T1">40 ft. (8 squares)</text:span></text:p>
          </table:table-cell>
        </table:table-row>
        <table:table-row table:style-name="Table3.1">
          <table:table-cell table:style-name="Table3.A2" office:value-type="string">
            <text:p text:style-name="P6"><text:span text:style-name="T8">Armor Class:</text:span></text:p>
          </table:table-cell>
          <table:table-cell table:style-name="Table3.A2" office:value-type="string">
            <text:p text:style-name="P6"><text:span text:style-name="T1">20 (+2 Dex, +8 natural), touch 12, flatfooted 18</text:span></text:p>
          </table:table-cell>
        </table:table-row>
        <table:table-row table:style-name="Table3.1">
          <table:table-cell table:style-name="Table3.A2" office:value-type="string">
            <text:p text:style-name="P6"><text:span text:style-name="T8">Base Attack/Grapple:</text:span></text:p>
          </table:table-cell>
          <table:table-cell table:style-name="Table3.A2" office:value-type="string">
            <text:p text:style-name="P6"><text:span text:style-name="T1">+4/+7</text:span></text:p>
          </table:table-cell>
        </table:table-row>
        <table:table-row table:style-name="Table3.1">
          <table:table-cell table:style-name="Table3.A2" office:value-type="string">
            <text:p text:style-name="P6"><text:span text:style-name="T8">Attack:</text:span></text:p>
          </table:table-cell>
          <table:table-cell table:style-name="Table3.A2" office:value-type="string">
            <text:p text:style-name="P6"><text:span text:style-name="T1">Slam +7 melee (1d6+7)</text:span></text:p>
          </table:table-cell>
        </table:table-row>
        <table:table-row table:style-name="Table3.1">
          <table:table-cell table:style-name="Table3.A2" office:value-type="string">
            <text:p text:style-name="P6"><text:span text:style-name="T8">Full Attack:</text:span></text:p>
          </table:table-cell>
          <table:table-cell table:style-name="Table3.A2" office:value-type="string">
            <text:p text:style-name="P6"><text:span text:style-name="T1">Slam +7 melee (1d6+7)</text:span></text:p>
          </table:table-cell>
        </table:table-row>
        <table:table-row table:style-name="Table3.1">
          <table:table-cell table:style-name="Table3.A2" office:value-type="string">
            <text:p text:style-name="P6"><text:span text:style-name="T8">Space/Reach:</text:span></text:p>
          </table:table-cell>
          <table:table-cell table:style-name="Table3.A2" office:value-type="string">
            <text:p text:style-name="P6"><text:span text:style-name="T1">5 ft./5 ft.</text:span></text:p>
          </table:table-cell>
        </table:table-row>
        <table:table-row table:style-name="Table3.1">
          <table:table-cell table:style-name="Table3.A2" office:value-type="string">
            <text:p text:style-name="P6"><text:span text:style-name="T8">Special Attacks:</text:span></text:p>
          </table:table-cell>
          <table:table-cell table:style-name="Table3.A2" office:value-type="string">
            <text:p text:style-name="P6"><text:span text:style-name="T1">—</text:span></text:p>
          </table:table-cell>
        </table:table-row>
        <table:table-row table:style-name="Table3.1">
          <table:table-cell table:style-name="Table3.A2" office:value-type="string">
            <text:p text:style-name="P6"><text:span text:style-name="T8">Special Qualities:</text:span></text:p>
          </table:table-cell>
          <table:table-cell table:style-name="Table3.A2" office:value-type="string">
            <text:p text:style-name="P6"><text:span text:style-name="T1">One ability from Menu A, construct traits, darkvision 60 ft., low-light vision</text:span></text:p>
          </table:table-cell>
        </table:table-row>
        <table:table-row table:style-name="Table3.1">
          <table:table-cell table:style-name="Table3.A2" office:value-type="string">
            <text:p text:style-name="P6"><text:span text:style-name="T8">Saves:</text:span></text:p>
          </table:table-cell>
          <table:table-cell table:style-name="Table3.A2" office:value-type="string">
            <text:p text:style-name="P6"><text:span text:style-name="T1">Fort +1, Ref +3, Will +1</text:span></text:p>
          </table:table-cell>
        </table:table-row>
        <table:table-row table:style-name="Table3.1">
          <table:table-cell table:style-name="Table3.A2" office:value-type="string">
            <text:p text:style-name="P6"><text:span text:style-name="T8">Abilities:</text:span></text:p>
          </table:table-cell>
          <table:table-cell table:style-name="Table3.A2" office:value-type="string">
            <text:p text:style-name="P6"><text:span text:style-name="T1">Str 21, Dex 15, Con —, Int —, Wis 11, Cha 10</text:span></text:p>
          </table:table-cell>
        </table:table-row>
        <table:table-row table:style-name="Table3.1">
          <table:table-cell table:style-name="Table3.A2" office:value-type="string">
            <text:p text:style-name="P6"><text:span text:style-name="T8">Skills:</text:span></text:p>
          </table:table-cell>
          <table:table-cell table:style-name="Table3.A2" office:value-type="string">
            <text:p text:style-name="P6"><text:span text:style-name="T1">—</text:span></text:p>
          </table:table-cell>
        </table:table-row>
        <table:table-row table:style-name="Table3.1">
          <table:table-cell table:style-name="Table3.A2" office:value-type="string">
            <text:p text:style-name="P6"><text:span text:style-name="T8">Feats:</text:span></text:p>
          </table:table-cell>
          <table:table-cell table:style-name="Table3.A2" office:value-type="string">
            <text:p text:style-name="P6"><text:span text:style-name="T1">—</text:span></text:p>
          </table:table-cell>
        </table:table-row>
        <table:table-row table:style-name="Table3.1">
          <table:table-cell table:style-name="Table3.A2" office:value-type="string">
            <text:p text:style-name="P6"><text:span text:style-name="T8">Environment:</text:span></text:p>
          </table:table-cell>
          <table:table-cell table:style-name="Table3.A2" office:value-type="string">
            <text:p text:style-name="P6"><text:span text:style-name="T1">Any</text:span></text:p>
          </table:table-cell>
        </table:table-row>
        <text:soft-page-break/>
        <table:table-row table:style-name="Table3.1">
          <table:table-cell table:style-name="Table3.A2" office:value-type="string">
            <text:p text:style-name="P6"><text:span text:style-name="T8">Organization:</text:span></text:p>
          </table:table-cell>
          <table:table-cell table:style-name="Table3.A2" office:value-type="string">
            <text:p text:style-name="P6"><text:span text:style-name="T1">Solitary</text:span></text:p>
          </table:table-cell>
        </table:table-row>
        <table:table-row table:style-name="Table3.1">
          <table:table-cell table:style-name="Table3.A2" office:value-type="string">
            <text:p text:style-name="P6"><text:span text:style-name="T8">Challenge Rating:</text:span></text:p>
          </table:table-cell>
          <table:table-cell table:style-name="Table3.A2" office:value-type="string">
            <text:p text:style-name="P6"><text:span text:style-name="T1">2</text:span></text:p>
          </table:table-cell>
        </table:table-row>
        <table:table-row table:style-name="Table3.1">
          <table:table-cell table:style-name="Table3.A2" office:value-type="string">
            <text:p text:style-name="P6"><text:span text:style-name="T8">Treasure:</text:span></text:p>
          </table:table-cell>
          <table:table-cell table:style-name="Table3.A2" office:value-type="string">
            <text:p text:style-name="P6"><text:span text:style-name="T1">None</text:span></text:p>
          </table:table-cell>
        </table:table-row>
        <table:table-row table:style-name="Table3.1">
          <table:table-cell table:style-name="Table3.A2" office:value-type="string">
            <text:p text:style-name="P6"><text:span text:style-name="T8">Alignment:</text:span></text:p>
          </table:table-cell>
          <table:table-cell table:style-name="Table3.A2" office:value-type="string">
            <text:p text:style-name="P6"><text:span text:style-name="T1">Always neutral</text:span></text:p>
          </table:table-cell>
        </table:table-row>
        <table:table-row table:style-name="Table3.1">
          <table:table-cell table:style-name="Table3.A2" office:value-type="string">
            <text:p text:style-name="P6"><text:span text:style-name="T8">Advancement:</text:span></text:p>
          </table:table-cell>
          <table:table-cell table:style-name="Table3.A2" office:value-type="string">
            <text:p text:style-name="P6"><text:span text:style-name="T1">—</text:span></text:p>
          </table:table-cell>
        </table:table-row>
        <table:table-row table:style-name="Table3.1">
          <table:table-cell table:style-name="Table3.A22" office:value-type="string">
            <text:p text:style-name="P14"><text:span text:style-name="T8">Level Adjustment:</text:span></text:p>
          </table:table-cell>
          <table:table-cell table:style-name="Table3.A22" office:value-type="string">
            <text:p text:style-name="P14"><text:span text:style-name="T1">—</text:span></text:p>
          </table:table-cell>
        </table:table-row>
      </table:table>
      <text:p text:style-name="P8"/>
      <text:h text:style-name="P2" text:outline-level="4"><text:span text:style-name="T5">4TH-LEVEL ASTRAL CONSTRUCT</text:span></text:h>
      <table:table table:name="Table4" table:style-name="Table4">
        <table:table-column table:style-name="Table4.A"/>
        <table:table-column table:style-name="Table4.B"/>
        <table:table-row table:style-name="Table4.1">
          <table:table-cell table:style-name="Table4.A1" office:value-type="string">
            <text:p text:style-name="P14"><text:span text:style-name="T8"><text:s/></text:span></text:p>
          </table:table-cell>
          <table:table-cell table:style-name="Table4.A1" office:value-type="string">
            <text:p text:style-name="P14"><text:span text:style-name="T1">Medium Construct</text:span></text:p>
          </table:table-cell>
        </table:table-row>
        <table:table-row table:style-name="Table4.1">
          <table:table-cell table:style-name="Table4.A2" office:value-type="string">
            <text:p text:style-name="P14"><text:span text:style-name="T8">Hit Dice:</text:span></text:p>
          </table:table-cell>
          <table:table-cell table:style-name="Table4.A2" office:value-type="string">
            <text:p text:style-name="P14"><text:span text:style-name="T1">5d10+20 (47 hp)</text:span></text:p>
          </table:table-cell>
        </table:table-row>
        <table:table-row table:style-name="Table4.1">
          <table:table-cell table:style-name="Table4.A2" office:value-type="string">
            <text:p text:style-name="P6"><text:span text:style-name="T8">Initiative:</text:span></text:p>
          </table:table-cell>
          <table:table-cell table:style-name="Table4.A2" office:value-type="string">
            <text:p text:style-name="P6"><text:span text:style-name="T1">+2</text:span></text:p>
          </table:table-cell>
        </table:table-row>
        <table:table-row table:style-name="Table4.1">
          <table:table-cell table:style-name="Table4.A2" office:value-type="string">
            <text:p text:style-name="P6"><text:span text:style-name="T8">Speed:</text:span></text:p>
          </table:table-cell>
          <table:table-cell table:style-name="Table4.A2" office:value-type="string">
            <text:p text:style-name="P6"><text:span text:style-name="T1">40 ft. (8 squares)</text:span></text:p>
          </table:table-cell>
        </table:table-row>
        <table:table-row table:style-name="Table4.1">
          <table:table-cell table:style-name="Table4.A2" office:value-type="string">
            <text:p text:style-name="P6"><text:span text:style-name="T8">Armor Class:</text:span></text:p>
          </table:table-cell>
          <table:table-cell table:style-name="Table4.A2" office:value-type="string">
            <text:p text:style-name="P6"><text:span text:style-name="T1">22 (+2 Dex, +10 natural), touch 12, flatfooted 20</text:span></text:p>
          </table:table-cell>
        </table:table-row>
        <table:table-row table:style-name="Table4.1">
          <table:table-cell table:style-name="Table4.A2" office:value-type="string">
            <text:p text:style-name="P6"><text:span text:style-name="T8">Base Attack/Grapple:</text:span></text:p>
          </table:table-cell>
          <table:table-cell table:style-name="Table4.A2" office:value-type="string">
            <text:p text:style-name="P6"><text:span text:style-name="T1">+5/+10</text:span></text:p>
          </table:table-cell>
        </table:table-row>
        <table:table-row table:style-name="Table4.1">
          <table:table-cell table:style-name="Table4.A2" office:value-type="string">
            <text:p text:style-name="P6"><text:span text:style-name="T8">Attack:</text:span></text:p>
          </table:table-cell>
          <table:table-cell table:style-name="Table4.A2" office:value-type="string">
            <text:p text:style-name="P6"><text:span text:style-name="T1">Slam +10 melee (1d6+10)</text:span></text:p>
          </table:table-cell>
        </table:table-row>
        <table:table-row table:style-name="Table4.1">
          <table:table-cell table:style-name="Table4.A2" office:value-type="string">
            <text:p text:style-name="P6"><text:span text:style-name="T8">Full Attack:</text:span></text:p>
          </table:table-cell>
          <table:table-cell table:style-name="Table4.A2" office:value-type="string">
            <text:p text:style-name="P6"><text:span text:style-name="T1">Slam +10 melee (1d6+10)</text:span></text:p>
          </table:table-cell>
        </table:table-row>
        <table:table-row table:style-name="Table4.1">
          <table:table-cell table:style-name="Table4.A2" office:value-type="string">
            <text:p text:style-name="P6"><text:span text:style-name="T8">Space/Reach:</text:span></text:p>
          </table:table-cell>
          <table:table-cell table:style-name="Table4.A2" office:value-type="string">
            <text:p text:style-name="P6"><text:span text:style-name="T1">5 ft./5 ft.</text:span></text:p>
          </table:table-cell>
        </table:table-row>
        <table:table-row table:style-name="Table4.1">
          <table:table-cell table:style-name="Table4.A2" office:value-type="string">
            <text:p text:style-name="P6"><text:span text:style-name="T8">Special Attacks:</text:span></text:p>
          </table:table-cell>
          <table:table-cell table:style-name="Table4.A2" office:value-type="string">
            <text:p text:style-name="P6"><text:span text:style-name="T1">—</text:span></text:p>
          </table:table-cell>
        </table:table-row>
        <table:table-row table:style-name="Table4.1">
          <table:table-cell table:style-name="Table4.A2" office:value-type="string">
            <text:p text:style-name="P6"><text:span text:style-name="T8">Special Qualities:</text:span></text:p>
          </table:table-cell>
          <table:table-cell table:style-name="Table4.A2" office:value-type="string">
            <text:p text:style-name="P6"><text:span text:style-name="T1">One ability from Menu B, construct traits, darkvision 60 ft., low-light vision</text:span></text:p>
          </table:table-cell>
        </table:table-row>
        <table:table-row table:style-name="Table4.1">
          <table:table-cell table:style-name="Table4.A2" office:value-type="string">
            <text:p text:style-name="P6"><text:span text:style-name="T8">Saves:</text:span></text:p>
          </table:table-cell>
          <table:table-cell table:style-name="Table4.A2" office:value-type="string">
            <text:p text:style-name="P6"><text:span text:style-name="T1">Fort +1, Ref +3, Will +1</text:span></text:p>
          </table:table-cell>
        </table:table-row>
        <table:table-row table:style-name="Table4.1">
          <table:table-cell table:style-name="Table4.A2" office:value-type="string">
            <text:p text:style-name="P6"><text:span text:style-name="T8">Abilities:</text:span></text:p>
          </table:table-cell>
          <table:table-cell table:style-name="Table4.A2" office:value-type="string">
            <text:p text:style-name="P6"><text:span text:style-name="T1">Str 25, Dex 15, Con —, Int —, Wis 11, Cha 10</text:span></text:p>
          </table:table-cell>
        </table:table-row>
        <table:table-row table:style-name="Table4.1">
          <table:table-cell table:style-name="Table4.A2" office:value-type="string">
            <text:p text:style-name="P6"><text:span text:style-name="T8">Skills:</text:span></text:p>
          </table:table-cell>
          <table:table-cell table:style-name="Table4.A2" office:value-type="string">
            <text:p text:style-name="P6"><text:span text:style-name="T1">—</text:span></text:p>
          </table:table-cell>
        </table:table-row>
        <table:table-row table:style-name="Table4.1">
          <table:table-cell table:style-name="Table4.A2" office:value-type="string">
            <text:p text:style-name="P6"><text:span text:style-name="T8">Feats:</text:span></text:p>
          </table:table-cell>
          <table:table-cell table:style-name="Table4.A2" office:value-type="string">
            <text:p text:style-name="P6"><text:span text:style-name="T1">—</text:span></text:p>
          </table:table-cell>
        </table:table-row>
        <table:table-row table:style-name="Table4.1">
          <table:table-cell table:style-name="Table4.A2" office:value-type="string">
            <text:p text:style-name="P6"><text:span text:style-name="T8">Environment:</text:span></text:p>
          </table:table-cell>
          <table:table-cell table:style-name="Table4.A2" office:value-type="string">
            <text:p text:style-name="P6"><text:span text:style-name="T1">Any</text:span></text:p>
          </table:table-cell>
        </table:table-row>
        <table:table-row table:style-name="Table4.1">
          <table:table-cell table:style-name="Table4.A2" office:value-type="string">
            <text:p text:style-name="P6"><text:span text:style-name="T8">Organization:</text:span></text:p>
          </table:table-cell>
          <table:table-cell table:style-name="Table4.A2" office:value-type="string">
            <text:p text:style-name="P6"><text:span text:style-name="T1">Solitary</text:span></text:p>
          </table:table-cell>
        </table:table-row>
        <table:table-row table:style-name="Table4.1">
          <table:table-cell table:style-name="Table4.A2" office:value-type="string">
            <text:p text:style-name="P6"><text:span text:style-name="T8">Challenge Rating:</text:span></text:p>
          </table:table-cell>
          <table:table-cell table:style-name="Table4.A2" office:value-type="string">
            <text:p text:style-name="P6"><text:span text:style-name="T1">3</text:span></text:p>
          </table:table-cell>
        </table:table-row>
        <table:table-row table:style-name="Table4.1">
          <table:table-cell table:style-name="Table4.A2" office:value-type="string">
            <text:p text:style-name="P6"><text:span text:style-name="T8">Treasure:</text:span></text:p>
          </table:table-cell>
          <table:table-cell table:style-name="Table4.A2" office:value-type="string">
            <text:p text:style-name="P6"><text:span text:style-name="T1">None</text:span></text:p>
          </table:table-cell>
        </table:table-row>
        <table:table-row table:style-name="Table4.1">
          <table:table-cell table:style-name="Table4.A2" office:value-type="string">
            <text:p text:style-name="P6"><text:span text:style-name="T8">Alignment:</text:span></text:p>
          </table:table-cell>
          <table:table-cell table:style-name="Table4.A2" office:value-type="string">
            <text:p text:style-name="P6"><text:span text:style-name="T1">Always neutral</text:span></text:p>
          </table:table-cell>
        </table:table-row>
        <table:table-row table:style-name="Table4.1">
          <table:table-cell table:style-name="Table4.A2" office:value-type="string">
            <text:p text:style-name="P6"><text:span text:style-name="T8">Advancement:</text:span></text:p>
          </table:table-cell>
          <table:table-cell table:style-name="Table4.A2" office:value-type="string">
            <text:p text:style-name="P6"><text:span text:style-name="T1">—</text:span></text:p>
          </table:table-cell>
        </table:table-row>
        <table:table-row table:style-name="Table4.1">
          <table:table-cell table:style-name="Table4.A22" office:value-type="string">
            <text:p text:style-name="P14"><text:span text:style-name="T8">Level Adjustment:</text:span></text:p>
          </table:table-cell>
          <table:table-cell table:style-name="Table4.A22" office:value-type="string">
            <text:p text:style-name="P14"><text:span text:style-name="T1">—</text:span></text:p>
          </table:table-cell>
        </table:table-row>
      </table:table>
      <text:p text:style-name="P10"/>
      <text:h text:style-name="P2" text:outline-level="4"><text:span text:style-name="T5">5TH-LEVEL ASTRAL CONSTRUCT</text:span></text:h>
      <table:table table:name="Table5" table:style-name="Table5">
        <table:table-column table:style-name="Table5.A"/>
        <table:table-column table:style-name="Table5.B"/>
        <table:table-row table:style-name="Table5.1">
          <table:table-cell table:style-name="Table5.A1" office:value-type="string">
            <text:p text:style-name="P14"><text:span text:style-name="T8"><text:s/></text:span></text:p>
          </table:table-cell>
          <table:table-cell table:style-name="Table5.A1" office:value-type="string">
            <text:p text:style-name="P14"><text:span text:style-name="T1">Large Construct</text:span></text:p>
          </table:table-cell>
        </table:table-row>
        <table:table-row table:style-name="Table5.1">
          <table:table-cell table:style-name="Table5.A2" office:value-type="string">
            <text:p text:style-name="P14"><text:span text:style-name="T8">Hit Dice:</text:span></text:p>
          </table:table-cell>
          <table:table-cell table:style-name="Table5.A2" office:value-type="string">
            <text:p text:style-name="P14"><text:span text:style-name="T1">7d10+30 (68 hp)</text:span></text:p>
          </table:table-cell>
        </table:table-row>
        <table:table-row table:style-name="Table5.1">
          <table:table-cell table:style-name="Table5.A2" office:value-type="string">
            <text:p text:style-name="P6"><text:span text:style-name="T8">Initiative:</text:span></text:p>
          </table:table-cell>
          <table:table-cell table:style-name="Table5.A2" office:value-type="string">
            <text:p text:style-name="P6"><text:span text:style-name="T1">+1</text:span></text:p>
          </table:table-cell>
        </table:table-row>
        <table:table-row table:style-name="Table5.1">
          <table:table-cell table:style-name="Table5.A2" office:value-type="string">
            <text:p text:style-name="P6"><text:span text:style-name="T8">Speed:</text:span></text:p>
          </table:table-cell>
          <table:table-cell table:style-name="Table5.A2" office:value-type="string">
            <text:p text:style-name="P6"><text:span text:style-name="T1">40 ft. (8 squares)</text:span></text:p>
          </table:table-cell>
        </table:table-row>
        <table:table-row table:style-name="Table5.1">
          <table:table-cell table:style-name="Table5.A2" office:value-type="string">
            <text:p text:style-name="P6"><text:span text:style-name="T8">Armor Class:</text:span></text:p>
          </table:table-cell>
          <table:table-cell table:style-name="Table5.A2" office:value-type="string">
            <text:p text:style-name="P6"><text:span text:style-name="T1">23 (+1 Dex, +13 natural, –1 size), touch 10, flat-footed 22</text:span></text:p>
          </table:table-cell>
        </table:table-row>
        <table:table-row table:style-name="Table5.1">
          <table:table-cell table:style-name="Table5.A2" office:value-type="string">
            <text:p text:style-name="P6"><text:span text:style-name="T8">Base Attack/Grapple:</text:span></text:p>
          </table:table-cell>
          <table:table-cell table:style-name="Table5.A2" office:value-type="string">
            <text:p text:style-name="P6"><text:span text:style-name="T1">+7/+18</text:span></text:p>
          </table:table-cell>
        </table:table-row>
        <table:table-row table:style-name="Table5.1">
          <table:table-cell table:style-name="Table5.A2" office:value-type="string">
            <text:p text:style-name="P6"><text:span text:style-name="T8">Attack:</text:span></text:p>
          </table:table-cell>
          <table:table-cell table:style-name="Table5.A2" office:value-type="string">
            <text:p text:style-name="P6"><text:span text:style-name="T1">Slam +13 melee (1d8+9)</text:span></text:p>
          </table:table-cell>
        </table:table-row>
        <table:table-row table:style-name="Table5.1">
          <table:table-cell table:style-name="Table5.A2" office:value-type="string">
            <text:p text:style-name="P6"><text:span text:style-name="T8">Full Attack:</text:span></text:p>
          </table:table-cell>
          <table:table-cell table:style-name="Table5.A2" office:value-type="string">
            <text:p text:style-name="P6"><text:span text:style-name="T1">2 slams +13 melee (1d8+9)</text:span></text:p>
          </table:table-cell>
        </table:table-row>
        <table:table-row table:style-name="Table5.1">
          <table:table-cell table:style-name="Table5.A2" office:value-type="string">
            <text:p text:style-name="P6"><text:span text:style-name="T8">Space/Reach:</text:span></text:p>
          </table:table-cell>
          <table:table-cell table:style-name="Table5.A2" office:value-type="string">
            <text:p text:style-name="P6"><text:span text:style-name="T1">10 ft./10 ft.</text:span></text:p>
          </table:table-cell>
        </table:table-row>
        <table:table-row table:style-name="Table5.1">
          <table:table-cell table:style-name="Table5.A2" office:value-type="string">
            <text:p text:style-name="P6"><text:span text:style-name="T8">Special Attacks:</text:span></text:p>
          </table:table-cell>
          <table:table-cell table:style-name="Table5.A2" office:value-type="string">
            <text:p text:style-name="P6"><text:span text:style-name="T1">—</text:span></text:p>
          </table:table-cell>
        </table:table-row>
        <table:table-row table:style-name="Table5.1">
          <table:table-cell table:style-name="Table5.A2" office:value-type="string">
            <text:p text:style-name="P6"><text:span text:style-name="T8">Special Qualities:</text:span></text:p>
          </table:table-cell>
          <table:table-cell table:style-name="Table5.A2" office:value-type="string">
            <text:p text:style-name="P6"><text:span text:style-name="T1">One ability from Menu B, construct traits, damage reduction 5/magic, darkvision 60 ft., lowlight vision</text:span></text:p>
          </table:table-cell>
        </table:table-row>
        <table:table-row table:style-name="Table5.1">
          <table:table-cell table:style-name="Table5.A2" office:value-type="string">
            <text:p text:style-name="P6"><text:span text:style-name="T8">Saves:</text:span></text:p>
          </table:table-cell>
          <table:table-cell table:style-name="Table5.A2" office:value-type="string">
            <text:p text:style-name="P6"><text:span text:style-name="T1">Fort +2, Ref +3, Will +2</text:span></text:p>
          </table:table-cell>
        </table:table-row>
        <table:table-row table:style-name="Table5.1">
          <table:table-cell table:style-name="Table5.A2" office:value-type="string">
            <text:p text:style-name="P6"><text:span text:style-name="T8">Abilities:</text:span></text:p>
          </table:table-cell>
          <table:table-cell table:style-name="Table5.A2" office:value-type="string">
            <text:p text:style-name="P6"><text:span text:style-name="T1">Str 29, Dex 13, Con —, Int —, Wis 11, Cha 10</text:span></text:p>
          </table:table-cell>
        </table:table-row>
        <table:table-row table:style-name="Table5.1">
          <table:table-cell table:style-name="Table5.A2" office:value-type="string">
            <text:p text:style-name="P6"><text:span text:style-name="T8">Skills:</text:span></text:p>
          </table:table-cell>
          <table:table-cell table:style-name="Table5.A2" office:value-type="string">
            <text:p text:style-name="P6"><text:span text:style-name="T1">—</text:span></text:p>
          </table:table-cell>
        </table:table-row>
        <table:table-row table:style-name="Table5.1">
          <table:table-cell table:style-name="Table5.A2" office:value-type="string">
            <text:p text:style-name="P6"><text:span text:style-name="T8">Feats:</text:span></text:p>
          </table:table-cell>
          <table:table-cell table:style-name="Table5.A2" office:value-type="string">
            <text:p text:style-name="P6"><text:span text:style-name="T1">—</text:span></text:p>
          </table:table-cell>
        </table:table-row>
        <table:table-row table:style-name="Table5.1">
          <table:table-cell table:style-name="Table5.A2" office:value-type="string">
            <text:p text:style-name="P6"><text:span text:style-name="T8">Environment:</text:span></text:p>
          </table:table-cell>
          <table:table-cell table:style-name="Table5.A2" office:value-type="string">
            <text:p text:style-name="P6"><text:span text:style-name="T1">Any</text:span></text:p>
          </table:table-cell>
        </table:table-row>
        <text:soft-page-break/>
        <table:table-row table:style-name="Table5.1">
          <table:table-cell table:style-name="Table5.A2" office:value-type="string">
            <text:p text:style-name="P6"><text:span text:style-name="T8">Organization:</text:span></text:p>
          </table:table-cell>
          <table:table-cell table:style-name="Table5.A2" office:value-type="string">
            <text:p text:style-name="P6"><text:span text:style-name="T1">Solitary</text:span></text:p>
          </table:table-cell>
        </table:table-row>
        <table:table-row table:style-name="Table5.1">
          <table:table-cell table:style-name="Table5.A2" office:value-type="string">
            <text:p text:style-name="P6"><text:span text:style-name="T8">Challenge Rating:</text:span></text:p>
          </table:table-cell>
          <table:table-cell table:style-name="Table5.A2" office:value-type="string">
            <text:p text:style-name="P6"><text:span text:style-name="T1">5</text:span></text:p>
          </table:table-cell>
        </table:table-row>
        <table:table-row table:style-name="Table5.1">
          <table:table-cell table:style-name="Table5.A2" office:value-type="string">
            <text:p text:style-name="P6"><text:span text:style-name="T8">Treasure:</text:span></text:p>
          </table:table-cell>
          <table:table-cell table:style-name="Table5.A2" office:value-type="string">
            <text:p text:style-name="P6"><text:span text:style-name="T1">None</text:span></text:p>
          </table:table-cell>
        </table:table-row>
        <table:table-row table:style-name="Table5.1">
          <table:table-cell table:style-name="Table5.A2" office:value-type="string">
            <text:p text:style-name="P6"><text:span text:style-name="T8">Alignment:</text:span></text:p>
          </table:table-cell>
          <table:table-cell table:style-name="Table5.A2" office:value-type="string">
            <text:p text:style-name="P6"><text:span text:style-name="T1">Always neutral</text:span></text:p>
          </table:table-cell>
        </table:table-row>
        <table:table-row table:style-name="Table5.1">
          <table:table-cell table:style-name="Table5.A2" office:value-type="string">
            <text:p text:style-name="P6"><text:span text:style-name="T8">Advancement:</text:span></text:p>
          </table:table-cell>
          <table:table-cell table:style-name="Table5.A2" office:value-type="string">
            <text:p text:style-name="P6"><text:span text:style-name="T1">—</text:span></text:p>
          </table:table-cell>
        </table:table-row>
        <table:table-row table:style-name="Table5.1">
          <table:table-cell table:style-name="Table5.A22" office:value-type="string">
            <text:p text:style-name="P14"><text:span text:style-name="T8">Level Adjustment:</text:span></text:p>
          </table:table-cell>
          <table:table-cell table:style-name="Table5.A22" office:value-type="string">
            <text:p text:style-name="P14"><text:span text:style-name="T1">—</text:span></text:p>
          </table:table-cell>
        </table:table-row>
      </table:table>
      <text:p text:style-name="P10"/>
      <text:h text:style-name="P2" text:outline-level="4"><text:span text:style-name="T5">6TH-LEVEL ASTRAL CONSTRUCT</text:span></text:h>
      <table:table table:name="Table6" table:style-name="Table6">
        <table:table-column table:style-name="Table6.A"/>
        <table:table-column table:style-name="Table6.B"/>
        <table:table-row table:style-name="Table6.1">
          <table:table-cell table:style-name="Table6.A1" office:value-type="string">
            <text:p text:style-name="P14"><text:span text:style-name="T8"><text:s/></text:span></text:p>
          </table:table-cell>
          <table:table-cell table:style-name="Table6.A1" office:value-type="string">
            <text:p text:style-name="P14"><text:span text:style-name="T1">Large Construct</text:span></text:p>
          </table:table-cell>
        </table:table-row>
        <table:table-row table:style-name="Table6.1">
          <table:table-cell table:style-name="Table6.A2" office:value-type="string">
            <text:p text:style-name="P14"><text:span text:style-name="T8">Hit Dice:</text:span></text:p>
          </table:table-cell>
          <table:table-cell table:style-name="Table6.A2" office:value-type="string">
            <text:p text:style-name="P14"><text:span text:style-name="T1">10d10+30 (85 hp)</text:span></text:p>
          </table:table-cell>
        </table:table-row>
        <table:table-row table:style-name="Table6.1">
          <table:table-cell table:style-name="Table6.A2" office:value-type="string">
            <text:p text:style-name="P6"><text:span text:style-name="T8">Initiative:</text:span></text:p>
          </table:table-cell>
          <table:table-cell table:style-name="Table6.A2" office:value-type="string">
            <text:p text:style-name="P6"><text:span text:style-name="T1">+1</text:span></text:p>
          </table:table-cell>
        </table:table-row>
        <table:table-row table:style-name="Table6.1">
          <table:table-cell table:style-name="Table6.A2" office:value-type="string">
            <text:p text:style-name="P6"><text:span text:style-name="T8">Speed:</text:span></text:p>
          </table:table-cell>
          <table:table-cell table:style-name="Table6.A2" office:value-type="string">
            <text:p text:style-name="P6"><text:span text:style-name="T1">40 ft. (8 squares)</text:span></text:p>
          </table:table-cell>
        </table:table-row>
        <table:table-row table:style-name="Table6.1">
          <table:table-cell table:style-name="Table6.A2" office:value-type="string">
            <text:p text:style-name="P6"><text:span text:style-name="T8">Armor Class:</text:span></text:p>
          </table:table-cell>
          <table:table-cell table:style-name="Table6.A2" office:value-type="string">
            <text:p text:style-name="P6"><text:span text:style-name="T1">25 (+1 Dex, +15 natural, –1 size), touch 10, flat-footed 24</text:span></text:p>
          </table:table-cell>
        </table:table-row>
        <table:table-row table:style-name="Table6.1">
          <table:table-cell table:style-name="Table6.A2" office:value-type="string">
            <text:p text:style-name="P6"><text:span text:style-name="T8">Base Attack/Grapple:</text:span></text:p>
          </table:table-cell>
          <table:table-cell table:style-name="Table6.A2" office:value-type="string">
            <text:p text:style-name="P6"><text:span text:style-name="T1">+9/+22</text:span></text:p>
          </table:table-cell>
        </table:table-row>
        <table:table-row table:style-name="Table6.1">
          <table:table-cell table:style-name="Table6.A2" office:value-type="string">
            <text:p text:style-name="P6"><text:span text:style-name="T8">Attack:</text:span></text:p>
          </table:table-cell>
          <table:table-cell table:style-name="Table6.A2" office:value-type="string">
            <text:p text:style-name="P6"><text:span text:style-name="T1">Slam +17 melee (1d8+11)</text:span></text:p>
          </table:table-cell>
        </table:table-row>
        <table:table-row table:style-name="Table6.1">
          <table:table-cell table:style-name="Table6.A2" office:value-type="string">
            <text:p text:style-name="P6"><text:span text:style-name="T8">Full Attack:</text:span></text:p>
          </table:table-cell>
          <table:table-cell table:style-name="Table6.A2" office:value-type="string">
            <text:p text:style-name="P6"><text:span text:style-name="T1">2 slams +17 melee (1d8+11)</text:span></text:p>
          </table:table-cell>
        </table:table-row>
        <table:table-row table:style-name="Table6.1">
          <table:table-cell table:style-name="Table6.A2" office:value-type="string">
            <text:p text:style-name="P6"><text:span text:style-name="T8">Space/Reach:</text:span></text:p>
          </table:table-cell>
          <table:table-cell table:style-name="Table6.A2" office:value-type="string">
            <text:p text:style-name="P6"><text:span text:style-name="T1">10 ft./10 ft.</text:span></text:p>
          </table:table-cell>
        </table:table-row>
        <table:table-row table:style-name="Table6.1">
          <table:table-cell table:style-name="Table6.A2" office:value-type="string">
            <text:p text:style-name="P6"><text:span text:style-name="T8">Special Attacks:</text:span></text:p>
          </table:table-cell>
          <table:table-cell table:style-name="Table6.A2" office:value-type="string">
            <text:p text:style-name="P6"><text:span text:style-name="T1">—</text:span></text:p>
          </table:table-cell>
        </table:table-row>
        <table:table-row table:style-name="Table6.1">
          <table:table-cell table:style-name="Table6.A2" office:value-type="string">
            <text:p text:style-name="P6"><text:span text:style-name="T8">Special Qualities:</text:span></text:p>
          </table:table-cell>
          <table:table-cell table:style-name="Table6.A2" office:value-type="string">
            <text:p text:style-name="P6"><text:span text:style-name="T1">One ability from Menu B, construct traits, damage reduction 10/magic, darkvision 60 ft., lowlight vision</text:span></text:p>
          </table:table-cell>
        </table:table-row>
        <table:table-row table:style-name="Table6.1">
          <table:table-cell table:style-name="Table6.A2" office:value-type="string">
            <text:p text:style-name="P6"><text:span text:style-name="T8">Saves:</text:span></text:p>
          </table:table-cell>
          <table:table-cell table:style-name="Table6.A2" office:value-type="string">
            <text:p text:style-name="P6"><text:span text:style-name="T1">Fort +3, Ref +4, Will +3</text:span></text:p>
          </table:table-cell>
        </table:table-row>
        <table:table-row table:style-name="Table6.1">
          <table:table-cell table:style-name="Table6.A2" office:value-type="string">
            <text:p text:style-name="P6"><text:span text:style-name="T8">Abilities:</text:span></text:p>
          </table:table-cell>
          <table:table-cell table:style-name="Table6.A2" office:value-type="string">
            <text:p text:style-name="P6"><text:span text:style-name="T1">Str 33, Dex 13, Con —, Int —, Wis 11, Cha 10</text:span></text:p>
          </table:table-cell>
        </table:table-row>
        <table:table-row table:style-name="Table6.1">
          <table:table-cell table:style-name="Table6.A2" office:value-type="string">
            <text:p text:style-name="P6"><text:span text:style-name="T8">Skills:</text:span></text:p>
          </table:table-cell>
          <table:table-cell table:style-name="Table6.A2" office:value-type="string">
            <text:p text:style-name="P6"><text:span text:style-name="T1">—</text:span></text:p>
          </table:table-cell>
        </table:table-row>
        <table:table-row table:style-name="Table6.1">
          <table:table-cell table:style-name="Table6.A2" office:value-type="string">
            <text:p text:style-name="P6"><text:span text:style-name="T8">Feats:</text:span></text:p>
          </table:table-cell>
          <table:table-cell table:style-name="Table6.A2" office:value-type="string">
            <text:p text:style-name="P6"><text:span text:style-name="T1">—</text:span></text:p>
          </table:table-cell>
        </table:table-row>
        <table:table-row table:style-name="Table6.1">
          <table:table-cell table:style-name="Table6.A2" office:value-type="string">
            <text:p text:style-name="P6"><text:span text:style-name="T8">Environment:</text:span></text:p>
          </table:table-cell>
          <table:table-cell table:style-name="Table6.A2" office:value-type="string">
            <text:p text:style-name="P6"><text:span text:style-name="T1">Any</text:span></text:p>
          </table:table-cell>
        </table:table-row>
        <table:table-row table:style-name="Table6.1">
          <table:table-cell table:style-name="Table6.A2" office:value-type="string">
            <text:p text:style-name="P6"><text:span text:style-name="T8">Organization:</text:span></text:p>
          </table:table-cell>
          <table:table-cell table:style-name="Table6.A2" office:value-type="string">
            <text:p text:style-name="P6"><text:span text:style-name="T1">Solitary</text:span></text:p>
          </table:table-cell>
        </table:table-row>
        <table:table-row table:style-name="Table6.1">
          <table:table-cell table:style-name="Table6.A2" office:value-type="string">
            <text:p text:style-name="P6"><text:span text:style-name="T8">Challenge Rating:</text:span></text:p>
          </table:table-cell>
          <table:table-cell table:style-name="Table6.A2" office:value-type="string">
            <text:p text:style-name="P6"><text:span text:style-name="T1">7</text:span></text:p>
          </table:table-cell>
        </table:table-row>
        <table:table-row table:style-name="Table6.1">
          <table:table-cell table:style-name="Table6.A2" office:value-type="string">
            <text:p text:style-name="P6"><text:span text:style-name="T8">Treasure:</text:span></text:p>
          </table:table-cell>
          <table:table-cell table:style-name="Table6.A2" office:value-type="string">
            <text:p text:style-name="P6"><text:span text:style-name="T1">None</text:span></text:p>
          </table:table-cell>
        </table:table-row>
        <table:table-row table:style-name="Table6.1">
          <table:table-cell table:style-name="Table6.A2" office:value-type="string">
            <text:p text:style-name="P6"><text:span text:style-name="T8">Alignment:</text:span></text:p>
          </table:table-cell>
          <table:table-cell table:style-name="Table6.A2" office:value-type="string">
            <text:p text:style-name="P6"><text:span text:style-name="T1">Always neutral</text:span></text:p>
          </table:table-cell>
        </table:table-row>
        <table:table-row table:style-name="Table6.1">
          <table:table-cell table:style-name="Table6.A2" office:value-type="string">
            <text:p text:style-name="P6"><text:span text:style-name="T8">Advancement:</text:span></text:p>
          </table:table-cell>
          <table:table-cell table:style-name="Table6.A2" office:value-type="string">
            <text:p text:style-name="P6"><text:span text:style-name="T1">—</text:span></text:p>
          </table:table-cell>
        </table:table-row>
        <table:table-row table:style-name="Table6.1">
          <table:table-cell table:style-name="Table6.A22" office:value-type="string">
            <text:p text:style-name="P14"><text:span text:style-name="T8">Level Adjustment:</text:span></text:p>
          </table:table-cell>
          <table:table-cell table:style-name="Table6.A22" office:value-type="string">
            <text:p text:style-name="P14"><text:span text:style-name="T1">—</text:span></text:p>
          </table:table-cell>
        </table:table-row>
      </table:table>
      <text:p text:style-name="P10"/>
      <text:h text:style-name="P2" text:outline-level="4"><text:span text:style-name="T5">7TH-LEVEL ASTRAL CONSTRUCT</text:span></text:h>
      <table:table table:name="Table7" table:style-name="Table7">
        <table:table-column table:style-name="Table7.A"/>
        <table:table-column table:style-name="Table7.B"/>
        <table:table-row table:style-name="Table7.1">
          <table:table-cell table:style-name="Table7.A1" office:value-type="string">
            <text:p text:style-name="P14"><text:span text:style-name="T8"><text:s/></text:span></text:p>
          </table:table-cell>
          <table:table-cell table:style-name="Table7.A1" office:value-type="string">
            <text:p text:style-name="P14"><text:span text:style-name="T1">Large Construct</text:span></text:p>
          </table:table-cell>
        </table:table-row>
        <table:table-row table:style-name="Table7.1">
          <table:table-cell table:style-name="Table7.A2" office:value-type="string">
            <text:p text:style-name="P14"><text:span text:style-name="T8">Hit Dice:</text:span></text:p>
          </table:table-cell>
          <table:table-cell table:style-name="Table7.A2" office:value-type="string">
            <text:p text:style-name="P14"><text:span text:style-name="T1">13d10+30 (101 hp)</text:span></text:p>
          </table:table-cell>
        </table:table-row>
        <table:table-row table:style-name="Table7.1">
          <table:table-cell table:style-name="Table7.A2" office:value-type="string">
            <text:p text:style-name="P6"><text:span text:style-name="T8">Initiative:</text:span></text:p>
          </table:table-cell>
          <table:table-cell table:style-name="Table7.A2" office:value-type="string">
            <text:p text:style-name="P6"><text:span text:style-name="T1">+1</text:span></text:p>
          </table:table-cell>
        </table:table-row>
        <table:table-row table:style-name="Table7.1">
          <table:table-cell table:style-name="Table7.A2" office:value-type="string">
            <text:p text:style-name="P6"><text:span text:style-name="T8">Speed:</text:span></text:p>
          </table:table-cell>
          <table:table-cell table:style-name="Table7.A2" office:value-type="string">
            <text:p text:style-name="P6"><text:span text:style-name="T1">40 ft. (8 squares)</text:span></text:p>
          </table:table-cell>
        </table:table-row>
        <table:table-row table:style-name="Table7.1">
          <table:table-cell table:style-name="Table7.A2" office:value-type="string">
            <text:p text:style-name="P6"><text:span text:style-name="T8">Armor Class:</text:span></text:p>
          </table:table-cell>
          <table:table-cell table:style-name="Table7.A2" office:value-type="string">
            <text:p text:style-name="P6"><text:span text:style-name="T1">27 (+1 Dex, +17 natural, –1 size), touch 10, flat-footed 26</text:span></text:p>
          </table:table-cell>
        </table:table-row>
        <table:table-row table:style-name="Table7.1">
          <table:table-cell table:style-name="Table7.A2" office:value-type="string">
            <text:p text:style-name="P6"><text:span text:style-name="T8">Base Attack/Grapple:</text:span></text:p>
          </table:table-cell>
          <table:table-cell table:style-name="Table7.A2" office:value-type="string">
            <text:p text:style-name="P6"><text:span text:style-name="T1">+11/+25</text:span></text:p>
          </table:table-cell>
        </table:table-row>
        <table:table-row table:style-name="Table7.1">
          <table:table-cell table:style-name="Table7.A2" office:value-type="string">
            <text:p text:style-name="P6"><text:span text:style-name="T8">Attack:</text:span></text:p>
          </table:table-cell>
          <table:table-cell table:style-name="Table7.A2" office:value-type="string">
            <text:p text:style-name="P6"><text:span text:style-name="T1">Slam +20 melee (1d8+12)</text:span></text:p>
          </table:table-cell>
        </table:table-row>
        <table:table-row table:style-name="Table7.1">
          <table:table-cell table:style-name="Table7.A2" office:value-type="string">
            <text:p text:style-name="P6"><text:span text:style-name="T8">Full Attack:</text:span></text:p>
          </table:table-cell>
          <table:table-cell table:style-name="Table7.A2" office:value-type="string">
            <text:p text:style-name="P6"><text:span text:style-name="T1">2 slams +20 melee (1d8+12)</text:span></text:p>
          </table:table-cell>
        </table:table-row>
        <table:table-row table:style-name="Table7.1">
          <table:table-cell table:style-name="Table7.A2" office:value-type="string">
            <text:p text:style-name="P6"><text:span text:style-name="T8">Space/Reach:</text:span></text:p>
          </table:table-cell>
          <table:table-cell table:style-name="Table7.A2" office:value-type="string">
            <text:p text:style-name="P6"><text:span text:style-name="T1">10 ft./10 ft.</text:span></text:p>
          </table:table-cell>
        </table:table-row>
        <table:table-row table:style-name="Table7.1">
          <table:table-cell table:style-name="Table7.A2" office:value-type="string">
            <text:p text:style-name="P6"><text:span text:style-name="T8">Special Attacks:</text:span></text:p>
          </table:table-cell>
          <table:table-cell table:style-name="Table7.A2" office:value-type="string">
            <text:p text:style-name="P6"><text:span text:style-name="T1">—</text:span></text:p>
          </table:table-cell>
        </table:table-row>
        <table:table-row table:style-name="Table7.1">
          <table:table-cell table:style-name="Table7.A2" office:value-type="string">
            <text:p text:style-name="P6"><text:span text:style-name="T8">Special Qualities:</text:span></text:p>
          </table:table-cell>
          <table:table-cell table:style-name="Table7.A2" office:value-type="string">
            <text:p text:style-name="P6"><text:span text:style-name="T1">One ability from Menu C, construct traits, damage reduction 10/magic, darkvision 60 ft., lowlight vision</text:span></text:p>
          </table:table-cell>
        </table:table-row>
        <table:table-row table:style-name="Table7.1">
          <table:table-cell table:style-name="Table7.A2" office:value-type="string">
            <text:p text:style-name="P6"><text:span text:style-name="T8">Saves:</text:span></text:p>
          </table:table-cell>
          <table:table-cell table:style-name="Table7.A2" office:value-type="string">
            <text:p text:style-name="P6"><text:span text:style-name="T1">Fort +4, Ref +5, Will +4</text:span></text:p>
          </table:table-cell>
        </table:table-row>
        <table:table-row table:style-name="Table7.1">
          <table:table-cell table:style-name="Table7.A2" office:value-type="string">
            <text:p text:style-name="P6"><text:span text:style-name="T8">Abilities:</text:span></text:p>
          </table:table-cell>
          <table:table-cell table:style-name="Table7.A2" office:value-type="string">
            <text:p text:style-name="P6"><text:span text:style-name="T1">Str 35, Dex 13, Con —, Int —, Wis 11, Cha 10</text:span></text:p>
          </table:table-cell>
        </table:table-row>
        <table:table-row table:style-name="Table7.1">
          <table:table-cell table:style-name="Table7.A2" office:value-type="string">
            <text:p text:style-name="P6"><text:span text:style-name="T8">Skills:</text:span></text:p>
          </table:table-cell>
          <table:table-cell table:style-name="Table7.A2" office:value-type="string">
            <text:p text:style-name="P6"><text:span text:style-name="T1">—</text:span></text:p>
          </table:table-cell>
        </table:table-row>
        <table:table-row table:style-name="Table7.1">
          <table:table-cell table:style-name="Table7.A2" office:value-type="string">
            <text:p text:style-name="P6"><text:span text:style-name="T8">Feats:</text:span></text:p>
          </table:table-cell>
          <table:table-cell table:style-name="Table7.A2" office:value-type="string">
            <text:p text:style-name="P6"><text:span text:style-name="T1">—</text:span></text:p>
          </table:table-cell>
        </table:table-row>
        <table:table-row table:style-name="Table7.1">
          <table:table-cell table:style-name="Table7.A2" office:value-type="string">
            <text:p text:style-name="P6"><text:span text:style-name="T8">Environment:</text:span></text:p>
          </table:table-cell>
          <table:table-cell table:style-name="Table7.A2" office:value-type="string">
            <text:p text:style-name="P6"><text:span text:style-name="T1">Any</text:span></text:p>
          </table:table-cell>
        </table:table-row>
        <text:soft-page-break/>
        <table:table-row table:style-name="Table7.1">
          <table:table-cell table:style-name="Table7.A2" office:value-type="string">
            <text:p text:style-name="P6"><text:span text:style-name="T8">Organization:</text:span></text:p>
          </table:table-cell>
          <table:table-cell table:style-name="Table7.A2" office:value-type="string">
            <text:p text:style-name="P6"><text:span text:style-name="T1">Solitary</text:span></text:p>
          </table:table-cell>
        </table:table-row>
        <table:table-row table:style-name="Table7.1">
          <table:table-cell table:style-name="Table7.A2" office:value-type="string">
            <text:p text:style-name="P6"><text:span text:style-name="T8">Challenge Rating:</text:span></text:p>
          </table:table-cell>
          <table:table-cell table:style-name="Table7.A2" office:value-type="string">
            <text:p text:style-name="P6"><text:span text:style-name="T1">8</text:span></text:p>
          </table:table-cell>
        </table:table-row>
        <table:table-row table:style-name="Table7.1">
          <table:table-cell table:style-name="Table7.A2" office:value-type="string">
            <text:p text:style-name="P6"><text:span text:style-name="T8">Treasure:</text:span></text:p>
          </table:table-cell>
          <table:table-cell table:style-name="Table7.A2" office:value-type="string">
            <text:p text:style-name="P6"><text:span text:style-name="T1">None</text:span></text:p>
          </table:table-cell>
        </table:table-row>
        <table:table-row table:style-name="Table7.1">
          <table:table-cell table:style-name="Table7.A2" office:value-type="string">
            <text:p text:style-name="P6"><text:span text:style-name="T8">Alignment:</text:span></text:p>
          </table:table-cell>
          <table:table-cell table:style-name="Table7.A2" office:value-type="string">
            <text:p text:style-name="P6"><text:span text:style-name="T1">Always neutral</text:span></text:p>
          </table:table-cell>
        </table:table-row>
        <table:table-row table:style-name="Table7.1">
          <table:table-cell table:style-name="Table7.A2" office:value-type="string">
            <text:p text:style-name="P6"><text:span text:style-name="T8">Advancement:</text:span></text:p>
          </table:table-cell>
          <table:table-cell table:style-name="Table7.A2" office:value-type="string">
            <text:p text:style-name="P6"><text:span text:style-name="T1">—</text:span></text:p>
          </table:table-cell>
        </table:table-row>
        <table:table-row table:style-name="Table7.1">
          <table:table-cell table:style-name="Table7.A22" office:value-type="string">
            <text:p text:style-name="P14"><text:span text:style-name="T8">Level Adjustment:</text:span></text:p>
          </table:table-cell>
          <table:table-cell table:style-name="Table7.A22" office:value-type="string">
            <text:p text:style-name="P14"><text:span text:style-name="T1">—</text:span></text:p>
          </table:table-cell>
        </table:table-row>
      </table:table>
      <text:p text:style-name="P10"/>
      <text:h text:style-name="P2" text:outline-level="4"><text:span text:style-name="T5">8TH-LEVEL ASTRAL CONSTRUCT</text:span></text:h>
      <table:table table:name="Table8" table:style-name="Table8">
        <table:table-column table:style-name="Table8.A"/>
        <table:table-column table:style-name="Table8.B"/>
        <table:table-row table:style-name="Table8.1">
          <table:table-cell table:style-name="Table8.A1" office:value-type="string">
            <text:p text:style-name="P14"><text:span text:style-name="T8"><text:s/></text:span></text:p>
          </table:table-cell>
          <table:table-cell table:style-name="Table8.A1" office:value-type="string">
            <text:p text:style-name="P14"><text:span text:style-name="T1">Large Construct</text:span></text:p>
          </table:table-cell>
        </table:table-row>
        <table:table-row table:style-name="Table8.1">
          <table:table-cell table:style-name="Table8.A2" office:value-type="string">
            <text:p text:style-name="P14"><text:span text:style-name="T8">Hit Dice:</text:span></text:p>
          </table:table-cell>
          <table:table-cell table:style-name="Table8.A2" office:value-type="string">
            <text:p text:style-name="P14"><text:span text:style-name="T1">16d10+30 (118 hp)</text:span></text:p>
          </table:table-cell>
        </table:table-row>
        <table:table-row table:style-name="Table8.1">
          <table:table-cell table:style-name="Table8.A2" office:value-type="string">
            <text:p text:style-name="P6"><text:span text:style-name="T8">Initiative:</text:span></text:p>
          </table:table-cell>
          <table:table-cell table:style-name="Table8.A2" office:value-type="string">
            <text:p text:style-name="P6"><text:span text:style-name="T1">+1</text:span></text:p>
          </table:table-cell>
        </table:table-row>
        <table:table-row table:style-name="Table8.1">
          <table:table-cell table:style-name="Table8.A2" office:value-type="string">
            <text:p text:style-name="P6"><text:span text:style-name="T8">Speed:</text:span></text:p>
          </table:table-cell>
          <table:table-cell table:style-name="Table8.A2" office:value-type="string">
            <text:p text:style-name="P6"><text:span text:style-name="T1">40 ft. (8 squares)</text:span></text:p>
          </table:table-cell>
        </table:table-row>
        <table:table-row table:style-name="Table8.1">
          <table:table-cell table:style-name="Table8.A2" office:value-type="string">
            <text:p text:style-name="P6"><text:span text:style-name="T8">Armor Class:</text:span></text:p>
          </table:table-cell>
          <table:table-cell table:style-name="Table8.A2" office:value-type="string">
            <text:p text:style-name="P6"><text:span text:style-name="T1">29 (+1 Dex, +19 natural, –1 size), touch 10, flat-footed 28</text:span></text:p>
          </table:table-cell>
        </table:table-row>
        <table:table-row table:style-name="Table8.1">
          <table:table-cell table:style-name="Table8.A2" office:value-type="string">
            <text:p text:style-name="P6"><text:span text:style-name="T8">Base Attack/Grapple:</text:span></text:p>
          </table:table-cell>
          <table:table-cell table:style-name="Table8.A2" office:value-type="string">
            <text:p text:style-name="P6"><text:span text:style-name="T1">+14/+30</text:span></text:p>
          </table:table-cell>
        </table:table-row>
        <table:table-row table:style-name="Table8.1">
          <table:table-cell table:style-name="Table8.A2" office:value-type="string">
            <text:p text:style-name="P6"><text:span text:style-name="T8">Attack:</text:span></text:p>
          </table:table-cell>
          <table:table-cell table:style-name="Table8.A2" office:value-type="string">
            <text:p text:style-name="P6"><text:span text:style-name="T1">Slam +25 melee (1d8+14)</text:span></text:p>
          </table:table-cell>
        </table:table-row>
        <table:table-row table:style-name="Table8.1">
          <table:table-cell table:style-name="Table8.A2" office:value-type="string">
            <text:p text:style-name="P6"><text:span text:style-name="T8">Full Attack:</text:span></text:p>
          </table:table-cell>
          <table:table-cell table:style-name="Table8.A2" office:value-type="string">
            <text:p text:style-name="P6"><text:span text:style-name="T1">2 slams +25 melee (1d8+14)</text:span></text:p>
          </table:table-cell>
        </table:table-row>
        <table:table-row table:style-name="Table8.1">
          <table:table-cell table:style-name="Table8.A2" office:value-type="string">
            <text:p text:style-name="P6"><text:span text:style-name="T8">Space/Reach:</text:span></text:p>
          </table:table-cell>
          <table:table-cell table:style-name="Table8.A2" office:value-type="string">
            <text:p text:style-name="P6"><text:span text:style-name="T1">10 ft./10 ft.</text:span></text:p>
          </table:table-cell>
        </table:table-row>
        <table:table-row table:style-name="Table8.1">
          <table:table-cell table:style-name="Table8.A2" office:value-type="string">
            <text:p text:style-name="P6"><text:span text:style-name="T8">Special Attacks:</text:span></text:p>
          </table:table-cell>
          <table:table-cell table:style-name="Table8.A2" office:value-type="string">
            <text:p text:style-name="P6"><text:span text:style-name="T1">—</text:span></text:p>
          </table:table-cell>
        </table:table-row>
        <table:table-row table:style-name="Table8.1">
          <table:table-cell table:style-name="Table8.A2" office:value-type="string">
            <text:p text:style-name="P6"><text:span text:style-name="T8">Special Qualities:</text:span></text:p>
          </table:table-cell>
          <table:table-cell table:style-name="Table8.A2" office:value-type="string">
            <text:p text:style-name="P6"><text:span text:style-name="T1">One ability from Menu C, construct traits, damage reduction 15/magic, darkvision 60 ft., lowlight vision</text:span></text:p>
          </table:table-cell>
        </table:table-row>
        <table:table-row table:style-name="Table8.1">
          <table:table-cell table:style-name="Table8.A2" office:value-type="string">
            <text:p text:style-name="P6"><text:span text:style-name="T8">Saves:</text:span></text:p>
          </table:table-cell>
          <table:table-cell table:style-name="Table8.A2" office:value-type="string">
            <text:p text:style-name="P6"><text:span text:style-name="T1">Fort +5, Ref +6, Will +5</text:span></text:p>
          </table:table-cell>
        </table:table-row>
        <table:table-row table:style-name="Table8.1">
          <table:table-cell table:style-name="Table8.A2" office:value-type="string">
            <text:p text:style-name="P6"><text:span text:style-name="T8">Abilities:</text:span></text:p>
          </table:table-cell>
          <table:table-cell table:style-name="Table8.A2" office:value-type="string">
            <text:p text:style-name="P6"><text:span text:style-name="T1">Str 39, Dex 13, Con —, Int —, Wis 11, Cha 10</text:span></text:p>
          </table:table-cell>
        </table:table-row>
        <table:table-row table:style-name="Table8.1">
          <table:table-cell table:style-name="Table8.A2" office:value-type="string">
            <text:p text:style-name="P6"><text:span text:style-name="T8">Skills:</text:span></text:p>
          </table:table-cell>
          <table:table-cell table:style-name="Table8.A2" office:value-type="string">
            <text:p text:style-name="P6"><text:span text:style-name="T1">—</text:span></text:p>
          </table:table-cell>
        </table:table-row>
        <table:table-row table:style-name="Table8.1">
          <table:table-cell table:style-name="Table8.A2" office:value-type="string">
            <text:p text:style-name="P6"><text:span text:style-name="T8">Feats:</text:span></text:p>
          </table:table-cell>
          <table:table-cell table:style-name="Table8.A2" office:value-type="string">
            <text:p text:style-name="P6"><text:span text:style-name="T1">—</text:span></text:p>
          </table:table-cell>
        </table:table-row>
        <table:table-row table:style-name="Table8.1">
          <table:table-cell table:style-name="Table8.A2" office:value-type="string">
            <text:p text:style-name="P6"><text:span text:style-name="T8">Environment:</text:span></text:p>
          </table:table-cell>
          <table:table-cell table:style-name="Table8.A2" office:value-type="string">
            <text:p text:style-name="P6"><text:span text:style-name="T1">Any</text:span></text:p>
          </table:table-cell>
        </table:table-row>
        <table:table-row table:style-name="Table8.1">
          <table:table-cell table:style-name="Table8.A2" office:value-type="string">
            <text:p text:style-name="P6"><text:span text:style-name="T8">Organization:</text:span></text:p>
          </table:table-cell>
          <table:table-cell table:style-name="Table8.A2" office:value-type="string">
            <text:p text:style-name="P6"><text:span text:style-name="T1">Solitary</text:span></text:p>
          </table:table-cell>
        </table:table-row>
        <table:table-row table:style-name="Table8.1">
          <table:table-cell table:style-name="Table8.A2" office:value-type="string">
            <text:p text:style-name="P6"><text:span text:style-name="T8">Challenge Rating:</text:span></text:p>
          </table:table-cell>
          <table:table-cell table:style-name="Table8.A2" office:value-type="string">
            <text:p text:style-name="P6"><text:span text:style-name="T1">9</text:span></text:p>
          </table:table-cell>
        </table:table-row>
        <table:table-row table:style-name="Table8.1">
          <table:table-cell table:style-name="Table8.A2" office:value-type="string">
            <text:p text:style-name="P6"><text:span text:style-name="T8">Treasure:</text:span></text:p>
          </table:table-cell>
          <table:table-cell table:style-name="Table8.A2" office:value-type="string">
            <text:p text:style-name="P6"><text:span text:style-name="T1">None</text:span></text:p>
          </table:table-cell>
        </table:table-row>
        <table:table-row table:style-name="Table8.1">
          <table:table-cell table:style-name="Table8.A2" office:value-type="string">
            <text:p text:style-name="P6"><text:span text:style-name="T8">Alignment:</text:span></text:p>
          </table:table-cell>
          <table:table-cell table:style-name="Table8.A2" office:value-type="string">
            <text:p text:style-name="P6"><text:span text:style-name="T1">Always neutral</text:span></text:p>
          </table:table-cell>
        </table:table-row>
        <table:table-row table:style-name="Table8.1">
          <table:table-cell table:style-name="Table8.A2" office:value-type="string">
            <text:p text:style-name="P6"><text:span text:style-name="T8">Advancement:</text:span></text:p>
          </table:table-cell>
          <table:table-cell table:style-name="Table8.A2" office:value-type="string">
            <text:p text:style-name="P6"><text:span text:style-name="T1">—</text:span></text:p>
          </table:table-cell>
        </table:table-row>
        <table:table-row table:style-name="Table8.1">
          <table:table-cell table:style-name="Table8.A22" office:value-type="string">
            <text:p text:style-name="P14"><text:span text:style-name="T8">Level Adjustment:</text:span></text:p>
          </table:table-cell>
          <table:table-cell table:style-name="Table8.A22" office:value-type="string">
            <text:p text:style-name="P14"><text:span text:style-name="T1">—</text:span></text:p>
          </table:table-cell>
        </table:table-row>
      </table:table>
      <text:p text:style-name="P11"/>
      <text:h text:style-name="P2" text:outline-level="4"><text:span text:style-name="T5">9TH-LEVEL ASTRAL CONSTRUCT</text:span></text:h>
      <table:table table:name="Table9" table:style-name="Table9">
        <table:table-column table:style-name="Table9.A"/>
        <table:table-column table:style-name="Table9.B"/>
        <table:table-row table:style-name="Table9.1">
          <table:table-cell table:style-name="Table9.A1" office:value-type="string">
            <text:p text:style-name="P14"><text:span text:style-name="T8"><text:s/></text:span></text:p>
          </table:table-cell>
          <table:table-cell table:style-name="Table9.A1" office:value-type="string">
            <text:p text:style-name="P14"><text:span text:style-name="T1">Huge Construct</text:span></text:p>
          </table:table-cell>
        </table:table-row>
        <table:table-row table:style-name="Table9.1">
          <table:table-cell table:style-name="Table9.A2" office:value-type="string">
            <text:p text:style-name="P14"><text:span text:style-name="T8">Hit Dice:</text:span></text:p>
          </table:table-cell>
          <table:table-cell table:style-name="Table9.A2" office:value-type="string">
            <text:p text:style-name="P14"><text:span text:style-name="T1">19d10+40 (144 hp)</text:span></text:p>
          </table:table-cell>
        </table:table-row>
        <table:table-row table:style-name="Table9.1">
          <table:table-cell table:style-name="Table9.A2" office:value-type="string">
            <text:p text:style-name="P6"><text:span text:style-name="T8">Initiative:</text:span></text:p>
          </table:table-cell>
          <table:table-cell table:style-name="Table9.A2" office:value-type="string">
            <text:p text:style-name="P6"><text:span text:style-name="T1">+0</text:span></text:p>
          </table:table-cell>
        </table:table-row>
        <table:table-row table:style-name="Table9.1">
          <table:table-cell table:style-name="Table9.A2" office:value-type="string">
            <text:p text:style-name="P6"><text:span text:style-name="T8">Speed:</text:span></text:p>
          </table:table-cell>
          <table:table-cell table:style-name="Table9.A2" office:value-type="string">
            <text:p text:style-name="P6"><text:span text:style-name="T1">50 ft. (10 squares)</text:span></text:p>
          </table:table-cell>
        </table:table-row>
        <table:table-row table:style-name="Table9.1">
          <table:table-cell table:style-name="Table9.A2" office:value-type="string">
            <text:p text:style-name="P6"><text:span text:style-name="T8">Armor Class:</text:span></text:p>
          </table:table-cell>
          <table:table-cell table:style-name="Table9.A2" office:value-type="string">
            <text:p text:style-name="P6"><text:span text:style-name="T1">33 (+25 natural, –2 size), touch 8, flatfooted 33</text:span></text:p>
          </table:table-cell>
        </table:table-row>
        <table:table-row table:style-name="Table9.1">
          <table:table-cell table:style-name="Table9.A2" office:value-type="string">
            <text:p text:style-name="P6"><text:span text:style-name="T8">Base Attack/Grapple:</text:span></text:p>
          </table:table-cell>
          <table:table-cell table:style-name="Table9.A2" office:value-type="string">
            <text:p text:style-name="P6"><text:span text:style-name="T1">+16/+38</text:span></text:p>
          </table:table-cell>
        </table:table-row>
        <table:table-row table:style-name="Table9.1">
          <table:table-cell table:style-name="Table9.A2" office:value-type="string">
            <text:p text:style-name="P6"><text:span text:style-name="T8">Attack:</text:span></text:p>
          </table:table-cell>
          <table:table-cell table:style-name="Table9.A2" office:value-type="string">
            <text:p text:style-name="P6"><text:span text:style-name="T1">Slam +28 melee (2d6+16)</text:span></text:p>
          </table:table-cell>
        </table:table-row>
        <table:table-row table:style-name="Table9.1">
          <table:table-cell table:style-name="Table9.A2" office:value-type="string">
            <text:p text:style-name="P6"><text:span text:style-name="T8">Full Attack:</text:span></text:p>
          </table:table-cell>
          <table:table-cell table:style-name="Table9.A2" office:value-type="string">
            <text:p text:style-name="P6"><text:span text:style-name="T1">2 slams +28 melee (2d6+16)</text:span></text:p>
          </table:table-cell>
        </table:table-row>
        <table:table-row table:style-name="Table9.1">
          <table:table-cell table:style-name="Table9.A2" office:value-type="string">
            <text:p text:style-name="P6"><text:span text:style-name="T8">Space/Reach:</text:span></text:p>
          </table:table-cell>
          <table:table-cell table:style-name="Table9.A2" office:value-type="string">
            <text:p text:style-name="P6"><text:span text:style-name="T1">15 ft./15 ft.</text:span></text:p>
          </table:table-cell>
        </table:table-row>
        <table:table-row table:style-name="Table9.1">
          <table:table-cell table:style-name="Table9.A2" office:value-type="string">
            <text:p text:style-name="P6"><text:span text:style-name="T8">Special Attacks:</text:span></text:p>
          </table:table-cell>
          <table:table-cell table:style-name="Table9.A2" office:value-type="string">
            <text:p text:style-name="P6"><text:span text:style-name="T1">—</text:span></text:p>
          </table:table-cell>
        </table:table-row>
        <table:table-row table:style-name="Table9.1">
          <table:table-cell table:style-name="Table9.A2" office:value-type="string">
            <text:p text:style-name="P6"><text:span text:style-name="T8">Special Qualities:</text:span></text:p>
          </table:table-cell>
          <table:table-cell table:style-name="Table9.A2" office:value-type="string">
            <text:p text:style-name="P6"><text:span text:style-name="T1">Two abilities from Menu C, construct traits, damage reduction 15/magic, darkvision 60 ft., lowlight vision</text:span></text:p>
          </table:table-cell>
        </table:table-row>
        <table:table-row table:style-name="Table9.1">
          <table:table-cell table:style-name="Table9.A2" office:value-type="string">
            <text:p text:style-name="P6"><text:span text:style-name="T8">Saves:</text:span></text:p>
          </table:table-cell>
          <table:table-cell table:style-name="Table9.A2" office:value-type="string">
            <text:p text:style-name="P6"><text:span text:style-name="T1">Fort +6, Ref +6, Will +6</text:span></text:p>
          </table:table-cell>
        </table:table-row>
        <table:table-row table:style-name="Table9.1">
          <table:table-cell table:style-name="Table9.A2" office:value-type="string">
            <text:p text:style-name="P6"><text:span text:style-name="T8">Abilities:</text:span></text:p>
          </table:table-cell>
          <table:table-cell table:style-name="Table9.A2" office:value-type="string">
            <text:p text:style-name="P6"><text:span text:style-name="T1">Str 43, Dex 11, Con —, Int —, Wis 11, Cha 10</text:span></text:p>
          </table:table-cell>
        </table:table-row>
        <table:table-row table:style-name="Table9.1">
          <table:table-cell table:style-name="Table9.A2" office:value-type="string">
            <text:p text:style-name="P6"><text:span text:style-name="T8">Skills:</text:span></text:p>
          </table:table-cell>
          <table:table-cell table:style-name="Table9.A2" office:value-type="string">
            <text:p text:style-name="P6"><text:span text:style-name="T1">—</text:span></text:p>
          </table:table-cell>
        </table:table-row>
        <table:table-row table:style-name="Table9.1">
          <table:table-cell table:style-name="Table9.A2" office:value-type="string">
            <text:p text:style-name="P6"><text:span text:style-name="T8">Feats:</text:span></text:p>
          </table:table-cell>
          <table:table-cell table:style-name="Table9.A2" office:value-type="string">
            <text:p text:style-name="P6"><text:span text:style-name="T1">—</text:span></text:p>
          </table:table-cell>
        </table:table-row>
        <table:table-row table:style-name="Table9.1">
          <table:table-cell table:style-name="Table9.A2" office:value-type="string">
            <text:p text:style-name="P6"><text:span text:style-name="T8">Environment:</text:span></text:p>
          </table:table-cell>
          <table:table-cell table:style-name="Table9.A2" office:value-type="string">
            <text:p text:style-name="P6"><text:span text:style-name="T1">Any</text:span></text:p>
          </table:table-cell>
        </table:table-row>
        <text:soft-page-break/>
        <table:table-row table:style-name="Table9.1">
          <table:table-cell table:style-name="Table9.A2" office:value-type="string">
            <text:p text:style-name="P6"><text:span text:style-name="T8">Organization:</text:span></text:p>
          </table:table-cell>
          <table:table-cell table:style-name="Table9.A2" office:value-type="string">
            <text:p text:style-name="P6"><text:span text:style-name="T1">Solitary</text:span></text:p>
          </table:table-cell>
        </table:table-row>
        <table:table-row table:style-name="Table9.1">
          <table:table-cell table:style-name="Table9.A2" office:value-type="string">
            <text:p text:style-name="P6"><text:span text:style-name="T8">Challenge Rating:</text:span></text:p>
          </table:table-cell>
          <table:table-cell table:style-name="Table9.A2" office:value-type="string">
            <text:p text:style-name="P6"><text:span text:style-name="T1">10</text:span></text:p>
          </table:table-cell>
        </table:table-row>
        <table:table-row table:style-name="Table9.1">
          <table:table-cell table:style-name="Table9.A2" office:value-type="string">
            <text:p text:style-name="P6"><text:span text:style-name="T8">Treasure:</text:span></text:p>
          </table:table-cell>
          <table:table-cell table:style-name="Table9.A2" office:value-type="string">
            <text:p text:style-name="P6"><text:span text:style-name="T1">None</text:span></text:p>
          </table:table-cell>
        </table:table-row>
        <table:table-row table:style-name="Table9.1">
          <table:table-cell table:style-name="Table9.A2" office:value-type="string">
            <text:p text:style-name="P6"><text:span text:style-name="T8">Alignment:</text:span></text:p>
          </table:table-cell>
          <table:table-cell table:style-name="Table9.A2" office:value-type="string">
            <text:p text:style-name="P6"><text:span text:style-name="T1">Always neutral</text:span></text:p>
          </table:table-cell>
        </table:table-row>
        <table:table-row table:style-name="Table9.1">
          <table:table-cell table:style-name="Table9.A2" office:value-type="string">
            <text:p text:style-name="P6"><text:span text:style-name="T8">Advancement:</text:span></text:p>
          </table:table-cell>
          <table:table-cell table:style-name="Table9.A2" office:value-type="string">
            <text:p text:style-name="P6"><text:span text:style-name="T1">—</text:span></text:p>
          </table:table-cell>
        </table:table-row>
        <table:table-row table:style-name="Table9.1">
          <table:table-cell table:style-name="Table9.A22" office:value-type="string">
            <text:p text:style-name="P14"><text:span text:style-name="T8">Level Adjustment:</text:span></text:p>
          </table:table-cell>
          <table:table-cell table:style-name="Table9.A22" office:value-type="string">
            <text:p text:style-name="P14"><text:span text:style-name="T1">—</text:span></text:p>
          </table:table-cell>
        </table:table-row>
      </table:table>
      <text:p text:style-name="P11"/>
      <text:p text:style-name="P6"><text:span text:style-name="T5">BLUE</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T8"><text:s/></text:span></text:p>
          </table:table-cell>
          <table:table-cell table:style-name="Table10.A1" office:value-type="string">
            <text:p text:style-name="P14"><text:span text:style-name="T1">Blue, 1st-Level Psion (Telepath)</text:span></text:p>
          </table:table-cell>
        </table:table-row>
        <table:table-row table:style-name="Table10.1">
          <table:table-cell table:style-name="Table10.A2" office:value-type="string">
            <text:p text:style-name="P14"><text:span text:style-name="T8"><text:s/></text:span></text:p>
          </table:table-cell>
          <table:table-cell table:style-name="Table10.A2" office:value-type="string">
            <text:p text:style-name="P14"><text:span text:style-name="T1">Small Humanoid (Goblinoid, Psionic)</text:span></text:p>
          </table:table-cell>
        </table:table-row>
        <table:table-row table:style-name="Table10.1">
          <table:table-cell table:style-name="Table10.A2" office:value-type="string">
            <text:p text:style-name="P6"><text:span text:style-name="T8">Hit Dice:</text:span></text:p>
          </table:table-cell>
          <table:table-cell table:style-name="Table10.A2" office:value-type="string">
            <text:p text:style-name="P6"><text:span text:style-name="T1">1d4+1 (3 hp)</text:span></text:p>
          </table:table-cell>
        </table:table-row>
        <table:table-row table:style-name="Table10.1">
          <table:table-cell table:style-name="Table10.A2" office:value-type="string">
            <text:p text:style-name="P6"><text:span text:style-name="T8">Initiative:</text:span></text:p>
          </table:table-cell>
          <table:table-cell table:style-name="Table10.A2" office:value-type="string">
            <text:p text:style-name="P6"><text:span text:style-name="T1">+0</text:span></text:p>
          </table:table-cell>
        </table:table-row>
        <table:table-row table:style-name="Table10.1">
          <table:table-cell table:style-name="Table10.A2" office:value-type="string">
            <text:p text:style-name="P6"><text:span text:style-name="T8">Speed:</text:span></text:p>
          </table:table-cell>
          <table:table-cell table:style-name="Table10.A2" office:value-type="string">
            <text:p text:style-name="P6"><text:span text:style-name="T1">30 ft. (6 squares)</text:span></text:p>
          </table:table-cell>
        </table:table-row>
        <table:table-row table:style-name="Table10.1">
          <table:table-cell table:style-name="Table10.A2" office:value-type="string">
            <text:p text:style-name="P6"><text:span text:style-name="T8">Armor Class:</text:span></text:p>
          </table:table-cell>
          <table:table-cell table:style-name="Table10.A2" office:value-type="string">
            <text:p text:style-name="P6"><text:span text:style-name="T1">15 (+1 size, +4 </text:span><text:span text:style-name="T9">inertial armor</text:span><text:span text:style-name="T1">), touch 11, flatfooted 15</text:span></text:p>
          </table:table-cell>
        </table:table-row>
        <table:table-row table:style-name="Table10.1">
          <table:table-cell table:style-name="Table10.A2" office:value-type="string">
            <text:p text:style-name="P6"><text:span text:style-name="T8">Base Attack/Grapple:</text:span></text:p>
          </table:table-cell>
          <table:table-cell table:style-name="Table10.A2" office:value-type="string">
            <text:p text:style-name="P6"><text:span text:style-name="T1">+0/–6</text:span></text:p>
          </table:table-cell>
        </table:table-row>
        <table:table-row table:style-name="Table10.1">
          <table:table-cell table:style-name="Table10.A2" office:value-type="string">
            <text:p text:style-name="P6"><text:span text:style-name="T8">Attack:</text:span></text:p>
          </table:table-cell>
          <table:table-cell table:style-name="Table10.A2" office:value-type="string">
            <text:p text:style-name="P6"><text:span text:style-name="T1">Quarterstaff –2 melee (1d4–2) or light crossbow +0 ranged (1d6/19–20)</text:span></text:p>
          </table:table-cell>
        </table:table-row>
        <table:table-row table:style-name="Table10.1">
          <table:table-cell table:style-name="Table10.A2" office:value-type="string">
            <text:p text:style-name="P6"><text:span text:style-name="T8">Full Attack:</text:span></text:p>
          </table:table-cell>
          <table:table-cell table:style-name="Table10.A2" office:value-type="string">
            <text:p text:style-name="P6"><text:span text:style-name="T1">Quarterstaff –2 melee (1d4–2) or light crossbow +0 ranged (1d6/19–20)</text:span></text:p>
          </table:table-cell>
        </table:table-row>
        <table:table-row table:style-name="Table10.1">
          <table:table-cell table:style-name="Table10.A2" office:value-type="string">
            <text:p text:style-name="P6"><text:span text:style-name="T8">Space/Reach:</text:span></text:p>
          </table:table-cell>
          <table:table-cell table:style-name="Table10.A2" office:value-type="string">
            <text:p text:style-name="P6"><text:span text:style-name="T1">5 ft./5 ft.</text:span></text:p>
          </table:table-cell>
        </table:table-row>
        <table:table-row table:style-name="Table10.1">
          <table:table-cell table:style-name="Table10.A2" office:value-type="string">
            <text:p text:style-name="P6"><text:span text:style-name="T8">Special Attacks:</text:span></text:p>
          </table:table-cell>
          <table:table-cell table:style-name="Table10.A2" office:value-type="string">
            <text:p text:style-name="P6"><text:span text:style-name="T1">Psionic powers</text:span></text:p>
          </table:table-cell>
        </table:table-row>
        <table:table-row table:style-name="Table10.1">
          <table:table-cell table:style-name="Table10.A2" office:value-type="string">
            <text:p text:style-name="P6"><text:span text:style-name="T8">Special Qualities:</text:span></text:p>
          </table:table-cell>
          <table:table-cell table:style-name="Table10.A2" office:value-type="string">
            <text:p text:style-name="P6"><text:span text:style-name="T1">Darkvision 60 ft.</text:span></text:p>
          </table:table-cell>
        </table:table-row>
        <table:table-row table:style-name="Table10.1">
          <table:table-cell table:style-name="Table10.A2" office:value-type="string">
            <text:p text:style-name="P6"><text:span text:style-name="T8">Saves:</text:span></text:p>
          </table:table-cell>
          <table:table-cell table:style-name="Table10.A2" office:value-type="string">
            <text:p text:style-name="P6"><text:span text:style-name="T1">Fort +1, Ref +0, Will +2</text:span></text:p>
          </table:table-cell>
        </table:table-row>
        <table:table-row table:style-name="Table10.1">
          <table:table-cell table:style-name="Table10.A2" office:value-type="string">
            <text:p text:style-name="P6"><text:span text:style-name="T8">Abilities:</text:span></text:p>
          </table:table-cell>
          <table:table-cell table:style-name="Table10.A2" office:value-type="string">
            <text:p text:style-name="P6"><text:span text:style-name="T1">Str 6, Dex 11, Con 12, Int 15, Wis 10, Cha 7</text:span></text:p>
          </table:table-cell>
        </table:table-row>
        <table:table-row table:style-name="Table10.1">
          <table:table-cell table:style-name="Table10.A2" office:value-type="string">
            <text:p text:style-name="P6"><text:span text:style-name="T8">Skills:</text:span></text:p>
          </table:table-cell>
          <table:table-cell table:style-name="Table10.A2" office:value-type="string">
            <text:p text:style-name="P6"><text:span text:style-name="T1">Concentration +5, Hide +6, Move Silently +4,</text:span></text:p>
          </table:table-cell>
        </table:table-row>
        <table:table-row table:style-name="Table10.1">
          <table:table-cell table:style-name="Table10.A2" office:value-type="string">
            <text:p text:style-name="P6"><text:span text:style-name="T8">Psicraft +6, Ride +4, Spot +2</text:span></text:p>
          </table:table-cell>
          <table:table-cell table:style-name="Table10.A2" office:value-type="string">
            <text:p text:style-name="P7"/>
          </table:table-cell>
        </table:table-row>
        <table:table-row table:style-name="Table10.1">
          <table:table-cell table:style-name="Table10.A2" office:value-type="string">
            <text:p text:style-name="P6"><text:span text:style-name="T8">Feats:</text:span></text:p>
          </table:table-cell>
          <table:table-cell table:style-name="Table10.A2" office:value-type="string">
            <text:p text:style-name="P6"><text:span text:style-name="T1">Psionic Body, Wild Talent</text:span><text:span text:style-name="T13">B</text:span></text:p>
          </table:table-cell>
        </table:table-row>
        <table:table-row table:style-name="Table10.1">
          <table:table-cell table:style-name="Table10.A2" office:value-type="string">
            <text:p text:style-name="P6"><text:span text:style-name="T8">Environment:</text:span></text:p>
          </table:table-cell>
          <table:table-cell table:style-name="Table10.A2" office:value-type="string">
            <text:p text:style-name="P6"><text:span text:style-name="T1">Temperate plains</text:span></text:p>
          </table:table-cell>
        </table:table-row>
        <table:table-row table:style-name="Table10.1">
          <table:table-cell table:style-name="Table10.A2" office:value-type="string">
            <text:p text:style-name="P6"><text:span text:style-name="T8">Organization:</text:span></text:p>
          </table:table-cell>
          <table:table-cell table:style-name="Table10.A2" office:value-type="string">
            <text:p text:style-name="P6"><text:span text:style-name="T1">Solitary, gang (1 plus 4–9 goblin warriors), band (2d10 plus 10–100 goblin warriors plus 100% noncombatants plus 1 3rd-level sergeant per 20 adults and 1 leader of 4th–6th level), warband (2d4 plus 10–24 goblin warriors with worg mounts), or tribe (4d10 plus 40–400 goblin warriors plus 100% noncombatants plus 1 3rd-level sergeant per 20 adults, 1 or 2 lieutenants of 4th or 5th level, 1 leader of 6th–8th level, 10–24 worgs, and 2–4 dire wolves)</text:span></text:p>
          </table:table-cell>
        </table:table-row>
        <table:table-row table:style-name="Table10.1">
          <table:table-cell table:style-name="Table10.A2" office:value-type="string">
            <text:p text:style-name="P6"><text:span text:style-name="T8">Challenge Rating:</text:span></text:p>
          </table:table-cell>
          <table:table-cell table:style-name="Table10.A2" office:value-type="string">
            <text:p text:style-name="P6"><text:span text:style-name="T1">1</text:span></text:p>
          </table:table-cell>
        </table:table-row>
        <table:table-row table:style-name="Table10.1">
          <table:table-cell table:style-name="Table10.A2" office:value-type="string">
            <text:p text:style-name="P6"><text:span text:style-name="T8">Treasure:</text:span></text:p>
          </table:table-cell>
          <table:table-cell table:style-name="Table10.A2" office:value-type="string">
            <text:p text:style-name="P6"><text:span text:style-name="T1">Standard</text:span></text:p>
          </table:table-cell>
        </table:table-row>
        <table:table-row table:style-name="Table10.1">
          <table:table-cell table:style-name="Table10.A2" office:value-type="string">
            <text:p text:style-name="P6"><text:span text:style-name="T8">Alignment:</text:span></text:p>
          </table:table-cell>
          <table:table-cell table:style-name="Table10.A2" office:value-type="string">
            <text:p text:style-name="P6"><text:span text:style-name="T1">Usually neutral evil</text:span></text:p>
          </table:table-cell>
        </table:table-row>
        <table:table-row table:style-name="Table10.1">
          <table:table-cell table:style-name="Table10.A2" office:value-type="string">
            <text:p text:style-name="P6"><text:span text:style-name="T8">Advancement:</text:span></text:p>
          </table:table-cell>
          <table:table-cell table:style-name="Table10.A2" office:value-type="string">
            <text:p text:style-name="P6"><text:span text:style-name="T1">By character class (usually psion)</text:span></text:p>
          </table:table-cell>
        </table:table-row>
        <table:table-row table:style-name="Table10.1">
          <table:table-cell table:style-name="Table10.A24" office:value-type="string">
            <text:p text:style-name="P14"><text:span text:style-name="T8">Level Adjustment:</text:span></text:p>
          </table:table-cell>
          <table:table-cell table:style-name="Table10.A24" office:value-type="string">
            <text:p text:style-name="P14"><text:span text:style-name="T1">+0</text:span></text:p>
          </table:table-cell>
        </table:table-row>
      </table:table>
      <text:p text:style-name="P6"><text:span text:style-name="T2">Blues are a subrace of goblins with an innate knack for psionics. A blue is often smaller than an average goblin, standing just about 3 feet tall and weighing about 40 pounds. Blues have noticeably blue-tinged skin, and their eyes are less dull than those of a common goblin. Otherwise, they resemble their kin. They generally dress in short leather robes, dyed black.</text:span></text:p>
      <text:p text:style-name="P6"><text:span text:style-name="T2">Blues speak Goblin and Common.</text:span></text:p>
      <text:p text:style-name="P6"><text:span text:style-name="T2">Most blues encountered outside their homes are psions; the information in the statistics block is for a psion of 1st level.</text:span></text:p>
      <text:h text:style-name="P4" text:outline-level="3"><text:span text:style-name="T6">COMBAT</text:span></text:h>
      <text:p text:style-name="P6"><text:span text:style-name="T2">Blues support goblin warriors in combat and are often called upon to lead a gang of goblins (from the rear) into battle.</text:span></text:p>
      <text:p text:style-name="P6"><text:span text:style-name="T4">Psionic Powers:</text:span><text:span text:style-name="T2"> The blue described here is a 1st-level psion.</text:span></text:p>
      <text:p text:style-name="P6"><text:soft-page-break/><text:span text:style-name="T3">Typical Psion Powers Known </text:span><text:span text:style-name="T2">(power points 3*; save DC 12 + power level): 1st—</text:span><text:span text:style-name="T3">inertial armor, mind thrust </text:span><text:span text:style-name="T2">(DC 13), </text:span><text:span text:style-name="T3">psionic charm </text:span><text:span text:style-name="T2">(DC 13). </text:span></text:p>
      <text:p text:style-name="P6"><text:span text:style-name="T2">Manifester level 1st. The save DCs are Intelligence-based.</text:span></text:p>
      <text:p text:style-name="P6"><text:span text:style-name="T2">*The blue shown here has already manifested </text:span><text:span text:style-name="T3">inertial armor; </text:span><text:span text:style-name="T2">its reserve is normally 4 power points.</text:span></text:p>
      <text:p text:style-name="P6"><text:span text:style-name="T4">Skills:</text:span><text:span text:style-name="T2"> Blues have a +4 racial bonus on Move Silently checks and Ride checks.</text:span></text:p>
      <text:p text:style-name="P6"><text:span text:style-name="T2">The blue psion presented here had the following ability scores before racial adjustments: Str 8, Dex 11, Con 12, Int 13, Wis 10, Cha 9.</text:span></text:p>
      <text:h text:style-name="P4" text:outline-level="3"><text:span text:style-name="T6">BLUES AS CHARACTERS</text:span></text:h>
      <text:p text:style-name="P6"><text:span text:style-name="T2">Blues tend to be psions, although blues raised in communities where their kind are rare may choose the path of the wilder.</text:span></text:p>
      <text:p text:style-name="P6"><text:span text:style-name="T2">Blue characters possess the following racial traits.</text:span></text:p>
      <text:p text:style-name="P6"><text:span text:style-name="T2">— –2 Strength, +2 Intelligence, –2 Charisma.</text:span></text:p>
      <text:p text:style-name="P6"><text:span text:style-name="T2">—Small size: +1 bonus to Armor Class, +1 bonus on attack rolls, +4 bonus on Hide checks, –4 penalty on grapple checks, lifting and carrying limits 3/4 of those of Medium characters.</text:span></text:p>
      <text:p text:style-name="P6"><text:span text:style-name="T2">—Blue base land speed is 30 feet.</text:span></text:p>
      <text:p text:style-name="P6"><text:span text:style-name="T2">—Darkvision out to 60 feet.</text:span></text:p>
      <text:p text:style-name="P6"><text:span text:style-name="T2">—Naturally Psionic: Blues gain 1 bonus power point at 1st level.</text:span></text:p>
      <text:p text:style-name="P6"><text:span text:style-name="T2">— Racial Skills: A blue character has a +4 racial bonus on Move Silently checks and Ride checks.</text:span></text:p>
      <text:p text:style-name="P6"><text:span text:style-name="T2">—Automatic Languages: Common, Goblin. Bonus Languages: Draconic, Elven, Giant, Gnoll, Orc.</text:span></text:p>
      <text:p text:style-name="P6"><text:span text:style-name="T2">—Favored Class: Psion.</text:span></text:p>
      <text:p text:style-name="P6"><text:span text:style-name="T2">—Level Adjustment: +1.</text:span></text:p>
      <text:p text:style-name="P11"/>
      <text:p text:style-name="P6"><text:span text:style-name="T5">BRAIN MOLE</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4"><text:span text:style-name="T8"><text:s/></text:span></text:p>
          </table:table-cell>
          <table:table-cell table:style-name="Table11.A1" office:value-type="string">
            <text:p text:style-name="P14"><text:span text:style-name="T1">Tiny Magical Beast (Psionic)</text:span></text:p>
          </table:table-cell>
        </table:table-row>
        <table:table-row table:style-name="Table11.1">
          <table:table-cell table:style-name="Table11.A2" office:value-type="string">
            <text:p text:style-name="P14"><text:span text:style-name="T8">Hit Dice:</text:span></text:p>
          </table:table-cell>
          <table:table-cell table:style-name="Table11.A2" office:value-type="string">
            <text:p text:style-name="P14"><text:span text:style-name="T1">1d10–2 (3 hp)</text:span></text:p>
          </table:table-cell>
        </table:table-row>
        <table:table-row table:style-name="Table11.1">
          <table:table-cell table:style-name="Table11.A2" office:value-type="string">
            <text:p text:style-name="P6"><text:span text:style-name="T8">Initiative:</text:span></text:p>
          </table:table-cell>
          <table:table-cell table:style-name="Table11.A2" office:value-type="string">
            <text:p text:style-name="P6"><text:span text:style-name="T1">+2</text:span></text:p>
          </table:table-cell>
        </table:table-row>
        <table:table-row table:style-name="Table11.1">
          <table:table-cell table:style-name="Table11.A2" office:value-type="string">
            <text:p text:style-name="P6"><text:span text:style-name="T8">Speed:</text:span></text:p>
          </table:table-cell>
          <table:table-cell table:style-name="Table11.A2" office:value-type="string">
            <text:p text:style-name="P6"><text:span text:style-name="T1">15 ft. (3 squares), burrow 15 ft.</text:span></text:p>
          </table:table-cell>
        </table:table-row>
        <table:table-row table:style-name="Table11.1">
          <table:table-cell table:style-name="Table11.A2" office:value-type="string">
            <text:p text:style-name="P6"><text:span text:style-name="T8">Armor Class:</text:span></text:p>
          </table:table-cell>
          <table:table-cell table:style-name="Table11.A2" office:value-type="string">
            <text:p text:style-name="P6"><text:span text:style-name="T1">14 (+2 size, +2 Dex), touch 14, flat-footed 12</text:span></text:p>
          </table:table-cell>
        </table:table-row>
        <table:table-row table:style-name="Table11.1">
          <table:table-cell table:style-name="Table11.A2" office:value-type="string">
            <text:p text:style-name="P6"><text:span text:style-name="T8">Base Attack/Grapple:</text:span></text:p>
          </table:table-cell>
          <table:table-cell table:style-name="Table11.A2" office:value-type="string">
            <text:p text:style-name="P6"><text:span text:style-name="T1">+1/–11</text:span></text:p>
          </table:table-cell>
        </table:table-row>
        <table:table-row table:style-name="Table11.1">
          <table:table-cell table:style-name="Table11.A2" office:value-type="string">
            <text:p text:style-name="P6"><text:span text:style-name="T8">Attack:</text:span></text:p>
          </table:table-cell>
          <table:table-cell table:style-name="Table11.A2" office:value-type="string">
            <text:p text:style-name="P6"><text:span text:style-name="T1">Bite +5 melee (1d3–4)</text:span></text:p>
          </table:table-cell>
        </table:table-row>
        <table:table-row table:style-name="Table11.1">
          <table:table-cell table:style-name="Table11.A2" office:value-type="string">
            <text:p text:style-name="P6"><text:span text:style-name="T8">Full Attack:</text:span></text:p>
          </table:table-cell>
          <table:table-cell table:style-name="Table11.A2" office:value-type="string">
            <text:p text:style-name="P6"><text:span text:style-name="T1">Bite +5 melee (1d3–4)</text:span></text:p>
          </table:table-cell>
        </table:table-row>
        <table:table-row table:style-name="Table11.1">
          <table:table-cell table:style-name="Table11.A2" office:value-type="string">
            <text:p text:style-name="P6"><text:span text:style-name="T8">Space/Reach:</text:span></text:p>
          </table:table-cell>
          <table:table-cell table:style-name="Table11.A2" office:value-type="string">
            <text:p text:style-name="P6"><text:span text:style-name="T1">2-1/2 ft./0 ft.</text:span></text:p>
          </table:table-cell>
        </table:table-row>
        <table:table-row table:style-name="Table11.1">
          <table:table-cell table:style-name="Table11.A2" office:value-type="string">
            <text:p text:style-name="P6"><text:span text:style-name="T8">Special Attacks:</text:span></text:p>
          </table:table-cell>
          <table:table-cell table:style-name="Table11.A2" office:value-type="string">
            <text:p text:style-name="P6"><text:span text:style-name="T1">Cascade flu, psi-like abilities</text:span></text:p>
          </table:table-cell>
        </table:table-row>
        <table:table-row table:style-name="Table11.1">
          <table:table-cell table:style-name="Table11.A2" office:value-type="string">
            <text:p text:style-name="P6"><text:span text:style-name="T8">Special Qualities:</text:span></text:p>
          </table:table-cell>
          <table:table-cell table:style-name="Table11.A2" office:value-type="string">
            <text:p text:style-name="P6"><text:span text:style-name="T1">Low-light vision, power conversion, scent</text:span></text:p>
          </table:table-cell>
        </table:table-row>
        <table:table-row table:style-name="Table11.1">
          <table:table-cell table:style-name="Table11.A2" office:value-type="string">
            <text:p text:style-name="P6"><text:span text:style-name="T8">Saves:</text:span></text:p>
          </table:table-cell>
          <table:table-cell table:style-name="Table11.A2" office:value-type="string">
            <text:p text:style-name="P6"><text:span text:style-name="T1">Fort +0, Ref +4, Will +2</text:span></text:p>
          </table:table-cell>
        </table:table-row>
        <table:table-row table:style-name="Table11.1">
          <table:table-cell table:style-name="Table11.A2" office:value-type="string">
            <text:p text:style-name="P6"><text:span text:style-name="T8">Abilities:</text:span></text:p>
          </table:table-cell>
          <table:table-cell table:style-name="Table11.A2" office:value-type="string">
            <text:p text:style-name="P6"><text:span text:style-name="T1">Str 2, Dex 14, Con 7, Int 2, Wis 14, Cha 11</text:span></text:p>
          </table:table-cell>
        </table:table-row>
        <table:table-row table:style-name="Table11.1">
          <table:table-cell table:style-name="Table11.A2" office:value-type="string">
            <text:p text:style-name="P6"><text:span text:style-name="T8">Skills:</text:span></text:p>
          </table:table-cell>
          <table:table-cell table:style-name="Table11.A2" office:value-type="string">
            <text:p text:style-name="P6"><text:span text:style-name="T1">Hide +15, Move Silently +7, Listen +6, Spot +2</text:span></text:p>
          </table:table-cell>
        </table:table-row>
        <table:table-row table:style-name="Table11.1">
          <table:table-cell table:style-name="Table11.A2" office:value-type="string">
            <text:p text:style-name="P6"><text:span text:style-name="T8">Feats:</text:span></text:p>
          </table:table-cell>
          <table:table-cell table:style-name="Table11.A2" office:value-type="string">
            <text:p text:style-name="P6"><text:span text:style-name="T1">Alertness, Weapon Finesse</text:span><text:span text:style-name="T13">B</text:span></text:p>
          </table:table-cell>
        </table:table-row>
        <table:table-row table:style-name="Table11.1">
          <table:table-cell table:style-name="Table11.A2" office:value-type="string">
            <text:p text:style-name="P6"><text:span text:style-name="T8">Environment:</text:span></text:p>
          </table:table-cell>
          <table:table-cell table:style-name="Table11.A2" office:value-type="string">
            <text:p text:style-name="P6"><text:span text:style-name="T1">Temperate forest</text:span></text:p>
          </table:table-cell>
        </table:table-row>
        <table:table-row table:style-name="Table11.1">
          <table:table-cell table:style-name="Table11.A2" office:value-type="string">
            <text:p text:style-name="P6"><text:span text:style-name="T8">Organization:</text:span></text:p>
          </table:table-cell>
          <table:table-cell table:style-name="Table11.A2" office:value-type="string">
            <text:p text:style-name="P6"><text:span text:style-name="T1">Nest (3–8)</text:span></text:p>
          </table:table-cell>
        </table:table-row>
        <table:table-row table:style-name="Table11.1">
          <table:table-cell table:style-name="Table11.A2" office:value-type="string">
            <text:p text:style-name="P6"><text:span text:style-name="T8">Challenge Rating:</text:span></text:p>
          </table:table-cell>
          <table:table-cell table:style-name="Table11.A2" office:value-type="string">
            <text:p text:style-name="P6"><text:span text:style-name="T1">1/2</text:span></text:p>
          </table:table-cell>
        </table:table-row>
        <table:table-row table:style-name="Table11.1">
          <table:table-cell table:style-name="Table11.A2" office:value-type="string">
            <text:p text:style-name="P6"><text:span text:style-name="T8">Treasure:</text:span></text:p>
          </table:table-cell>
          <table:table-cell table:style-name="Table11.A2" office:value-type="string">
            <text:p text:style-name="P6"><text:span text:style-name="T1">None</text:span></text:p>
          </table:table-cell>
        </table:table-row>
        <table:table-row table:style-name="Table11.1">
          <table:table-cell table:style-name="Table11.A2" office:value-type="string">
            <text:p text:style-name="P6"><text:span text:style-name="T8">Alignment:</text:span></text:p>
          </table:table-cell>
          <table:table-cell table:style-name="Table11.A2" office:value-type="string">
            <text:p text:style-name="P6"><text:span text:style-name="T1">Always neutral</text:span></text:p>
          </table:table-cell>
        </table:table-row>
        <table:table-row table:style-name="Table11.1">
          <table:table-cell table:style-name="Table11.A2" office:value-type="string">
            <text:p text:style-name="P6"><text:span text:style-name="T8">Advancement:</text:span></text:p>
          </table:table-cell>
          <table:table-cell table:style-name="Table11.A2" office:value-type="string">
            <text:p text:style-name="P6"><text:span text:style-name="T1">—</text:span></text:p>
          </table:table-cell>
        </table:table-row>
        <table:table-row table:style-name="Table11.1">
          <table:table-cell table:style-name="Table11.A22" office:value-type="string">
            <text:p text:style-name="P14"><text:span text:style-name="T8">Level Adjustment:</text:span></text:p>
          </table:table-cell>
          <table:table-cell table:style-name="Table11.A22" office:value-type="string">
            <text:p text:style-name="P14"><text:span text:style-name="T1">—</text:span></text:p>
          </table:table-cell>
        </table:table-row>
      </table:table>
      <text:p text:style-name="P6"><text:span text:style-name="T2">Brain moles are burrowing animals that use psionic powers to overcome large psionic prey. Small, furry, and nearly blind, brain moles are almost indistinguishable from their common animal cousins.</text:span></text:p>
      <text:p text:style-name="P6"><text:span text:style-name="T2">Brain moles eat small insects when they can’t get psionic energy.</text:span></text:p>
      <text:h text:style-name="P4" text:outline-level="3"><text:span text:style-name="T6">COMBAT</text:span></text:h>
      <text:p text:style-name="P6"><text:span text:style-name="T2">Brain moles hunger for psionic energy. They hide in loose dirt and detritus on forest floors, watching for the approach of psionic creatures with their </text:span><text:span text:style-name="T3">detect psionics </text:span><text:span text:style-name="T2">power. When a suitable target comes in range, the brain moles then attack with their </text:span><text:span text:style-name="T3">power leech </text:span><text:span text:style-name="T2">ability. The moles remain hidden as long as possible. If threatened, they use </text:span><text:span text:style-name="T3">aversion </text:span><text:span text:style-name="T2">and </text:span><text:span text:style-name="T3">mind thrust </text:span><text:span text:style-name="T2">to discourage attackers, using their bite only as a last resort.</text:span></text:p>
      <text:p text:style-name="P6"><text:span text:style-name="T4">Cascade Flu (Ex):</text:span><text:span text:style-name="T2"> Disease—bite; Fortitude DC 9, incubation period one day, damage psionic cascade (every time an afflicted character manifests a power, she must make a DC 16 Concentration check; on a failed check, a psionic cascade is triggered [see Psionic Maladies]). The save DC is Constitution-based. </text:span></text:p>
      <text:p text:style-name="P6"><text:span text:style-name="T4">Psi-Like Abilities:</text:span><text:span text:style-name="T2"> At will—</text:span><text:span text:style-name="T3">detect psionics, power leech </text:span><text:span text:style-name="T2">(ML 5th, DC 14)</text:span><text:span text:style-name="T3">; </text:span><text:span text:style-name="T2">3/day—</text:span><text:span text:style-name="T3">aversion </text:span><text:span text:style-name="T2">(DC 12)</text:span><text:span text:style-name="T3">, mind thrust </text:span><text:span text:style-name="T2">(DC 11)</text:span><text:span text:style-name="T3">. </text:span><text:span text:style-name="T2">Manifester level 1st. The save DCs are Charisma-based. </text:span></text:p>
      <text:p text:style-name="P6"><text:span text:style-name="T4">Hide Mind (Su): </text:span><text:span text:style-name="T2">A brain mole cannot be identified as psionic by divination spells or clairsentience powers. </text:span></text:p>
      <text:p text:style-name="P6"><text:span text:style-name="T4">Power Conversion (Su):</text:span><text:span text:style-name="T2"> When a brain mole drains a power point by means of its </text:span><text:span text:style-name="T3">power leech </text:span><text:span text:style-name="T2">power, it immediately heals 1 hit point. If it is already at full normal hit points, it instead gains psionic sustenance sufficient to supply its need for nourishment for 24 hours. </text:span></text:p>
      <text:p text:style-name="P6"><text:span text:style-name="T4">Skills: </text:span><text:span text:style-name="T2">Brain moles have a +4 racial bonus on Hide and Move Silently checks and a –2 racial penalty on Spot checks.</text:span></text:p>
      <text:p text:style-name="P11"/>
      <text:p text:style-name="P6"><text:span text:style-name="T5">CALLER IN DARKNESS</text:span></text:p>
      <table:table table:name="Table12" table:style-name="Table12">
        <table:table-column table:style-name="Table12.A"/>
        <table:table-column table:style-name="Table12.B"/>
        <text:soft-page-break/>
        <table:table-row table:style-name="Table12.1">
          <table:table-cell table:style-name="Table12.A1" office:value-type="string">
            <text:p text:style-name="P14"><text:span text:style-name="T8"><text:s/></text:span></text:p>
          </table:table-cell>
          <table:table-cell table:style-name="Table12.A1" office:value-type="string">
            <text:p text:style-name="P14"><text:span text:style-name="T1">Large Undead (Incorporeal, Psionic)</text:span></text:p>
          </table:table-cell>
        </table:table-row>
        <table:table-row table:style-name="Table12.1">
          <table:table-cell table:style-name="Table12.A2" office:value-type="string">
            <text:p text:style-name="P14"><text:span text:style-name="T8">Hit Dice:</text:span></text:p>
          </table:table-cell>
          <table:table-cell table:style-name="Table12.A2" office:value-type="string">
            <text:p text:style-name="P14"><text:span text:style-name="T1">11d12 (71 hp)</text:span></text:p>
          </table:table-cell>
        </table:table-row>
        <table:table-row table:style-name="Table12.1">
          <table:table-cell table:style-name="Table12.A2" office:value-type="string">
            <text:p text:style-name="P6"><text:span text:style-name="T8">Initiative:</text:span></text:p>
          </table:table-cell>
          <table:table-cell table:style-name="Table12.A2" office:value-type="string">
            <text:p text:style-name="P6"><text:span text:style-name="T1">+7</text:span></text:p>
          </table:table-cell>
        </table:table-row>
        <table:table-row table:style-name="Table12.1">
          <table:table-cell table:style-name="Table12.A2" office:value-type="string">
            <text:p text:style-name="P6"><text:span text:style-name="T8">Speed:</text:span></text:p>
          </table:table-cell>
          <table:table-cell table:style-name="Table12.A2" office:value-type="string">
            <text:p text:style-name="P6"><text:span text:style-name="T1">30 ft. (6 squares), fly 60 ft. (good)</text:span></text:p>
          </table:table-cell>
        </table:table-row>
        <table:table-row table:style-name="Table12.1">
          <table:table-cell table:style-name="Table12.A2" office:value-type="string">
            <text:p text:style-name="P6"><text:span text:style-name="T8">Armor Class:</text:span></text:p>
          </table:table-cell>
          <table:table-cell table:style-name="Table12.A2" office:value-type="string">
            <text:p text:style-name="P6"><text:span text:style-name="T1">14 (–1 size, +3 Dex, +2 deflection), touch 14, flat-footed 11</text:span></text:p>
          </table:table-cell>
        </table:table-row>
        <table:table-row table:style-name="Table12.1">
          <table:table-cell table:style-name="Table12.A2" office:value-type="string">
            <text:p text:style-name="P6"><text:span text:style-name="T8">Base Attack/Grapple:</text:span></text:p>
          </table:table-cell>
          <table:table-cell table:style-name="Table12.A2" office:value-type="string">
            <text:p text:style-name="P6"><text:span text:style-name="T1">+5/—</text:span></text:p>
          </table:table-cell>
        </table:table-row>
        <table:table-row table:style-name="Table12.1">
          <table:table-cell table:style-name="Table12.A2" office:value-type="string">
            <text:p text:style-name="P6"><text:span text:style-name="T8">Attack:</text:span></text:p>
          </table:table-cell>
          <table:table-cell table:style-name="Table12.A2" office:value-type="string">
            <text:p text:style-name="P6"><text:span text:style-name="T1">Incorporeal touch +7 melee (2d6)</text:span></text:p>
          </table:table-cell>
        </table:table-row>
        <table:table-row table:style-name="Table12.1">
          <table:table-cell table:style-name="Table12.A2" office:value-type="string">
            <text:p text:style-name="P6"><text:span text:style-name="T8">Full Attack:</text:span></text:p>
          </table:table-cell>
          <table:table-cell table:style-name="Table12.A2" office:value-type="string">
            <text:p text:style-name="P6"><text:span text:style-name="T1">4 incorporeal touches +7 melee (2d6)</text:span></text:p>
          </table:table-cell>
        </table:table-row>
        <table:table-row table:style-name="Table12.1">
          <table:table-cell table:style-name="Table12.A2" office:value-type="string">
            <text:p text:style-name="P6"><text:span text:style-name="T8">Space/Reach:</text:span></text:p>
          </table:table-cell>
          <table:table-cell table:style-name="Table12.A2" office:value-type="string">
            <text:p text:style-name="P6"><text:span text:style-name="T1">10 ft./10 ft.</text:span></text:p>
          </table:table-cell>
        </table:table-row>
        <table:table-row table:style-name="Table12.1">
          <table:table-cell table:style-name="Table12.A2" office:value-type="string">
            <text:p text:style-name="P6"><text:span text:style-name="T8">Special Attacks:</text:span></text:p>
          </table:table-cell>
          <table:table-cell table:style-name="Table12.A2" office:value-type="string">
            <text:p text:style-name="P6"><text:span text:style-name="T1">Psi-like abilities, steal essence</text:span></text:p>
          </table:table-cell>
        </table:table-row>
        <table:table-row table:style-name="Table12.1">
          <table:table-cell table:style-name="Table12.A2" office:value-type="string">
            <text:p text:style-name="P6"><text:span text:style-name="T8">Special Qualities:</text:span></text:p>
          </table:table-cell>
          <table:table-cell table:style-name="Table12.A2" office:value-type="string">
            <text:p text:style-name="P6"><text:span text:style-name="T1">Incorporeal traits, undead traits, unnatural aura, vulnerability to sunlight</text:span></text:p>
          </table:table-cell>
        </table:table-row>
        <table:table-row table:style-name="Table12.1">
          <table:table-cell table:style-name="Table12.A2" office:value-type="string">
            <text:p text:style-name="P6"><text:span text:style-name="T8">Saves:</text:span></text:p>
          </table:table-cell>
          <table:table-cell table:style-name="Table12.A2" office:value-type="string">
            <text:p text:style-name="P6"><text:span text:style-name="T1">Fort +3, Ref +6, Will +9</text:span></text:p>
          </table:table-cell>
        </table:table-row>
        <table:table-row table:style-name="Table12.1">
          <table:table-cell table:style-name="Table12.A2" office:value-type="string">
            <text:p text:style-name="P6"><text:span text:style-name="T8">Abilities:</text:span></text:p>
          </table:table-cell>
          <table:table-cell table:style-name="Table12.A2" office:value-type="string">
            <text:p text:style-name="P6"><text:span text:style-name="T1">Str —, Dex 16, Con —, Int 14, Wis 14, Cha 15</text:span></text:p>
          </table:table-cell>
        </table:table-row>
        <table:table-row table:style-name="Table12.1">
          <table:table-cell table:style-name="Table12.A2" office:value-type="string">
            <text:p text:style-name="P6"><text:span text:style-name="T8">Skills:</text:span></text:p>
          </table:table-cell>
          <table:table-cell table:style-name="Table12.A2" office:value-type="string">
            <text:p text:style-name="P6"><text:span text:style-name="T1">Hide +9, Intimidate +12, Knowledge (psionics) +12, Listen +14, Psicraft +12, Search +12, Sense Motive +12, Spot +14</text:span></text:p>
          </table:table-cell>
        </table:table-row>
        <table:table-row table:style-name="Table12.1">
          <table:table-cell table:style-name="Table12.A2" office:value-type="string">
            <text:p text:style-name="P6"><text:span text:style-name="T8">Feats:</text:span></text:p>
          </table:table-cell>
          <table:table-cell table:style-name="Table12.A2" office:value-type="string">
            <text:p text:style-name="P6"><text:span text:style-name="T1">Blind-Fight, Combat Reflexes, Improved Initiative, Weapon Finesse </text:span></text:p>
          </table:table-cell>
        </table:table-row>
        <table:table-row table:style-name="Table12.1">
          <table:table-cell table:style-name="Table12.A2" office:value-type="string">
            <text:p text:style-name="P6"><text:span text:style-name="T8">Environment:</text:span></text:p>
          </table:table-cell>
          <table:table-cell table:style-name="Table12.A2" office:value-type="string">
            <text:p text:style-name="P6"><text:span text:style-name="T1">Underground</text:span></text:p>
          </table:table-cell>
        </table:table-row>
        <table:table-row table:style-name="Table12.1">
          <table:table-cell table:style-name="Table12.A2" office:value-type="string">
            <text:p text:style-name="P6"><text:span text:style-name="T8">Organization:</text:span></text:p>
          </table:table-cell>
          <table:table-cell table:style-name="Table12.A2" office:value-type="string">
            <text:p text:style-name="P6"><text:span text:style-name="T1">Solitary</text:span></text:p>
          </table:table-cell>
        </table:table-row>
        <table:table-row table:style-name="Table12.1">
          <table:table-cell table:style-name="Table12.A2" office:value-type="string">
            <text:p text:style-name="P6"><text:span text:style-name="T8">Challenge Rating:</text:span></text:p>
          </table:table-cell>
          <table:table-cell table:style-name="Table12.A2" office:value-type="string">
            <text:p text:style-name="P6"><text:span text:style-name="T1">9</text:span></text:p>
          </table:table-cell>
        </table:table-row>
        <table:table-row table:style-name="Table12.1">
          <table:table-cell table:style-name="Table12.A2" office:value-type="string">
            <text:p text:style-name="P6"><text:span text:style-name="T8">Treasure:</text:span></text:p>
          </table:table-cell>
          <table:table-cell table:style-name="Table12.A2" office:value-type="string">
            <text:p text:style-name="P6"><text:span text:style-name="T1">None</text:span></text:p>
          </table:table-cell>
        </table:table-row>
        <table:table-row table:style-name="Table12.1">
          <table:table-cell table:style-name="Table12.A2" office:value-type="string">
            <text:p text:style-name="P6"><text:span text:style-name="T8">Alignment:</text:span></text:p>
          </table:table-cell>
          <table:table-cell table:style-name="Table12.A2" office:value-type="string">
            <text:p text:style-name="P6"><text:span text:style-name="T1">Always chaotic evil</text:span></text:p>
          </table:table-cell>
        </table:table-row>
        <table:table-row table:style-name="Table12.1">
          <table:table-cell table:style-name="Table12.A2" office:value-type="string">
            <text:p text:style-name="P6"><text:span text:style-name="T8">Advancement:</text:span></text:p>
          </table:table-cell>
          <table:table-cell table:style-name="Table12.A2" office:value-type="string">
            <text:p text:style-name="P6"><text:span text:style-name="T1">12–22 HD (Large); 23–33 HD (Huge)</text:span></text:p>
          </table:table-cell>
        </table:table-row>
        <table:table-row table:style-name="Table12.1">
          <table:table-cell table:style-name="Table12.A22" office:value-type="string">
            <text:p text:style-name="P14"><text:span text:style-name="T8">Level Adjustment:</text:span></text:p>
          </table:table-cell>
          <table:table-cell table:style-name="Table12.A22" office:value-type="string">
            <text:p text:style-name="P14"><text:span text:style-name="T1">—</text:span></text:p>
          </table:table-cell>
        </table:table-row>
      </table:table>
      <text:p text:style-name="P6"><text:span text:style-name="T2">A caller in darkness is an incorporeal creature composed of the minds of dozens of victims who died together in terror. It seeks to draw others into its fearwracked, hellish existence.</text:span></text:p>
      <text:p text:style-name="P6"><text:span text:style-name="T2">Callers in darkness rarely speak, but when they do, they speak Common.</text:span></text:p>
      <text:h text:style-name="P3" text:outline-level="2"><text:span text:style-name="T10">COMBAT</text:span></text:h>
      <text:p text:style-name="P6"><text:span text:style-name="T4">Psi-Like Abilities: </text:span><text:span text:style-name="T2">At will—</text:span><text:span text:style-name="T3">clairvoyant sense, concussion blast </text:span><text:span text:style-name="T2">(two targets, 3d6*)</text:span><text:span text:style-name="T3">, detect psionics, ego whip </text:span><text:span text:style-name="T2">(2d4, DC 16*), </text:span><text:span text:style-name="T3">mind thrust </text:span><text:span text:style-name="T2">(7d10, DC 16*); 3/day—</text:span><text:span text:style-name="T3">death urge </text:span><text:span text:style-name="T2">(DC 16), </text:span><text:span text:style-name="T3">psychic crush </text:span><text:span text:style-name="T2">(DC 13**), </text:span><text:span text:style-name="T3">psionic suggestion </text:span><text:span text:style-name="T2">(three targets, DC 14*); 1/ day—</text:span><text:span text:style-name="T3">co-opt concentration </text:span><text:span text:style-name="T2">(DC 18). Manifester level 7th. The save DCs are Charisma-based.</text:span></text:p>
      <text:p text:style-name="P6"><text:span text:style-name="T2">*Includes augmentation for the caller’s manifester level.</text:span></text:p>
      <text:p text:style-name="P6"><text:span text:style-name="T2">**Includes the inherent +4 save adjustment described in the power.</text:span></text:p>
      <text:p text:style-name="P6"><text:span text:style-name="T4">Steal Essence (Su):</text:span><text:span text:style-name="T2"> Any living, intelligent creature slain by a caller in darkness’s touch attack is mentally absorbed into the monster’s consciousness. (The physical body of the victim remains intact). Stealing a victim’s essence is a free action; it grants the caller 12 temporary hit points, and a permanent new screaming face appears within its cloud.</text:span></text:p>
      <text:p text:style-name="P6"><text:span text:style-name="T2">A caller in darkness can also steal the essence of living, intelligent creatures within 30 feet that are paralyzed or sleeping, or that are helpless due to having a mental ability score reduced to 0 (often by the caller’s </text:span><text:span text:style-name="T3">ego whip </text:span><text:span text:style-name="T2">attack). Doing so is a standard action that provokes attacks of opportunity. The victim dies, and the caller gains 12 temporary hit points.</text:span></text:p>
      <text:p text:style-name="P6"><text:span text:style-name="T4">Incorporeal Traits:</text:span><text:span text:style-name="T2"> A caller in darkness is harmed only by other incorporeal creatures, magic weapons, spells, spell-like abilities, and supernatural abilities. It has a 50% chance to ignore any damage from a corporeal source, except for force effects or attacks made with ghost touch weapons. It can pass through solid objects, but not force effects, at will. Its attacks ignore natural armor, armor, and shields, but deflection bonuses and force effects work normally against them. The creature always moves silently and cannot be heard with Listen checks if it doesn’t wish to be. </text:span></text:p>
      <text:p text:style-name="P6"><text:span text:style-name="T4">Undead Traits:</text:span><text:span text:style-name="T2"> A caller in darkness is immune to mind-affecting effects, poison, </text:span><text:span text:style-name="T3">sleep, </text:span><text:span text:style-name="T2">paralysis, stunning, disease, death effects, and any effect that requires a Fortitude save unless it also works on objects or is harmless. It is not subject to critical hits, nonlethal damage, ability damage to its physical ability scores, ability drain, energy drain, fatigue, exhaustion, or death from massive damage. It cannot be raised, and </text:span><text:span text:style-name="T3">resurrection </text:span><text:span text:style-name="T2">works only if it is willing. It has darkvision out to 60 feet.</text:span></text:p>
      <text:p text:style-name="P6"><text:span text:style-name="T4">Unnatural Aura (Su): </text:span><text:span text:style-name="T2">Animals can sense the unnatural presence of a caller in darkness. Any animal within 30 feet must make a DC 17 Will save or become panicked until it is no longer within 30 feet of the caller in darkness. A panicked creature that is cornered begins cowering. The save DC is Charisma-based.</text:span></text:p>
      <text:p text:style-name="P6"><text:span text:style-name="T4">Vulnerability to Sunlight (Ex): </text:span><text:span text:style-name="T2">Callers in darkness are utterly powerless in natural sunlight (not merely a </text:span><text:span text:style-name="T3">daylight </text:span><text:span text:style-name="T2">spell) and flee from it. A caller caught in sunlight cannot attack and can take only a single move action or standard action each turn, but <text:s/>not both (nor can it take full-round actions).</text:span></text:p>
      <text:p text:style-name="P11"/>
      <text:p text:style-name="P6"><text:span text:style-name="T5">CEREBRILITH</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4"><text:span text:style-name="T8"><text:s/></text:span></text:p>
          </table:table-cell>
          <table:table-cell table:style-name="Table13.A1" office:value-type="string">
            <text:p text:style-name="P14"><text:span text:style-name="T1">Large Outsider (Chaotic, Evil, Extraplanar, Psionic)</text:span></text:p>
          </table:table-cell>
        </table:table-row>
        <table:table-row table:style-name="Table13.1">
          <table:table-cell table:style-name="Table13.A2" office:value-type="string">
            <text:p text:style-name="P14"><text:span text:style-name="T8">Hit Dice:</text:span></text:p>
          </table:table-cell>
          <table:table-cell table:style-name="Table13.A2" office:value-type="string">
            <text:p text:style-name="P14"><text:span text:style-name="T1">9d8+63 (103 hp)</text:span></text:p>
          </table:table-cell>
        </table:table-row>
        <table:table-row table:style-name="Table13.1">
          <table:table-cell table:style-name="Table13.A2" office:value-type="string">
            <text:p text:style-name="P6"><text:span text:style-name="T8">Initiative:</text:span></text:p>
          </table:table-cell>
          <table:table-cell table:style-name="Table13.A2" office:value-type="string">
            <text:p text:style-name="P6"><text:span text:style-name="T1">+1</text:span></text:p>
          </table:table-cell>
        </table:table-row>
        <table:table-row table:style-name="Table13.1">
          <table:table-cell table:style-name="Table13.A2" office:value-type="string">
            <text:p text:style-name="P6"><text:span text:style-name="T8">Speed:</text:span></text:p>
          </table:table-cell>
          <table:table-cell table:style-name="Table13.A2" office:value-type="string">
            <text:p text:style-name="P6"><text:span text:style-name="T1">30 ft. (6 squares)</text:span></text:p>
          </table:table-cell>
        </table:table-row>
        <table:table-row table:style-name="Table13.1">
          <table:table-cell table:style-name="Table13.A2" office:value-type="string">
            <text:p text:style-name="P6"><text:span text:style-name="T8">Armor Class:</text:span></text:p>
          </table:table-cell>
          <table:table-cell table:style-name="Table13.A2" office:value-type="string">
            <text:p text:style-name="P6"><text:span text:style-name="T1">25 (–1 size, +1 Dex, +15 natural), touch 10, flat-footed 24</text:span></text:p>
          </table:table-cell>
        </table:table-row>
        <table:table-row table:style-name="Table13.1">
          <table:table-cell table:style-name="Table13.A2" office:value-type="string">
            <text:p text:style-name="P6"><text:span text:style-name="T8">Base Attack/Grapple:</text:span></text:p>
          </table:table-cell>
          <table:table-cell table:style-name="Table13.A2" office:value-type="string">
            <text:p text:style-name="P6"><text:span text:style-name="T1">+9/+19</text:span></text:p>
          </table:table-cell>
        </table:table-row>
        <table:table-row table:style-name="Table13.1">
          <table:table-cell table:style-name="Table13.A2" office:value-type="string">
            <text:p text:style-name="P6"><text:span text:style-name="T8">Attack:</text:span></text:p>
          </table:table-cell>
          <table:table-cell table:style-name="Table13.A2" office:value-type="string">
            <text:p text:style-name="P6"><text:span text:style-name="T1">Bite +14 melee (1d8+6)</text:span></text:p>
          </table:table-cell>
        </table:table-row>
        <table:table-row table:style-name="Table13.1">
          <table:table-cell table:style-name="Table13.A2" office:value-type="string">
            <text:p text:style-name="P6"><text:span text:style-name="T8">Full Attack:</text:span></text:p>
          </table:table-cell>
          <table:table-cell table:style-name="Table13.A2" office:value-type="string">
            <text:p text:style-name="P6"><text:span text:style-name="T1">Bite +14 melee (1d8+6) and 2 claws +9 melee (1d6+3)</text:span></text:p>
          </table:table-cell>
        </table:table-row>
        <table:table-row table:style-name="Table13.1">
          <table:table-cell table:style-name="Table13.A2" office:value-type="string">
            <text:p text:style-name="P6"><text:span text:style-name="T8">Space/Reach:</text:span></text:p>
          </table:table-cell>
          <table:table-cell table:style-name="Table13.A2" office:value-type="string">
            <text:p text:style-name="P6"><text:span text:style-name="T1">10 ft./10 ft.</text:span></text:p>
          </table:table-cell>
        </table:table-row>
        <table:table-row table:style-name="Table13.1">
          <table:table-cell table:style-name="Table13.A2" office:value-type="string">
            <text:p text:style-name="P6"><text:span text:style-name="T8">Special Attacks:</text:span></text:p>
          </table:table-cell>
          <table:table-cell table:style-name="Table13.A2" office:value-type="string">
            <text:p text:style-name="P6"><text:span text:style-name="T1">Psi-like abilities, spell-like abilities, </text:span><text:span text:style-name="T9">summon demon</text:span></text:p>
          </table:table-cell>
        </table:table-row>
        <table:table-row table:style-name="Table13.1">
          <table:table-cell table:style-name="Table13.A2" office:value-type="string">
            <text:p text:style-name="P6"><text:span text:style-name="T8">Special Qualities:</text:span></text:p>
          </table:table-cell>
          <table:table-cell table:style-name="Table13.A2" office:value-type="string">
            <text:p text:style-name="P6"><text:span text:style-name="T1">Damage reduction 10/good, darkvision 60 ft., immunity to electricity and poison, outsider traits, psionic traits, resistance to acid 10, cold 10, and fire 10, power resistance 20, telepathy 100 ft.</text:span></text:p>
          </table:table-cell>
        </table:table-row>
        <table:table-row table:style-name="Table13.1">
          <table:table-cell table:style-name="Table13.A2" office:value-type="string">
            <text:p text:style-name="P6"><text:span text:style-name="T8">Saves:</text:span></text:p>
          </table:table-cell>
          <table:table-cell table:style-name="Table13.A2" office:value-type="string">
            <text:p text:style-name="P6"><text:span text:style-name="T1">Fort +13, Ref +7, Will +10</text:span></text:p>
          </table:table-cell>
        </table:table-row>
        <table:table-row table:style-name="Table13.1">
          <table:table-cell table:style-name="Table13.A2" office:value-type="string">
            <text:p text:style-name="P6"><text:span text:style-name="T8">Abilities:</text:span></text:p>
          </table:table-cell>
          <table:table-cell table:style-name="Table13.A2" office:value-type="string">
            <text:p text:style-name="P6"><text:span text:style-name="T1">Str 22, Dex 13, Con 25, Int 15, Wis 18, Cha 21</text:span></text:p>
          </table:table-cell>
        </table:table-row>
        <table:table-row table:style-name="Table13.1">
          <table:table-cell table:style-name="Table13.A2" office:value-type="string">
            <text:p text:style-name="P6"><text:span text:style-name="T8">Skills:</text:span></text:p>
          </table:table-cell>
          <table:table-cell table:style-name="Table13.A2" office:value-type="string">
            <text:p text:style-name="P6"><text:span text:style-name="T1">Concentration +17, Hide +7, Jump +16, Knowledge (arcana) +12, Knowledge (psionics) +12, Knowledge (planes) +12, Listen +22, Move Silently +11, Psicraft +12, Search +12, Sense Motive +14, Spot +22</text:span></text:p>
          </table:table-cell>
        </table:table-row>
        <table:table-row table:style-name="Table13.1">
          <table:table-cell table:style-name="Table13.A2" office:value-type="string">
            <text:p text:style-name="P6"><text:span text:style-name="T8">Feats:</text:span></text:p>
          </table:table-cell>
          <table:table-cell table:style-name="Table13.A2" office:value-type="string">
            <text:p text:style-name="P6"><text:span text:style-name="T1">Power Attack, Psionic Meditation, Psionic Fist, Unavoidable Strike, Wild Talent</text:span><text:span text:style-name="T13">B</text:span></text:p>
          </table:table-cell>
        </table:table-row>
        <table:table-row table:style-name="Table13.1">
          <table:table-cell table:style-name="Table13.A2" office:value-type="string">
            <text:p text:style-name="P6"><text:span text:style-name="T8">Environment:</text:span></text:p>
          </table:table-cell>
          <table:table-cell table:style-name="Table13.A2" office:value-type="string">
            <text:p text:style-name="P6"><text:span text:style-name="T1">Chaotic evil planes</text:span></text:p>
          </table:table-cell>
        </table:table-row>
        <table:table-row table:style-name="Table13.1">
          <table:table-cell table:style-name="Table13.A2" office:value-type="string">
            <text:p text:style-name="P6"><text:span text:style-name="T8">Organization:</text:span></text:p>
          </table:table-cell>
          <table:table-cell table:style-name="Table13.A2" office:value-type="string">
            <text:p text:style-name="P6"><text:span text:style-name="T1">Solitary or gang (2–4)</text:span></text:p>
          </table:table-cell>
        </table:table-row>
        <table:table-row table:style-name="Table13.1">
          <table:table-cell table:style-name="Table13.A2" office:value-type="string">
            <text:p text:style-name="P6"><text:span text:style-name="T8">Challenge Rating:</text:span></text:p>
          </table:table-cell>
          <table:table-cell table:style-name="Table13.A2" office:value-type="string">
            <text:p text:style-name="P6"><text:span text:style-name="T1">10</text:span></text:p>
          </table:table-cell>
        </table:table-row>
        <table:table-row table:style-name="Table13.1">
          <table:table-cell table:style-name="Table13.A2" office:value-type="string">
            <text:p text:style-name="P6"><text:span text:style-name="T8">Treasure:</text:span></text:p>
          </table:table-cell>
          <table:table-cell table:style-name="Table13.A2" office:value-type="string">
            <text:p text:style-name="P6"><text:span text:style-name="T1">Standard</text:span></text:p>
          </table:table-cell>
        </table:table-row>
        <table:table-row table:style-name="Table13.1">
          <table:table-cell table:style-name="Table13.A2" office:value-type="string">
            <text:p text:style-name="P6"><text:span text:style-name="T8">Alignment:</text:span></text:p>
          </table:table-cell>
          <table:table-cell table:style-name="Table13.A2" office:value-type="string">
            <text:p text:style-name="P6"><text:span text:style-name="T1">Always chaotic evil</text:span></text:p>
          </table:table-cell>
        </table:table-row>
        <table:table-row table:style-name="Table13.1">
          <table:table-cell table:style-name="Table13.A2" office:value-type="string">
            <text:p text:style-name="P6"><text:span text:style-name="T8">Advancement:</text:span></text:p>
          </table:table-cell>
          <table:table-cell table:style-name="Table13.A2" office:value-type="string">
            <text:p text:style-name="P6"><text:span text:style-name="T1">10–18 HD (Large); 19–27 HD (Huge)</text:span></text:p>
          </table:table-cell>
        </table:table-row>
        <table:table-row table:style-name="Table13.1">
          <table:table-cell table:style-name="Table13.A22" office:value-type="string">
            <text:p text:style-name="P14"><text:span text:style-name="T8">Level Adjustment:</text:span></text:p>
          </table:table-cell>
          <table:table-cell table:style-name="Table13.A22" office:value-type="string">
            <text:p text:style-name="P14"><text:span text:style-name="T1">+9</text:span></text:p>
          </table:table-cell>
        </table:table-row>
      </table:table>
      <text:p text:style-name="P17"><text:span text:style-name="T6">COMBAT</text:span></text:p>
      <text:p text:style-name="P6"><text:span text:style-name="T2">Cerebriliths favor telepathic attacks, usually beginning a battle by launching a furious barrage of </text:span><text:span text:style-name="T3">ego whip </text:span><text:span text:style-name="T2">and </text:span><text:span text:style-name="T3">id insinuation </text:span><text:span text:style-name="T2">attacks. In melee, cerebriliths often use their Concentration skill to gain psionic focus, so that they can use Psionic Fist or Unavoidable Strike (the latter in conjunction with Power Attack).</text:span></text:p>
      <text:p text:style-name="P6"><text:span text:style-name="T2">A cerebrilith’s natural weapons, as well as any weapons it wields, are treated as chaotic-aligned and evil-aligned for the purpose of overcoming damage reduction.</text:span></text:p>
      <text:p text:style-name="P6"><text:span text:style-name="T4">Psi-Like Abilities:</text:span><text:span text:style-name="T2"> At will—</text:span><text:span text:style-name="T3">brain lock </text:span><text:span text:style-name="T2">(any nonmindless, DC 17*), </text:span><text:span text:style-name="T3">detect psionics, ego whip </text:span><text:span text:style-name="T2">(2d4, DC 19*)</text:span><text:span text:style-name="T3">, id insinuation </text:span><text:span text:style-name="T2">(four targets, DC 20*)</text:span><text:span text:style-name="T3">, mind trap </text:span><text:span text:style-name="T2">(5 rounds*)</text:span><text:span text:style-name="T3">; </text:span><text:span text:style-name="T2">3/day—</text:span><text:span text:style-name="T3">psionic dominate </text:span><text:span text:style-name="T2">(24 hours, DC 20*), </text:span><text:span text:style-name="T3">ectoplasmic form</text:span><text:span text:style-name="T2">, </text:span><text:span text:style-name="T3">mind probe </text:span><text:span text:style-name="T2">(DC 20); 1/day—</text:span><text:span text:style-name="T3">mind thrust </text:span><text:span text:style-name="T2">(9d10, DC 20*). Manifester level 9th. The save DCs are Charisma-based.</text:span></text:p>
      <text:p text:style-name="P6"><text:span text:style-name="T2">*Includes augmentation for the cerebrilith’s manifester level.</text:span></text:p>
      <text:p text:style-name="P6"><text:span text:style-name="T4">Spell-Like Abilities:</text:span><text:span text:style-name="T2"> At will—</text:span><text:span text:style-name="T3">deeper darkness, desecrate, detect good, dispel good </text:span><text:span text:style-name="T2">(DC 20)</text:span><text:span text:style-name="T3">, greater teleport </text:span><text:span text:style-name="T2">(self plus 50 pounds of objects only), </text:span><text:span text:style-name="T3">magic circle against good </text:span><text:span text:style-name="T2">(DC 18)</text:span><text:span text:style-name="T3">, unholy blight </text:span><text:span text:style-name="T2">(DC 19). Caster level 9th. The save DCs are Charisma-based.</text:span></text:p>
      <text:p text:style-name="P6"><text:span text:style-name="T4">Summon Demon (Sp):</text:span><text:span text:style-name="T2"> Once per day a cerebrilith can attempt to summon 4d6 dretches or another cerebrilith with a 35% chance of success. This ability is equivalent to a 4th-level spell.</text:span></text:p>
      <text:p text:style-name="P6"><text:span text:style-name="T4">Outsider Traits: </text:span><text:span text:style-name="T2">A cerebrilith cannot be </text:span><text:span text:style-name="T3">raised, reincarnated </text:span><text:span text:style-name="T2">or </text:span><text:span text:style-name="T3">resurrected </text:span><text:span text:style-name="T2">(though a </text:span><text:span text:style-name="T3">limited wish, wish</text:span><text:span text:style-name="T2">, </text:span><text:span text:style-name="T3">miracle</text:span><text:span text:style-name="T2">, or </text:span><text:span text:style-name="T3">true resurrection </text:span><text:span text:style-name="T2">spell can restore life). It has darkvision out to 60 feet. </text:span></text:p>
      <text:p text:style-name="P6"><text:span text:style-name="T4">Skills:</text:span><text:span text:style-name="T2"> Cerebriliths have a +8 racial bonus on Listen and Spot checks.</text:span></text:p>
      <text:p text:style-name="P11"/>
      <text:p text:style-name="P6"><text:span text:style-name="T5">COUATL, PSIONIC</text:span></text:p>
      <text:p text:style-name="P6"><text:span text:style-name="T2">Large Outsider (Native, Psionic) </text:span></text:p>
      <text:p text:style-name="P6"><text:span text:style-name="T4">Special Attacks:</text:span><text:span text:style-name="T2"> Constrict 2d8+6, improved grab, poison, psi-like abilities, spells</text:span></text:p>
      <text:h text:style-name="P4" text:outline-level="3"><text:span text:style-name="T6">COMBAT</text:span></text:h>
      <text:p text:style-name="P6"><text:span text:style-name="T2">The psionic couatl does not possess the psionic spell-like abilities of the standard couatl. Instead, it has psi-like abilities</text:span><text:span text:style-name="T3">.</text:span></text:p>
      <text:p text:style-name="P6"><text:span text:style-name="T4">Psi-Like Abilities: </text:span><text:span text:style-name="T2">At will—</text:span><text:span text:style-name="T3">aura sight, cloud mind </text:span><text:span text:style-name="T2">(DC 15), </text:span><text:span text:style-name="T3">detect psionics, read thoughts </text:span><text:span text:style-name="T2">(DC 15); 3/day—</text:span><text:span text:style-name="T3">mental barrier </text:span><text:span text:style-name="T2">(2 rounds*)</text:span><text:span text:style-name="T3">, metamorphosis, psionic plane shift, thought shield </text:span><text:span text:style-name="T2">(power resistance 19*)</text:span><text:span text:style-name="T3">. </text:span><text:span text:style-name="T2">Manifester level 9th. The save DCs are Charisma-based.</text:span></text:p>
      <text:p text:style-name="P6"><text:span text:style-name="T2">*Includes augmentation for the psionic couatl’s manifester level.</text:span></text:p>
      <text:p text:style-name="P11"/>
      <text:p text:style-name="P6"><text:span text:style-name="T5">CRYSMAL</text:span></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T8"><text:s/></text:span></text:p>
          </table:table-cell>
          <table:table-cell table:style-name="Table14.A1" office:value-type="string">
            <text:p text:style-name="P14"><text:span text:style-name="T1">Small Elemental (Earth, Psionic)</text:span></text:p>
          </table:table-cell>
        </table:table-row>
        <table:table-row table:style-name="Table14.1">
          <table:table-cell table:style-name="Table14.A2" office:value-type="string">
            <text:p text:style-name="P14"><text:span text:style-name="T8">Hit Dice:</text:span></text:p>
          </table:table-cell>
          <table:table-cell table:style-name="Table14.A2" office:value-type="string">
            <text:p text:style-name="P14"><text:span text:style-name="T1">6d8+6 (33 hp)</text:span></text:p>
          </table:table-cell>
        </table:table-row>
        <table:table-row table:style-name="Table14.1">
          <table:table-cell table:style-name="Table14.A2" office:value-type="string">
            <text:p text:style-name="P6"><text:span text:style-name="T8">Initiative:</text:span></text:p>
          </table:table-cell>
          <table:table-cell table:style-name="Table14.A2" office:value-type="string">
            <text:p text:style-name="P6"><text:span text:style-name="T1">+2</text:span></text:p>
          </table:table-cell>
        </table:table-row>
        <table:table-row table:style-name="Table14.1">
          <table:table-cell table:style-name="Table14.A2" office:value-type="string">
            <text:p text:style-name="P6"><text:span text:style-name="T8">Speed:</text:span></text:p>
          </table:table-cell>
          <table:table-cell table:style-name="Table14.A2" office:value-type="string">
            <text:p text:style-name="P6"><text:span text:style-name="T1">30 ft. (6 squares), burrow 20 ft.</text:span></text:p>
          </table:table-cell>
        </table:table-row>
        <table:table-row table:style-name="Table14.1">
          <table:table-cell table:style-name="Table14.A2" office:value-type="string">
            <text:p text:style-name="P6"><text:span text:style-name="T8">Armor Class:</text:span></text:p>
          </table:table-cell>
          <table:table-cell table:style-name="Table14.A2" office:value-type="string">
            <text:p text:style-name="P6"><text:span text:style-name="T1">21 (+1 size, +2 Dex, +8 natural), touch 13, flat-footed 19</text:span></text:p>
          </table:table-cell>
        </table:table-row>
        <table:table-row table:style-name="Table14.1">
          <table:table-cell table:style-name="Table14.A2" office:value-type="string">
            <text:p text:style-name="P6"><text:span text:style-name="T8">Base Attack/Grapple:</text:span></text:p>
          </table:table-cell>
          <table:table-cell table:style-name="Table14.A2" office:value-type="string">
            <text:p text:style-name="P6"><text:span text:style-name="T1">+4/+2</text:span></text:p>
          </table:table-cell>
        </table:table-row>
        <table:table-row table:style-name="Table14.1">
          <table:table-cell table:style-name="Table14.A2" office:value-type="string">
            <text:p text:style-name="P6"><text:span text:style-name="T8">Attack:</text:span></text:p>
          </table:table-cell>
          <table:table-cell table:style-name="Table14.A2" office:value-type="string">
            <text:p text:style-name="P6"><text:span text:style-name="T1">Sting +7 melee (1d3+3)</text:span></text:p>
          </table:table-cell>
        </table:table-row>
        <table:table-row table:style-name="Table14.1">
          <table:table-cell table:style-name="Table14.A2" office:value-type="string">
            <text:p text:style-name="P6"><text:span text:style-name="T8">Full Attack:</text:span></text:p>
          </table:table-cell>
          <table:table-cell table:style-name="Table14.A2" office:value-type="string">
            <text:p text:style-name="P6"><text:span text:style-name="T1">Sting +7 melee (1d3+3)</text:span></text:p>
          </table:table-cell>
        </table:table-row>
        <table:table-row table:style-name="Table14.1">
          <table:table-cell table:style-name="Table14.A2" office:value-type="string">
            <text:p text:style-name="P6"><text:span text:style-name="T8">Space/Reach:</text:span></text:p>
          </table:table-cell>
          <table:table-cell table:style-name="Table14.A2" office:value-type="string">
            <text:p text:style-name="P6"><text:span text:style-name="T1">5 ft./5 ft.</text:span></text:p>
          </table:table-cell>
        </table:table-row>
        <table:table-row table:style-name="Table14.1">
          <table:table-cell table:style-name="Table14.A2" office:value-type="string">
            <text:p text:style-name="P6"><text:span text:style-name="T8">Special Attacks:</text:span></text:p>
          </table:table-cell>
          <table:table-cell table:style-name="Table14.A2" office:value-type="string">
            <text:p text:style-name="P6"><text:span text:style-name="T1">Psi-like abilities</text:span></text:p>
          </table:table-cell>
        </table:table-row>
        <table:table-row table:style-name="Table14.1">
          <table:table-cell table:style-name="Table14.A2" office:value-type="string">
            <text:p text:style-name="P6"><text:span text:style-name="T8">Special Qualities:</text:span></text:p>
          </table:table-cell>
          <table:table-cell table:style-name="Table14.A2" office:value-type="string">
            <text:p text:style-name="P6"><text:span text:style-name="T1">Damage reduction 5/ bludgeoning, elemental traits, immunity to fire and cold, resistance to electricity 15 </text:span></text:p>
          </table:table-cell>
        </table:table-row>
        <table:table-row table:style-name="Table14.1">
          <table:table-cell table:style-name="Table14.A2" office:value-type="string">
            <text:p text:style-name="P6"><text:span text:style-name="T8">Saves:</text:span></text:p>
          </table:table-cell>
          <table:table-cell table:style-name="Table14.A2" office:value-type="string">
            <text:p text:style-name="P6"><text:span text:style-name="T1">Fort +8, Ref +6, Will +2</text:span></text:p>
          </table:table-cell>
        </table:table-row>
        <table:table-row table:style-name="Table14.1">
          <table:table-cell table:style-name="Table14.A2" office:value-type="string">
            <text:p text:style-name="P6"><text:span text:style-name="T8">Abilities:</text:span></text:p>
          </table:table-cell>
          <table:table-cell table:style-name="Table14.A2" office:value-type="string">
            <text:p text:style-name="P6"><text:span text:style-name="T1">Str 15, Dex 14, Con 12, Int 6, Wis 10, Cha 14</text:span></text:p>
          </table:table-cell>
        </table:table-row>
        <table:table-row table:style-name="Table14.1">
          <table:table-cell table:style-name="Table14.A2" office:value-type="string">
            <text:p text:style-name="P6"><text:span text:style-name="T8">Skills:</text:span></text:p>
          </table:table-cell>
          <table:table-cell table:style-name="Table14.A2" office:value-type="string">
            <text:p text:style-name="P6"><text:span text:style-name="T1">Appraise +9, Climb +5, Jump +5, Listen +2, Spot +10</text:span></text:p>
          </table:table-cell>
        </table:table-row>
        <table:table-row table:style-name="Table14.1">
          <table:table-cell table:style-name="Table14.A2" office:value-type="string">
            <text:p text:style-name="P6"><text:span text:style-name="T8">Feats:</text:span></text:p>
          </table:table-cell>
          <table:table-cell table:style-name="Table14.A2" office:value-type="string">
            <text:p text:style-name="P6"><text:span text:style-name="T1">Alertness, Great Fortitude, Lightning Reflexes</text:span></text:p>
          </table:table-cell>
        </table:table-row>
        <table:table-row table:style-name="Table14.1">
          <table:table-cell table:style-name="Table14.A2" office:value-type="string">
            <text:p text:style-name="P6"><text:span text:style-name="T8">Environment:</text:span></text:p>
          </table:table-cell>
          <table:table-cell table:style-name="Table14.A2" office:value-type="string">
            <text:p text:style-name="P6"><text:span text:style-name="T1">Underground</text:span></text:p>
          </table:table-cell>
        </table:table-row>
        <table:table-row table:style-name="Table14.1">
          <table:table-cell table:style-name="Table14.A2" office:value-type="string">
            <text:p text:style-name="P6"><text:span text:style-name="T8">Organization:</text:span></text:p>
          </table:table-cell>
          <table:table-cell table:style-name="Table14.A2" office:value-type="string">
            <text:p text:style-name="P6"><text:span text:style-name="T1">Solitary or facet (2–5)</text:span></text:p>
          </table:table-cell>
        </table:table-row>
        <table:table-row table:style-name="Table14.1">
          <table:table-cell table:style-name="Table14.A2" office:value-type="string">
            <text:p text:style-name="P6"><text:span text:style-name="T8">Challenge Rating:</text:span></text:p>
          </table:table-cell>
          <table:table-cell table:style-name="Table14.A2" office:value-type="string">
            <text:p text:style-name="P6"><text:span text:style-name="T1">3</text:span></text:p>
          </table:table-cell>
        </table:table-row>
        <table:table-row table:style-name="Table14.1">
          <table:table-cell table:style-name="Table14.A2" office:value-type="string">
            <text:p text:style-name="P6"><text:span text:style-name="T8">Treasure:</text:span></text:p>
          </table:table-cell>
          <table:table-cell table:style-name="Table14.A2" office:value-type="string">
            <text:p text:style-name="P6"><text:span text:style-name="T1">Double goods (gems only)</text:span></text:p>
          </table:table-cell>
        </table:table-row>
        <table:table-row table:style-name="Table14.1">
          <table:table-cell table:style-name="Table14.A2" office:value-type="string">
            <text:p text:style-name="P6"><text:span text:style-name="T8">Alignment:</text:span></text:p>
          </table:table-cell>
          <table:table-cell table:style-name="Table14.A2" office:value-type="string">
            <text:p text:style-name="P6"><text:span text:style-name="T1">Any lawful</text:span></text:p>
          </table:table-cell>
        </table:table-row>
        <table:table-row table:style-name="Table14.1">
          <table:table-cell table:style-name="Table14.A2" office:value-type="string">
            <text:p text:style-name="P6"><text:span text:style-name="T8">Advancement:</text:span></text:p>
          </table:table-cell>
          <table:table-cell table:style-name="Table14.A2" office:value-type="string">
            <text:p text:style-name="P6"><text:span text:style-name="T1">7–12 HD (Medium); 13–18 HD (Large)</text:span></text:p>
          </table:table-cell>
        </table:table-row>
        <table:table-row table:style-name="Table14.1">
          <table:table-cell table:style-name="Table14.A22" office:value-type="string">
            <text:p text:style-name="P14"><text:span text:style-name="T8">Level Adjustment:</text:span></text:p>
          </table:table-cell>
          <table:table-cell table:style-name="Table14.A22" office:value-type="string">
            <text:p text:style-name="P14"><text:span text:style-name="T1">—</text:span></text:p>
          </table:table-cell>
        </table:table-row>
      </table:table>
      <text:p text:style-name="P6"><text:span text:style-name="T2">A conglomerate of stone and crystal, a crysmal above all else seeks to perpetuate its kind.</text:span></text:p>
      <text:p text:style-name="P6"><text:span text:style-name="T2">Crysmals transform mundane minerals into juvenile crysmals. Gems are the perfect substance for this reproductive cycle: To make a single juvenile, a crysmal generally needs eight to ten gems, each of 25 gp value or more. </text:span></text:p>
      <text:p text:style-name="P6"><text:span text:style-name="T2">Crysmals understand Terran but do not speak.</text:span></text:p>
      <text:h text:style-name="P4" text:outline-level="3"><text:span text:style-name="T6">COMBAT</text:span></text:h>
      <text:p text:style-name="P6"><text:span text:style-name="T4">Psi-Like Abilities:</text:span><text:span text:style-name="T2"> At will—</text:span><text:span text:style-name="T3">control object, control sound, detect psionics, empty mind, mind thrust </text:span><text:span text:style-name="T2">(2d10, DC 13*); 3/day—</text:span><text:span text:style-name="T3">psionic dimension door. </text:span><text:span text:style-name="T2">Manifester level 2nd. The save DCs are Charisma-based.</text:span></text:p>
      <text:p text:style-name="P6"><text:span text:style-name="T2">*Includes augmentation for the crysmal’s manifester level.</text:span></text:p>
      <text:p text:style-name="P6"><text:span text:style-name="T4">Skills: </text:span><text:span text:style-name="T2">Crysmals have a +8 racial bonus on Appraise checks and Spot checks.</text:span></text:p>
      <text:p text:style-name="P11"/>
      <text:p text:style-name="P6"><text:span text:style-name="T5">DROMITE</text:span></text:p>
      <table:table table:name="Table15" table:style-name="Table15">
        <table:table-column table:style-name="Table15.A"/>
        <table:table-column table:style-name="Table15.B"/>
        <table:table-row table:style-name="Table15.1">
          <table:table-cell table:style-name="Table15.A1" office:value-type="string">
            <text:p text:style-name="P14"><text:span text:style-name="T8"><text:s/></text:span></text:p>
          </table:table-cell>
          <table:table-cell table:style-name="Table15.A1" office:value-type="string">
            <text:p text:style-name="P14"><text:span text:style-name="T1">Dromite, 1st-Level Warrior</text:span></text:p>
          </table:table-cell>
        </table:table-row>
        <table:table-row table:style-name="Table15.2">
          <table:table-cell table:style-name="Table15.A2" office:value-type="string">
            <text:p text:style-name="P14"><text:span text:style-name="T8"><text:s/></text:span></text:p>
          </table:table-cell>
          <table:table-cell table:style-name="Table15.A2" office:value-type="string">
            <text:p text:style-name="P14"><text:span text:style-name="T1">Small Monstrous Humanoid (Psionic)</text:span></text:p>
          </table:table-cell>
        </table:table-row>
        <table:table-row table:style-name="Table15.3">
          <table:table-cell table:style-name="Table15.A2" office:value-type="string">
            <text:p text:style-name="P6"><text:span text:style-name="T8">Hit Dice:</text:span></text:p>
          </table:table-cell>
          <table:table-cell table:style-name="Table15.A2" office:value-type="string">
            <text:p text:style-name="P6"><text:span text:style-name="T1">1d8+1 (5 hp)</text:span></text:p>
          </table:table-cell>
        </table:table-row>
        <table:table-row table:style-name="Table15.4">
          <table:table-cell table:style-name="Table15.A2" office:value-type="string">
            <text:p text:style-name="P6"><text:span text:style-name="T8">Initiative:</text:span></text:p>
          </table:table-cell>
          <table:table-cell table:style-name="Table15.A2" office:value-type="string">
            <text:p text:style-name="P6"><text:span text:style-name="T1">+0</text:span></text:p>
          </table:table-cell>
        </table:table-row>
        <table:table-row table:style-name="Table15.5">
          <table:table-cell table:style-name="Table15.A2" office:value-type="string">
            <text:p text:style-name="P6"><text:span text:style-name="T8">Speed:</text:span></text:p>
          </table:table-cell>
          <table:table-cell table:style-name="Table15.A2" office:value-type="string">
            <text:p text:style-name="P6"><text:span text:style-name="T1">20 ft. (4 squares)</text:span></text:p>
          </table:table-cell>
        </table:table-row>
        <table:table-row table:style-name="Table15.6">
          <table:table-cell table:style-name="Table15.A2" office:value-type="string">
            <text:p text:style-name="P6"><text:span text:style-name="T8">Armor Class:</text:span></text:p>
          </table:table-cell>
          <table:table-cell table:style-name="Table15.A2" office:value-type="string">
            <text:p text:style-name="P6"><text:span text:style-name="T1">18 (+1 size, +3 natural armor, +3 studded leather, +1 light shield), touch 11, flat-footed 18</text:span></text:p>
          </table:table-cell>
        </table:table-row>
        <table:table-row table:style-name="Table15.7">
          <table:table-cell table:style-name="Table15.A2" office:value-type="string">
            <text:p text:style-name="P6"><text:span text:style-name="T8">Base Attack/Grapple:</text:span></text:p>
          </table:table-cell>
          <table:table-cell table:style-name="Table15.A2" office:value-type="string">
            <text:p text:style-name="P6"><text:span text:style-name="T1">+1/–3</text:span></text:p>
          </table:table-cell>
        </table:table-row>
        <table:table-row table:style-name="Table15.8">
          <table:table-cell table:style-name="Table15.A2" office:value-type="string">
            <text:p text:style-name="P6"><text:span text:style-name="T8">Attack:</text:span></text:p>
          </table:table-cell>
          <table:table-cell table:style-name="Table15.A2" office:value-type="string">
            <text:p text:style-name="P6"><text:span text:style-name="T1">Longsword +3 melee (1d6/19–20) or light crossbow +2 ranged (1d6/19–20)</text:span></text:p>
          </table:table-cell>
        </table:table-row>
        <table:table-row table:style-name="Table15.9">
          <table:table-cell table:style-name="Table15.A2" office:value-type="string">
            <text:p text:style-name="P6"><text:span text:style-name="T8">Full Attack:</text:span></text:p>
          </table:table-cell>
          <table:table-cell table:style-name="Table15.A2" office:value-type="string">
            <text:p text:style-name="P6"><text:span text:style-name="T1">Longsword +3 melee (1d6/19–20) or light crossbow +2 ranged (1d6/19–20)</text:span></text:p>
          </table:table-cell>
        </table:table-row>
        <table:table-row table:style-name="Table15.10">
          <table:table-cell table:style-name="Table15.A2" office:value-type="string">
            <text:p text:style-name="P6"><text:span text:style-name="T8">Space/Reach:</text:span></text:p>
          </table:table-cell>
          <table:table-cell table:style-name="Table15.A2" office:value-type="string">
            <text:p text:style-name="P6"><text:span text:style-name="T1">5 ft./5 ft.</text:span></text:p>
          </table:table-cell>
        </table:table-row>
        <table:table-row table:style-name="Table15.11">
          <table:table-cell table:style-name="Table15.A2" office:value-type="string">
            <text:p text:style-name="P6"><text:span text:style-name="T8">Special Attacks:</text:span></text:p>
          </table:table-cell>
          <table:table-cell table:style-name="Table15.A2" office:value-type="string">
            <text:p text:style-name="P6"><text:span text:style-name="T1">Psi-like abilities</text:span></text:p>
          </table:table-cell>
        </table:table-row>
        <table:table-row table:style-name="Table15.12">
          <table:table-cell table:style-name="Table15.A2" office:value-type="string">
            <text:p text:style-name="P6"><text:span text:style-name="T8">Special Qualities:</text:span></text:p>
          </table:table-cell>
          <table:table-cell table:style-name="Table15.A2" office:value-type="string">
            <text:p text:style-name="P6"><text:span text:style-name="T1">Darkvision 60 ft., resistance to fire 5, scent</text:span></text:p>
          </table:table-cell>
        </table:table-row>
        <table:table-row table:style-name="Table15.13">
          <table:table-cell table:style-name="Table15.A2" office:value-type="string">
            <text:p text:style-name="P6"><text:span text:style-name="T8">Saves:</text:span></text:p>
          </table:table-cell>
          <table:table-cell table:style-name="Table15.A2" office:value-type="string">
            <text:p text:style-name="P6"><text:span text:style-name="T1">Fort +3, Ref +0, Will –2</text:span></text:p>
          </table:table-cell>
        </table:table-row>
        <table:table-row table:style-name="Table15.14">
          <table:table-cell table:style-name="Table15.A2" office:value-type="string">
            <text:p text:style-name="P6"><text:span text:style-name="T8">Abilities:</text:span></text:p>
          </table:table-cell>
          <table:table-cell table:style-name="Table15.A2" office:value-type="string">
            <text:p text:style-name="P6"><text:span text:style-name="T1">Str 11, Dex 11, Con 12, Int 10, Wis 7, Cha 10</text:span></text:p>
          </table:table-cell>
        </table:table-row>
        <table:table-row table:style-name="Table15.15">
          <table:table-cell table:style-name="Table15.A2" office:value-type="string">
            <text:p text:style-name="P6"><text:span text:style-name="T8">Skills:</text:span></text:p>
          </table:table-cell>
          <table:table-cell table:style-name="Table15.A2" office:value-type="string">
            <text:p text:style-name="P6"><text:span text:style-name="T1">Climb +2, Spot +4</text:span></text:p>
          </table:table-cell>
        </table:table-row>
        <table:table-row table:style-name="Table15.16">
          <table:table-cell table:style-name="Table15.A2" office:value-type="string">
            <text:p text:style-name="P6"><text:span text:style-name="T8">Feats:</text:span></text:p>
          </table:table-cell>
          <table:table-cell table:style-name="Table15.A2" office:value-type="string">
            <text:p text:style-name="P6"><text:span text:style-name="T1">Weapon Focus (longsword), Blind-Fight</text:span><text:span text:style-name="T13">B</text:span></text:p>
          </table:table-cell>
        </table:table-row>
        <table:table-row table:style-name="Table15.17">
          <table:table-cell table:style-name="Table15.A2" office:value-type="string">
            <text:p text:style-name="P6"><text:span text:style-name="T8">Environment:</text:span></text:p>
          </table:table-cell>
          <table:table-cell table:style-name="Table15.A2" office:value-type="string">
            <text:p text:style-name="P6"><text:span text:style-name="T1">Underground</text:span></text:p>
          </table:table-cell>
        </table:table-row>
        <table:table-row table:style-name="Table15.18">
          <table:table-cell table:style-name="Table15.A2" office:value-type="string">
            <text:p text:style-name="P6"><text:span text:style-name="T8">Organization:</text:span></text:p>
          </table:table-cell>
          <table:table-cell table:style-name="Table15.A2" office:value-type="string">
            <text:p text:style-name="P6"><text:span text:style-name="T1">Squad (2–4), company (11–20 plus 2 3rd-level sergeants and 1 leader of 3rd–6th level), or band (30–100 plus 100% noncombatants plus 1 3rdlevel sergeant per 20 adults, 5 5th-level lieutenants, 3 7th-level captains, 6–10 giant beetles, and 2–5 riding giant beetles)</text:span></text:p>
          </table:table-cell>
        </table:table-row>
        <table:table-row table:style-name="Table15.19">
          <table:table-cell table:style-name="Table15.A2" office:value-type="string">
            <text:p text:style-name="P6"><text:span text:style-name="T8">Challenge Rating:</text:span></text:p>
          </table:table-cell>
          <table:table-cell table:style-name="Table15.A2" office:value-type="string">
            <text:p text:style-name="P6"><text:span text:style-name="T1">1/2</text:span></text:p>
          </table:table-cell>
        </table:table-row>
        <table:table-row table:style-name="Table15.20">
          <table:table-cell table:style-name="Table15.A2" office:value-type="string">
            <text:p text:style-name="P6"><text:span text:style-name="T8">Treasure:</text:span></text:p>
          </table:table-cell>
          <table:table-cell table:style-name="Table15.A2" office:value-type="string">
            <text:p text:style-name="P6"><text:span text:style-name="T1">Standard</text:span></text:p>
          </table:table-cell>
        </table:table-row>
        <table:table-row table:style-name="Table15.21">
          <table:table-cell table:style-name="Table15.A2" office:value-type="string">
            <text:p text:style-name="P6"><text:span text:style-name="T8">Alignment:</text:span></text:p>
          </table:table-cell>
          <table:table-cell table:style-name="Table15.A2" office:value-type="string">
            <text:p text:style-name="P6"><text:span text:style-name="T1">Usually neutral</text:span></text:p>
          </table:table-cell>
        </table:table-row>
        <table:table-row table:style-name="Table15.22">
          <table:table-cell table:style-name="Table15.A2" office:value-type="string">
            <text:p text:style-name="P6"><text:span text:style-name="T8">Advancement:</text:span></text:p>
          </table:table-cell>
          <table:table-cell table:style-name="Table15.A2" office:value-type="string">
            <text:p text:style-name="P6"><text:span text:style-name="T1">By character class</text:span></text:p>
          </table:table-cell>
        </table:table-row>
        <table:table-row table:style-name="Table15.23">
          <table:table-cell table:style-name="Table15.A23" office:value-type="string">
            <text:p text:style-name="P14"><text:span text:style-name="T8">Level Adjustment:</text:span></text:p>
          </table:table-cell>
          <table:table-cell table:style-name="Table15.A23" office:value-type="string">
            <text:p text:style-name="P14"><text:span text:style-name="T1">+1</text:span></text:p>
          </table:table-cell>
        </table:table-row>
      </table:table>
      <text:p text:style-name="P6"><text:soft-page-break/><text:span text:style-name="T2">Dromites stand about 3 feet tall and usually weigh slightly more than 30 pounds. They have iridescent compound eyes. Dromites wear heavy boots and light clothing, and are sometimes content with just a sturdy harness. </text:span></text:p>
      <text:p text:style-name="P6"><text:span text:style-name="T2">Dromites speak Common.</text:span></text:p>
      <text:p text:style-name="P6"><text:span text:style-name="T2">Most dromites encountered outside their homes are warriors; the information in the statistics block is for a warrior of 1st level.</text:span></text:p>
      <text:p text:style-name="P6"><text:span text:style-name="T10">COMBAT</text:span></text:p>
      <text:p text:style-name="P6"><text:span text:style-name="T4">Psi-Like Abilities:</text:span><text:span text:style-name="T2"> 1/day: </text:span><text:span text:style-name="T3">energy ray </text:span><text:span text:style-name="T2">(fire, 1d6+1)</text:span><text:span text:style-name="T3">. </text:span><text:span text:style-name="T2">Manifester level 1st. The save DC is Charisma-based. (Other dromites may manifest electricity, cold, or sonic </text:span><text:span text:style-name="T3">energy rays </text:span><text:span text:style-name="T2">instead; the </text:span><text:span text:style-name="T3">energy ray </text:span><text:span text:style-name="T2">always matches the type of energy the dromite is resistant to.)</text:span></text:p>
      <text:p text:style-name="P6"><text:span text:style-name="T2">The dromite warrior presented here had the following ability scores before racial adjustments: Str 13, Dex 11, Con 12, Int 10, Wis 9, Cha 8.</text:span></text:p>
      <text:p text:style-name="P6"><text:span text:style-name="T10">DROMITES AS CHARACTERS</text:span></text:p>
      <text:p text:style-name="P6"><text:span text:style-name="T2">Dromite characters possess the following racial traits.</text:span></text:p>
      <text:p text:style-name="P6"><text:span text:style-name="T2">— +2 Charisma, –2 Strength, –2 Wisdom.</text:span></text:p>
      <text:p text:style-name="P6"><text:span text:style-name="T2">—Small size: +1 bonus to Armor Class, +1 bonus on attack rolls, +4 bonus on Hide checks, –4 penalty on grapple checks, lifting and carrying limits 3/4 of those of Medium characters.</text:span></text:p>
      <text:p text:style-name="P6"><text:span text:style-name="T2">—Dromite base land speed is 20 feet.</text:span></text:p>
      <text:p text:style-name="P6"><text:span text:style-name="T2">— +3 natural armor bonus.</text:span></text:p>
      <text:p text:style-name="P6"><text:span text:style-name="T2">—Naturally Psionic: Dromites gain 1 bonus power point at 1st level.</text:span></text:p>
      <text:p text:style-name="P6"><text:span text:style-name="T2">—Special Attacks (see above): Psi-like abilities.</text:span></text:p>
      <text:p text:style-name="P6"><text:span text:style-name="T2">—Special Qualities (see above): Resistance to fire 5 (other dromites may have resistance to cold, electricity, or sonics instead of fire), scent.</text:span></text:p>
      <text:p text:style-name="P6"><text:span text:style-name="T2">— Racial Skills: Dromites have a +2 racial bonus on Spot checks due to their compound eyes.</text:span></text:p>
      <text:p text:style-name="P6"><text:span text:style-name="T2">— Racial Feats: Dromites gain Blind-fight as a bonus feat.</text:span></text:p>
      <text:p text:style-name="P6"><text:span text:style-name="T2">—Automatic Languages: Common. Bonus Languages: Dwarven, Gnome, Goblin, Terran.</text:span></text:p>
      <text:p text:style-name="P6"><text:span text:style-name="T2">—Favored Class: Wilder.</text:span></text:p>
      <text:p text:style-name="P6"><text:span text:style-name="T2">—Level Adjustment: +1.</text:span></text:p>
      <text:p text:style-name="P11"/>
      <text:p text:style-name="P6"><text:span text:style-name="T5">DUERGAR, PSIONIC</text:span></text:p>
      <text:p text:style-name="P6"><text:span text:style-name="T2">Duergar, 1st-Level Warrior</text:span></text:p>
      <text:p text:style-name="P6"><text:span text:style-name="T2">Medium Humanoid (Dwarf, Psionic) </text:span></text:p>
      <text:p text:style-name="P6"><text:span text:style-name="T4">Special Attacks:</text:span><text:span text:style-name="T2"> Duergar traits, psi-like abilities</text:span></text:p>
      <text:h text:style-name="P4" text:outline-level="3"><text:span text:style-name="T6">COMBAT</text:span></text:h>
      <text:p text:style-name="P6"><text:span text:style-name="T2">A psionic duergar does not possess the spell-like abilities of standard duergars. Instead, it has psi-like abilities</text:span><text:span text:style-name="T3">.</text:span></text:p>
      <text:p text:style-name="P6"><text:span text:style-name="T4">Psi-Like Abilities:</text:span><text:span text:style-name="T2"> 1/day—</text:span><text:span text:style-name="T3">expansion, invisibility. </text:span><text:span text:style-name="T2">These abilities are as the power (or spell) manifested by a psion (or sorcerer) of the duergar’s Hit Dice (minimum 3rd level) and affect only the duergar and whatever he carries.</text:span></text:p>
      <text:h text:style-name="P4" text:outline-level="3"><text:span text:style-name="T6">DUERGAR AS CHARACTERS</text:span></text:h>
      <text:p text:style-name="P6"><text:span text:style-name="T2">Duergar characters possess the following racial traits.</text:span></text:p>
      <text:p text:style-name="P6"><text:span text:style-name="T2">— +2 Constitution, –4 Charisma.</text:span></text:p>
      <text:p text:style-name="P6"><text:span text:style-name="T2">—Medium size.</text:span></text:p>
      <text:p text:style-name="P6"><text:span text:style-name="T2">—Duergar base land speed is 20 feet. However, gray dwarves can move at this speed even when wearing medium or heavy armor or when carrying a medium or heavy load (unlike other creatures, whose speed is reduced in such situations).</text:span></text:p>
      <text:p text:style-name="P6"><text:soft-page-break/><text:span text:style-name="T2">—Darkvision out to 120 feet.</text:span></text:p>
      <text:p text:style-name="P6"><text:span text:style-name="T2">—Immunity to paralysis, phantasms, and poison.</text:span></text:p>
      <text:p text:style-name="P6"><text:span text:style-name="T2">— +2 racial bonus on saves against spells and spell-like effects.</text:span></text:p>
      <text:p text:style-name="P6"><text:span text:style-name="T2">—Stability: Duergar are exceptionally stable on their feet. A duergar receives a +4 bonus on ability checks made to resist being bull rushed or tripped when standing on the ground (but not when climbing, flying, riding or otherwise not standing firmly on the ground).</text:span></text:p>
      <text:p text:style-name="P6"><text:span text:style-name="T2">—Stonecunning: This ability grants a duergar a +2 racial bonus on Search checks to notice unusual stonework, such as sliding walls, stonework, traps, new construction (even when built to match the old), unsafe stone surfaces, shaky stone ceilings, and the like. Something that isn’t stone but that is disguised as stone also counts as unusual stonework. A gray dwarf who merely comes within 10 feet of unusual stonework can make a Search check as if he were actively searching, and a duergar can use the Search skill to find stonework traps as a rogue can. A duergar can also intuit depth, sensing his approximate depth underground as naturally as a human can sense which way is up.</text:span></text:p>
      <text:p text:style-name="P6"><text:span text:style-name="T2">Duergar have a sixth sense about stonework, an innate ability that they get plenty of opportunity to practice and hone in their underground homes.</text:span></text:p>
      <text:p text:style-name="P6"><text:span text:style-name="T2">—Psi-Like Abilities: 1/day—expansion, invisibility. These abilities affect only the duergar and whatever he carries. Manifester level is equal to Hit Dice (minimum 3rd).</text:span></text:p>
      <text:p text:style-name="P6"><text:span text:style-name="T2">—Naturally Psionic: Duergar gain 3 bonus power points at 1st level. This benefit does not grant them the ability to manifest powers unless they gain that ability through another source, such as levels in a psionic class.</text:span></text:p>
      <text:p text:style-name="P6"><text:span text:style-name="T2">— +1 racial bonus on attack rolls against orcs (including half-orcs) and goblinoids (including goblins, hobgoblins, and bugbears). </text:span></text:p>
      <text:p text:style-name="P6"><text:span text:style-name="T2">— +4 dodge bonus to Armor Class against creatures of the giant type (such as ogres, trolls, and hill giants).</text:span></text:p>
      <text:p text:style-name="P6"><text:span text:style-name="T2">—Light Sensitivity (Ex): Duergar are dazzled in sunlight or within the radius of a daylight spell.</text:span></text:p>
      <text:p text:style-name="P6"><text:span text:style-name="T2">—Duergar have a +4 racial bonus on Move Silently checks and a +1 racial bonus on Listen and Spot checks. They have a +2 racial bonus on Appraise and Craft checks that are related to stone or metal.</text:span></text:p>
      <text:p text:style-name="P6"><text:span text:style-name="T2">—Automatic Languages: Common, Dwarven, Undercommon. Bonus Languages: Draconic, Giant, Goblin, Orc, Terran. </text:span></text:p>
      <text:p text:style-name="P6"><text:span text:style-name="T2">—Favored Class: Fighter.</text:span></text:p>
      <text:p text:style-name="P6"><text:span text:style-name="T2">—Level Adjustment: +1.</text:span></text:p>
      <text:p text:style-name="P11"/>
      <text:p text:style-name="P6"><text:span text:style-name="T5">ELAN</text:span></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T8"><text:s/></text:span></text:p>
          </table:table-cell>
          <table:table-cell table:style-name="Table16.A1" office:value-type="string">
            <text:p text:style-name="P14"><text:span text:style-name="T1">Elan, 1st-Level Warrior</text:span></text:p>
          </table:table-cell>
        </table:table-row>
        <table:table-row table:style-name="Table16.1">
          <table:table-cell table:style-name="Table16.A2" office:value-type="string">
            <text:p text:style-name="P14"><text:span text:style-name="T8"><text:s/></text:span></text:p>
          </table:table-cell>
          <table:table-cell table:style-name="Table16.A2" office:value-type="string">
            <text:p text:style-name="P14"><text:span text:style-name="T1">Medium Aberration (Psionic)</text:span></text:p>
          </table:table-cell>
        </table:table-row>
        <table:table-row table:style-name="Table16.1">
          <table:table-cell table:style-name="Table16.A2" office:value-type="string">
            <text:p text:style-name="P6"><text:span text:style-name="T8">Hit Dice:</text:span></text:p>
          </table:table-cell>
          <table:table-cell table:style-name="Table16.A2" office:value-type="string">
            <text:p text:style-name="P6"><text:span text:style-name="T1">1d8+1 (5 hp)</text:span></text:p>
          </table:table-cell>
        </table:table-row>
        <table:table-row table:style-name="Table16.1">
          <table:table-cell table:style-name="Table16.A2" office:value-type="string">
            <text:p text:style-name="P6"><text:span text:style-name="T8">Initiative:</text:span></text:p>
          </table:table-cell>
          <table:table-cell table:style-name="Table16.A2" office:value-type="string">
            <text:p text:style-name="P6"><text:span text:style-name="T1">+0</text:span></text:p>
          </table:table-cell>
        </table:table-row>
        <table:table-row table:style-name="Table16.1">
          <table:table-cell table:style-name="Table16.A2" office:value-type="string">
            <text:p text:style-name="P6"><text:span text:style-name="T8">Speed:</text:span></text:p>
          </table:table-cell>
          <table:table-cell table:style-name="Table16.A2" office:value-type="string">
            <text:p text:style-name="P6"><text:span text:style-name="T1">30 ft. (6 squares)</text:span></text:p>
          </table:table-cell>
        </table:table-row>
        <table:table-row table:style-name="Table16.1">
          <table:table-cell table:style-name="Table16.A2" office:value-type="string">
            <text:p text:style-name="P6"><text:span text:style-name="T8">Armor Class:</text:span></text:p>
          </table:table-cell>
          <table:table-cell table:style-name="Table16.A2" office:value-type="string">
            <text:p text:style-name="P6"><text:span text:style-name="T1">14 (+3 studded leather, +1 light shield), touch 10, flat-footed 14</text:span></text:p>
          </table:table-cell>
        </table:table-row>
        <table:table-row table:style-name="Table16.1">
          <table:table-cell table:style-name="Table16.A2" office:value-type="string">
            <text:p text:style-name="P6"><text:span text:style-name="T8">Base Attack/Grapple:</text:span></text:p>
          </table:table-cell>
          <table:table-cell table:style-name="Table16.A2" office:value-type="string">
            <text:p text:style-name="P6"><text:span text:style-name="T1">+1/+2</text:span></text:p>
          </table:table-cell>
        </table:table-row>
        <table:table-row table:style-name="Table16.1">
          <table:table-cell table:style-name="Table16.A2" office:value-type="string">
            <text:p text:style-name="P6"><text:span text:style-name="T8">Attack:</text:span></text:p>
          </table:table-cell>
          <table:table-cell table:style-name="Table16.A2" office:value-type="string">
            <text:p text:style-name="P6"><text:span text:style-name="T1">Warhammer +3 melee (1d8+1/x3) or longbow +1 ranged (1d8/x3)</text:span></text:p>
          </table:table-cell>
        </table:table-row>
        <table:table-row table:style-name="Table16.1">
          <table:table-cell table:style-name="Table16.A2" office:value-type="string">
            <text:p text:style-name="P6"><text:span text:style-name="T8">Full Attack:</text:span></text:p>
          </table:table-cell>
          <table:table-cell table:style-name="Table16.A2" office:value-type="string">
            <text:p text:style-name="P6"><text:span text:style-name="T1">Warhammer +3 melee (1d8+1/x3) or longbow +1 ranged (1d8/x3)</text:span></text:p>
          </table:table-cell>
        </table:table-row>
        <table:table-row table:style-name="Table16.1">
          <table:table-cell table:style-name="Table16.A2" office:value-type="string">
            <text:p text:style-name="P6"><text:span text:style-name="T8">Space/Reach:</text:span></text:p>
          </table:table-cell>
          <table:table-cell table:style-name="Table16.A2" office:value-type="string">
            <text:p text:style-name="P6"><text:span text:style-name="T1">5 ft./5 ft.</text:span></text:p>
          </table:table-cell>
        </table:table-row>
        <table:table-row table:style-name="Table16.1">
          <table:table-cell table:style-name="Table16.A2" office:value-type="string">
            <text:p text:style-name="P6"><text:span text:style-name="T8">Special Attacks:</text:span></text:p>
          </table:table-cell>
          <table:table-cell table:style-name="Table16.A2" office:value-type="string">
            <text:p text:style-name="P6"><text:span text:style-name="T1">—</text:span></text:p>
          </table:table-cell>
        </table:table-row>
        <table:table-row table:style-name="Table16.1">
          <table:table-cell table:style-name="Table16.A2" office:value-type="string">
            <text:p text:style-name="P6"><text:span text:style-name="T8">Special Qualities:</text:span></text:p>
          </table:table-cell>
          <table:table-cell table:style-name="Table16.A2" office:value-type="string">
            <text:p text:style-name="P6"><text:span text:style-name="T1">Repletion, resilience, resistance</text:span></text:p>
          </table:table-cell>
        </table:table-row>
        <table:table-row table:style-name="Table16.1">
          <table:table-cell table:style-name="Table16.A2" office:value-type="string">
            <text:p text:style-name="P6"><text:span text:style-name="T8">Saves:</text:span></text:p>
          </table:table-cell>
          <table:table-cell table:style-name="Table16.A2" office:value-type="string">
            <text:p text:style-name="P6"><text:span text:style-name="T1">Fort +3, Ref +0, Will –1</text:span></text:p>
          </table:table-cell>
        </table:table-row>
        <table:table-row table:style-name="Table16.1">
          <table:table-cell table:style-name="Table16.A2" office:value-type="string">
            <text:p text:style-name="P6"><text:span text:style-name="T8">Abilities:</text:span></text:p>
          </table:table-cell>
          <table:table-cell table:style-name="Table16.A2" office:value-type="string">
            <text:p text:style-name="P6"><text:span text:style-name="T1">Str 13, Dex 11, Con 12, Int 10, Wis 9, Cha 6</text:span></text:p>
          </table:table-cell>
        </table:table-row>
        <table:table-row table:style-name="Table16.1">
          <table:table-cell table:style-name="Table16.A2" office:value-type="string">
            <text:p text:style-name="P6"><text:span text:style-name="T8">Skills:</text:span></text:p>
          </table:table-cell>
          <table:table-cell table:style-name="Table16.A2" office:value-type="string">
            <text:p text:style-name="P6"><text:span text:style-name="T1">Climb +3, Jump +3</text:span></text:p>
          </table:table-cell>
        </table:table-row>
        <table:table-row table:style-name="Table16.1">
          <table:table-cell table:style-name="Table16.A2" office:value-type="string">
            <text:p text:style-name="P6"><text:span text:style-name="T8">Feats:</text:span></text:p>
          </table:table-cell>
          <table:table-cell table:style-name="Table16.A2" office:value-type="string">
            <text:p text:style-name="P6"><text:span text:style-name="T1">Weapon Focus (warhammer)</text:span></text:p>
          </table:table-cell>
        </table:table-row>
        <table:table-row table:style-name="Table16.1">
          <table:table-cell table:style-name="Table16.A2" office:value-type="string">
            <text:p text:style-name="P6"><text:span text:style-name="T8">Environment:</text:span></text:p>
          </table:table-cell>
          <table:table-cell table:style-name="Table16.A2" office:value-type="string">
            <text:p text:style-name="P6"><text:span text:style-name="T1">Any</text:span></text:p>
          </table:table-cell>
        </table:table-row>
        <table:table-row table:style-name="Table16.1">
          <table:table-cell table:style-name="Table16.A2" office:value-type="string">
            <text:p text:style-name="P6"><text:span text:style-name="T8">Organization:</text:span></text:p>
          </table:table-cell>
          <table:table-cell table:style-name="Table16.A2" office:value-type="string">
            <text:p text:style-name="P6"><text:span text:style-name="T1">Congregate (2–4), squad (11–20 plus 2 3rdlevel sergeants and 1 leader of 3rd–6th level), or band (30–100 plus 150% noncombatants plus 1 3rd-level sergeant per 10 adults, 5 5thlevel lieutenants, and 3 7thlevel captains)</text:span></text:p>
          </table:table-cell>
        </table:table-row>
        <table:table-row table:style-name="Table16.1">
          <table:table-cell table:style-name="Table16.A2" office:value-type="string">
            <text:p text:style-name="P6"><text:span text:style-name="T8">Challenge Rating:</text:span></text:p>
          </table:table-cell>
          <table:table-cell table:style-name="Table16.A2" office:value-type="string">
            <text:p text:style-name="P6"><text:span text:style-name="T1">1/2</text:span></text:p>
          </table:table-cell>
        </table:table-row>
        <table:table-row table:style-name="Table16.1">
          <table:table-cell table:style-name="Table16.A2" office:value-type="string">
            <text:p text:style-name="P6"><text:span text:style-name="T8">Treasure:</text:span></text:p>
          </table:table-cell>
          <table:table-cell table:style-name="Table16.A2" office:value-type="string">
            <text:p text:style-name="P6"><text:span text:style-name="T1">Standard</text:span></text:p>
          </table:table-cell>
        </table:table-row>
        <table:table-row table:style-name="Table16.1">
          <table:table-cell table:style-name="Table16.A2" office:value-type="string">
            <text:p text:style-name="P6"><text:span text:style-name="T8">Alignment:</text:span></text:p>
          </table:table-cell>
          <table:table-cell table:style-name="Table16.A2" office:value-type="string">
            <text:p text:style-name="P6"><text:span text:style-name="T1">Usually neutral</text:span></text:p>
          </table:table-cell>
        </table:table-row>
        <table:table-row table:style-name="Table16.1">
          <table:table-cell table:style-name="Table16.A2" office:value-type="string">
            <text:p text:style-name="P6"><text:span text:style-name="T8">Advancement:</text:span></text:p>
          </table:table-cell>
          <table:table-cell table:style-name="Table16.A2" office:value-type="string">
            <text:p text:style-name="P6"><text:span text:style-name="T1">By character class</text:span></text:p>
          </table:table-cell>
        </table:table-row>
        <table:table-row table:style-name="Table16.1">
          <table:table-cell table:style-name="Table16.A23" office:value-type="string">
            <text:p text:style-name="P14"><text:span text:style-name="T8">Level Adjustment:</text:span></text:p>
          </table:table-cell>
          <table:table-cell table:style-name="Table16.A23" office:value-type="string">
            <text:p text:style-name="P14"><text:span text:style-name="T1">+0</text:span></text:p>
          </table:table-cell>
        </table:table-row>
      </table:table>
      <text:p text:style-name="P6"><text:span text:style-name="T2">Elans typically stand just under 6 feet tall and weigh in the neighborhood of 180 pounds, with men sometimes taller and heavier than women, but not always.</text:span></text:p>
      <text:p text:style-name="P6"><text:span text:style-name="T2">Elans speak Common.</text:span></text:p>
      <text:p text:style-name="P6"><text:span text:style-name="T2">Most elans are psions or psychic warriors.</text:span></text:p>
      <text:h text:style-name="P4" text:outline-level="3"><text:span text:style-name="T6">COMBAT</text:span></text:h>
      <text:p text:style-name="P6"><text:span text:style-name="T4">Repletion (Su):</text:span><text:span text:style-name="T2"> By expending 1 power point, an elan does not need to eat or drink for 24 hours. </text:span></text:p>
      <text:p text:style-name="P6"><text:span text:style-name="T4">Resilience (Su): </text:span><text:span text:style-name="T2">As an immediate action, an elan can reduce the damage he is about to take by 2 points for every 1 power point spent.</text:span></text:p>
      <text:p text:style-name="P6"><text:span text:style-name="T4">Resistance (Su):</text:span><text:span text:style-name="T2"> As an immediate action, an élan can spent 1 power point to gain a +4 racial bonus on saving throws until the beginning of his next turn.</text:span></text:p>
      <text:p text:style-name="P6"><text:span text:style-name="T2">The elan warrior presented here had the following ability scores before racial adjustments: Str 13, Dex 11, Con 12, Int 10, Wis 9, Cha 8.</text:span></text:p>
      <text:h text:style-name="P4" text:outline-level="3"><text:span text:style-name="T6">ELANS AS CHARACTERS</text:span></text:h>
      <text:p text:style-name="P6"><text:span text:style-name="T2">Elan characters possess the following racial traits.</text:span></text:p>
      <text:p text:style-name="P6"><text:span text:style-name="T2">— –2 Charisma.</text:span></text:p>
      <text:p text:style-name="P6"><text:span text:style-name="T2">—Medium size.</text:span></text:p>
      <text:p text:style-name="P6"><text:span text:style-name="T2">—Elan base land speed is 30 feet.</text:span></text:p>
      <text:p text:style-name="P6"><text:span text:style-name="T2">—No darkvision.</text:span></text:p>
      <text:p text:style-name="P6"><text:span text:style-name="T2">—Naturally Psionic: Elans gain 1 bonus power point at 1st level.</text:span></text:p>
      <text:p text:style-name="P6"><text:span text:style-name="T2">—Special Qualities (see above): Repletion, resilience, resistance.</text:span></text:p>
      <text:p text:style-name="P6"><text:span text:style-name="T2">—Automatic Languages: Common. </text:span></text:p>
      <text:p text:style-name="P6"><text:span text:style-name="T2">—Favored Class: Psion.</text:span></text:p>
      <text:p text:style-name="P6"><text:span text:style-name="T2">—Level Adjustment: +0.</text:span></text:p>
      <text:p text:style-name="P11"/>
      <text:p text:style-name="P6"><text:span text:style-name="T5">FOLUGUB</text:span></text:p>
      <table:table table:name="Table17" table:style-name="Table17">
        <table:table-column table:style-name="Table17.A"/>
        <table:table-column table:style-name="Table17.B"/>
        <table:table-row table:style-name="Table17.1">
          <table:table-cell table:style-name="Table17.A1" office:value-type="string">
            <text:p text:style-name="P14"><text:span text:style-name="T8"><text:s/></text:span></text:p>
          </table:table-cell>
          <table:table-cell table:style-name="Table17.A1" office:value-type="string">
            <text:p text:style-name="P14"><text:span text:style-name="T1">Medium-Size Aberration</text:span></text:p>
          </table:table-cell>
        </table:table-row>
        <table:table-row table:style-name="Table17.1">
          <table:table-cell table:style-name="Table17.A2" office:value-type="string">
            <text:p text:style-name="P14"><text:span text:style-name="T8">Hit Dice:</text:span></text:p>
          </table:table-cell>
          <table:table-cell table:style-name="Table17.A2" office:value-type="string">
            <text:p text:style-name="P14"><text:span text:style-name="T1">4d8+12 (30 hp)</text:span></text:p>
          </table:table-cell>
        </table:table-row>
        <table:table-row table:style-name="Table17.1">
          <table:table-cell table:style-name="Table17.A2" office:value-type="string">
            <text:p text:style-name="P6"><text:span text:style-name="T8">Initiative:</text:span></text:p>
          </table:table-cell>
          <table:table-cell table:style-name="Table17.A2" office:value-type="string">
            <text:p text:style-name="P6"><text:span text:style-name="T1">+3</text:span></text:p>
          </table:table-cell>
        </table:table-row>
        <table:table-row table:style-name="Table17.1">
          <table:table-cell table:style-name="Table17.A2" office:value-type="string">
            <text:p text:style-name="P6"><text:span text:style-name="T8">Speed:</text:span></text:p>
          </table:table-cell>
          <table:table-cell table:style-name="Table17.A2" office:value-type="string">
            <text:p text:style-name="P6"><text:span text:style-name="T1">40 ft. (8 squares)</text:span></text:p>
          </table:table-cell>
        </table:table-row>
        <table:table-row table:style-name="Table17.1">
          <table:table-cell table:style-name="Table17.A2" office:value-type="string">
            <text:p text:style-name="P6"><text:span text:style-name="T8">Armor Class:</text:span></text:p>
          </table:table-cell>
          <table:table-cell table:style-name="Table17.A2" office:value-type="string">
            <text:p text:style-name="P6"><text:span text:style-name="T1">18 (+3 Dex, +5 natural), touch 13, flatfooted 15</text:span></text:p>
          </table:table-cell>
        </table:table-row>
        <table:table-row table:style-name="Table17.1">
          <table:table-cell table:style-name="Table17.A2" office:value-type="string">
            <text:p text:style-name="P6"><text:span text:style-name="T8">Base Attack/Grapple:</text:span></text:p>
          </table:table-cell>
          <table:table-cell table:style-name="Table17.A2" office:value-type="string">
            <text:p text:style-name="P6"><text:span text:style-name="T1">+3/+3</text:span></text:p>
          </table:table-cell>
        </table:table-row>
        <table:table-row table:style-name="Table17.1">
          <table:table-cell table:style-name="Table17.A2" office:value-type="string">
            <text:p text:style-name="P6"><text:span text:style-name="T8">Attack:</text:span></text:p>
          </table:table-cell>
          <table:table-cell table:style-name="Table17.A2" office:value-type="string">
            <text:p text:style-name="P6"><text:span text:style-name="T1">Tongue +6 melee touch (liquefy crystal)</text:span></text:p>
          </table:table-cell>
        </table:table-row>
        <table:table-row table:style-name="Table17.1">
          <table:table-cell table:style-name="Table17.A2" office:value-type="string">
            <text:p text:style-name="P6"><text:span text:style-name="T8">Full Attack:</text:span></text:p>
          </table:table-cell>
          <table:table-cell table:style-name="Table17.A2" office:value-type="string">
            <text:p text:style-name="P6"><text:span text:style-name="T1">Tongue +6 melee touch (liquefy crystal) and bite +1 melee (2d4)</text:span></text:p>
          </table:table-cell>
        </table:table-row>
        <table:table-row table:style-name="Table17.1">
          <table:table-cell table:style-name="Table17.A2" office:value-type="string">
            <text:p text:style-name="P6"><text:span text:style-name="T8">Space/Reach:</text:span></text:p>
          </table:table-cell>
          <table:table-cell table:style-name="Table17.A2" office:value-type="string">
            <text:p text:style-name="P6"><text:span text:style-name="T1">5 ft./5 ft.</text:span></text:p>
          </table:table-cell>
        </table:table-row>
        <table:table-row table:style-name="Table17.1">
          <table:table-cell table:style-name="Table17.A2" office:value-type="string">
            <text:p text:style-name="P6"><text:span text:style-name="T8">Special Attacks:</text:span></text:p>
          </table:table-cell>
          <table:table-cell table:style-name="Table17.A2" office:value-type="string">
            <text:p text:style-name="P6"><text:span text:style-name="T1">Liquefy crystal</text:span></text:p>
          </table:table-cell>
        </table:table-row>
        <table:table-row table:style-name="Table17.1">
          <table:table-cell table:style-name="Table17.A2" office:value-type="string">
            <text:p text:style-name="P6"><text:span text:style-name="T8">Special Qualities:</text:span></text:p>
          </table:table-cell>
          <table:table-cell table:style-name="Table17.A2" office:value-type="string">
            <text:p text:style-name="P6"><text:span text:style-name="T1">Darkvision 60 ft., scent</text:span></text:p>
          </table:table-cell>
        </table:table-row>
        <table:table-row table:style-name="Table17.1">
          <table:table-cell table:style-name="Table17.A2" office:value-type="string">
            <text:p text:style-name="P6"><text:span text:style-name="T8">Saves:</text:span></text:p>
          </table:table-cell>
          <table:table-cell table:style-name="Table17.A2" office:value-type="string">
            <text:p text:style-name="P6"><text:span text:style-name="T1">Fort +4, Ref +4, Will +5</text:span></text:p>
          </table:table-cell>
        </table:table-row>
        <table:table-row table:style-name="Table17.1">
          <table:table-cell table:style-name="Table17.A2" office:value-type="string">
            <text:p text:style-name="P6"><text:span text:style-name="T8">Abilities:</text:span></text:p>
          </table:table-cell>
          <table:table-cell table:style-name="Table17.A2" office:value-type="string">
            <text:p text:style-name="P6"><text:span text:style-name="T1">Str 10, Dex 17, Con 17, Int 2, Wis 13, Cha 11</text:span></text:p>
          </table:table-cell>
        </table:table-row>
        <table:table-row table:style-name="Table17.1">
          <table:table-cell table:style-name="Table17.A2" office:value-type="string">
            <text:p text:style-name="P6"><text:span text:style-name="T8">Skills:</text:span></text:p>
          </table:table-cell>
          <table:table-cell table:style-name="Table17.A2" office:value-type="string">
            <text:p text:style-name="P6"><text:span text:style-name="T1">Listen +6, Move Silently +4, Spot +6</text:span></text:p>
          </table:table-cell>
        </table:table-row>
        <table:table-row table:style-name="Table17.1">
          <table:table-cell table:style-name="Table17.A2" office:value-type="string">
            <text:p text:style-name="P6"><text:span text:style-name="T8">Feats:</text:span></text:p>
          </table:table-cell>
          <table:table-cell table:style-name="Table17.A2" office:value-type="string">
            <text:p text:style-name="P6"><text:span text:style-name="T1">Alertness, Weapon Finesse</text:span></text:p>
          </table:table-cell>
        </table:table-row>
        <table:table-row table:style-name="Table17.1">
          <table:table-cell table:style-name="Table17.A2" office:value-type="string">
            <text:p text:style-name="P6"><text:span text:style-name="T8">Environment:</text:span></text:p>
          </table:table-cell>
          <table:table-cell table:style-name="Table17.A2" office:value-type="string">
            <text:p text:style-name="P6"><text:span text:style-name="T1">Underground</text:span></text:p>
          </table:table-cell>
        </table:table-row>
        <text:soft-page-break/>
        <table:table-row table:style-name="Table17.1">
          <table:table-cell table:style-name="Table17.A2" office:value-type="string">
            <text:p text:style-name="P6"><text:span text:style-name="T8">Organization:</text:span></text:p>
          </table:table-cell>
          <table:table-cell table:style-name="Table17.A2" office:value-type="string">
            <text:p text:style-name="P6"><text:span text:style-name="T1">Solitary or pair</text:span></text:p>
          </table:table-cell>
        </table:table-row>
        <table:table-row table:style-name="Table17.1">
          <table:table-cell table:style-name="Table17.A2" office:value-type="string">
            <text:p text:style-name="P6"><text:span text:style-name="T8">Challenge Rating:</text:span></text:p>
          </table:table-cell>
          <table:table-cell table:style-name="Table17.A2" office:value-type="string">
            <text:p text:style-name="P6"><text:span text:style-name="T1">2</text:span></text:p>
          </table:table-cell>
        </table:table-row>
        <table:table-row table:style-name="Table17.1">
          <table:table-cell table:style-name="Table17.A2" office:value-type="string">
            <text:p text:style-name="P6"><text:span text:style-name="T8">Treasure:</text:span></text:p>
          </table:table-cell>
          <table:table-cell table:style-name="Table17.A2" office:value-type="string">
            <text:p text:style-name="P6"><text:span text:style-name="T1">None</text:span></text:p>
          </table:table-cell>
        </table:table-row>
        <table:table-row table:style-name="Table17.1">
          <table:table-cell table:style-name="Table17.A2" office:value-type="string">
            <text:p text:style-name="P6"><text:span text:style-name="T8">Alignment:</text:span></text:p>
          </table:table-cell>
          <table:table-cell table:style-name="Table17.A2" office:value-type="string">
            <text:p text:style-name="P6"><text:span text:style-name="T1">Always neutral</text:span></text:p>
          </table:table-cell>
        </table:table-row>
        <table:table-row table:style-name="Table17.1">
          <table:table-cell table:style-name="Table17.A2" office:value-type="string">
            <text:p text:style-name="P6"><text:span text:style-name="T8">Advancement:</text:span></text:p>
          </table:table-cell>
          <table:table-cell table:style-name="Table17.A2" office:value-type="string">
            <text:p text:style-name="P6"><text:span text:style-name="T1">5–6 HD (Medium); 7–14 HD (Large)</text:span></text:p>
          </table:table-cell>
        </table:table-row>
        <table:table-row table:style-name="Table17.1">
          <table:table-cell table:style-name="Table17.A22" office:value-type="string">
            <text:p text:style-name="P14"><text:span text:style-name="T8">Level Adjustment:</text:span></text:p>
          </table:table-cell>
          <table:table-cell table:style-name="Table17.A22" office:value-type="string">
            <text:p text:style-name="P14"><text:span text:style-name="T1">—</text:span></text:p>
          </table:table-cell>
        </table:table-row>
      </table:table>
      <text:p text:style-name="P17"><text:span text:style-name="T6">COMBAT</text:span></text:p>
      <text:p text:style-name="P6"><text:span text:style-name="T2">A folugub can scent a crystal object up to 90 feet away, and once it has the scent, little deters it from its goal. It usually ceases attacking to devour a freshly liquefied crystal. The creature targets the largest crystal object available.</text:span></text:p>
      <text:p text:style-name="P6"><text:span text:style-name="T4">Liquefy Crystal (Ex):</text:span><text:span text:style-name="T2"> A folugub that makes a successful touch attack with its tongue causes the target crystal to change phase, turning immediately from solid to liquid and becoming worthless. The touch can destroy up to a 5-foot cube of crystal instantly. Magic or psionic items made of crystal (including crystalline armor and weapons) must succeed on a DC 19 Reflex save or be liquefied. The save DC is Constitution-based and includes a +4 racial modifier.</text:span></text:p>
      <text:p text:style-name="P6"><text:span text:style-name="T2">A crystalline weapon that deals damage to a folugub becomes liquefied immediately.</text:span></text:p>
      <text:p text:style-name="P11"/>
      <text:p text:style-name="P6"><text:span text:style-name="T5">GRAY GLUTTON</text:span></text:p>
      <table:table table:name="Table18" table:style-name="Table18">
        <table:table-column table:style-name="Table18.A"/>
        <table:table-column table:style-name="Table18.B"/>
        <table:table-row table:style-name="Table18.1">
          <table:table-cell table:style-name="Table18.A1" office:value-type="string">
            <text:p text:style-name="P14"><text:span text:style-name="T8"><text:s/></text:span></text:p>
          </table:table-cell>
          <table:table-cell table:style-name="Table18.A1" office:value-type="string">
            <text:p text:style-name="P14"><text:span text:style-name="T1">Huge Magical Beast</text:span></text:p>
          </table:table-cell>
        </table:table-row>
        <table:table-row table:style-name="Table18.1">
          <table:table-cell table:style-name="Table18.A2" office:value-type="string">
            <text:p text:style-name="P14"><text:span text:style-name="T8">Hit Dice:</text:span></text:p>
          </table:table-cell>
          <table:table-cell table:style-name="Table18.A2" office:value-type="string">
            <text:p text:style-name="P14"><text:span text:style-name="T1">9d10+36 (85 hp)</text:span></text:p>
          </table:table-cell>
        </table:table-row>
        <table:table-row table:style-name="Table18.1">
          <table:table-cell table:style-name="Table18.A2" office:value-type="string">
            <text:p text:style-name="P6"><text:span text:style-name="T8">Initiative:</text:span></text:p>
          </table:table-cell>
          <table:table-cell table:style-name="Table18.A2" office:value-type="string">
            <text:p text:style-name="P6"><text:span text:style-name="T1">–1</text:span></text:p>
          </table:table-cell>
        </table:table-row>
        <table:table-row table:style-name="Table18.1">
          <table:table-cell table:style-name="Table18.A2" office:value-type="string">
            <text:p text:style-name="P6"><text:span text:style-name="T8">Speed:</text:span></text:p>
          </table:table-cell>
          <table:table-cell table:style-name="Table18.A2" office:value-type="string">
            <text:p text:style-name="P6"><text:span text:style-name="T1">40 ft. (8 squares)</text:span></text:p>
          </table:table-cell>
        </table:table-row>
        <table:table-row table:style-name="Table18.1">
          <table:table-cell table:style-name="Table18.A2" office:value-type="string">
            <text:p text:style-name="P6"><text:span text:style-name="T8">Armor Class:</text:span></text:p>
          </table:table-cell>
          <table:table-cell table:style-name="Table18.A2" office:value-type="string">
            <text:p text:style-name="P6"><text:span text:style-name="T1">20 (–2 size, –1 Dex, +13 natural), touch 7, flatfooted 20</text:span></text:p>
          </table:table-cell>
        </table:table-row>
        <table:table-row table:style-name="Table18.1">
          <table:table-cell table:style-name="Table18.A2" office:value-type="string">
            <text:p text:style-name="P6"><text:span text:style-name="T8">Base Attack/Grapple:</text:span></text:p>
          </table:table-cell>
          <table:table-cell table:style-name="Table18.A2" office:value-type="string">
            <text:p text:style-name="P6"><text:span text:style-name="T1">+9/+25</text:span></text:p>
          </table:table-cell>
        </table:table-row>
        <table:table-row table:style-name="Table18.1">
          <table:table-cell table:style-name="Table18.A2" office:value-type="string">
            <text:p text:style-name="P6"><text:span text:style-name="T8">Attack:</text:span></text:p>
          </table:table-cell>
          <table:table-cell table:style-name="Table18.A2" office:value-type="string">
            <text:p text:style-name="P6"><text:span text:style-name="T1">Bite +15 melee (2d8+8)</text:span></text:p>
          </table:table-cell>
        </table:table-row>
        <table:table-row table:style-name="Table18.1">
          <table:table-cell table:style-name="Table18.A2" office:value-type="string">
            <text:p text:style-name="P6"><text:span text:style-name="T8">Full Attack:</text:span></text:p>
          </table:table-cell>
          <table:table-cell table:style-name="Table18.A2" office:value-type="string">
            <text:p text:style-name="P6"><text:span text:style-name="T1">Bite +15 melee (2d8+8) and 2 claws +10 melee (2d6+4)</text:span></text:p>
          </table:table-cell>
        </table:table-row>
        <table:table-row table:style-name="Table18.1">
          <table:table-cell table:style-name="Table18.A2" office:value-type="string">
            <text:p text:style-name="P6"><text:span text:style-name="T8">Space/Reach:</text:span></text:p>
          </table:table-cell>
          <table:table-cell table:style-name="Table18.A2" office:value-type="string">
            <text:p text:style-name="P6"><text:span text:style-name="T1">15 ft./10 ft.</text:span></text:p>
          </table:table-cell>
        </table:table-row>
        <table:table-row table:style-name="Table18.1">
          <table:table-cell table:style-name="Table18.A2" office:value-type="string">
            <text:p text:style-name="P6"><text:span text:style-name="T8">Special Attacks:</text:span></text:p>
          </table:table-cell>
          <table:table-cell table:style-name="Table18.A2" office:value-type="string">
            <text:p text:style-name="P6"><text:span text:style-name="T1">Null psionic exhalation</text:span></text:p>
          </table:table-cell>
        </table:table-row>
        <table:table-row table:style-name="Table18.1">
          <table:table-cell table:style-name="Table18.A2" office:value-type="string">
            <text:p text:style-name="P6"><text:span text:style-name="T8">Special Qualities:</text:span></text:p>
          </table:table-cell>
          <table:table-cell table:style-name="Table18.A2" office:value-type="string">
            <text:p text:style-name="P6"><text:span text:style-name="T1">Darkvision 60 ft., low-light vision, power resistance 20, scent</text:span></text:p>
          </table:table-cell>
        </table:table-row>
        <table:table-row table:style-name="Table18.1">
          <table:table-cell table:style-name="Table18.A2" office:value-type="string">
            <text:p text:style-name="P6"><text:span text:style-name="T8">Saves:</text:span></text:p>
          </table:table-cell>
          <table:table-cell table:style-name="Table18.A2" office:value-type="string">
            <text:p text:style-name="P6"><text:span text:style-name="T1">Fort +10, Ref +5, Will +7</text:span></text:p>
          </table:table-cell>
        </table:table-row>
        <table:table-row table:style-name="Table18.1">
          <table:table-cell table:style-name="Table18.A2" office:value-type="string">
            <text:p text:style-name="P6"><text:span text:style-name="T8">Abilities:</text:span></text:p>
          </table:table-cell>
          <table:table-cell table:style-name="Table18.A2" office:value-type="string">
            <text:p text:style-name="P6"><text:span text:style-name="T1">Str 27, Dex 9, Con 19, Int 2, Wis 15, Cha 20</text:span></text:p>
          </table:table-cell>
        </table:table-row>
        <table:table-row table:style-name="Table18.1">
          <table:table-cell table:style-name="Table18.A2" office:value-type="string">
            <text:p text:style-name="P6"><text:span text:style-name="T8">Skills:</text:span></text:p>
          </table:table-cell>
          <table:table-cell table:style-name="Table18.A2" office:value-type="string">
            <text:p text:style-name="P6"><text:span text:style-name="T1">Jump +14, Listen +7, Spot +3</text:span></text:p>
          </table:table-cell>
        </table:table-row>
        <table:table-row table:style-name="Table18.1">
          <table:table-cell table:style-name="Table18.A2" office:value-type="string">
            <text:p text:style-name="P6"><text:span text:style-name="T8">Feats:</text:span></text:p>
          </table:table-cell>
          <table:table-cell table:style-name="Table18.A2" office:value-type="string">
            <text:p text:style-name="P6"><text:span text:style-name="T1">Closed Mind, Hostile Mind, Iron Will, Psionic Hole, Track</text:span><text:span text:style-name="T13">B</text:span></text:p>
          </table:table-cell>
        </table:table-row>
        <table:table-row table:style-name="Table18.1">
          <table:table-cell table:style-name="Table18.A2" office:value-type="string">
            <text:p text:style-name="P6"><text:span text:style-name="T8">Environment:</text:span></text:p>
          </table:table-cell>
          <table:table-cell table:style-name="Table18.A2" office:value-type="string">
            <text:p text:style-name="P6"><text:span text:style-name="T1">Underground</text:span></text:p>
          </table:table-cell>
        </table:table-row>
        <table:table-row table:style-name="Table18.1">
          <table:table-cell table:style-name="Table18.A2" office:value-type="string">
            <text:p text:style-name="P6"><text:span text:style-name="T8">Organization:</text:span></text:p>
          </table:table-cell>
          <table:table-cell table:style-name="Table18.A2" office:value-type="string">
            <text:p text:style-name="P6"><text:span text:style-name="T1">Solitary, pair, or cluster (3–5)</text:span></text:p>
          </table:table-cell>
        </table:table-row>
        <table:table-row table:style-name="Table18.1">
          <table:table-cell table:style-name="Table18.A2" office:value-type="string">
            <text:p text:style-name="P6"><text:span text:style-name="T8">Challenge Rating:</text:span></text:p>
          </table:table-cell>
          <table:table-cell table:style-name="Table18.A2" office:value-type="string">
            <text:p text:style-name="P6"><text:span text:style-name="T1">7</text:span></text:p>
          </table:table-cell>
        </table:table-row>
        <table:table-row table:style-name="Table18.1">
          <table:table-cell table:style-name="Table18.A2" office:value-type="string">
            <text:p text:style-name="P6"><text:span text:style-name="T8">Treasure:</text:span></text:p>
          </table:table-cell>
          <table:table-cell table:style-name="Table18.A2" office:value-type="string">
            <text:p text:style-name="P6"><text:span text:style-name="T1">None</text:span></text:p>
          </table:table-cell>
        </table:table-row>
        <table:table-row table:style-name="Table18.1">
          <table:table-cell table:style-name="Table18.A2" office:value-type="string">
            <text:p text:style-name="P6"><text:span text:style-name="T8">Alignment:</text:span></text:p>
          </table:table-cell>
          <table:table-cell table:style-name="Table18.A2" office:value-type="string">
            <text:p text:style-name="P6"><text:span text:style-name="T1">Always neutral</text:span></text:p>
          </table:table-cell>
        </table:table-row>
        <table:table-row table:style-name="Table18.1">
          <table:table-cell table:style-name="Table18.A2" office:value-type="string">
            <text:p text:style-name="P6"><text:span text:style-name="T8">Advancement:</text:span></text:p>
          </table:table-cell>
          <table:table-cell table:style-name="Table18.A2" office:value-type="string">
            <text:p text:style-name="P6"><text:span text:style-name="T1">10–20 HD (Huge); 21–27 HD (Gargantuan)</text:span></text:p>
          </table:table-cell>
        </table:table-row>
        <table:table-row table:style-name="Table18.1">
          <table:table-cell table:style-name="Table18.A22" office:value-type="string">
            <text:p text:style-name="P14"><text:span text:style-name="T8">Level Adjustment:</text:span></text:p>
          </table:table-cell>
          <table:table-cell table:style-name="Table18.A22" office:value-type="string">
            <text:p text:style-name="P14"><text:span text:style-name="T1">—</text:span></text:p>
          </table:table-cell>
        </table:table-row>
      </table:table>
      <text:h text:style-name="P4" text:outline-level="3"><text:span text:style-name="T6">COMBAT </text:span></text:h>
      <text:p text:style-name="P6"><text:span text:style-name="T2">A gray glutton attacks anything psionic, or anything that stands in its way of tracking down new psionic prey. Of course, a gray glutton has to eat—and eat a lot to feed its bulk—so when not on the scent it will attack any living creature. It always breaks off attacks against nonpsionic foes if psionic prey is an option. The only creatures it refuses to eat are elves (and it dislikes the taste of dwarves). No challenge seems too extreme to it, even if that means bulling into the center of a powerful party of manifesters.</text:span></text:p>
      <text:p text:style-name="P6"><text:span text:style-name="T4">Null Psionic Exhalation (Su): </text:span><text:span text:style-name="T2">As a free action, a gray glutton can breathe forth a cloud of pale blue translucent gas into an adjacent 10-foot cube. The gas is psionically poisonous; the initial damage is 1d4 power points, and the secondary damage is 3d4 power points (Fortitude DC 18 negates). Affected psionic characters and creatures subtract the lost power points from their reserves.</text:span></text:p>
      <text:p text:style-name="P6"><text:span text:style-name="T2">The save DC is Constitution-based.</text:span></text:p>
      <text:p text:style-name="P6"><text:soft-page-break/><text:span text:style-name="T2">Once a gray glutton has used its exhalation, it must wait 4 rounds before it can exhale again.</text:span></text:p>
      <text:p text:style-name="P11"/>
      <text:p text:style-name="P6"><text:span text:style-name="T5">HALF-GIANT</text:span></text:p>
      <table:table table:name="Table19" table:style-name="Table19">
        <table:table-column table:style-name="Table19.A"/>
        <table:table-column table:style-name="Table19.B"/>
        <table:table-row table:style-name="Table19.1">
          <table:table-cell table:style-name="Table19.A1" office:value-type="string">
            <text:p text:style-name="P14"><text:span text:style-name="T8"><text:s/></text:span></text:p>
          </table:table-cell>
          <table:table-cell table:style-name="Table19.A1" office:value-type="string">
            <text:p text:style-name="P14"><text:span text:style-name="T1">Half-Giant, 1st-Level Warrior</text:span></text:p>
          </table:table-cell>
        </table:table-row>
        <table:table-row table:style-name="Table19.1">
          <table:table-cell table:style-name="Table19.A2" office:value-type="string">
            <text:p text:style-name="P12"/>
          </table:table-cell>
          <table:table-cell table:style-name="Table19.A2" office:value-type="string">
            <text:p text:style-name="P14"><text:span text:style-name="T1">Medium Giant (Psionic)</text:span></text:p>
          </table:table-cell>
        </table:table-row>
        <table:table-row table:style-name="Table19.1">
          <table:table-cell table:style-name="Table19.A2" office:value-type="string">
            <text:p text:style-name="P6"><text:span text:style-name="T8">Hit Dice:</text:span></text:p>
          </table:table-cell>
          <table:table-cell table:style-name="Table19.A2" office:value-type="string">
            <text:p text:style-name="P6"><text:span text:style-name="T1">1d8+2 (6 hp)</text:span></text:p>
          </table:table-cell>
        </table:table-row>
        <table:table-row table:style-name="Table19.1">
          <table:table-cell table:style-name="Table19.A2" office:value-type="string">
            <text:p text:style-name="P6"><text:span text:style-name="T8">Initiative:</text:span></text:p>
          </table:table-cell>
          <table:table-cell table:style-name="Table19.A2" office:value-type="string">
            <text:p text:style-name="P6"><text:span text:style-name="T1">–1</text:span></text:p>
          </table:table-cell>
        </table:table-row>
        <table:table-row table:style-name="Table19.1">
          <table:table-cell table:style-name="Table19.A2" office:value-type="string">
            <text:p text:style-name="P6"><text:span text:style-name="T8">Speed:</text:span></text:p>
          </table:table-cell>
          <table:table-cell table:style-name="Table19.A2" office:value-type="string">
            <text:p text:style-name="P6"><text:span text:style-name="T1">30 ft. (6 squares)</text:span></text:p>
          </table:table-cell>
        </table:table-row>
        <table:table-row table:style-name="Table19.1">
          <table:table-cell table:style-name="Table19.A2" office:value-type="string">
            <text:p text:style-name="P6"><text:span text:style-name="T8">Armor Class:</text:span></text:p>
          </table:table-cell>
          <table:table-cell table:style-name="Table19.A2" office:value-type="string">
            <text:p text:style-name="P6"><text:span text:style-name="T1">13 (–1 Dex, +4 scale mail), touch 9, flat-footed 13</text:span></text:p>
          </table:table-cell>
        </table:table-row>
        <table:table-row table:style-name="Table19.1">
          <table:table-cell table:style-name="Table19.A2" office:value-type="string">
            <text:p text:style-name="P6"><text:span text:style-name="T8">Base Attack/Grapple:</text:span></text:p>
          </table:table-cell>
          <table:table-cell table:style-name="Table19.A2" office:value-type="string">
            <text:p text:style-name="P6"><text:span text:style-name="T1">+1/+7</text:span></text:p>
          </table:table-cell>
        </table:table-row>
        <table:table-row table:style-name="Table19.1">
          <table:table-cell table:style-name="Table19.A2" office:value-type="string">
            <text:p text:style-name="P6"><text:span text:style-name="T8">Attack:</text:span></text:p>
          </table:table-cell>
          <table:table-cell table:style-name="Table19.A2" office:value-type="string">
            <text:p text:style-name="P6"><text:span text:style-name="T1">Large greatsword +4 melee (3d6+3/19–20) or Large javelin +0 ranged (1d8+2)</text:span></text:p>
          </table:table-cell>
        </table:table-row>
        <table:table-row table:style-name="Table19.1">
          <table:table-cell table:style-name="Table19.A2" office:value-type="string">
            <text:p text:style-name="P6"><text:span text:style-name="T8">Full Attack:</text:span></text:p>
          </table:table-cell>
          <table:table-cell table:style-name="Table19.A2" office:value-type="string">
            <text:p text:style-name="P6"><text:span text:style-name="T1">Large greatsword +4 melee (3d6+3/19–20) or Large javelin +0 ranged (1d8+2)</text:span></text:p>
          </table:table-cell>
        </table:table-row>
        <table:table-row table:style-name="Table19.1">
          <table:table-cell table:style-name="Table19.A2" office:value-type="string">
            <text:p text:style-name="P6"><text:span text:style-name="T8">Space/Reach:</text:span></text:p>
          </table:table-cell>
          <table:table-cell table:style-name="Table19.A2" office:value-type="string">
            <text:p text:style-name="P6"><text:span text:style-name="T1">5 ft./5 ft.</text:span></text:p>
          </table:table-cell>
        </table:table-row>
        <table:table-row table:style-name="Table19.1">
          <table:table-cell table:style-name="Table19.A2" office:value-type="string">
            <text:p text:style-name="P6"><text:span text:style-name="T8">Special Attacks:</text:span></text:p>
          </table:table-cell>
          <table:table-cell table:style-name="Table19.A2" office:value-type="string">
            <text:p text:style-name="P6"><text:span text:style-name="T1">Psi-like abilities</text:span></text:p>
          </table:table-cell>
        </table:table-row>
        <table:table-row table:style-name="Table19.1">
          <table:table-cell table:style-name="Table19.A2" office:value-type="string">
            <text:p text:style-name="P6"><text:span text:style-name="T8">Special Qualities:</text:span></text:p>
          </table:table-cell>
          <table:table-cell table:style-name="Table19.A2" office:value-type="string">
            <text:p text:style-name="P6"><text:span text:style-name="T1">Fire acclimated, giant’s stature, low-light vision</text:span></text:p>
          </table:table-cell>
        </table:table-row>
        <table:table-row table:style-name="Table19.1">
          <table:table-cell table:style-name="Table19.A2" office:value-type="string">
            <text:p text:style-name="P6"><text:span text:style-name="T8">Saves:</text:span></text:p>
          </table:table-cell>
          <table:table-cell table:style-name="Table19.A2" office:value-type="string">
            <text:p text:style-name="P6"><text:span text:style-name="T1">Fort +4, Ref –1, Will –1</text:span></text:p>
          </table:table-cell>
        </table:table-row>
        <table:table-row table:style-name="Table19.1">
          <table:table-cell table:style-name="Table19.A2" office:value-type="string">
            <text:p text:style-name="P6"><text:span text:style-name="T8">Abilities:</text:span></text:p>
          </table:table-cell>
          <table:table-cell table:style-name="Table19.A2" office:value-type="string">
            <text:p text:style-name="P6"><text:span text:style-name="T1">Str 15, Dex 9, Con 14, Int 10, Wis 9, Cha 8</text:span></text:p>
          </table:table-cell>
        </table:table-row>
        <table:table-row table:style-name="Table19.1">
          <table:table-cell table:style-name="Table19.A2" office:value-type="string">
            <text:p text:style-name="P6"><text:span text:style-name="T8">Skills:</text:span></text:p>
          </table:table-cell>
          <table:table-cell table:style-name="Table19.A2" office:value-type="string">
            <text:p text:style-name="P6"><text:span text:style-name="T1">Listen +1, Spot +1</text:span></text:p>
          </table:table-cell>
        </table:table-row>
        <table:table-row table:style-name="Table19.1">
          <table:table-cell table:style-name="Table19.A2" office:value-type="string">
            <text:p text:style-name="P6"><text:span text:style-name="T8">Feats:</text:span></text:p>
          </table:table-cell>
          <table:table-cell table:style-name="Table19.A2" office:value-type="string">
            <text:p text:style-name="P6"><text:span text:style-name="T1">Weapon Focus (greatsword)</text:span></text:p>
          </table:table-cell>
        </table:table-row>
        <table:table-row table:style-name="Table19.1">
          <table:table-cell table:style-name="Table19.A2" office:value-type="string">
            <text:p text:style-name="P6"><text:span text:style-name="T8">Environment:</text:span></text:p>
          </table:table-cell>
          <table:table-cell table:style-name="Table19.A2" office:value-type="string">
            <text:p text:style-name="P6"><text:span text:style-name="T1">Warm desert</text:span></text:p>
          </table:table-cell>
        </table:table-row>
        <table:table-row table:style-name="Table19.1">
          <table:table-cell table:style-name="Table19.A2" office:value-type="string">
            <text:p text:style-name="P6"><text:span text:style-name="T8">Organization:</text:span></text:p>
          </table:table-cell>
          <table:table-cell table:style-name="Table19.A2" office:value-type="string">
            <text:p text:style-name="P6"><text:span text:style-name="T1">Team (2–4), squad (11–20 plus 2 3rd-level sergeants and 1 leader of 3rd–6th level), or band (30–100 plus 150% noncombatants plus 1 3rd-level sergeant per 10 adults, 5 5th-level lieutenants, and 3 7th-level captains)</text:span></text:p>
          </table:table-cell>
        </table:table-row>
        <table:table-row table:style-name="Table19.1">
          <table:table-cell table:style-name="Table19.A2" office:value-type="string">
            <text:p text:style-name="P6"><text:span text:style-name="T8">Challenge Rating:</text:span></text:p>
          </table:table-cell>
          <table:table-cell table:style-name="Table19.A2" office:value-type="string">
            <text:p text:style-name="P6"><text:span text:style-name="T1">1</text:span></text:p>
          </table:table-cell>
        </table:table-row>
        <table:table-row table:style-name="Table19.1">
          <table:table-cell table:style-name="Table19.A2" office:value-type="string">
            <text:p text:style-name="P6"><text:span text:style-name="T8">Treasure:</text:span></text:p>
          </table:table-cell>
          <table:table-cell table:style-name="Table19.A2" office:value-type="string">
            <text:p text:style-name="P6"><text:span text:style-name="T1">Standard</text:span></text:p>
          </table:table-cell>
        </table:table-row>
        <table:table-row table:style-name="Table19.1">
          <table:table-cell table:style-name="Table19.A2" office:value-type="string">
            <text:p text:style-name="P6"><text:span text:style-name="T8">Alignment:</text:span></text:p>
          </table:table-cell>
          <table:table-cell table:style-name="Table19.A2" office:value-type="string">
            <text:p text:style-name="P6"><text:span text:style-name="T1">Usually neutral good</text:span></text:p>
          </table:table-cell>
        </table:table-row>
        <table:table-row table:style-name="Table19.1">
          <table:table-cell table:style-name="Table19.A2" office:value-type="string">
            <text:p text:style-name="P6"><text:span text:style-name="T8">Advancement:</text:span></text:p>
          </table:table-cell>
          <table:table-cell table:style-name="Table19.A2" office:value-type="string">
            <text:p text:style-name="P6"><text:span text:style-name="T1">By character class</text:span></text:p>
          </table:table-cell>
        </table:table-row>
        <table:table-row table:style-name="Table19.1">
          <table:table-cell table:style-name="Table19.A23" office:value-type="string">
            <text:p text:style-name="P14"><text:span text:style-name="T8">Level Adjustment:</text:span></text:p>
          </table:table-cell>
          <table:table-cell table:style-name="Table19.A23" office:value-type="string">
            <text:p text:style-name="P14"><text:span text:style-name="T1">+1</text:span></text:p>
          </table:table-cell>
        </table:table-row>
      </table:table>
      <text:p text:style-name="P6"><text:span text:style-name="T2">Half-giants typically stand from 7 feet to nearly 8 feet tall and weigh from 250 to 400 pounds, with men noticeably taller and heavier than women.</text:span></text:p>
      <text:p text:style-name="P6"><text:span text:style-name="T2">Half-giants speak Common. Many also learn Giant.</text:span></text:p>
      <text:h text:style-name="P4" text:outline-level="3"><text:span text:style-name="T6">COMBAT</text:span></text:h>
      <text:p text:style-name="P6"><text:span text:style-name="T2">Because of their giant ancestry, half-giants are able to use weapons sized for creatures larger than normal humans. They gain considerable satisfaction in using these large weapons in combat against their foes.</text:span></text:p>
      <text:p text:style-name="P6"><text:span text:style-name="T4">Psi-Like Abilities:</text:span><text:span text:style-name="T2"> 1/day: </text:span><text:span text:style-name="T3">stomp </text:span><text:span text:style-name="T2">(DC 10)</text:span><text:span text:style-name="T3">. </text:span><text:span text:style-name="T2">Manifester level equal to 1/2 HD (minimum 1st). The save DC is Charisma-based.</text:span></text:p>
      <text:p text:style-name="P6"><text:span text:style-name="T4">Fire Acclimated (Ex): </text:span><text:span text:style-name="T2">Half-giants have a +2 racial bonus on saving throws against all fire spells and effects. </text:span></text:p>
      <text:p text:style-name="P6"><text:span text:style-name="T4">Powerful Build (Ex):</text:span><text:span text:style-name="T2"> The physical stature of half-giants lets them function in many ways as if they were one size category larger. Whenever a half-giant is subject to a size modifier or special size modifier for an opposed check (such as during grapple checks, bull rush attempts, and trip attempts), the half-giant is treated as one size larger if doing so is advantageous to him. A half-giant is also considered to be one size larger when determining whether a creature’s special attacks based on size (such as improved grab or swallow whole) can affect him. A half-giant can use weapons designed for a creature one size larger without penalty. However, his space and reach remain those of a creature of his actual size. The benefits of this racial trait stack with the effects of powers, abilities, and spells that change the subject’s size category.</text:span></text:p>
      <text:p text:style-name="P6"><text:soft-page-break/><text:span text:style-name="T2">The half-giant warrior presented here had the following ability scores before racial adjustments: Str 13, Dex 11, Con 12, Int 10, Wis 9, Cha 8.</text:span></text:p>
      <text:h text:style-name="P4" text:outline-level="3"><text:span text:style-name="T6">HALF-GIANTS AS CHARACTERS</text:span></text:h>
      <text:p text:style-name="P6"><text:span text:style-name="T2">Half-giant characters possess the following racial traits.</text:span></text:p>
      <text:p text:style-name="P6"><text:span text:style-name="T2">— +2 Constitution, +2 Strength, –2 Dexterity.</text:span></text:p>
      <text:p text:style-name="P6"><text:span text:style-name="T2">—Medium size.</text:span></text:p>
      <text:p text:style-name="P6"><text:span text:style-name="T2">—Half-giant base land speed is 30 feet.</text:span></text:p>
      <text:p text:style-name="P6"><text:span text:style-name="T2">—Low-light vision.</text:span></text:p>
      <text:p text:style-name="P6"><text:span text:style-name="T2">—Naturally Psionic: Half-giants gain 2 bonus power points at 1st level, regardless of whether they choose a psionic class.</text:span></text:p>
      <text:p text:style-name="P6"><text:span text:style-name="T2">—Fire Acclimated: Half-giants have a +2 racial bonus on saving throws against all fire spells and effects. </text:span></text:p>
      <text:p text:style-name="P6"><text:span text:style-name="T2">—Powerful build (see above).</text:span></text:p>
      <text:p text:style-name="P6"><text:span text:style-name="T2">—Special Attacks (see above): Psi-like abilities.</text:span></text:p>
      <text:p text:style-name="P6"><text:span text:style-name="T2">—Automatic Language: Common. Bonus Language: Draconic, Giant, Gnoll, Ignan.</text:span></text:p>
      <text:p text:style-name="P6"><text:span text:style-name="T2">—Favored Class: Psychic warrior.</text:span></text:p>
      <text:p text:style-name="P6"><text:span text:style-name="T2">—Level adjustment: +1.</text:span></text:p>
      <text:p text:style-name="P11"/>
      <text:p text:style-name="P6"><text:span text:style-name="T5">INTELLECT DEVOURER</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4"><text:span text:style-name="T8"><text:s/></text:span></text:p>
          </table:table-cell>
          <table:table-cell table:style-name="Table20.A1" office:value-type="string">
            <text:p text:style-name="P14"><text:span text:style-name="T1">Small Aberration (Evil, Psionic)</text:span></text:p>
          </table:table-cell>
        </table:table-row>
        <table:table-row table:style-name="Table20.1">
          <table:table-cell table:style-name="Table20.A2" office:value-type="string">
            <text:p text:style-name="P14"><text:span text:style-name="T8">Hit Dice:</text:span></text:p>
          </table:table-cell>
          <table:table-cell table:style-name="Table20.A2" office:value-type="string">
            <text:p text:style-name="P14"><text:span text:style-name="T1">6d8+15 (42 hp)</text:span></text:p>
          </table:table-cell>
        </table:table-row>
        <table:table-row table:style-name="Table20.1">
          <table:table-cell table:style-name="Table20.A2" office:value-type="string">
            <text:p text:style-name="P6"><text:span text:style-name="T8">Initiative:</text:span></text:p>
          </table:table-cell>
          <table:table-cell table:style-name="Table20.A2" office:value-type="string">
            <text:p text:style-name="P6"><text:span text:style-name="T1">+5</text:span></text:p>
          </table:table-cell>
        </table:table-row>
        <table:table-row table:style-name="Table20.1">
          <table:table-cell table:style-name="Table20.A2" office:value-type="string">
            <text:p text:style-name="P6"><text:span text:style-name="T8">Speed:</text:span></text:p>
          </table:table-cell>
          <table:table-cell table:style-name="Table20.A2" office:value-type="string">
            <text:p text:style-name="P6"><text:span text:style-name="T1">40 ft. (8 squares)</text:span></text:p>
          </table:table-cell>
        </table:table-row>
        <table:table-row table:style-name="Table20.1">
          <table:table-cell table:style-name="Table20.A2" office:value-type="string">
            <text:p text:style-name="P6"><text:span text:style-name="T8">Armor Class:</text:span></text:p>
          </table:table-cell>
          <table:table-cell table:style-name="Table20.A2" office:value-type="string">
            <text:p text:style-name="P6"><text:span text:style-name="T1">21 (+1 size, +5 Dex, +5 natural), touch 16, flat-footed 16</text:span></text:p>
          </table:table-cell>
        </table:table-row>
        <table:table-row table:style-name="Table20.1">
          <table:table-cell table:style-name="Table20.A2" office:value-type="string">
            <text:p text:style-name="P6"><text:span text:style-name="T8">Base Attack/Grapple:</text:span></text:p>
          </table:table-cell>
          <table:table-cell table:style-name="Table20.A2" office:value-type="string">
            <text:p text:style-name="P6"><text:span text:style-name="T1">+4/+1</text:span></text:p>
          </table:table-cell>
        </table:table-row>
        <table:table-row table:style-name="Table20.1">
          <table:table-cell table:style-name="Table20.A2" office:value-type="string">
            <text:p text:style-name="P6"><text:span text:style-name="T8">Attack:</text:span></text:p>
          </table:table-cell>
          <table:table-cell table:style-name="Table20.A2" office:value-type="string">
            <text:p text:style-name="P6"><text:span text:style-name="T1">Claw +6 melee (1d3+1)</text:span></text:p>
          </table:table-cell>
        </table:table-row>
        <table:table-row table:style-name="Table20.1">
          <table:table-cell table:style-name="Table20.A2" office:value-type="string">
            <text:p text:style-name="P6"><text:span text:style-name="T8">Full Attack:</text:span></text:p>
          </table:table-cell>
          <table:table-cell table:style-name="Table20.A2" office:value-type="string">
            <text:p text:style-name="P6"><text:span text:style-name="T1">4 claws +6 melee (1d3+1)</text:span></text:p>
          </table:table-cell>
        </table:table-row>
        <table:table-row table:style-name="Table20.1">
          <table:table-cell table:style-name="Table20.A2" office:value-type="string">
            <text:p text:style-name="P6"><text:span text:style-name="T8">Space/Reach:</text:span></text:p>
          </table:table-cell>
          <table:table-cell table:style-name="Table20.A2" office:value-type="string">
            <text:p text:style-name="P6"><text:span text:style-name="T1">5 ft./5 ft.</text:span></text:p>
          </table:table-cell>
        </table:table-row>
        <table:table-row table:style-name="Table20.1">
          <table:table-cell table:style-name="Table20.A2" office:value-type="string">
            <text:p text:style-name="P6"><text:span text:style-name="T8">Special Attacks:</text:span></text:p>
          </table:table-cell>
          <table:table-cell table:style-name="Table20.A2" office:value-type="string">
            <text:p text:style-name="P6"><text:span text:style-name="T1">Body thief, psi-like abilities</text:span></text:p>
          </table:table-cell>
        </table:table-row>
        <table:table-row table:style-name="Table20.1">
          <table:table-cell table:style-name="Table20.A2" office:value-type="string">
            <text:p text:style-name="P6"><text:span text:style-name="T8">Special Qualities:</text:span></text:p>
          </table:table-cell>
          <table:table-cell table:style-name="Table20.A2" office:value-type="string">
            <text:p text:style-name="P6"><text:span text:style-name="T1">Blindsight 60 ft., damage reduction 10/adamantine, immunity to fire, power resistance 23, resistance to electricity 15, vulnerability to </text:span><text:span text:style-name="T9">protection from evil</text:span></text:p>
          </table:table-cell>
        </table:table-row>
        <table:table-row table:style-name="Table20.1">
          <table:table-cell table:style-name="Table20.A2" office:value-type="string">
            <text:p text:style-name="P6"><text:span text:style-name="T8">Saves:</text:span></text:p>
          </table:table-cell>
          <table:table-cell table:style-name="Table20.A2" office:value-type="string">
            <text:p text:style-name="P6"><text:span text:style-name="T1">Fort +4, Ref +7, Will +6</text:span></text:p>
          </table:table-cell>
        </table:table-row>
        <table:table-row table:style-name="Table20.1">
          <table:table-cell table:style-name="Table20.A2" office:value-type="string">
            <text:p text:style-name="P6"><text:span text:style-name="T8">Abilities:</text:span></text:p>
          </table:table-cell>
          <table:table-cell table:style-name="Table20.A2" office:value-type="string">
            <text:p text:style-name="P6"><text:span text:style-name="T1">Str 13, Dex 21, Con 15, Int 12, Wis 12, Cha 14</text:span></text:p>
          </table:table-cell>
        </table:table-row>
        <table:table-row table:style-name="Table20.1">
          <table:table-cell table:style-name="Table20.A2" office:value-type="string">
            <text:p text:style-name="P6"><text:span text:style-name="T8">Skills:</text:span></text:p>
          </table:table-cell>
          <table:table-cell table:style-name="Table20.A2" office:value-type="string">
            <text:p text:style-name="P6"><text:span text:style-name="T1">Bluff + 15, Concentration +11 (+15 when manifesting defensively), Hide +14, Listen +14, Move Silently +16</text:span></text:p>
          </table:table-cell>
        </table:table-row>
        <table:table-row table:style-name="Table20.1">
          <table:table-cell table:style-name="Table20.A2" office:value-type="string">
            <text:p text:style-name="P6"><text:span text:style-name="T8">Feats:</text:span></text:p>
          </table:table-cell>
          <table:table-cell table:style-name="Table20.A2" office:value-type="string">
            <text:p text:style-name="P6"><text:span text:style-name="T1">Combat Manifestation, Toughness, Up the Walls, Wild Talent</text:span><text:span text:style-name="T13">B</text:span></text:p>
          </table:table-cell>
        </table:table-row>
        <table:table-row table:style-name="Table20.1">
          <table:table-cell table:style-name="Table20.A2" office:value-type="string">
            <text:p text:style-name="P6"><text:span text:style-name="T8">Environment:</text:span></text:p>
          </table:table-cell>
          <table:table-cell table:style-name="Table20.A2" office:value-type="string">
            <text:p text:style-name="P6"><text:span text:style-name="T1">Underground</text:span></text:p>
          </table:table-cell>
        </table:table-row>
        <table:table-row table:style-name="Table20.1">
          <table:table-cell table:style-name="Table20.A2" office:value-type="string">
            <text:p text:style-name="P6"><text:span text:style-name="T8">Organization:</text:span></text:p>
          </table:table-cell>
          <table:table-cell table:style-name="Table20.A2" office:value-type="string">
            <text:p text:style-name="P6"><text:span text:style-name="T1">Solitary or pod (2–4)</text:span></text:p>
          </table:table-cell>
        </table:table-row>
        <table:table-row table:style-name="Table20.1">
          <table:table-cell table:style-name="Table20.A2" office:value-type="string">
            <text:p text:style-name="P6"><text:span text:style-name="T8">Challenge Rating:</text:span></text:p>
          </table:table-cell>
          <table:table-cell table:style-name="Table20.A2" office:value-type="string">
            <text:p text:style-name="P6"><text:span text:style-name="T1">7</text:span></text:p>
          </table:table-cell>
        </table:table-row>
        <table:table-row table:style-name="Table20.1">
          <table:table-cell table:style-name="Table20.A2" office:value-type="string">
            <text:p text:style-name="P6"><text:span text:style-name="T8">Treasure:</text:span></text:p>
          </table:table-cell>
          <table:table-cell table:style-name="Table20.A2" office:value-type="string">
            <text:p text:style-name="P6"><text:span text:style-name="T1">1/2 coins; double goods; standard items</text:span></text:p>
          </table:table-cell>
        </table:table-row>
        <table:table-row table:style-name="Table20.1">
          <table:table-cell table:style-name="Table20.A2" office:value-type="string">
            <text:p text:style-name="P6"><text:span text:style-name="T8">Alignment:</text:span></text:p>
          </table:table-cell>
          <table:table-cell table:style-name="Table20.A2" office:value-type="string">
            <text:p text:style-name="P6"><text:span text:style-name="T1">Always chaotic evil</text:span></text:p>
          </table:table-cell>
        </table:table-row>
        <table:table-row table:style-name="Table20.1">
          <table:table-cell table:style-name="Table20.A2" office:value-type="string">
            <text:p text:style-name="P6"><text:span text:style-name="T8">Advancement:</text:span></text:p>
          </table:table-cell>
          <table:table-cell table:style-name="Table20.A2" office:value-type="string">
            <text:p text:style-name="P6"><text:span text:style-name="T1">7–8 HD (Small); 9–15 HD (Medium); 16–18 HD (Large)</text:span></text:p>
          </table:table-cell>
        </table:table-row>
        <table:table-row table:style-name="Table20.1">
          <table:table-cell table:style-name="Table20.A22" office:value-type="string">
            <text:p text:style-name="P14"><text:span text:style-name="T8">Level Adjustment:</text:span></text:p>
          </table:table-cell>
          <table:table-cell table:style-name="Table20.A22" office:value-type="string">
            <text:p text:style-name="P14"><text:span text:style-name="T1">+6</text:span></text:p>
          </table:table-cell>
        </table:table-row>
      </table:table>
      <text:p text:style-name="P6"><text:span text:style-name="T2">Intellect devourers understand Common but must be in possession of a body to speak. An intellect devourer in possession of a body also knows the languages known by that victim.</text:span></text:p>
      <text:h text:style-name="P4" text:outline-level="3"><text:span text:style-name="T6">COMBAT</text:span></text:h>
      <text:p text:style-name="P6"><text:span text:style-name="T4">Body Thief (Su):</text:span><text:span text:style-name="T2"> When an intellect devourer overcomes a lone victim, it consumes the victim’s brain and enters the skull. As a full-round action that provokes attacks of opportunity, the devourer can merge its form with that of a helpless or dead creature of Small size or larger. The devourer cannot merge its body with that of a creature immune to extra damage from critical hits.</text:span></text:p>
      <text:p text:style-name="P6"><text:span text:style-name="T2">When an intellect devourer completes its merging, it psionically consumes the brain of the victim (which kills it if it is not already dead). The devourer can exit the body at any time as a standard action, bursting the victim’s skull and resuming its normal form.</text:span></text:p>
      <text:p text:style-name="P6"><text:span text:style-name="T2">After consuming its victim’s brain, an intellect devourer can instead choose to animate the body for up to seven days as if it were the victim’s original brain. The devourer retains its hit points, saving throws, and mental ability scores, as well as its psi-like abilities. It assumes the physical qualities and ability scores of the victim, as if it had used </text:span><text:span text:style-name="T3">polymorph </text:span><text:span text:style-name="T2">to assume the victim’s form. As long as the intellect devourer occupies the body, it knows the languages spoken by the victim and very basic information about the victim’s identity and personality, but none of the victim’s specific memories or knowledge.</text:span></text:p>
      <text:p text:style-name="P6"><text:span text:style-name="T4">Psi-Like Abilities:</text:span><text:span text:style-name="T2"> At will—</text:span><text:span text:style-name="T3">cloud mind, compression, detect psionics, ego whip </text:span><text:span text:style-name="T2">(2d4, DC 16*), </text:span><text:span text:style-name="T3">empty mind </text:span><text:span text:style-name="T2">(+5 on Will saves*), </text:span><text:span text:style-name="T3">id insinuation </text:span><text:span text:style-name="T2">(three targets, DC 16*); 3/day—</text:span><text:span text:style-name="T3">body adjustment </text:span><text:span text:style-name="T2">(2d12*), </text:span><text:span text:style-name="T3">intellect fortress, painful strike. </text:span><text:span text:style-name="T2">Manifester level 7th.</text:span></text:p>
      <text:p text:style-name="P6"><text:span text:style-name="T2">The save DCs are Charisma-based.</text:span></text:p>
      <text:p text:style-name="P6"><text:span text:style-name="T2">*Includes augmentation for the intellect devourer’s manifester level.</text:span></text:p>
      <text:p text:style-name="P6"><text:span text:style-name="T4">Blindsight (Ex): </text:span><text:span text:style-name="T2">An intellect devourer can use nonvisual means to ascertain all foes within 60 feet as a sighted creature would.</text:span></text:p>
      <text:p text:style-name="P6"><text:span text:style-name="T4">Vulnerability to Protection from Evil (Ex):</text:span><text:span text:style-name="T2"> An intellect devourer is treated as a summoned creature for the purpose of determining how it is affected by a </text:span><text:span text:style-name="T3">protection from evil </text:span><text:span text:style-name="T2">spell. </text:span></text:p>
      <text:p text:style-name="P6"><text:span text:style-name="T4">Skills: </text:span><text:span text:style-name="T2">Intellect devourers have a +8 racial bonus on Bluff checks, useful for passing off the possessed body as the original. They also have a +8 racial bonus on Move Silently checks and Listen checks.</text:span></text:p>
      <text:p text:style-name="P11"/>
      <text:p text:style-name="P6"><text:span text:style-name="T5">MAENAD</text:span></text:p>
      <table:table table:name="Table21" table:style-name="Table21">
        <table:table-column table:style-name="Table21.A"/>
        <table:table-column table:style-name="Table21.B"/>
        <text:soft-page-break/>
        <table:table-row table:style-name="Table21.1">
          <table:table-cell table:style-name="Table21.A1" office:value-type="string">
            <text:p text:style-name="P14"><text:span text:style-name="T8"><text:s/></text:span></text:p>
          </table:table-cell>
          <table:table-cell table:style-name="Table21.A1" office:value-type="string">
            <text:p text:style-name="P14"><text:span text:style-name="T1">Maenad, 1st-Level Warrior</text:span></text:p>
          </table:table-cell>
        </table:table-row>
        <table:table-row table:style-name="Table21.1">
          <table:table-cell table:style-name="Table21.A2" office:value-type="string">
            <text:p text:style-name="P14"><text:span text:style-name="T8"><text:s/></text:span></text:p>
          </table:table-cell>
          <table:table-cell table:style-name="Table21.A2" office:value-type="string">
            <text:p text:style-name="P14"><text:span text:style-name="T1">Medium Humanoid (Maenad, Psionic)</text:span></text:p>
          </table:table-cell>
        </table:table-row>
        <table:table-row table:style-name="Table21.1">
          <table:table-cell table:style-name="Table21.A2" office:value-type="string">
            <text:p text:style-name="P6"><text:span text:style-name="T8">Hit Dice:</text:span></text:p>
          </table:table-cell>
          <table:table-cell table:style-name="Table21.A2" office:value-type="string">
            <text:p text:style-name="P6"><text:span text:style-name="T1">1d8+1 (5 hp)</text:span></text:p>
          </table:table-cell>
        </table:table-row>
        <table:table-row table:style-name="Table21.1">
          <table:table-cell table:style-name="Table21.A2" office:value-type="string">
            <text:p text:style-name="P6"><text:span text:style-name="T8">Initiative:</text:span></text:p>
          </table:table-cell>
          <table:table-cell table:style-name="Table21.A2" office:value-type="string">
            <text:p text:style-name="P6"><text:span text:style-name="T1">+0</text:span></text:p>
          </table:table-cell>
        </table:table-row>
        <table:table-row table:style-name="Table21.1">
          <table:table-cell table:style-name="Table21.A2" office:value-type="string">
            <text:p text:style-name="P6"><text:span text:style-name="T8">Speed:</text:span></text:p>
          </table:table-cell>
          <table:table-cell table:style-name="Table21.A2" office:value-type="string">
            <text:p text:style-name="P6"><text:span text:style-name="T1">30 ft. (6 squares)</text:span></text:p>
          </table:table-cell>
        </table:table-row>
        <table:table-row table:style-name="Table21.1">
          <table:table-cell table:style-name="Table21.A2" office:value-type="string">
            <text:p text:style-name="P6"><text:span text:style-name="T8">Armor Class:</text:span></text:p>
          </table:table-cell>
          <table:table-cell table:style-name="Table21.A2" office:value-type="string">
            <text:p text:style-name="P6"><text:span text:style-name="T1">14 (+3 studded leather, +1 light shield), touch 10, flat-footed 14</text:span></text:p>
          </table:table-cell>
        </table:table-row>
        <table:table-row table:style-name="Table21.1">
          <table:table-cell table:style-name="Table21.A2" office:value-type="string">
            <text:p text:style-name="P6"><text:span text:style-name="T8">Base Attack/Grapple:</text:span></text:p>
          </table:table-cell>
          <table:table-cell table:style-name="Table21.A2" office:value-type="string">
            <text:p text:style-name="P6"><text:span text:style-name="T1">+1/+2</text:span></text:p>
          </table:table-cell>
        </table:table-row>
        <table:table-row table:style-name="Table21.1">
          <table:table-cell table:style-name="Table21.A2" office:value-type="string">
            <text:p text:style-name="P6"><text:span text:style-name="T8">Attack:</text:span></text:p>
          </table:table-cell>
          <table:table-cell table:style-name="Table21.A2" office:value-type="string">
            <text:p text:style-name="P6"><text:span text:style-name="T1">Longsword +3 melee (1d8+1/19–20) or longbow +1 ranged (1d8/x3)</text:span></text:p>
          </table:table-cell>
        </table:table-row>
        <table:table-row table:style-name="Table21.1">
          <table:table-cell table:style-name="Table21.A2" office:value-type="string">
            <text:p text:style-name="P6"><text:span text:style-name="T8">Full Attack:</text:span></text:p>
          </table:table-cell>
          <table:table-cell table:style-name="Table21.A2" office:value-type="string">
            <text:p text:style-name="P6"><text:span text:style-name="T1">Longsword +3 melee (1d8+1/19–20) or longbow +1 ranged (1d8/x3)</text:span></text:p>
          </table:table-cell>
        </table:table-row>
        <table:table-row table:style-name="Table21.1">
          <table:table-cell table:style-name="Table21.A2" office:value-type="string">
            <text:p text:style-name="P6"><text:span text:style-name="T8">Space/Reach:</text:span></text:p>
          </table:table-cell>
          <table:table-cell table:style-name="Table21.A2" office:value-type="string">
            <text:p text:style-name="P6"><text:span text:style-name="T1">5 ft./5 ft.</text:span></text:p>
          </table:table-cell>
        </table:table-row>
        <table:table-row table:style-name="Table21.1">
          <table:table-cell table:style-name="Table21.A2" office:value-type="string">
            <text:p text:style-name="P6"><text:span text:style-name="T8">Special Attacks:</text:span></text:p>
          </table:table-cell>
          <table:table-cell table:style-name="Table21.A2" office:value-type="string">
            <text:p text:style-name="P6"><text:span text:style-name="T1">Psi-like abilities</text:span></text:p>
          </table:table-cell>
        </table:table-row>
        <table:table-row table:style-name="Table21.1">
          <table:table-cell table:style-name="Table21.A2" office:value-type="string">
            <text:p text:style-name="P6"><text:span text:style-name="T8">Special Qualities:</text:span></text:p>
          </table:table-cell>
          <table:table-cell table:style-name="Table21.A2" office:value-type="string">
            <text:p text:style-name="P6"><text:span text:style-name="T1">Outburst</text:span></text:p>
          </table:table-cell>
        </table:table-row>
        <table:table-row table:style-name="Table21.1">
          <table:table-cell table:style-name="Table21.A2" office:value-type="string">
            <text:p text:style-name="P6"><text:span text:style-name="T8">Saves:</text:span></text:p>
          </table:table-cell>
          <table:table-cell table:style-name="Table21.A2" office:value-type="string">
            <text:p text:style-name="P6"><text:span text:style-name="T1">Fort +3, Ref +0, Will –1 </text:span></text:p>
          </table:table-cell>
        </table:table-row>
        <table:table-row table:style-name="Table21.1">
          <table:table-cell table:style-name="Table21.A2" office:value-type="string">
            <text:p text:style-name="P6"><text:span text:style-name="T8">Abilities:</text:span></text:p>
          </table:table-cell>
          <table:table-cell table:style-name="Table21.A2" office:value-type="string">
            <text:p text:style-name="P6"><text:span text:style-name="T1">Str 13, Dex 11, Con 12, Int 10, Wis 9, Cha 8</text:span></text:p>
          </table:table-cell>
        </table:table-row>
        <table:table-row table:style-name="Table21.1">
          <table:table-cell table:style-name="Table21.A2" office:value-type="string">
            <text:p text:style-name="P6"><text:span text:style-name="T8">Skills:</text:span></text:p>
          </table:table-cell>
          <table:table-cell table:style-name="Table21.A2" office:value-type="string">
            <text:p text:style-name="P6"><text:span text:style-name="T1">Climb +3, Jump +3</text:span></text:p>
          </table:table-cell>
        </table:table-row>
        <table:table-row table:style-name="Table21.1">
          <table:table-cell table:style-name="Table21.A2" office:value-type="string">
            <text:p text:style-name="P6"><text:span text:style-name="T8">Feats:</text:span></text:p>
          </table:table-cell>
          <table:table-cell table:style-name="Table21.A2" office:value-type="string">
            <text:p text:style-name="P6"><text:span text:style-name="T1">Weapon Focus (longsword)</text:span></text:p>
          </table:table-cell>
        </table:table-row>
        <table:table-row table:style-name="Table21.1">
          <table:table-cell table:style-name="Table21.A2" office:value-type="string">
            <text:p text:style-name="P6"><text:span text:style-name="T8">Environment:</text:span></text:p>
          </table:table-cell>
          <table:table-cell table:style-name="Table21.A2" office:value-type="string">
            <text:p text:style-name="P6"><text:span text:style-name="T1">Warm hills</text:span></text:p>
          </table:table-cell>
        </table:table-row>
        <table:table-row table:style-name="Table21.1">
          <table:table-cell table:style-name="Table21.A2" office:value-type="string">
            <text:p text:style-name="P6"><text:span text:style-name="T8">Organization:</text:span></text:p>
          </table:table-cell>
          <table:table-cell table:style-name="Table21.A2" office:value-type="string">
            <text:p text:style-name="P6"><text:span text:style-name="T1">Party (2–4), squad (11–20 plus 2 3rd-level sergeants and 1 leader of 3rd–6th level), or band (30–100 plus 150% noncombatants plus 1 3rd-level sergeant per 10 adults, 5 5th-level lieutenants, and 3 7th-level captains)</text:span></text:p>
          </table:table-cell>
        </table:table-row>
        <table:table-row table:style-name="Table21.1">
          <table:table-cell table:style-name="Table21.A2" office:value-type="string">
            <text:p text:style-name="P6"><text:span text:style-name="T8">Challenge Rating:</text:span></text:p>
          </table:table-cell>
          <table:table-cell table:style-name="Table21.A2" office:value-type="string">
            <text:p text:style-name="P6"><text:span text:style-name="T1">1/2</text:span></text:p>
          </table:table-cell>
        </table:table-row>
        <table:table-row table:style-name="Table21.1">
          <table:table-cell table:style-name="Table21.A2" office:value-type="string">
            <text:p text:style-name="P6"><text:span text:style-name="T8">Treasure:</text:span></text:p>
          </table:table-cell>
          <table:table-cell table:style-name="Table21.A2" office:value-type="string">
            <text:p text:style-name="P6"><text:span text:style-name="T1">Standard</text:span></text:p>
          </table:table-cell>
        </table:table-row>
        <table:table-row table:style-name="Table21.1">
          <table:table-cell table:style-name="Table21.A2" office:value-type="string">
            <text:p text:style-name="P6"><text:span text:style-name="T8">Alignment:</text:span></text:p>
          </table:table-cell>
          <table:table-cell table:style-name="Table21.A2" office:value-type="string">
            <text:p text:style-name="P6"><text:span text:style-name="T1">Usually neutral</text:span></text:p>
          </table:table-cell>
        </table:table-row>
        <table:table-row table:style-name="Table21.1">
          <table:table-cell table:style-name="Table21.A2" office:value-type="string">
            <text:p text:style-name="P6"><text:span text:style-name="T8">Advancement:</text:span></text:p>
          </table:table-cell>
          <table:table-cell table:style-name="Table21.A2" office:value-type="string">
            <text:p text:style-name="P6"><text:span text:style-name="T1">By character class</text:span></text:p>
          </table:table-cell>
        </table:table-row>
        <table:table-row table:style-name="Table21.1">
          <table:table-cell table:style-name="Table21.A23" office:value-type="string">
            <text:p text:style-name="P14"><text:span text:style-name="T8">Level Adjustment:</text:span></text:p>
          </table:table-cell>
          <table:table-cell table:style-name="Table21.A23" office:value-type="string">
            <text:p text:style-name="P14"><text:span text:style-name="T1">+0</text:span></text:p>
          </table:table-cell>
        </table:table-row>
      </table:table>
      <text:p text:style-name="P6"><text:span text:style-name="T2">Maenads typically stand more than 6 feet tall and weigh about 200 pounds; males are the same height as and only marginally heavier than maenad females. Maenads have no facial or body hair, and they prefer heavier clothing and armor if possible.</text:span></text:p>
      <text:p text:style-name="P6"><text:span text:style-name="T2">Maenads speak their own language and Common.</text:span></text:p>
      <text:h text:style-name="P4" text:outline-level="3"><text:span text:style-name="T6">COMBAT</text:span></text:h>
      <text:p text:style-name="P6"><text:span text:style-name="T4">Psi-Like Abilities:</text:span><text:span text:style-name="T2"> 1/day—</text:span><text:span text:style-name="T3">energy ray</text:span><text:span text:style-name="T2">. A maenad can deal only sonic damage with this ability. Manifester level equal to 1/2 Hit Dice (minimum 1st). The save DC is Charisma-based.</text:span></text:p>
      <text:p text:style-name="P6"><text:span text:style-name="T4">Outburst (Ex): </text:span><text:span text:style-name="T2">Once per day for up to 4 rounds a maenad can subjugate his mentality. He takes a –2 penalty to Intelligence and Wisdom but gains a +2 bonus to Strength.</text:span></text:p>
      <text:h text:style-name="P4" text:outline-level="3"><text:span text:style-name="T6">MAENADS AS CHARACTERS</text:span></text:h>
      <text:p text:style-name="P6"><text:span text:style-name="T2">Maenad characters possess the following racial traits.</text:span></text:p>
      <text:p text:style-name="P6"><text:span text:style-name="T2">—Medium size.</text:span></text:p>
      <text:p text:style-name="P6"><text:span text:style-name="T2">—Maenad base land speed is 30 feet.</text:span></text:p>
      <text:p text:style-name="P6"><text:span text:style-name="T2">—Naturally Psionic: Maenads gain 2 bonus power points at 1st level.</text:span></text:p>
      <text:p text:style-name="P6"><text:span text:style-name="T2">— Special Attacks (see above): Psi-like abilities.</text:span></text:p>
      <text:p text:style-name="P6"><text:span text:style-name="T2">—Special Qualities (see above): Outburst.</text:span></text:p>
      <text:p text:style-name="P6"><text:span text:style-name="T2">—Automatic Languages: Common, Maenad. Bonus Languages: Aquan, Draconic, Dwarven, Elven, Goblin.</text:span></text:p>
      <text:p text:style-name="P6"><text:span text:style-name="T2">—Favored Class: Wilder.</text:span></text:p>
      <text:p text:style-name="P6"><text:span text:style-name="T2">—Level Adjustment: +0.</text:span></text:p>
      <text:p text:style-name="P11"/>
      <text:p text:style-name="P6"><text:span text:style-name="T5">NEOTHELID</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4"><text:span text:style-name="T8"><text:s/></text:span></text:p>
          </table:table-cell>
          <table:table-cell table:style-name="Table22.A1" office:value-type="string">
            <text:p text:style-name="P14"><text:span text:style-name="T1">Gargantuan Aberration (Psionic)</text:span></text:p>
          </table:table-cell>
        </table:table-row>
        <table:table-row table:style-name="Table22.1">
          <table:table-cell table:style-name="Table22.A2" office:value-type="string">
            <text:p text:style-name="P14"><text:span text:style-name="T8">Hit Dice:</text:span></text:p>
          </table:table-cell>
          <table:table-cell table:style-name="Table22.A2" office:value-type="string">
            <text:p text:style-name="P14"><text:span text:style-name="T1">25d8+200 (312 hp)</text:span></text:p>
          </table:table-cell>
        </table:table-row>
        <table:table-row table:style-name="Table22.1">
          <table:table-cell table:style-name="Table22.A2" office:value-type="string">
            <text:p text:style-name="P6"><text:span text:style-name="T8">Initiative:</text:span></text:p>
          </table:table-cell>
          <table:table-cell table:style-name="Table22.A2" office:value-type="string">
            <text:p text:style-name="P6"><text:span text:style-name="T1">+2</text:span></text:p>
          </table:table-cell>
        </table:table-row>
        <table:table-row table:style-name="Table22.1">
          <table:table-cell table:style-name="Table22.A2" office:value-type="string">
            <text:p text:style-name="P6"><text:span text:style-name="T8">Speed:</text:span></text:p>
          </table:table-cell>
          <table:table-cell table:style-name="Table22.A2" office:value-type="string">
            <text:p text:style-name="P6"><text:span text:style-name="T1">20 ft. (4 squares)</text:span></text:p>
          </table:table-cell>
        </table:table-row>
        <table:table-row table:style-name="Table22.1">
          <table:table-cell table:style-name="Table22.A2" office:value-type="string">
            <text:p text:style-name="P6"><text:span text:style-name="T8">Armor Class:</text:span></text:p>
          </table:table-cell>
          <table:table-cell table:style-name="Table22.A2" office:value-type="string">
            <text:p text:style-name="P6"><text:span text:style-name="T1">28 (–4 size, –2 Dex, +24 natural), touch 4, flatfooted 28</text:span></text:p>
          </table:table-cell>
        </table:table-row>
        <table:table-row table:style-name="Table22.1">
          <table:table-cell table:style-name="Table22.A2" office:value-type="string">
            <text:p text:style-name="P6"><text:span text:style-name="T8">Base Attack/Grapple:</text:span></text:p>
          </table:table-cell>
          <table:table-cell table:style-name="Table22.A2" office:value-type="string">
            <text:p text:style-name="P6"><text:span text:style-name="T1">+18/+40</text:span></text:p>
          </table:table-cell>
        </table:table-row>
        <table:table-row table:style-name="Table22.1">
          <table:table-cell table:style-name="Table22.A2" office:value-type="string">
            <text:p text:style-name="P6"><text:span text:style-name="T8">Attack:</text:span></text:p>
          </table:table-cell>
          <table:table-cell table:style-name="Table22.A2" office:value-type="string">
            <text:p text:style-name="P6"><text:span text:style-name="T1">Tentacle rake +24 melee (2d6+10/19–20)</text:span></text:p>
          </table:table-cell>
        </table:table-row>
        <table:table-row table:style-name="Table22.1">
          <table:table-cell table:style-name="Table22.A2" office:value-type="string">
            <text:p text:style-name="P6"><text:span text:style-name="T8">Full Attack:</text:span></text:p>
          </table:table-cell>
          <table:table-cell table:style-name="Table22.A2" office:value-type="string">
            <text:p text:style-name="P6"><text:span text:style-name="T1">4 tentacle rakes +24 melee (2d6+10/19–20)</text:span></text:p>
          </table:table-cell>
        </table:table-row>
        <table:table-row table:style-name="Table22.1">
          <table:table-cell table:style-name="Table22.A2" office:value-type="string">
            <text:p text:style-name="P6"><text:span text:style-name="T8">Space/Reach:</text:span></text:p>
          </table:table-cell>
          <table:table-cell table:style-name="Table22.A2" office:value-type="string">
            <text:p text:style-name="P6"><text:span text:style-name="T1">30 ft./30 ft.</text:span></text:p>
          </table:table-cell>
        </table:table-row>
        <table:table-row table:style-name="Table22.1">
          <table:table-cell table:style-name="Table22.A2" office:value-type="string">
            <text:p text:style-name="P6"><text:span text:style-name="T8">Special Attacks:</text:span></text:p>
          </table:table-cell>
          <table:table-cell table:style-name="Table22.A2" office:value-type="string">
            <text:p text:style-name="P6"><text:span text:style-name="T1">Breath weapon, improved grab, psi-like abilities, swallow whole</text:span></text:p>
          </table:table-cell>
        </table:table-row>
        <table:table-row table:style-name="Table22.1">
          <table:table-cell table:style-name="Table22.A2" office:value-type="string">
            <text:p text:style-name="P6"><text:span text:style-name="T8">Special Qualities:</text:span></text:p>
          </table:table-cell>
          <table:table-cell table:style-name="Table22.A2" office:value-type="string">
            <text:p text:style-name="P6"><text:span text:style-name="T1">Blindsight 100 ft., damage reduction 5/–, power resistance 25</text:span></text:p>
          </table:table-cell>
        </table:table-row>
        <table:table-row table:style-name="Table22.1">
          <table:table-cell table:style-name="Table22.A2" office:value-type="string">
            <text:p text:style-name="P6"><text:span text:style-name="T8">Saves:</text:span></text:p>
          </table:table-cell>
          <table:table-cell table:style-name="Table22.A2" office:value-type="string">
            <text:p text:style-name="P6"><text:span text:style-name="T1">Fort +16, Ref +6, Will +16</text:span></text:p>
          </table:table-cell>
        </table:table-row>
        <table:table-row table:style-name="Table22.1">
          <table:table-cell table:style-name="Table22.A2" office:value-type="string">
            <text:p text:style-name="P6"><text:span text:style-name="T8">Abilities:</text:span></text:p>
          </table:table-cell>
          <table:table-cell table:style-name="Table22.A2" office:value-type="string">
            <text:p text:style-name="P6"><text:span text:style-name="T1">Str 30, Dex 7, Con 27, Int 16, Wis 15, Cha 20</text:span></text:p>
          </table:table-cell>
        </table:table-row>
        <table:table-row table:style-name="Table22.1">
          <table:table-cell table:style-name="Table22.A2" office:value-type="string">
            <text:p text:style-name="P6"><text:span text:style-name="T8">Skills:</text:span></text:p>
          </table:table-cell>
          <table:table-cell table:style-name="Table22.A2" office:value-type="string">
            <text:p text:style-name="P6"><text:span text:style-name="T1">Climb +38, Knowledge (psionics) +31, Listen +30, Psicraft +31, Spot +30</text:span></text:p>
          </table:table-cell>
        </table:table-row>
        <table:table-row table:style-name="Table22.1">
          <table:table-cell table:style-name="Table22.A2" office:value-type="string">
            <text:p text:style-name="P6"><text:span text:style-name="T8">Feats:</text:span></text:p>
          </table:table-cell>
          <table:table-cell table:style-name="Table22.A2" office:value-type="string">
            <text:p text:style-name="P6"><text:span text:style-name="T1">Cleave, Improved Critical (tentacle rake), Improved Initiative, Power Attack, Psionic Endowment, Psionic Fist, Psionic Meditation, Speed of Thought, Wild Talent</text:span></text:p>
          </table:table-cell>
        </table:table-row>
        <table:table-row table:style-name="Table22.1">
          <table:table-cell table:style-name="Table22.A2" office:value-type="string">
            <text:p text:style-name="P6"><text:span text:style-name="T8">Environment:</text:span></text:p>
          </table:table-cell>
          <table:table-cell table:style-name="Table22.A2" office:value-type="string">
            <text:p text:style-name="P6"><text:span text:style-name="T1">Underground</text:span></text:p>
          </table:table-cell>
        </table:table-row>
        <table:table-row table:style-name="Table22.1">
          <table:table-cell table:style-name="Table22.A2" office:value-type="string">
            <text:p text:style-name="P6"><text:span text:style-name="T8">Organization:</text:span></text:p>
          </table:table-cell>
          <table:table-cell table:style-name="Table22.A2" office:value-type="string">
            <text:p text:style-name="P6"><text:span text:style-name="T1">Solitary</text:span></text:p>
          </table:table-cell>
        </table:table-row>
        <table:table-row table:style-name="Table22.1">
          <table:table-cell table:style-name="Table22.A2" office:value-type="string">
            <text:p text:style-name="P6"><text:span text:style-name="T8">Challenge Rating:</text:span></text:p>
          </table:table-cell>
          <table:table-cell table:style-name="Table22.A2" office:value-type="string">
            <text:p text:style-name="P6"><text:span text:style-name="T1">15</text:span></text:p>
          </table:table-cell>
        </table:table-row>
        <table:table-row table:style-name="Table22.1">
          <table:table-cell table:style-name="Table22.A2" office:value-type="string">
            <text:p text:style-name="P6"><text:span text:style-name="T8">Treasure:</text:span></text:p>
          </table:table-cell>
          <table:table-cell table:style-name="Table22.A2" office:value-type="string">
            <text:p text:style-name="P6"><text:span text:style-name="T1">Standard</text:span></text:p>
          </table:table-cell>
        </table:table-row>
        <table:table-row table:style-name="Table22.1">
          <table:table-cell table:style-name="Table22.A2" office:value-type="string">
            <text:p text:style-name="P6"><text:span text:style-name="T8">Alignment:</text:span></text:p>
          </table:table-cell>
          <table:table-cell table:style-name="Table22.A2" office:value-type="string">
            <text:p text:style-name="P6"><text:span text:style-name="T1">Always lawful evil</text:span></text:p>
          </table:table-cell>
        </table:table-row>
        <table:table-row table:style-name="Table22.1">
          <table:table-cell table:style-name="Table22.A2" office:value-type="string">
            <text:p text:style-name="P6"><text:span text:style-name="T8">Advancement:</text:span></text:p>
          </table:table-cell>
          <table:table-cell table:style-name="Table22.A2" office:value-type="string">
            <text:p text:style-name="P6"><text:span text:style-name="T1">26–45 HD (Colossal)</text:span></text:p>
          </table:table-cell>
        </table:table-row>
        <table:table-row table:style-name="Table22.1">
          <table:table-cell table:style-name="Table22.A22" office:value-type="string">
            <text:p text:style-name="P14"><text:span text:style-name="T8">Level Adjustment:</text:span></text:p>
          </table:table-cell>
          <table:table-cell table:style-name="Table22.A22" office:value-type="string">
            <text:p text:style-name="P14"><text:span text:style-name="T1">—</text:span></text:p>
          </table:table-cell>
        </table:table-row>
      </table:table>
      <text:p text:style-name="P6"><text:span text:style-name="T2">A mature neothelid is a gigantic worm scores of feet long and weighing tens of thousands of pounds. Although they understand Undercommon, they rarely communicate in a meaningful way.</text:span></text:p>
      <text:h text:style-name="P4" text:outline-level="3"><text:span text:style-name="T6">COMBAT</text:span></text:h>
      <text:p text:style-name="P6"><text:span text:style-name="T4">Breath Weapon (Su): </text:span><text:span text:style-name="T2">Cone of acid 50 feet long, once every 1d4 rounds; damage 14d10 acid, Reflex half DC 30. </text:span></text:p>
      <text:p text:style-name="P6"><text:span text:style-name="T4">Improved Grab (Ex): </text:span><text:span text:style-name="T2">To use this ability, a neothelid must hit a creature with two tentacles during the same attack. If it gets a hold, it automatically deals tentacle damage and can attempt to swallow the foe. </text:span></text:p>
      <text:p text:style-name="P6"><text:span text:style-name="T4">Psi-Like Abilities: </text:span><text:span text:style-name="T2">At will—</text:span><text:span text:style-name="T3">body equilibrium, psionic charm </text:span><text:span text:style-name="T2">(all targets, duration 15 days, DC 21*), </text:span><text:span text:style-name="T3">clairvoyant sense, psionic levitate, read thoughts </text:span><text:span text:style-name="T2">(DC 17*), </text:span><text:span text:style-name="T3">psionic suggestion </text:span><text:span text:style-name="T2">(seven targets, DC 17*), </text:span><text:span text:style-name="T3">telekinetic force </text:span><text:span text:style-name="T2">(500 lb., DC 18*), </text:span><text:span text:style-name="T3">telekinetic maneuver </text:span><text:span text:style-name="T2">(+4 bonus, DC 19*), </text:span><text:span text:style-name="T3">telekinetic thrust </text:span><text:span text:style-name="T2">(500 lb., DC 18*), </text:span><text:span text:style-name="T3">psionic teleport, trace teleport, truevenom </text:span><text:span text:style-name="T2">(DC 19); 3/day—</text:span><text:span text:style-name="T3">mind thrust </text:span><text:span text:style-name="T2">(15d10, DC 23*), </text:span><text:span text:style-name="T3">psychic thrust </text:span><text:span text:style-name="T2">(6d6, DC 16**). Manifester level 15th. The save DCs are Charisma-based.</text:span></text:p>
      <text:p text:style-name="P6"><text:span text:style-name="T2">*Includes augmentation for the neothelid’s manifester level. </text:span></text:p>
      <text:p text:style-name="P6"><text:span text:style-name="T2">**Includes the inherent +4 save adjustment described in the power.</text:span></text:p>
      <text:p text:style-name="P6"><text:span text:style-name="T4">Swallow Whole (Ex):</text:span><text:span text:style-name="T2"> A neothelid can try to swallow a grabbed opponent of a smaller size than itself by making a successful grapple check. Once inside, the opponent takes 2d8+15 points of crushing damage plus 2d6 points of acid damage per round from stomach secretions. A swallowed creature can cut its way out by using a light slashing or piercing weapon to deal 25 points of damage to the stomach (AC 22). Once the creature exits, muscular action closes the hole; another swallowed opponent must cut its own way out. A neothelid’s interior can hold 1 Huge, 2 Large, 8 Medium, 32 Small, 128 Tiny, or 512 Diminutive or smaller opponents.</text:span></text:p>
      <text:p text:style-name="P6"><text:span text:style-name="T4">Blindsight (Ex):</text:span><text:span text:style-name="T2"> A neothelid can use nonvisual means to ascertain all foes within 100 feet as a sighted creature would.</text:span></text:p>
      <text:p text:style-name="P11"/>
      <text:p text:style-name="P6"><text:span text:style-name="T5">PHRENIC CREATURE</text:span></text:p>
      <text:p text:style-name="P6"><text:span text:style-name="T2">Seemingly no different from standard examples of their kind, phrenic creatures harbor mental might.</text:span></text:p>
      <text:p text:style-name="P6"><text:span text:style-name="T2">Monsters who naturally possess psionic ability are not found as phrenic creatures. Phrenic creatures are freaks among their kind, otherwise normal creatures whose minds are more powerful than those of their fellows. Similarly, creatures who advance by character class are usually not phrenic creatures—they simply take levels in a psionic class to hone their mental powers.</text:span></text:p>
      <text:p text:style-name="P6"><text:span text:style-name="T11">CREATING A PHRENIC CREATURE</text:span></text:p>
      <text:p text:style-name="P6"><text:span text:style-name="T2">“Phrenic” is an inherited template that can be added to any nonmindless creature that does not already have the psionic subtype (referred to hereafter as the “base creature”). A phrenic creature uses all the base creature’s statistics and special abilities except as noted here.</text:span></text:p>
      <text:p text:style-name="P6"><text:span text:style-name="T4">Size and Type: </text:span><text:span text:style-name="T2">The creature’s type does not change, unless it is an animal (in which case it becomes a magical beast [augmented animal]). It gains the psionic subtype.</text:span></text:p>
      <text:p text:style-name="P6"><text:span text:style-name="T4">Psi-Like Abilities (Sp): </text:span><text:span text:style-name="T2">A phrenic creature possesses the psi-like abilities indicated below, depending on its Hit Dice. The abilities are cumulative. Unless otherwise noted, an ability is usable once per day. Manifester level is equal to the creature’s HD. The save DCs for a phrenic creature’s psi-like abilities are Charisma-based.</text:span></text:p>
      <table:table table:name="Table23" table:style-name="Table23">
        <table:table-column table:style-name="Table23.A"/>
        <table:table-column table:style-name="Table23.B"/>
        <table:table-row table:style-name="Table23.1">
          <table:table-cell table:style-name="Table23.A1" office:value-type="string">
            <text:p text:style-name="P16"><text:span text:style-name="T8">HD</text:span></text:p>
          </table:table-cell>
          <table:table-cell table:style-name="Table23.A1" office:value-type="string">
            <text:p text:style-name="P14"><text:span text:style-name="T8">Abilities</text:span></text:p>
          </table:table-cell>
        </table:table-row>
        <table:table-row table:style-name="Table23.1">
          <table:table-cell table:style-name="Table23.A2" office:value-type="string">
            <text:p text:style-name="P16"><text:span text:style-name="T1">1–2</text:span></text:p>
          </table:table-cell>
          <table:table-cell table:style-name="Table23.A2" office:value-type="string">
            <text:p text:style-name="P14"><text:span text:style-name="T1">3/day—</text:span><text:span text:style-name="T9">defensive precognition; </text:span><text:span text:style-name="T1">1/day—</text:span><text:span text:style-name="T9">force screen</text:span></text:p>
          </table:table-cell>
        </table:table-row>
        <table:table-row table:style-name="Table23.1">
          <table:table-cell table:style-name="Table23.A2" office:value-type="string">
            <text:p text:style-name="P15"><text:span text:style-name="T1">3–4</text:span></text:p>
          </table:table-cell>
          <table:table-cell table:style-name="Table23.A2" office:value-type="string">
            <text:p text:style-name="P6"><text:span text:style-name="T1">3/day—</text:span><text:span text:style-name="T9">empty mind, mind thrust</text:span></text:p>
          </table:table-cell>
        </table:table-row>
        <table:table-row table:style-name="Table23.1">
          <table:table-cell table:style-name="Table23.A2" office:value-type="string">
            <text:p text:style-name="P15"><text:span text:style-name="T1">5–6</text:span></text:p>
          </table:table-cell>
          <table:table-cell table:style-name="Table23.A2" office:value-type="string">
            <text:p text:style-name="P6"><text:span text:style-name="T1">1/day—</text:span><text:span text:style-name="T9">body adjustment, brain lock</text:span></text:p>
          </table:table-cell>
        </table:table-row>
        <table:table-row table:style-name="Table23.1">
          <table:table-cell table:style-name="Table23.A2" office:value-type="string">
            <text:p text:style-name="P15"><text:span text:style-name="T1">7–8</text:span></text:p>
          </table:table-cell>
          <table:table-cell table:style-name="Table23.A2" office:value-type="string">
            <text:p text:style-name="P6"><text:span text:style-name="T1">1/day—</text:span><text:span text:style-name="T9">aversion, blast</text:span></text:p>
          </table:table-cell>
        </table:table-row>
        <table:table-row table:style-name="Table23.1">
          <table:table-cell table:style-name="Table23.A2" office:value-type="string">
            <text:p text:style-name="P15"><text:span text:style-name="T1">9–10</text:span></text:p>
          </table:table-cell>
          <table:table-cell table:style-name="Table23.A2" office:value-type="string">
            <text:p text:style-name="P6"><text:span text:style-name="T1">3/day—</text:span><text:span text:style-name="T9">intellect fortress; </text:span><text:span text:style-name="T1">1/day—</text:span><text:span text:style-name="T9">psychic crush</text:span></text:p>
          </table:table-cell>
        </table:table-row>
        <table:table-row table:style-name="Table23.1">
          <table:table-cell table:style-name="Table23.A2" office:value-type="string">
            <text:p text:style-name="P15"><text:span text:style-name="T1">11–12</text:span></text:p>
          </table:table-cell>
          <table:table-cell table:style-name="Table23.A2" office:value-type="string">
            <text:p text:style-name="P6"><text:span text:style-name="T1">1/day—</text:span><text:span text:style-name="T9">psionic dominate</text:span></text:p>
          </table:table-cell>
        </table:table-row>
        <table:table-row table:style-name="Table23.1">
          <table:table-cell table:style-name="Table23.A2" office:value-type="string">
            <text:p text:style-name="P15"><text:span text:style-name="T1">13–14</text:span></text:p>
          </table:table-cell>
          <table:table-cell table:style-name="Table23.A2" office:value-type="string">
            <text:p text:style-name="P6"><text:span text:style-name="T1">1/day—</text:span><text:span text:style-name="T9">energy current, tower of iron will</text:span></text:p>
          </table:table-cell>
        </table:table-row>
        <table:table-row table:style-name="Table23.1">
          <table:table-cell table:style-name="Table23.A2" office:value-type="string">
            <text:p text:style-name="P15"><text:span text:style-name="T1">15–16</text:span></text:p>
          </table:table-cell>
          <table:table-cell table:style-name="Table23.A2" office:value-type="string">
            <text:p text:style-name="P6"><text:span text:style-name="T1">3/day—</text:span><text:span text:style-name="T9">psionic teleport</text:span></text:p>
          </table:table-cell>
        </table:table-row>
        <table:table-row table:style-name="Table23.1">
          <table:table-cell table:style-name="Table23.A2" office:value-type="string">
            <text:p text:style-name="P15"><text:span text:style-name="T1">17–18</text:span></text:p>
          </table:table-cell>
          <table:table-cell table:style-name="Table23.A2" office:value-type="string">
            <text:p text:style-name="P6"><text:span text:style-name="T1">1/day—</text:span><text:span text:style-name="T9">fission</text:span></text:p>
          </table:table-cell>
        </table:table-row>
        <table:table-row table:style-name="Table23.1">
          <table:table-cell table:style-name="Table23.A11" office:value-type="string">
            <text:p text:style-name="P16"><text:span text:style-name="T1">19–20</text:span></text:p>
          </table:table-cell>
          <table:table-cell table:style-name="Table23.A11" office:value-type="string">
            <text:p text:style-name="P14"><text:span text:style-name="T1">1/day—</text:span><text:span text:style-name="T9">ultrablast</text:span></text:p>
          </table:table-cell>
        </table:table-row>
      </table:table>
      <text:p text:style-name="P6"><text:span text:style-name="T4">Special Qualities:</text:span><text:span text:style-name="T2"> A phrenic creature has all the special qualities of the base creature, plus the following special qualities.</text:span></text:p>
      <text:p text:style-name="P6"><text:span text:style-name="T3">Naturally Psionic: </text:span><text:span text:style-name="T2">A phrenic creature gains 1 bonus power point.</text:span></text:p>
      <text:p text:style-name="P6"><text:span text:style-name="T3">Power Resistance (Ex): </text:span><text:span text:style-name="T2">A phrenic creature has power resistance equal to its Hit Dice +10. </text:span></text:p>
      <text:p text:style-name="P6"><text:span text:style-name="T4">Abilities:</text:span><text:span text:style-name="T2"> Increase from the base creature as follows: Int +2 (if Int is 3 or greater), Wis +2, Cha +4.</text:span></text:p>
      <text:p text:style-name="P6"><text:soft-page-break/><text:span text:style-name="T4">Feats:</text:span><text:span text:style-name="T2"> A phrenic creature can take psionic feats, if it meets the prerequisites for such feats.</text:span></text:p>
      <text:p text:style-name="P6"><text:span text:style-name="T4">Challenge Rating: </text:span><text:span text:style-name="T2">Up to 5 HD, same as base creature +1; 6–10 HD, same as base creature +2; 11+ HD, same as base creature +3.</text:span></text:p>
      <text:p text:style-name="P6"><text:span text:style-name="T4">Level Adjustment:</text:span><text:span text:style-name="T2"> Same as base creature +2.</text:span></text:p>
      <text:p text:style-name="P11"/>
      <text:p text:style-name="P6"><text:span text:style-name="T5">PHTHISIC</text:span></text:p>
      <table:table table:name="Table24" table:style-name="Table24">
        <table:table-column table:style-name="Table24.A"/>
        <table:table-column table:style-name="Table24.B"/>
        <table:table-row table:style-name="Table24.1">
          <table:table-cell table:style-name="Table24.A1" office:value-type="string">
            <text:p text:style-name="P14"><text:span text:style-name="T8"><text:s/></text:span></text:p>
          </table:table-cell>
          <table:table-cell table:style-name="Table24.A1" office:value-type="string">
            <text:p text:style-name="P14"><text:span text:style-name="T1">Large Monstrous Humanoid (Psionic)</text:span></text:p>
          </table:table-cell>
        </table:table-row>
        <table:table-row table:style-name="Table24.1">
          <table:table-cell table:style-name="Table24.A2" office:value-type="string">
            <text:p text:style-name="P14"><text:span text:style-name="T8">Hit Dice:</text:span></text:p>
          </table:table-cell>
          <table:table-cell table:style-name="Table24.A2" office:value-type="string">
            <text:p text:style-name="P14"><text:span text:style-name="T1">6d8+30 (57 hp)</text:span></text:p>
          </table:table-cell>
        </table:table-row>
        <table:table-row table:style-name="Table24.1">
          <table:table-cell table:style-name="Table24.A2" office:value-type="string">
            <text:p text:style-name="P6"><text:span text:style-name="T8">Initiative:</text:span></text:p>
          </table:table-cell>
          <table:table-cell table:style-name="Table24.A2" office:value-type="string">
            <text:p text:style-name="P6"><text:span text:style-name="T1">+5</text:span></text:p>
          </table:table-cell>
        </table:table-row>
        <table:table-row table:style-name="Table24.1">
          <table:table-cell table:style-name="Table24.A2" office:value-type="string">
            <text:p text:style-name="P6"><text:span text:style-name="T8">Speed:</text:span></text:p>
          </table:table-cell>
          <table:table-cell table:style-name="Table24.A2" office:value-type="string">
            <text:p text:style-name="P6"><text:span text:style-name="T1">30 ft. (6 squares)</text:span></text:p>
          </table:table-cell>
        </table:table-row>
        <table:table-row table:style-name="Table24.1">
          <table:table-cell table:style-name="Table24.A2" office:value-type="string">
            <text:p text:style-name="P6"><text:span text:style-name="T8">Armor Class:</text:span></text:p>
          </table:table-cell>
          <table:table-cell table:style-name="Table24.A2" office:value-type="string">
            <text:p text:style-name="P6"><text:span text:style-name="T1">18 (–1 size, +1 Dex, +8 natural), touch 10, flat-footed 17</text:span></text:p>
          </table:table-cell>
        </table:table-row>
        <table:table-row table:style-name="Table24.1">
          <table:table-cell table:style-name="Table24.A2" office:value-type="string">
            <text:p text:style-name="P6"><text:span text:style-name="T8">Base Attack/Grapple:</text:span></text:p>
          </table:table-cell>
          <table:table-cell table:style-name="Table24.A2" office:value-type="string">
            <text:p text:style-name="P6"><text:span text:style-name="T1">+6/+16</text:span></text:p>
          </table:table-cell>
        </table:table-row>
        <table:table-row table:style-name="Table24.1">
          <table:table-cell table:style-name="Table24.A2" office:value-type="string">
            <text:p text:style-name="P6"><text:span text:style-name="T8">Attack:</text:span></text:p>
          </table:table-cell>
          <table:table-cell table:style-name="Table24.A2" office:value-type="string">
            <text:p text:style-name="P6"><text:span text:style-name="T1">Claw +11 melee (1d6+6)</text:span></text:p>
          </table:table-cell>
        </table:table-row>
        <table:table-row table:style-name="Table24.1">
          <table:table-cell table:style-name="Table24.A2" office:value-type="string">
            <text:p text:style-name="P6"><text:span text:style-name="T8">Full Attack:</text:span></text:p>
          </table:table-cell>
          <table:table-cell table:style-name="Table24.A2" office:value-type="string">
            <text:p text:style-name="P6"><text:span text:style-name="T1">2 claws +11 melee (1d6+6) and bite +6 melee (1d6+3 plus mind feed)</text:span></text:p>
          </table:table-cell>
        </table:table-row>
        <table:table-row table:style-name="Table24.1">
          <table:table-cell table:style-name="Table24.A2" office:value-type="string">
            <text:p text:style-name="P6"><text:span text:style-name="T8">Space/Reach:</text:span></text:p>
          </table:table-cell>
          <table:table-cell table:style-name="Table24.A2" office:value-type="string">
            <text:p text:style-name="P6"><text:span text:style-name="T1">10 ft./10 ft.</text:span></text:p>
          </table:table-cell>
        </table:table-row>
        <table:table-row table:style-name="Table24.1">
          <table:table-cell table:style-name="Table24.A2" office:value-type="string">
            <text:p text:style-name="P6"><text:span text:style-name="T8">Special Attacks:</text:span></text:p>
          </table:table-cell>
          <table:table-cell table:style-name="Table24.A2" office:value-type="string">
            <text:p text:style-name="P6"><text:span text:style-name="T1">Mind feed, psi-like abilities</text:span></text:p>
          </table:table-cell>
        </table:table-row>
        <table:table-row table:style-name="Table24.1">
          <table:table-cell table:style-name="Table24.A2" office:value-type="string">
            <text:p text:style-name="P6"><text:span text:style-name="T8">Special Qualities:</text:span></text:p>
          </table:table-cell>
          <table:table-cell table:style-name="Table24.A2" office:value-type="string">
            <text:p text:style-name="P6"><text:span text:style-name="T1">Damage reduction 10/magic, darkvision 60 ft., regeneration 5, resistance to cold 10, scent</text:span></text:p>
          </table:table-cell>
        </table:table-row>
        <table:table-row table:style-name="Table24.1">
          <table:table-cell table:style-name="Table24.A2" office:value-type="string">
            <text:p text:style-name="P6"><text:span text:style-name="T8">Saves:</text:span></text:p>
          </table:table-cell>
          <table:table-cell table:style-name="Table24.A2" office:value-type="string">
            <text:p text:style-name="P6"><text:span text:style-name="T1">Fort +9, Ref +6, Will +8</text:span></text:p>
          </table:table-cell>
        </table:table-row>
        <table:table-row table:style-name="Table24.1">
          <table:table-cell table:style-name="Table24.A2" office:value-type="string">
            <text:p text:style-name="P6"><text:span text:style-name="T8">Abilities:</text:span></text:p>
          </table:table-cell>
          <table:table-cell table:style-name="Table24.A2" office:value-type="string">
            <text:p text:style-name="P6"><text:span text:style-name="T1">Str 23, Dex 12, Con 21, Int 10, Wis 16, Cha 16</text:span></text:p>
          </table:table-cell>
        </table:table-row>
        <table:table-row table:style-name="Table24.1">
          <table:table-cell table:style-name="Table24.A2" office:value-type="string">
            <text:p text:style-name="P6"><text:span text:style-name="T8">Skills:</text:span></text:p>
          </table:table-cell>
          <table:table-cell table:style-name="Table24.A2" office:value-type="string">
            <text:p text:style-name="P6"><text:span text:style-name="T1">Listen +11, Move Silently +7, Spot +11</text:span></text:p>
          </table:table-cell>
        </table:table-row>
        <table:table-row table:style-name="Table24.1">
          <table:table-cell table:style-name="Table24.A2" office:value-type="string">
            <text:p text:style-name="P6"><text:span text:style-name="T8">Feats:</text:span></text:p>
          </table:table-cell>
          <table:table-cell table:style-name="Table24.A2" office:value-type="string">
            <text:p text:style-name="P6"><text:span text:style-name="T1">Alertness, Great Fortitude, Improved Initiative</text:span></text:p>
          </table:table-cell>
        </table:table-row>
        <table:table-row table:style-name="Table24.1">
          <table:table-cell table:style-name="Table24.A2" office:value-type="string">
            <text:p text:style-name="P6"><text:span text:style-name="T8">Environment:</text:span></text:p>
          </table:table-cell>
          <table:table-cell table:style-name="Table24.A2" office:value-type="string">
            <text:p text:style-name="P6"><text:span text:style-name="T1">Any</text:span></text:p>
          </table:table-cell>
        </table:table-row>
        <table:table-row table:style-name="Table24.1">
          <table:table-cell table:style-name="Table24.A2" office:value-type="string">
            <text:p text:style-name="P6"><text:span text:style-name="T8">Organization:</text:span></text:p>
          </table:table-cell>
          <table:table-cell table:style-name="Table24.A2" office:value-type="string">
            <text:p text:style-name="P6"><text:span text:style-name="T1">Solitary or gang (2–4)</text:span></text:p>
          </table:table-cell>
        </table:table-row>
        <table:table-row table:style-name="Table24.1">
          <table:table-cell table:style-name="Table24.A2" office:value-type="string">
            <text:p text:style-name="P6"><text:span text:style-name="T8">Challenge Rating:</text:span></text:p>
          </table:table-cell>
          <table:table-cell table:style-name="Table24.A2" office:value-type="string">
            <text:p text:style-name="P6"><text:span text:style-name="T1">6</text:span></text:p>
          </table:table-cell>
        </table:table-row>
        <table:table-row table:style-name="Table24.1">
          <table:table-cell table:style-name="Table24.A2" office:value-type="string">
            <text:p text:style-name="P6"><text:span text:style-name="T8">Treasure:</text:span></text:p>
          </table:table-cell>
          <table:table-cell table:style-name="Table24.A2" office:value-type="string">
            <text:p text:style-name="P6"><text:span text:style-name="T1">Standard</text:span></text:p>
          </table:table-cell>
        </table:table-row>
        <table:table-row table:style-name="Table24.1">
          <table:table-cell table:style-name="Table24.A2" office:value-type="string">
            <text:p text:style-name="P6"><text:span text:style-name="T8">Alignment:</text:span></text:p>
          </table:table-cell>
          <table:table-cell table:style-name="Table24.A2" office:value-type="string">
            <text:p text:style-name="P6"><text:span text:style-name="T1">Always chaotic evil</text:span></text:p>
          </table:table-cell>
        </table:table-row>
        <table:table-row table:style-name="Table24.1">
          <table:table-cell table:style-name="Table24.A2" office:value-type="string">
            <text:p text:style-name="P6"><text:span text:style-name="T8">Advancement:</text:span></text:p>
          </table:table-cell>
          <table:table-cell table:style-name="Table24.A2" office:value-type="string">
            <text:p text:style-name="P6"><text:span text:style-name="T1">7–12 HD (Large); 13–18 HD (Huge)</text:span></text:p>
          </table:table-cell>
        </table:table-row>
        <table:table-row table:style-name="Table24.1">
          <table:table-cell table:style-name="Table24.A22" office:value-type="string">
            <text:p text:style-name="P14"><text:span text:style-name="T8">Level Adjustment:</text:span></text:p>
          </table:table-cell>
          <table:table-cell table:style-name="Table24.A22" office:value-type="string">
            <text:p text:style-name="P14"><text:span text:style-name="T1">—</text:span></text:p>
          </table:table-cell>
        </table:table-row>
      </table:table>
      <text:p text:style-name="P6"><text:span text:style-name="T2">A phthisic stands 10 feet tall and weighs 600 pounds. It vaguely resembles the person whose mind the phthisic escaped from, but is severely distorted (someone who knows the individual from whom the phthisic sprung can make a DC 25 Spot check to note the resemblance).</text:span></text:p>
      <text:p text:style-name="P6"><text:span text:style-name="T2">A phthisic speaks the primary language of the mind that birthed it, usually Common.</text:span></text:p>
      <text:h text:style-name="P4" text:outline-level="3"><text:span text:style-name="T6">COMBAT</text:span></text:h>
      <text:p text:style-name="P6"><text:span text:style-name="T4">Mind Feed (Ex): </text:span><text:span text:style-name="T2">A phthisic that hits with its bite attack deals 1d4 points of Intelligence damage. If this effect reduces the opponent’s Intelligence score to 0, the ability damage becomes ability drain.</text:span></text:p>
      <text:p text:style-name="P6"><text:span text:style-name="T4">Psi-Like Abilities:</text:span><text:span text:style-name="T2"> 3/day—</text:span><text:span text:style-name="T3">brain lock </text:span><text:span text:style-name="T2">(affects animals, fey, giants, humanoids, magical beasts, and monstrous humanoids, DC 15*), </text:span><text:span text:style-name="T3">dimension slide</text:span><text:span text:style-name="T2">, </text:span><text:span text:style-name="T3">ego whip </text:span><text:span text:style-name="T2">(1d4, DC 15*)</text:span><text:span text:style-name="T3">, mental barrier, mind thrust </text:span><text:span text:style-name="T2">(ML 4th, 4d10</text:span><text:span text:style-name="T3">, </text:span><text:span text:style-name="T2">DC 15*), </text:span><text:span text:style-name="T3">skate; </text:span><text:span text:style-name="T2">1/day—</text:span><text:span text:style-name="T3">body adjustment </text:span><text:span text:style-name="T2">(heal 1d12*), </text:span><text:span text:style-name="T3">catapsi </text:span><text:span text:style-name="T2">(DC 18). Manifester level 6th. The save DCs are Charisma-based.</text:span></text:p>
      <text:p text:style-name="P6"><text:span text:style-name="T2">*Includes augmentation for the phthisic’s manifester level.</text:span></text:p>
      <text:p text:style-name="P6"><text:soft-page-break/><text:span text:style-name="T4">Regeneration (Ex): </text:span><text:span text:style-name="T2">Fire and acid deal normal damage to a phthisic.</text:span></text:p>
      <text:p text:style-name="P11"/>
      <text:p text:style-name="P6"><text:span text:style-name="T5">PSICRYSTAL</text:span></text:p>
      <table:table table:name="Table25" table:style-name="Table25">
        <table:table-column table:style-name="Table25.A"/>
        <table:table-column table:style-name="Table25.B"/>
        <table:table-row table:style-name="Table25.1">
          <table:table-cell table:style-name="Table25.A1" office:value-type="string">
            <text:p text:style-name="P14"><text:span text:style-name="T8"><text:s/></text:span></text:p>
          </table:table-cell>
          <table:table-cell table:style-name="Table25.A1" office:value-type="string">
            <text:p text:style-name="P14"><text:span text:style-name="T1">Diminutive Construct</text:span></text:p>
          </table:table-cell>
        </table:table-row>
        <table:table-row table:style-name="Table25.1">
          <table:table-cell table:style-name="Table25.A2" office:value-type="string">
            <text:p text:style-name="P14"><text:span text:style-name="T8">Hit Dice:</text:span></text:p>
          </table:table-cell>
          <table:table-cell table:style-name="Table25.A2" office:value-type="string">
            <text:p text:style-name="P14"><text:span text:style-name="T1">As master’s HD (hp 1/2 master’s)</text:span></text:p>
          </table:table-cell>
        </table:table-row>
        <table:table-row table:style-name="Table25.1">
          <table:table-cell table:style-name="Table25.A2" office:value-type="string">
            <text:p text:style-name="P6"><text:span text:style-name="T8">Initiative:</text:span></text:p>
          </table:table-cell>
          <table:table-cell table:style-name="Table25.A2" office:value-type="string">
            <text:p text:style-name="P6"><text:span text:style-name="T1">+2</text:span></text:p>
          </table:table-cell>
        </table:table-row>
        <table:table-row table:style-name="Table25.1">
          <table:table-cell table:style-name="Table25.A2" office:value-type="string">
            <text:p text:style-name="P6"><text:span text:style-name="T8">Speed:</text:span></text:p>
          </table:table-cell>
          <table:table-cell table:style-name="Table25.A2" office:value-type="string">
            <text:p text:style-name="P6"><text:span text:style-name="T1">30 ft. (6 squares), climb 20 ft.*</text:span></text:p>
          </table:table-cell>
        </table:table-row>
        <table:table-row table:style-name="Table25.1">
          <table:table-cell table:style-name="Table25.A2" office:value-type="string">
            <text:p text:style-name="P6"><text:span text:style-name="T8">Armor Class:</text:span></text:p>
          </table:table-cell>
          <table:table-cell table:style-name="Table25.A2" office:value-type="string">
            <text:p text:style-name="P6"><text:span text:style-name="T1">16 (+4 size, +2 Dex*), touch 16, flatfooted 14</text:span></text:p>
          </table:table-cell>
        </table:table-row>
        <table:table-row table:style-name="Table25.1">
          <table:table-cell table:style-name="Table25.A2" office:value-type="string">
            <text:p text:style-name="P6"><text:span text:style-name="T8">Base Attack/Grapple:</text:span></text:p>
          </table:table-cell>
          <table:table-cell table:style-name="Table25.A2" office:value-type="string">
            <text:p text:style-name="P6"><text:span text:style-name="T1">+0/–17</text:span></text:p>
          </table:table-cell>
        </table:table-row>
        <table:table-row table:style-name="Table25.1">
          <table:table-cell table:style-name="Table25.A2" office:value-type="string">
            <text:p text:style-name="P6"><text:span text:style-name="T8">Attack:</text:span></text:p>
          </table:table-cell>
          <table:table-cell table:style-name="Table25.A2" office:value-type="string">
            <text:p text:style-name="P6"><text:span text:style-name="T1">—</text:span></text:p>
          </table:table-cell>
        </table:table-row>
        <table:table-row table:style-name="Table25.1">
          <table:table-cell table:style-name="Table25.A2" office:value-type="string">
            <text:p text:style-name="P6"><text:span text:style-name="T8">Full Attack:</text:span></text:p>
          </table:table-cell>
          <table:table-cell table:style-name="Table25.A2" office:value-type="string">
            <text:p text:style-name="P6"><text:span text:style-name="T1">—</text:span></text:p>
          </table:table-cell>
        </table:table-row>
        <table:table-row table:style-name="Table25.1">
          <table:table-cell table:style-name="Table25.A2" office:value-type="string">
            <text:p text:style-name="P6"><text:span text:style-name="T8">Space/Reach:</text:span></text:p>
          </table:table-cell>
          <table:table-cell table:style-name="Table25.A2" office:value-type="string">
            <text:p text:style-name="P6"><text:span text:style-name="T1">1 ft./0 ft.</text:span></text:p>
          </table:table-cell>
        </table:table-row>
        <table:table-row table:style-name="Table25.1">
          <table:table-cell table:style-name="Table25.A2" office:value-type="string">
            <text:p text:style-name="P6"><text:span text:style-name="T8">Special Attacks:</text:span></text:p>
          </table:table-cell>
          <table:table-cell table:style-name="Table25.A2" office:value-type="string">
            <text:p text:style-name="P6"><text:span text:style-name="T1">—</text:span></text:p>
          </table:table-cell>
        </table:table-row>
        <table:table-row table:style-name="Table25.1">
          <table:table-cell table:style-name="Table25.A2" office:value-type="string">
            <text:p text:style-name="P6"><text:span text:style-name="T8">Special Qualities:</text:span></text:p>
          </table:table-cell>
          <table:table-cell table:style-name="Table25.A2" office:value-type="string">
            <text:p text:style-name="P6"><text:span text:style-name="T1">Construct traits, hardness 8, psicrystal granted abilities (improved evasion, personality, self-propulsion, share powers, sighted, telepathic link)</text:span></text:p>
          </table:table-cell>
        </table:table-row>
        <table:table-row table:style-name="Table25.1">
          <table:table-cell table:style-name="Table25.A2" office:value-type="string">
            <text:p text:style-name="P6"><text:span text:style-name="T8">Saves:</text:span></text:p>
          </table:table-cell>
          <table:table-cell table:style-name="Table25.A2" office:value-type="string">
            <text:p text:style-name="P6"><text:span text:style-name="T1">As master’s saves</text:span></text:p>
          </table:table-cell>
        </table:table-row>
        <table:table-row table:style-name="Table25.1">
          <table:table-cell table:style-name="Table25.A2" office:value-type="string">
            <text:p text:style-name="P6"><text:span text:style-name="T8">Abilities:</text:span></text:p>
          </table:table-cell>
          <table:table-cell table:style-name="Table25.A2" office:value-type="string">
            <text:p text:style-name="P6"><text:span text:style-name="T1">Str 1*, Dex 15*, Con —, Int 6, Wis 10, Cha 10</text:span></text:p>
          </table:table-cell>
        </table:table-row>
        <table:table-row table:style-name="Table25.1">
          <table:table-cell table:style-name="Table25.A2" office:value-type="string">
            <text:p text:style-name="P6"><text:span text:style-name="T8">Skills:</text:span></text:p>
          </table:table-cell>
          <table:table-cell table:style-name="Table25.A2" office:value-type="string">
            <text:p text:style-name="P6"><text:span text:style-name="T1">Climb +14*, Listen +6, Move Silently +6, Search +2, Spot +6</text:span></text:p>
          </table:table-cell>
        </table:table-row>
        <table:table-row table:style-name="Table25.1">
          <table:table-cell table:style-name="Table25.A2" office:value-type="string">
            <text:p text:style-name="P6"><text:span text:style-name="T8">Feats:</text:span></text:p>
          </table:table-cell>
          <table:table-cell table:style-name="Table25.A2" office:value-type="string">
            <text:p text:style-name="P6"><text:span text:style-name="T1">Alertness</text:span></text:p>
          </table:table-cell>
        </table:table-row>
        <table:table-row table:style-name="Table25.1">
          <table:table-cell table:style-name="Table25.A2" office:value-type="string">
            <text:p text:style-name="P6"><text:span text:style-name="T8">Environment:</text:span></text:p>
          </table:table-cell>
          <table:table-cell table:style-name="Table25.A2" office:value-type="string">
            <text:p text:style-name="P6"><text:span text:style-name="T1">Any</text:span></text:p>
          </table:table-cell>
        </table:table-row>
        <table:table-row table:style-name="Table25.1">
          <table:table-cell table:style-name="Table25.A2" office:value-type="string">
            <text:p text:style-name="P6"><text:span text:style-name="T8">Organization:</text:span></text:p>
          </table:table-cell>
          <table:table-cell table:style-name="Table25.A2" office:value-type="string">
            <text:p text:style-name="P6"><text:span text:style-name="T1">Solitary</text:span></text:p>
          </table:table-cell>
        </table:table-row>
        <table:table-row table:style-name="Table25.1">
          <table:table-cell table:style-name="Table25.A2" office:value-type="string">
            <text:p text:style-name="P6"><text:span text:style-name="T8">Challenge Rating:</text:span></text:p>
          </table:table-cell>
          <table:table-cell table:style-name="Table25.A2" office:value-type="string">
            <text:p text:style-name="P6"><text:span text:style-name="T1">Included with master</text:span></text:p>
          </table:table-cell>
        </table:table-row>
        <table:table-row table:style-name="Table25.1">
          <table:table-cell table:style-name="Table25.A2" office:value-type="string">
            <text:p text:style-name="P6"><text:span text:style-name="T8">Treasure:</text:span></text:p>
          </table:table-cell>
          <table:table-cell table:style-name="Table25.A2" office:value-type="string">
            <text:p text:style-name="P6"><text:span text:style-name="T1">None</text:span></text:p>
          </table:table-cell>
        </table:table-row>
        <table:table-row table:style-name="Table25.1">
          <table:table-cell table:style-name="Table25.A2" office:value-type="string">
            <text:p text:style-name="P6"><text:span text:style-name="T8">Alignment:</text:span></text:p>
          </table:table-cell>
          <table:table-cell table:style-name="Table25.A2" office:value-type="string">
            <text:p text:style-name="P6"><text:span text:style-name="T1">As master</text:span></text:p>
          </table:table-cell>
        </table:table-row>
        <table:table-row table:style-name="Table25.1">
          <table:table-cell table:style-name="Table25.A2" office:value-type="string">
            <text:p text:style-name="P6"><text:span text:style-name="T8">Advancement:</text:span></text:p>
          </table:table-cell>
          <table:table-cell table:style-name="Table25.A2" office:value-type="string">
            <text:p text:style-name="P6"><text:span text:style-name="T1">—</text:span></text:p>
          </table:table-cell>
        </table:table-row>
        <table:table-row table:style-name="Table25.1">
          <table:table-cell table:style-name="Table25.A2" office:value-type="string">
            <text:p text:style-name="P6"><text:span text:style-name="T8">Level Adjustment:</text:span></text:p>
          </table:table-cell>
          <table:table-cell table:style-name="Table25.A2" office:value-type="string">
            <text:p text:style-name="P6"><text:span text:style-name="T1">—</text:span></text:p>
          </table:table-cell>
        </table:table-row>
        <table:table-row table:style-name="Table25.23">
          <table:table-cell table:style-name="Table25.A23" table:number-columns-spanned="2" office:value-type="string">
            <text:p text:style-name="P14"><text:span text:style-name="T1">*With self-propulsion ability activated.</text:span></text:p>
          </table:table-cell>
          <table:covered-table-cell/>
        </table:table-row>
      </table:table>
      <text:p text:style-name="P6"><text:span text:style-name="T2">The psicrystal described here is that of a 1st-level manifester.</text:span></text:p>
      <text:h text:style-name="P4" text:outline-level="3"><text:span text:style-name="T6">COMBAT</text:span></text:h>
      <text:p text:style-name="P6"><text:span text:style-name="T2">A psicrystal’s characteristics depend on its master. Its Hit Dice are equal to its master’s Hit Dice (counting only levels in psion or wilder), its hit points are equal to half its master’s, and its saving throw bonuses are the same as its master’s.</text:span></text:p>
      <text:p text:style-name="P6"><text:span text:style-name="T4">Construct Traits:</text:span><text:span text:style-name="T2"> A psicrystal has immunity to poison, </text:span><text:span text:style-name="T3">sleep, </text:span><text:span text:style-name="T2">paralysis, stunning, disease, death effects, necromancy effects, mind-affecting effects (charms, compulsions, phantasms, patterns, and morale effects), and any effect that requires a Fortitude save unless it also works on objects or is harmless. It is not subject to critical hits, nonlethal damage, ability damage, ability drain, fatigue, exhaustion, or energy drain. It cannot heal damage, but it can be repaired. Psicrystals do not have the usual construct traits of darkvision and low-light vision.</text:span></text:p>
      <text:p text:style-name="P6"><text:span text:style-name="T4">Psicrystal Granted Abilities:</text:span><text:span text:style-name="T2"> The psicrystal described here has the special abilities of self-propulsion, alertness, improved evasion, share powers, telepathic link, sighted, and personality (If its master chooses not to activate the self-propulsion ability, the psicrystal reverts to a speed of 0 feet and has no Strength score and no Dexterity score.)</text:span></text:p>
      <text:p text:style-name="P6"><text:span text:style-name="T4">Skills: </text:span><text:span text:style-name="T2">A psicrystal (with its self-propulsion ability activated) uses its Dexterity modifier instead of its Strength modifier on Climb checks. It has a +8 racial bonus on Climb checks and can always choose to take 10, even if rushed or threatened.</text:span></text:p>
      <text:p text:style-name="P11"/>
      <text:p text:style-name="P6"><text:soft-page-break/><text:span text:style-name="T5">PSION-KILLER</text:span></text:p>
      <table:table table:name="Table26" table:style-name="Table26">
        <table:table-column table:style-name="Table26.A"/>
        <table:table-column table:style-name="Table26.B"/>
        <table:table-row table:style-name="Table26.1">
          <table:table-cell table:style-name="Table26.A1" office:value-type="string">
            <text:p text:style-name="P14"><text:span text:style-name="T8"><text:s/></text:span></text:p>
          </table:table-cell>
          <table:table-cell table:style-name="Table26.A1" office:value-type="string">
            <text:p text:style-name="P14"><text:span text:style-name="T1">Large Construct</text:span></text:p>
          </table:table-cell>
        </table:table-row>
        <table:table-row table:style-name="Table26.1">
          <table:table-cell table:style-name="Table26.A2" office:value-type="string">
            <text:p text:style-name="P14"><text:span text:style-name="T8">Hit Dice:</text:span></text:p>
          </table:table-cell>
          <table:table-cell table:style-name="Table26.A2" office:value-type="string">
            <text:p text:style-name="P14"><text:span text:style-name="T1">15d10+30 (112 hp)</text:span></text:p>
          </table:table-cell>
        </table:table-row>
        <table:table-row table:style-name="Table26.1">
          <table:table-cell table:style-name="Table26.A2" office:value-type="string">
            <text:p text:style-name="P6"><text:span text:style-name="T8">Initiative:</text:span></text:p>
          </table:table-cell>
          <table:table-cell table:style-name="Table26.A2" office:value-type="string">
            <text:p text:style-name="P6"><text:span text:style-name="T1">+0</text:span></text:p>
          </table:table-cell>
        </table:table-row>
        <table:table-row table:style-name="Table26.1">
          <table:table-cell table:style-name="Table26.A2" office:value-type="string">
            <text:p text:style-name="P6"><text:span text:style-name="T8">Speed:</text:span></text:p>
          </table:table-cell>
          <table:table-cell table:style-name="Table26.A2" office:value-type="string">
            <text:p text:style-name="P6"><text:span text:style-name="T1">20 ft. (4 squares)</text:span></text:p>
          </table:table-cell>
        </table:table-row>
        <table:table-row table:style-name="Table26.1">
          <table:table-cell table:style-name="Table26.A2" office:value-type="string">
            <text:p text:style-name="P6"><text:span text:style-name="T8">Armor Class:</text:span></text:p>
          </table:table-cell>
          <table:table-cell table:style-name="Table26.A2" office:value-type="string">
            <text:p text:style-name="P6"><text:span text:style-name="T1">28 (–1 size, +19 natural), touch 9, flat-footed 28</text:span></text:p>
          </table:table-cell>
        </table:table-row>
        <table:table-row table:style-name="Table26.1">
          <table:table-cell table:style-name="Table26.A2" office:value-type="string">
            <text:p text:style-name="P6"><text:span text:style-name="T8">Base Attack/Grapple:</text:span></text:p>
          </table:table-cell>
          <table:table-cell table:style-name="Table26.A2" office:value-type="string">
            <text:p text:style-name="P6"><text:span text:style-name="T1">+11/+25</text:span></text:p>
          </table:table-cell>
        </table:table-row>
        <table:table-row table:style-name="Table26.1">
          <table:table-cell table:style-name="Table26.A2" office:value-type="string">
            <text:p text:style-name="P6"><text:span text:style-name="T8">Attack:</text:span></text:p>
          </table:table-cell>
          <table:table-cell table:style-name="Table26.A2" office:value-type="string">
            <text:p text:style-name="P6"><text:span text:style-name="T1">Slam +20 melee (2d10+10)</text:span></text:p>
          </table:table-cell>
        </table:table-row>
        <table:table-row table:style-name="Table26.1">
          <table:table-cell table:style-name="Table26.A2" office:value-type="string">
            <text:p text:style-name="P6"><text:span text:style-name="T8">Full Attack:</text:span></text:p>
          </table:table-cell>
          <table:table-cell table:style-name="Table26.A2" office:value-type="string">
            <text:p text:style-name="P6"><text:span text:style-name="T1">2 slams +20 melee (2d10+10)</text:span></text:p>
          </table:table-cell>
        </table:table-row>
        <table:table-row table:style-name="Table26.1">
          <table:table-cell table:style-name="Table26.A2" office:value-type="string">
            <text:p text:style-name="P6"><text:span text:style-name="T8">Space/Reach:</text:span></text:p>
          </table:table-cell>
          <table:table-cell table:style-name="Table26.A2" office:value-type="string">
            <text:p text:style-name="P6"><text:span text:style-name="T1">10 ft./10 ft.</text:span></text:p>
          </table:table-cell>
        </table:table-row>
        <table:table-row table:style-name="Table26.1">
          <table:table-cell table:style-name="Table26.A2" office:value-type="string">
            <text:p text:style-name="P6"><text:span text:style-name="T8">Special Attacks:</text:span></text:p>
          </table:table-cell>
          <table:table-cell table:style-name="Table26.A2" office:value-type="string">
            <text:p text:style-name="P6"><text:span text:style-name="T1">Dispel psionics</text:span></text:p>
          </table:table-cell>
        </table:table-row>
        <table:table-row table:style-name="Table26.1">
          <table:table-cell table:style-name="Table26.A2" office:value-type="string">
            <text:p text:style-name="P6"><text:span text:style-name="T8">Special Qualities:</text:span></text:p>
          </table:table-cell>
          <table:table-cell table:style-name="Table26.A2" office:value-type="string">
            <text:p text:style-name="P6"><text:span text:style-name="T1">Construct traits, damage reduction 10/adamantine, darkvision 60 ft., immunity to psionics, lowlight vision</text:span></text:p>
          </table:table-cell>
        </table:table-row>
        <table:table-row table:style-name="Table26.1">
          <table:table-cell table:style-name="Table26.A2" office:value-type="string">
            <text:p text:style-name="P6"><text:span text:style-name="T8">Saves:</text:span></text:p>
          </table:table-cell>
          <table:table-cell table:style-name="Table26.A2" office:value-type="string">
            <text:p text:style-name="P6"><text:span text:style-name="T1">Fort +5, Ref +5, Will +5</text:span></text:p>
          </table:table-cell>
        </table:table-row>
        <table:table-row table:style-name="Table26.1">
          <table:table-cell table:style-name="Table26.A2" office:value-type="string">
            <text:p text:style-name="P6"><text:span text:style-name="T8">Abilities:</text:span></text:p>
          </table:table-cell>
          <table:table-cell table:style-name="Table26.A2" office:value-type="string">
            <text:p text:style-name="P6"><text:span text:style-name="T1">Str 31, Dex 10, Con —, Int —, Wis 11, Cha 1</text:span></text:p>
          </table:table-cell>
        </table:table-row>
        <table:table-row table:style-name="Table26.1">
          <table:table-cell table:style-name="Table26.A2" office:value-type="string">
            <text:p text:style-name="P6"><text:span text:style-name="T8">Skills:</text:span></text:p>
          </table:table-cell>
          <table:table-cell table:style-name="Table26.A2" office:value-type="string">
            <text:p text:style-name="P6"><text:span text:style-name="T1">—</text:span></text:p>
          </table:table-cell>
        </table:table-row>
        <table:table-row table:style-name="Table26.1">
          <table:table-cell table:style-name="Table26.A2" office:value-type="string">
            <text:p text:style-name="P6"><text:span text:style-name="T8">Feats:</text:span></text:p>
          </table:table-cell>
          <table:table-cell table:style-name="Table26.A2" office:value-type="string">
            <text:p text:style-name="P6"><text:span text:style-name="T1">—</text:span></text:p>
          </table:table-cell>
        </table:table-row>
        <table:table-row table:style-name="Table26.1">
          <table:table-cell table:style-name="Table26.A2" office:value-type="string">
            <text:p text:style-name="P6"><text:span text:style-name="T8">Environment:</text:span></text:p>
          </table:table-cell>
          <table:table-cell table:style-name="Table26.A2" office:value-type="string">
            <text:p text:style-name="P6"><text:span text:style-name="T1">Any</text:span></text:p>
          </table:table-cell>
        </table:table-row>
        <table:table-row table:style-name="Table26.1">
          <table:table-cell table:style-name="Table26.A2" office:value-type="string">
            <text:p text:style-name="P6"><text:span text:style-name="T8">Organization:</text:span></text:p>
          </table:table-cell>
          <table:table-cell table:style-name="Table26.A2" office:value-type="string">
            <text:p text:style-name="P6"><text:span text:style-name="T1">Solitary or gang (2–4)</text:span></text:p>
          </table:table-cell>
        </table:table-row>
        <table:table-row table:style-name="Table26.1">
          <table:table-cell table:style-name="Table26.A2" office:value-type="string">
            <text:p text:style-name="P6"><text:span text:style-name="T8">Challenge Rating:</text:span></text:p>
          </table:table-cell>
          <table:table-cell table:style-name="Table26.A2" office:value-type="string">
            <text:p text:style-name="P6"><text:span text:style-name="T1">12</text:span></text:p>
          </table:table-cell>
        </table:table-row>
        <table:table-row table:style-name="Table26.1">
          <table:table-cell table:style-name="Table26.A2" office:value-type="string">
            <text:p text:style-name="P6"><text:span text:style-name="T8">Treasure:</text:span></text:p>
          </table:table-cell>
          <table:table-cell table:style-name="Table26.A2" office:value-type="string">
            <text:p text:style-name="P6"><text:span text:style-name="T1">None</text:span></text:p>
          </table:table-cell>
        </table:table-row>
        <table:table-row table:style-name="Table26.1">
          <table:table-cell table:style-name="Table26.A2" office:value-type="string">
            <text:p text:style-name="P6"><text:span text:style-name="T8">Alignment:</text:span></text:p>
          </table:table-cell>
          <table:table-cell table:style-name="Table26.A2" office:value-type="string">
            <text:p text:style-name="P6"><text:span text:style-name="T1">Always neutral</text:span></text:p>
          </table:table-cell>
        </table:table-row>
        <table:table-row table:style-name="Table26.1">
          <table:table-cell table:style-name="Table26.A2" office:value-type="string">
            <text:p text:style-name="P6"><text:span text:style-name="T8">Advancement:</text:span></text:p>
          </table:table-cell>
          <table:table-cell table:style-name="Table26.A2" office:value-type="string">
            <text:p text:style-name="P6"><text:span text:style-name="T1">16–21 HD (Large); 22–45 (Huge)</text:span></text:p>
          </table:table-cell>
        </table:table-row>
        <table:table-row table:style-name="Table26.1">
          <table:table-cell table:style-name="Table26.A22" office:value-type="string">
            <text:p text:style-name="P14"><text:span text:style-name="T8">Level Adjustment:</text:span></text:p>
          </table:table-cell>
          <table:table-cell table:style-name="Table26.A22" office:value-type="string">
            <text:p text:style-name="P14"><text:span text:style-name="T1">—</text:span></text:p>
          </table:table-cell>
        </table:table-row>
      </table:table>
      <text:p text:style-name="P6"><text:span text:style-name="T2">A psion-killer (also called a crystal golem) is 9-1/2 feet tall and weighs around 2,500 pounds. Its body is composed of sharply faceted crystal.</text:span></text:p>
      <text:h text:style-name="P4" text:outline-level="3"><text:span text:style-name="T6">COMBAT</text:span></text:h>
      <text:p text:style-name="P6"><text:span text:style-name="T2">A psion-killer does nothing without explicit orders from its creator. It follows instructions literally and is incapable of any strategy or tactics. Psion-killers don’t use weapons, even if ordered to, but always strike with their fists. </text:span></text:p>
      <text:p text:style-name="P6"><text:span text:style-name="T2">A psion-killer’s creator can command it if the psion-killer is within 60 feet and can see and hear its creator. If uncommanded, a psion-killer usually follows its last instruction to the best of its ability, though if attacked it returns the attack. Its creator can give a psion-killer a simple command to govern its actions in his or her absence.</text:span></text:p>
      <text:p text:style-name="P6"><text:span text:style-name="T4">Dispel Psionics (Su):</text:span><text:span text:style-name="T2"> A psion-killer can use </text:span><text:span text:style-name="T3">dispel psionics </text:span><text:span text:style-name="T2">as a free action once per round. The effect is as an area dispel in a 30-foot-radius burst. The dispel check is 1d20+10.</text:span></text:p>
      <text:p text:style-name="P6"><text:span text:style-name="T4">Construct Traits:</text:span><text:span text:style-name="T2"> A psion-killer has immunity to poison, </text:span><text:span text:style-name="T3">sleep </text:span><text:span text:style-name="T2">effects, paralysis, stunning, disease, death effects, necromancy effects, mind-affecting effects (charms, compulsions, phantasms, patterns, and morale effects), and any effect that requires a Fortitude save unless it also works on objects or is harmless. It is not subject to critical hits, nonlethal damage, ability damage, ability drain, fatigue, exhaustion, or energy drain. It cannot heal damage, but it can be repaired.</text:span></text:p>
      <text:p text:style-name="P6"><text:span text:style-name="T4">Immunity to Psionics (Ex): </text:span><text:span text:style-name="T2">Psion-killers completely resist psionic effects that are subject to power resistance.</text:span></text:p>
      <text:h text:style-name="P4" text:outline-level="3"><text:span text:style-name="T6">CONSTRUCTION</text:span></text:h>
      <text:p text:style-name="P6"><text:span text:style-name="T2">A psion-killer’s body is constructed from massive blocks of quartz crystal with a total weight of at least 5,000 pounds and costing at least 8,000 gp. Assembling the body requires a DC 20 Craft (sculpting) check or a DC 20 Craft (stonemasonry) check.</text:span></text:p>
      <text:p text:style-name="P6"><text:span text:style-name="T2">ML 16th; Craft Construct, </text:span><text:span text:style-name="T3">bend reality</text:span><text:span text:style-name="T2">, </text:span><text:span text:style-name="T3">dispel psionics</text:span><text:span text:style-name="T2">, </text:span><text:span text:style-name="T3">fabricate</text:span><text:span text:style-name="T2">, </text:span><text:span text:style-name="T3">mind seed</text:span><text:span text:style-name="T2">, manifester must be at least 16th level; Price 150,000 gp; Cost 79,000 gp + 5,680 XP.</text:span></text:p>
      <text:p text:style-name="P11"><text:soft-page-break/></text:p>
      <text:p text:style-name="P6"><text:span text:style-name="T5">PUPPETEER</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T8"><text:s/></text:span></text:p>
          </table:table-cell>
          <table:table-cell table:style-name="Table27.A1" office:value-type="string">
            <text:p text:style-name="P14"><text:span text:style-name="T1">Fine Magical Beast (Psionic)</text:span></text:p>
          </table:table-cell>
        </table:table-row>
        <table:table-row table:style-name="Table27.1">
          <table:table-cell table:style-name="Table27.A2" office:value-type="string">
            <text:p text:style-name="P14"><text:span text:style-name="T8">Hit Dice:</text:span></text:p>
          </table:table-cell>
          <table:table-cell table:style-name="Table27.A2" office:value-type="string">
            <text:p text:style-name="P14"><text:span text:style-name="T1">1/4 d10 (1 hp)</text:span></text:p>
          </table:table-cell>
        </table:table-row>
        <table:table-row table:style-name="Table27.1">
          <table:table-cell table:style-name="Table27.A2" office:value-type="string">
            <text:p text:style-name="P6"><text:span text:style-name="T8">Initiative:</text:span></text:p>
          </table:table-cell>
          <table:table-cell table:style-name="Table27.A2" office:value-type="string">
            <text:p text:style-name="P6"><text:span text:style-name="T1">+2</text:span></text:p>
          </table:table-cell>
        </table:table-row>
        <table:table-row table:style-name="Table27.1">
          <table:table-cell table:style-name="Table27.A2" office:value-type="string">
            <text:p text:style-name="P6"><text:span text:style-name="T8">Speed:</text:span></text:p>
          </table:table-cell>
          <table:table-cell table:style-name="Table27.A2" office:value-type="string">
            <text:p text:style-name="P6"><text:span text:style-name="T1">5 ft. (1 square)</text:span></text:p>
          </table:table-cell>
        </table:table-row>
        <table:table-row table:style-name="Table27.1">
          <table:table-cell table:style-name="Table27.A2" office:value-type="string">
            <text:p text:style-name="P6"><text:span text:style-name="T8">Armor Class:</text:span></text:p>
          </table:table-cell>
          <table:table-cell table:style-name="Table27.A2" office:value-type="string">
            <text:p text:style-name="P6"><text:span text:style-name="T1">20 (+8 size, +2 Dex), touch 20, flat-footed 18</text:span></text:p>
          </table:table-cell>
        </table:table-row>
        <table:table-row table:style-name="Table27.1">
          <table:table-cell table:style-name="Table27.A2" office:value-type="string">
            <text:p text:style-name="P6"><text:span text:style-name="T8">Base Attack/Grapple:</text:span></text:p>
          </table:table-cell>
          <table:table-cell table:style-name="Table27.A2" office:value-type="string">
            <text:p text:style-name="P6"><text:span text:style-name="T1">+1/–20</text:span></text:p>
          </table:table-cell>
        </table:table-row>
        <table:table-row table:style-name="Table27.1">
          <table:table-cell table:style-name="Table27.A2" office:value-type="string">
            <text:p text:style-name="P6"><text:span text:style-name="T8">Attack:</text:span></text:p>
          </table:table-cell>
          <table:table-cell table:style-name="Table27.A2" office:value-type="string">
            <text:p text:style-name="P6"><text:span text:style-name="T1">Bite +4 melee (1d2–5)</text:span></text:p>
          </table:table-cell>
        </table:table-row>
        <table:table-row table:style-name="Table27.1">
          <table:table-cell table:style-name="Table27.A2" office:value-type="string">
            <text:p text:style-name="P6"><text:span text:style-name="T8">Full Attack:</text:span></text:p>
          </table:table-cell>
          <table:table-cell table:style-name="Table27.A2" office:value-type="string">
            <text:p text:style-name="P6"><text:span text:style-name="T1">Bite +4 melee (1d2–5)</text:span></text:p>
          </table:table-cell>
        </table:table-row>
        <table:table-row table:style-name="Table27.1">
          <table:table-cell table:style-name="Table27.A2" office:value-type="string">
            <text:p text:style-name="P6"><text:span text:style-name="T8">Space/Reach:</text:span></text:p>
          </table:table-cell>
          <table:table-cell table:style-name="Table27.A2" office:value-type="string">
            <text:p text:style-name="P6"><text:span text:style-name="T1">1/2 ft./0 ft.</text:span></text:p>
          </table:table-cell>
        </table:table-row>
        <table:table-row table:style-name="Table27.1">
          <table:table-cell table:style-name="Table27.A2" office:value-type="string">
            <text:p text:style-name="P6"><text:span text:style-name="T8">Special Attacks:</text:span></text:p>
          </table:table-cell>
          <table:table-cell table:style-name="Table27.A2" office:value-type="string">
            <text:p text:style-name="P6"><text:span text:style-name="T1">Enthrall, psi-like abilities</text:span></text:p>
          </table:table-cell>
        </table:table-row>
        <table:table-row table:style-name="Table27.1">
          <table:table-cell table:style-name="Table27.A2" office:value-type="string">
            <text:p text:style-name="P6"><text:span text:style-name="T8">Special Qualities:</text:span></text:p>
          </table:table-cell>
          <table:table-cell table:style-name="Table27.A2" office:value-type="string">
            <text:p text:style-name="P6"><text:span text:style-name="T1">Blindsight 60 ft., host protection, telepathy 20 ft. </text:span></text:p>
          </table:table-cell>
        </table:table-row>
        <table:table-row table:style-name="Table27.1">
          <table:table-cell table:style-name="Table27.A2" office:value-type="string">
            <text:p text:style-name="P6"><text:span text:style-name="T8">Saves:</text:span></text:p>
          </table:table-cell>
          <table:table-cell table:style-name="Table27.A2" office:value-type="string">
            <text:p text:style-name="P6"><text:span text:style-name="T1">Fort +2, Ref +4, Will +5</text:span></text:p>
          </table:table-cell>
        </table:table-row>
        <table:table-row table:style-name="Table27.1">
          <table:table-cell table:style-name="Table27.A2" office:value-type="string">
            <text:p text:style-name="P6"><text:span text:style-name="T8">Abilities:</text:span></text:p>
          </table:table-cell>
          <table:table-cell table:style-name="Table27.A2" office:value-type="string">
            <text:p text:style-name="P6"><text:span text:style-name="T1">Str 1, Dex 15, Con 11, Int 14, Wis 16, Cha 14</text:span></text:p>
          </table:table-cell>
        </table:table-row>
        <table:table-row table:style-name="Table27.1">
          <table:table-cell table:style-name="Table27.A2" office:value-type="string">
            <text:p text:style-name="P6"><text:span text:style-name="T8">Skills:</text:span></text:p>
          </table:table-cell>
          <table:table-cell table:style-name="Table27.A2" office:value-type="string">
            <text:p text:style-name="P6"><text:span text:style-name="T1">Hide +22, Listen +7, Sense Motive +7, Spot +7</text:span></text:p>
          </table:table-cell>
        </table:table-row>
        <table:table-row table:style-name="Table27.1">
          <table:table-cell table:style-name="Table27.A2" office:value-type="string">
            <text:p text:style-name="P6"><text:span text:style-name="T8">Feats:</text:span></text:p>
          </table:table-cell>
          <table:table-cell table:style-name="Table27.A2" office:value-type="string">
            <text:p text:style-name="P6"><text:span text:style-name="T1">Iron Will</text:span></text:p>
          </table:table-cell>
        </table:table-row>
        <table:table-row table:style-name="Table27.1">
          <table:table-cell table:style-name="Table27.A2" office:value-type="string">
            <text:p text:style-name="P6"><text:span text:style-name="T8">Environment:</text:span></text:p>
          </table:table-cell>
          <table:table-cell table:style-name="Table27.A2" office:value-type="string">
            <text:p text:style-name="P6"><text:span text:style-name="T1">Underground</text:span></text:p>
          </table:table-cell>
        </table:table-row>
        <table:table-row table:style-name="Table27.1">
          <table:table-cell table:style-name="Table27.A2" office:value-type="string">
            <text:p text:style-name="P6"><text:span text:style-name="T8">Organization:</text:span></text:p>
          </table:table-cell>
          <table:table-cell table:style-name="Table27.A2" office:value-type="string">
            <text:p text:style-name="P6"><text:span text:style-name="T1">Solitary or pack (2–8)</text:span></text:p>
          </table:table-cell>
        </table:table-row>
        <table:table-row table:style-name="Table27.1">
          <table:table-cell table:style-name="Table27.A2" office:value-type="string">
            <text:p text:style-name="P6"><text:span text:style-name="T8">Challenge Rating:</text:span></text:p>
          </table:table-cell>
          <table:table-cell table:style-name="Table27.A2" office:value-type="string">
            <text:p text:style-name="P6"><text:span text:style-name="T1">1</text:span></text:p>
          </table:table-cell>
        </table:table-row>
        <table:table-row table:style-name="Table27.1">
          <table:table-cell table:style-name="Table27.A2" office:value-type="string">
            <text:p text:style-name="P6"><text:span text:style-name="T8">Treasure:</text:span></text:p>
          </table:table-cell>
          <table:table-cell table:style-name="Table27.A2" office:value-type="string">
            <text:p text:style-name="P6"><text:span text:style-name="T1">None</text:span></text:p>
          </table:table-cell>
        </table:table-row>
        <table:table-row table:style-name="Table27.1">
          <table:table-cell table:style-name="Table27.A2" office:value-type="string">
            <text:p text:style-name="P6"><text:span text:style-name="T8">Alignment:</text:span></text:p>
          </table:table-cell>
          <table:table-cell table:style-name="Table27.A2" office:value-type="string">
            <text:p text:style-name="P6"><text:span text:style-name="T1">Usually lawful evil</text:span></text:p>
          </table:table-cell>
        </table:table-row>
        <table:table-row table:style-name="Table27.1">
          <table:table-cell table:style-name="Table27.A2" office:value-type="string">
            <text:p text:style-name="P6"><text:span text:style-name="T8">Advancement:</text:span></text:p>
          </table:table-cell>
          <table:table-cell table:style-name="Table27.A2" office:value-type="string">
            <text:p text:style-name="P6"><text:span text:style-name="T1">—</text:span></text:p>
          </table:table-cell>
        </table:table-row>
        <table:table-row table:style-name="Table27.1">
          <table:table-cell table:style-name="Table27.A22" office:value-type="string">
            <text:p text:style-name="P14"><text:span text:style-name="T8">Level Adjustment:</text:span></text:p>
          </table:table-cell>
          <table:table-cell table:style-name="Table27.A22" office:value-type="string">
            <text:p text:style-name="P14"><text:span text:style-name="T1">—</text:span></text:p>
          </table:table-cell>
        </table:table-row>
      </table:table>
      <text:p text:style-name="P6"><text:span text:style-name="T2">Puppeteers do not speak, though they can speak indirectly using a host body’s vocal cords, in whatever language the host knows (usually Common).</text:span></text:p>
      <text:h text:style-name="P4" text:outline-level="3"><text:span text:style-name="T6">COMBAT </text:span></text:h>
      <text:p text:style-name="P6"><text:span text:style-name="T2">Puppeteers use their psionic powers in conjunction with their enthrall ability to gain control over potential hosts. Once it is in control, a puppeteer almost exclusively relies on the host’s mental and physical abilities, although it can use its own powers to enhance their effectiveness in a particularly dangerous situation.</text:span></text:p>
      <text:p text:style-name="P6"><text:span text:style-name="T4">Enthrall (Ex):</text:span><text:span text:style-name="T2"> If a puppeteer is in physical contact with a person it has charmed (the puppeteer establishes a physical hold by means of slender infiltrating tendrils), the subject acts as if dominated. (Puppeteers often seek to charm victims first and then “ask” to be picked up.) So long as the puppeteer remains in contact with the victim, the domination remains in effect, even if a check would normally indicate that the effect is broken.</text:span></text:p>
      <text:p text:style-name="P6"><text:span text:style-name="T4">Psi-Like Abilities:</text:span><text:span text:style-name="T2"> 3/day— </text:span><text:span text:style-name="T3">detect psionics, mental barrier, psionic charm </text:span><text:span text:style-name="T2">(DC 13)</text:span><text:span text:style-name="T3">. </text:span><text:span text:style-name="T2">Manifester level 1st. The save DCs are Charisma-based.</text:span></text:p>
      <text:p text:style-name="P6"><text:span text:style-name="T4">Blindsight (Ex):</text:span><text:span text:style-name="T2"> A puppeteer can ascertain creatures by nonvisual means within 60 feet.</text:span></text:p>
      <text:p text:style-name="P6"><text:span text:style-name="T4">Hide Mind (Su):</text:span><text:span text:style-name="T2"> A puppeteer cannot be identified as psionic by divination spells or clairsentience powers.</text:span></text:p>
      <text:p text:style-name="P6"><text:span text:style-name="T4">Host Protection (Ex):</text:span><text:span text:style-name="T2"> A puppeteer in control of a host is treated as an attended magic item for the purpose of making saving throws, even if the puppeteer is specifically targeted. A puppeteer that is attached to its host is treated as a creature in a grapple for the purpose of striking at the puppeteer instead of the host (but the host is not considered grappled in turn).</text:span></text:p>
      <text:p text:style-name="P6"><text:span text:style-name="T4">Telepathy (Su):</text:span><text:span text:style-name="T2"> A puppeteer can communicate telepathically with any creature within 20 feet that has a language.</text:span></text:p>
      <text:p text:style-name="P11"><text:soft-page-break/></text:p>
      <text:p text:style-name="P6"><text:span text:style-name="T5">PUPPETEER, FLESH HARROWER</text:span></text:p>
      <table:table table:name="Table28" table:style-name="Table28">
        <table:table-column table:style-name="Table28.A"/>
        <table:table-column table:style-name="Table28.B"/>
        <table:table-row table:style-name="Table28.1">
          <table:table-cell table:style-name="Table28.A1" office:value-type="string">
            <text:p text:style-name="P14"><text:span text:style-name="T8"><text:s/></text:span></text:p>
          </table:table-cell>
          <table:table-cell table:style-name="Table28.A1" office:value-type="string">
            <text:p text:style-name="P14"><text:span text:style-name="T1">Small Magical Beast (Psionic)</text:span></text:p>
          </table:table-cell>
        </table:table-row>
        <table:table-row table:style-name="Table28.1">
          <table:table-cell table:style-name="Table28.A2" office:value-type="string">
            <text:p text:style-name="P14"><text:span text:style-name="T8">Hit Dice:</text:span></text:p>
          </table:table-cell>
          <table:table-cell table:style-name="Table28.A2" office:value-type="string">
            <text:p text:style-name="P14"><text:span text:style-name="T1">3d10+15 (31 hp)</text:span></text:p>
          </table:table-cell>
        </table:table-row>
        <table:table-row table:style-name="Table28.1">
          <table:table-cell table:style-name="Table28.A2" office:value-type="string">
            <text:p text:style-name="P6"><text:span text:style-name="T8">Initiative:</text:span></text:p>
          </table:table-cell>
          <table:table-cell table:style-name="Table28.A2" office:value-type="string">
            <text:p text:style-name="P6"><text:span text:style-name="T1">+3</text:span></text:p>
          </table:table-cell>
        </table:table-row>
        <table:table-row table:style-name="Table28.1">
          <table:table-cell table:style-name="Table28.A2" office:value-type="string">
            <text:p text:style-name="P6"><text:span text:style-name="T8">Speed:</text:span></text:p>
          </table:table-cell>
          <table:table-cell table:style-name="Table28.A2" office:value-type="string">
            <text:p text:style-name="P6"><text:span text:style-name="T1">20 ft. (4 squares)</text:span></text:p>
          </table:table-cell>
        </table:table-row>
        <table:table-row table:style-name="Table28.1">
          <table:table-cell table:style-name="Table28.A2" office:value-type="string">
            <text:p text:style-name="P6"><text:span text:style-name="T8">Armor Class:</text:span></text:p>
          </table:table-cell>
          <table:table-cell table:style-name="Table28.A2" office:value-type="string">
            <text:p text:style-name="P6"><text:span text:style-name="T1">16 (+3 Dex, +3 natural), touch 13, flat-footed 13</text:span></text:p>
          </table:table-cell>
        </table:table-row>
        <table:table-row table:style-name="Table28.1">
          <table:table-cell table:style-name="Table28.A2" office:value-type="string">
            <text:p text:style-name="P6"><text:span text:style-name="T8">Base Attack/Grapple:</text:span></text:p>
          </table:table-cell>
          <table:table-cell table:style-name="Table28.A2" office:value-type="string">
            <text:p text:style-name="P6"><text:span text:style-name="T1">+3/+1</text:span></text:p>
          </table:table-cell>
        </table:table-row>
        <table:table-row table:style-name="Table28.1">
          <table:table-cell table:style-name="Table28.A2" office:value-type="string">
            <text:p text:style-name="P6"><text:span text:style-name="T8">Attack:</text:span></text:p>
          </table:table-cell>
          <table:table-cell table:style-name="Table28.A2" office:value-type="string">
            <text:p text:style-name="P6"><text:span text:style-name="T1">Bite +6 melee (1d6+2)</text:span></text:p>
          </table:table-cell>
        </table:table-row>
        <table:table-row table:style-name="Table28.1">
          <table:table-cell table:style-name="Table28.A2" office:value-type="string">
            <text:p text:style-name="P6"><text:span text:style-name="T8">Full Attack:</text:span></text:p>
          </table:table-cell>
          <table:table-cell table:style-name="Table28.A2" office:value-type="string">
            <text:p text:style-name="P6"><text:span text:style-name="T1">Bite +6 melee (1d6+2) and 2 tail blades +1 melee (1d4+1)</text:span></text:p>
          </table:table-cell>
        </table:table-row>
        <table:table-row table:style-name="Table28.1">
          <table:table-cell table:style-name="Table28.A2" office:value-type="string">
            <text:p text:style-name="P6"><text:span text:style-name="T8">Space/Reach:</text:span></text:p>
          </table:table-cell>
          <table:table-cell table:style-name="Table28.A2" office:value-type="string">
            <text:p text:style-name="P6"><text:span text:style-name="T1">5 ft./5 ft.</text:span></text:p>
          </table:table-cell>
        </table:table-row>
        <table:table-row table:style-name="Table28.1">
          <table:table-cell table:style-name="Table28.A2" office:value-type="string">
            <text:p text:style-name="P6"><text:span text:style-name="T8">Special Attacks:</text:span></text:p>
          </table:table-cell>
          <table:table-cell table:style-name="Table28.A2" office:value-type="string">
            <text:p text:style-name="P6"><text:span text:style-name="T1">Psi-like abilities</text:span></text:p>
          </table:table-cell>
        </table:table-row>
        <table:table-row table:style-name="Table28.1">
          <table:table-cell table:style-name="Table28.A2" office:value-type="string">
            <text:p text:style-name="P6"><text:span text:style-name="T8">Special Qualities:</text:span></text:p>
          </table:table-cell>
          <table:table-cell table:style-name="Table28.A2" office:value-type="string">
            <text:p text:style-name="P6"><text:span text:style-name="T1">Blindsight 60 ft., telepathy 20 ft.</text:span></text:p>
          </table:table-cell>
        </table:table-row>
        <table:table-row table:style-name="Table28.1">
          <table:table-cell table:style-name="Table28.A2" office:value-type="string">
            <text:p text:style-name="P6"><text:span text:style-name="T8">Saves:</text:span></text:p>
          </table:table-cell>
          <table:table-cell table:style-name="Table28.A2" office:value-type="string">
            <text:p text:style-name="P6"><text:span text:style-name="T1">Fort +8, Ref +6, Will +4</text:span></text:p>
          </table:table-cell>
        </table:table-row>
        <table:table-row table:style-name="Table28.1">
          <table:table-cell table:style-name="Table28.A2" office:value-type="string">
            <text:p text:style-name="P6"><text:span text:style-name="T8">Abilities:</text:span></text:p>
          </table:table-cell>
          <table:table-cell table:style-name="Table28.A2" office:value-type="string">
            <text:p text:style-name="P6"><text:span text:style-name="T1">Str 14, Dex 17, Con 21, Int 11, Wis 12, Cha 12</text:span></text:p>
          </table:table-cell>
        </table:table-row>
        <table:table-row table:style-name="Table28.1">
          <table:table-cell table:style-name="Table28.A2" office:value-type="string">
            <text:p text:style-name="P6"><text:span text:style-name="T8">Skills:</text:span></text:p>
          </table:table-cell>
          <table:table-cell table:style-name="Table28.A2" office:value-type="string">
            <text:p text:style-name="P6"><text:span text:style-name="T1">Hide +10, Move Silently +6, Listen +6, Spot +6</text:span></text:p>
          </table:table-cell>
        </table:table-row>
        <table:table-row table:style-name="Table28.1">
          <table:table-cell table:style-name="Table28.A2" office:value-type="string">
            <text:p text:style-name="P6"><text:span text:style-name="T8">Feats:</text:span></text:p>
          </table:table-cell>
          <table:table-cell table:style-name="Table28.A2" office:value-type="string">
            <text:p text:style-name="P6"><text:span text:style-name="T1">Alertness, Iron Will</text:span></text:p>
          </table:table-cell>
        </table:table-row>
        <table:table-row table:style-name="Table28.1">
          <table:table-cell table:style-name="Table28.A2" office:value-type="string">
            <text:p text:style-name="P6"><text:span text:style-name="T8">Environment:</text:span></text:p>
          </table:table-cell>
          <table:table-cell table:style-name="Table28.A2" office:value-type="string">
            <text:p text:style-name="P6"><text:span text:style-name="T1">Underground</text:span></text:p>
          </table:table-cell>
        </table:table-row>
        <table:table-row table:style-name="Table28.1">
          <table:table-cell table:style-name="Table28.A2" office:value-type="string">
            <text:p text:style-name="P6"><text:span text:style-name="T8">Organization:</text:span></text:p>
          </table:table-cell>
          <table:table-cell table:style-name="Table28.A2" office:value-type="string">
            <text:p text:style-name="P6"><text:span text:style-name="T1">Solitary or cluster (2–5)</text:span></text:p>
          </table:table-cell>
        </table:table-row>
        <table:table-row table:style-name="Table28.1">
          <table:table-cell table:style-name="Table28.A2" office:value-type="string">
            <text:p text:style-name="P6"><text:span text:style-name="T8">Challenge Rating:</text:span></text:p>
          </table:table-cell>
          <table:table-cell table:style-name="Table28.A2" office:value-type="string">
            <text:p text:style-name="P6"><text:span text:style-name="T1">2</text:span></text:p>
          </table:table-cell>
        </table:table-row>
        <table:table-row table:style-name="Table28.1">
          <table:table-cell table:style-name="Table28.A2" office:value-type="string">
            <text:p text:style-name="P6"><text:span text:style-name="T8">Treasure:</text:span></text:p>
          </table:table-cell>
          <table:table-cell table:style-name="Table28.A2" office:value-type="string">
            <text:p text:style-name="P6"><text:span text:style-name="T1">None</text:span></text:p>
          </table:table-cell>
        </table:table-row>
        <table:table-row table:style-name="Table28.1">
          <table:table-cell table:style-name="Table28.A2" office:value-type="string">
            <text:p text:style-name="P6"><text:span text:style-name="T8">Alignment:</text:span></text:p>
          </table:table-cell>
          <table:table-cell table:style-name="Table28.A2" office:value-type="string">
            <text:p text:style-name="P6"><text:span text:style-name="T1">Always neutral</text:span></text:p>
          </table:table-cell>
        </table:table-row>
        <table:table-row table:style-name="Table28.1">
          <table:table-cell table:style-name="Table28.A2" office:value-type="string">
            <text:p text:style-name="P6"><text:span text:style-name="T8">Advancement:</text:span></text:p>
          </table:table-cell>
          <table:table-cell table:style-name="Table28.A2" office:value-type="string">
            <text:p text:style-name="P6"><text:span text:style-name="T1">4–6 HD (Small); 7–9 HD (Medium)</text:span></text:p>
          </table:table-cell>
        </table:table-row>
        <table:table-row table:style-name="Table28.1">
          <table:table-cell table:style-name="Table28.A22" office:value-type="string">
            <text:p text:style-name="P14"><text:span text:style-name="T8">Level Adjustment:</text:span></text:p>
          </table:table-cell>
          <table:table-cell table:style-name="Table28.A22" office:value-type="string">
            <text:p text:style-name="P14"><text:span text:style-name="T1">—</text:span></text:p>
          </table:table-cell>
        </table:table-row>
      </table:table>
      <text:p text:style-name="P17"><text:span text:style-name="T6">COMBAT</text:span></text:p>
      <text:p text:style-name="P6"><text:span text:style-name="T4">Psi-Like Abilities:</text:span><text:span text:style-name="T2"> 3/day—</text:span><text:span text:style-name="T3">concealing amorpha</text:span><text:span text:style-name="T2">, </text:span><text:span text:style-name="T3">hustle</text:span><text:span text:style-name="T2">, </text:span><text:span text:style-name="T3">mental barrier; </text:span><text:span text:style-name="T2">1/day—</text:span><text:span text:style-name="T3">vigor </text:span><text:span text:style-name="T2">(+15 hp*). Manifester level 3rd. </text:span></text:p>
      <text:p text:style-name="P6"><text:span text:style-name="T2">*Includes augmentation for the flesh harrower’s manifester level.</text:span></text:p>
      <text:p text:style-name="P11"/>
      <text:p text:style-name="P6"><text:span text:style-name="T5">TEMPORAL FILCHER</text:span></text:p>
      <table:table table:name="Table29" table:style-name="Table29">
        <table:table-column table:style-name="Table29.A"/>
        <table:table-column table:style-name="Table29.B"/>
        <table:table-row table:style-name="Table29.1">
          <table:table-cell table:style-name="Table29.A1" office:value-type="string">
            <text:p text:style-name="P14"><text:span text:style-name="T8"><text:s/></text:span></text:p>
          </table:table-cell>
          <table:table-cell table:style-name="Table29.A1" office:value-type="string">
            <text:p text:style-name="P14"><text:span text:style-name="T1">Large Aberration (Psionic)</text:span></text:p>
          </table:table-cell>
        </table:table-row>
        <table:table-row table:style-name="Table29.1">
          <table:table-cell table:style-name="Table29.A2" office:value-type="string">
            <text:p text:style-name="P14"><text:span text:style-name="T8">Hit Dice:</text:span></text:p>
          </table:table-cell>
          <table:table-cell table:style-name="Table29.A2" office:value-type="string">
            <text:p text:style-name="P14"><text:span text:style-name="T1">8d8+16 (52 hp)</text:span></text:p>
          </table:table-cell>
        </table:table-row>
        <table:table-row table:style-name="Table29.1">
          <table:table-cell table:style-name="Table29.A2" office:value-type="string">
            <text:p text:style-name="P6"><text:span text:style-name="T8">Initiative:</text:span></text:p>
          </table:table-cell>
          <table:table-cell table:style-name="Table29.A2" office:value-type="string">
            <text:p text:style-name="P6"><text:span text:style-name="T1">+7</text:span></text:p>
          </table:table-cell>
        </table:table-row>
        <table:table-row table:style-name="Table29.1">
          <table:table-cell table:style-name="Table29.A2" office:value-type="string">
            <text:p text:style-name="P6"><text:span text:style-name="T8">Speed:</text:span></text:p>
          </table:table-cell>
          <table:table-cell table:style-name="Table29.A2" office:value-type="string">
            <text:p text:style-name="P6"><text:span text:style-name="T1">40 ft. (8 squares)</text:span></text:p>
          </table:table-cell>
        </table:table-row>
        <table:table-row table:style-name="Table29.1">
          <table:table-cell table:style-name="Table29.A2" office:value-type="string">
            <text:p text:style-name="P6"><text:span text:style-name="T8">Armor Class:</text:span></text:p>
          </table:table-cell>
          <table:table-cell table:style-name="Table29.A2" office:value-type="string">
            <text:p text:style-name="P6"><text:span text:style-name="T1">15 (–1 size, +3 Dex, +3 natural), touch 12, flat-footed 12</text:span></text:p>
          </table:table-cell>
        </table:table-row>
        <table:table-row table:style-name="Table29.1">
          <table:table-cell table:style-name="Table29.A2" office:value-type="string">
            <text:p text:style-name="P6"><text:span text:style-name="T8">Base Attack/Grapple:</text:span></text:p>
          </table:table-cell>
          <table:table-cell table:style-name="Table29.A2" office:value-type="string">
            <text:p text:style-name="P6"><text:span text:style-name="T1">+6/+11</text:span></text:p>
          </table:table-cell>
        </table:table-row>
        <table:table-row table:style-name="Table29.1">
          <table:table-cell table:style-name="Table29.A2" office:value-type="string">
            <text:p text:style-name="P6"><text:span text:style-name="T8">Attack:</text:span></text:p>
          </table:table-cell>
          <table:table-cell table:style-name="Table29.A2" office:value-type="string">
            <text:p text:style-name="P6"><text:span text:style-name="T1">Claw +6 melee (1d6+1)</text:span></text:p>
          </table:table-cell>
        </table:table-row>
        <table:table-row table:style-name="Table29.1">
          <table:table-cell table:style-name="Table29.A2" office:value-type="string">
            <text:p text:style-name="P6"><text:span text:style-name="T8">Full Attack:</text:span></text:p>
          </table:table-cell>
          <table:table-cell table:style-name="Table29.A2" office:value-type="string">
            <text:p text:style-name="P6"><text:span text:style-name="T1">4 claws +6 melee (1d6+1) and bite +1 melee (1d8) and horn +1 melee (1d4)</text:span></text:p>
          </table:table-cell>
        </table:table-row>
        <table:table-row table:style-name="Table29.1">
          <table:table-cell table:style-name="Table29.A2" office:value-type="string">
            <text:p text:style-name="P6"><text:span text:style-name="T8">Space/Reach:</text:span></text:p>
          </table:table-cell>
          <table:table-cell table:style-name="Table29.A2" office:value-type="string">
            <text:p text:style-name="P6"><text:span text:style-name="T1">10 ft./10 ft.</text:span></text:p>
          </table:table-cell>
        </table:table-row>
        <table:table-row table:style-name="Table29.1">
          <table:table-cell table:style-name="Table29.A2" office:value-type="string">
            <text:p text:style-name="P6"><text:span text:style-name="T8">Special Attacks:</text:span></text:p>
          </table:table-cell>
          <table:table-cell table:style-name="Table29.A2" office:value-type="string">
            <text:p text:style-name="P6"><text:span text:style-name="T1">Improved grab, psi-like abilities, time filch</text:span></text:p>
          </table:table-cell>
        </table:table-row>
        <table:table-row table:style-name="Table29.1">
          <table:table-cell table:style-name="Table29.A2" office:value-type="string">
            <text:p text:style-name="P6"><text:span text:style-name="T8">Special Qualities:</text:span></text:p>
          </table:table-cell>
          <table:table-cell table:style-name="Table29.A2" office:value-type="string">
            <text:p text:style-name="P6"><text:span text:style-name="T1">Darkvision 60 ft.</text:span></text:p>
          </table:table-cell>
        </table:table-row>
        <table:table-row table:style-name="Table29.1">
          <table:table-cell table:style-name="Table29.A2" office:value-type="string">
            <text:p text:style-name="P6"><text:span text:style-name="T8">Saves:</text:span></text:p>
          </table:table-cell>
          <table:table-cell table:style-name="Table29.A2" office:value-type="string">
            <text:p text:style-name="P6"><text:span text:style-name="T1">Fort +4, Ref +5, Will +7</text:span></text:p>
          </table:table-cell>
        </table:table-row>
        <table:table-row table:style-name="Table29.1">
          <table:table-cell table:style-name="Table29.A2" office:value-type="string">
            <text:p text:style-name="P6"><text:span text:style-name="T8">Abilities:</text:span></text:p>
          </table:table-cell>
          <table:table-cell table:style-name="Table29.A2" office:value-type="string">
            <text:p text:style-name="P6"><text:span text:style-name="T1">Str 13, Dex 17, Con 14, Int 7, Wis 12, Cha 14</text:span></text:p>
          </table:table-cell>
        </table:table-row>
        <table:table-row table:style-name="Table29.1">
          <table:table-cell table:style-name="Table29.A2" office:value-type="string">
            <text:p text:style-name="P6"><text:span text:style-name="T8">Skills:</text:span></text:p>
          </table:table-cell>
          <table:table-cell table:style-name="Table29.A2" office:value-type="string">
            <text:p text:style-name="P6"><text:span text:style-name="T1">Listen +7, Spot +7, Tumble +6</text:span></text:p>
          </table:table-cell>
        </table:table-row>
        <table:table-row table:style-name="Table29.1">
          <table:table-cell table:style-name="Table29.A2" office:value-type="string">
            <text:p text:style-name="P6"><text:span text:style-name="T8">Feats:</text:span></text:p>
          </table:table-cell>
          <table:table-cell table:style-name="Table29.A2" office:value-type="string">
            <text:p text:style-name="P6"><text:span text:style-name="T1">Alertness, Dodge, Improved Initiative</text:span></text:p>
          </table:table-cell>
        </table:table-row>
        <table:table-row table:style-name="Table29.1">
          <table:table-cell table:style-name="Table29.A2" office:value-type="string">
            <text:p text:style-name="P6"><text:span text:style-name="T8">Environment:</text:span></text:p>
          </table:table-cell>
          <table:table-cell table:style-name="Table29.A2" office:value-type="string">
            <text:p text:style-name="P6"><text:span text:style-name="T1">Any</text:span></text:p>
          </table:table-cell>
        </table:table-row>
        <text:soft-page-break/>
        <table:table-row table:style-name="Table29.1">
          <table:table-cell table:style-name="Table29.A2" office:value-type="string">
            <text:p text:style-name="P6"><text:span text:style-name="T8">Organization:</text:span></text:p>
          </table:table-cell>
          <table:table-cell table:style-name="Table29.A2" office:value-type="string">
            <text:p text:style-name="P6"><text:span text:style-name="T1">Solitary</text:span></text:p>
          </table:table-cell>
        </table:table-row>
        <table:table-row table:style-name="Table29.1">
          <table:table-cell table:style-name="Table29.A2" office:value-type="string">
            <text:p text:style-name="P6"><text:span text:style-name="T8">Challenge Rating:</text:span></text:p>
          </table:table-cell>
          <table:table-cell table:style-name="Table29.A2" office:value-type="string">
            <text:p text:style-name="P6"><text:span text:style-name="T1">3</text:span></text:p>
          </table:table-cell>
        </table:table-row>
        <table:table-row table:style-name="Table29.1">
          <table:table-cell table:style-name="Table29.A2" office:value-type="string">
            <text:p text:style-name="P6"><text:span text:style-name="T8">Treasure:</text:span></text:p>
          </table:table-cell>
          <table:table-cell table:style-name="Table29.A2" office:value-type="string">
            <text:p text:style-name="P6"><text:span text:style-name="T1">Standard</text:span></text:p>
          </table:table-cell>
        </table:table-row>
        <table:table-row table:style-name="Table29.1">
          <table:table-cell table:style-name="Table29.A2" office:value-type="string">
            <text:p text:style-name="P6"><text:span text:style-name="T8">Alignment:</text:span></text:p>
          </table:table-cell>
          <table:table-cell table:style-name="Table29.A2" office:value-type="string">
            <text:p text:style-name="P6"><text:span text:style-name="T1">Usually evil (any)</text:span></text:p>
          </table:table-cell>
        </table:table-row>
        <table:table-row table:style-name="Table29.1">
          <table:table-cell table:style-name="Table29.A2" office:value-type="string">
            <text:p text:style-name="P6"><text:span text:style-name="T8">Advancement:</text:span></text:p>
          </table:table-cell>
          <table:table-cell table:style-name="Table29.A2" office:value-type="string">
            <text:p text:style-name="P6"><text:span text:style-name="T1">9–15 HD (Large)</text:span></text:p>
          </table:table-cell>
        </table:table-row>
        <table:table-row table:style-name="Table29.1">
          <table:table-cell table:style-name="Table29.A22" office:value-type="string">
            <text:p text:style-name="P14"><text:span text:style-name="T8">Level Adjustment:</text:span></text:p>
          </table:table-cell>
          <table:table-cell table:style-name="Table29.A22" office:value-type="string">
            <text:p text:style-name="P14"><text:span text:style-name="T1">—</text:span></text:p>
          </table:table-cell>
        </table:table-row>
      </table:table>
      <text:p text:style-name="P6"><text:span text:style-name="T2">Temporal filchers do not speak.</text:span></text:p>
      <text:h text:style-name="P4" text:outline-level="3"><text:span text:style-name="T6">COMBAT</text:span></text:h>
      <text:p text:style-name="P6"><text:span text:style-name="T4">Improved Grab (Ex):</text:span><text:span text:style-name="T2"> To use this ability, a temporal filcher must hit a creature of Large size or smaller with two claw attacks. It can then attempt to start a grapple as a free action without provoking attacks of opportunity. If it wins the grapple check, it establishes a hold and uses its time filch ability.</text:span></text:p>
      <text:p text:style-name="P6"><text:span text:style-name="T4">Psi-Like Abilities:</text:span><text:span text:style-name="T2"> At will—</text:span><text:span text:style-name="T3">chameleon</text:span><text:span text:style-name="T2">, </text:span><text:span text:style-name="T3">distract </text:span><text:span text:style-name="T2">(DC 13), </text:span><text:span text:style-name="T3">psionic dimension door</text:span><text:span text:style-name="T2">, </text:span><text:span text:style-name="T3">psionic levitate</text:span><text:span text:style-name="T2">, </text:span><text:span text:style-name="T3">wall walker; </text:span><text:span text:style-name="T2">3/ day—</text:span><text:span text:style-name="T3">mental barrier</text:span><text:span text:style-name="T2">. Manifester level 8th. The save DC is Charisma-based.</text:span></text:p>
      <text:p text:style-name="P6"><text:span text:style-name="T4">Time Filch (Su):</text:span><text:span text:style-name="T2"> If a temporal filcher successfully grapples a Large or smaller creature, it latches onto the opponent’s body and shifts 7 minutes forward in time as a free action. Observers (if any) see the temporal filcher and its prey disappear in a shimmer, then reappear 7 minutes later in exactly the orientation and condition they left. For the filcher and its prey, no time passes at all. The victim must succeed on a Will save (DC 16) or be dazed for 1 round from temporal disorientation. The ability is otherwise identical to </text:span><text:span text:style-name="T3">time hop </text:span><text:span text:style-name="T2">manifested by an 8th-level manifester.</text:span></text:p>
      <text:p text:style-name="P11"/>
      <text:p text:style-name="P6"><text:span text:style-name="T5">THOUGHT EATER</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T8"><text:s/></text:span></text:p>
          </table:table-cell>
          <table:table-cell table:style-name="Table30.A1" office:value-type="string">
            <text:p text:style-name="P14"><text:span text:style-name="T1">Small Aberration (Psionic)</text:span></text:p>
          </table:table-cell>
        </table:table-row>
        <table:table-row table:style-name="Table30.1">
          <table:table-cell table:style-name="Table30.A2" office:value-type="string">
            <text:p text:style-name="P14"><text:span text:style-name="T8">Hit Dice:</text:span></text:p>
          </table:table-cell>
          <table:table-cell table:style-name="Table30.A2" office:value-type="string">
            <text:p text:style-name="P14"><text:span text:style-name="T1">3d8 (13 hp)</text:span></text:p>
          </table:table-cell>
        </table:table-row>
        <table:table-row table:style-name="Table30.1">
          <table:table-cell table:style-name="Table30.A2" office:value-type="string">
            <text:p text:style-name="P6"><text:span text:style-name="T8">Initiative:</text:span></text:p>
          </table:table-cell>
          <table:table-cell table:style-name="Table30.A2" office:value-type="string">
            <text:p text:style-name="P6"><text:span text:style-name="T1">+8</text:span></text:p>
          </table:table-cell>
        </table:table-row>
        <table:table-row table:style-name="Table30.1">
          <table:table-cell table:style-name="Table30.A2" office:value-type="string">
            <text:p text:style-name="P6"><text:span text:style-name="T8">Speed:</text:span></text:p>
          </table:table-cell>
          <table:table-cell table:style-name="Table30.A2" office:value-type="string">
            <text:p text:style-name="P6"><text:span text:style-name="T1">40 ft. (8 squares)</text:span></text:p>
          </table:table-cell>
        </table:table-row>
        <table:table-row table:style-name="Table30.1">
          <table:table-cell table:style-name="Table30.A2" office:value-type="string">
            <text:p text:style-name="P6"><text:span text:style-name="T8">Armor Class:</text:span></text:p>
          </table:table-cell>
          <table:table-cell table:style-name="Table30.A2" office:value-type="string">
            <text:p text:style-name="P6"><text:span text:style-name="T1">17 (+1 size, +4 Dex, +2 natural), touch 15, flatfooted 13</text:span></text:p>
          </table:table-cell>
        </table:table-row>
        <table:table-row table:style-name="Table30.1">
          <table:table-cell table:style-name="Table30.A2" office:value-type="string">
            <text:p text:style-name="P6"><text:span text:style-name="T8">Base Attack/Grapple:</text:span></text:p>
          </table:table-cell>
          <table:table-cell table:style-name="Table30.A2" office:value-type="string">
            <text:p text:style-name="P6"><text:span text:style-name="T1">+2/–1</text:span></text:p>
          </table:table-cell>
        </table:table-row>
        <table:table-row table:style-name="Table30.1">
          <table:table-cell table:style-name="Table30.A2" office:value-type="string">
            <text:p text:style-name="P6"><text:span text:style-name="T8">Attack:</text:span></text:p>
          </table:table-cell>
          <table:table-cell table:style-name="Table30.A2" office:value-type="string">
            <text:p text:style-name="P6"><text:span text:style-name="T1">+4 melee touch (eat thoughts)</text:span></text:p>
          </table:table-cell>
        </table:table-row>
        <table:table-row table:style-name="Table30.1">
          <table:table-cell table:style-name="Table30.A2" office:value-type="string">
            <text:p text:style-name="P6"><text:span text:style-name="T8">Full Attack:</text:span></text:p>
          </table:table-cell>
          <table:table-cell table:style-name="Table30.A2" office:value-type="string">
            <text:p text:style-name="P6"><text:span text:style-name="T1">+4 melee touch (eat thoughts)</text:span></text:p>
          </table:table-cell>
        </table:table-row>
        <table:table-row table:style-name="Table30.1">
          <table:table-cell table:style-name="Table30.A2" office:value-type="string">
            <text:p text:style-name="P6"><text:span text:style-name="T8">Space/Reach:</text:span></text:p>
          </table:table-cell>
          <table:table-cell table:style-name="Table30.A2" office:value-type="string">
            <text:p text:style-name="P6"><text:span text:style-name="T1">5 ft./5 ft.</text:span></text:p>
          </table:table-cell>
        </table:table-row>
        <table:table-row table:style-name="Table30.1">
          <table:table-cell table:style-name="Table30.A2" office:value-type="string">
            <text:p text:style-name="P6"><text:span text:style-name="T8">Special Attacks:</text:span></text:p>
          </table:table-cell>
          <table:table-cell table:style-name="Table30.A2" office:value-type="string">
            <text:p text:style-name="P6"><text:span text:style-name="T1">Eat thoughts, psi-like abilities</text:span></text:p>
          </table:table-cell>
        </table:table-row>
        <table:table-row table:style-name="Table30.1">
          <table:table-cell table:style-name="Table30.A2" office:value-type="string">
            <text:p text:style-name="P6"><text:span text:style-name="T8">Special Qualities:</text:span></text:p>
          </table:table-cell>
          <table:table-cell table:style-name="Table30.A2" office:value-type="string">
            <text:p text:style-name="P6"><text:span text:style-name="T1">Darkvision 60 ft., ethereal jaunt</text:span></text:p>
          </table:table-cell>
        </table:table-row>
        <table:table-row table:style-name="Table30.1">
          <table:table-cell table:style-name="Table30.A2" office:value-type="string">
            <text:p text:style-name="P6"><text:span text:style-name="T8">Saves:</text:span></text:p>
          </table:table-cell>
          <table:table-cell table:style-name="Table30.A2" office:value-type="string">
            <text:p text:style-name="P6"><text:span text:style-name="T1">Fort +1, Ref +5, Will +4</text:span></text:p>
          </table:table-cell>
        </table:table-row>
        <table:table-row table:style-name="Table30.1">
          <table:table-cell table:style-name="Table30.A2" office:value-type="string">
            <text:p text:style-name="P6"><text:span text:style-name="T8">Abilities:</text:span></text:p>
          </table:table-cell>
          <table:table-cell table:style-name="Table30.A2" office:value-type="string">
            <text:p text:style-name="P6"><text:span text:style-name="T1">Str 12, Dex 18, Con 11, Int 7, Wis 12, Cha 14</text:span></text:p>
          </table:table-cell>
        </table:table-row>
        <table:table-row table:style-name="Table30.1">
          <table:table-cell table:style-name="Table30.A2" office:value-type="string">
            <text:p text:style-name="P6"><text:span text:style-name="T8">Skills:</text:span></text:p>
          </table:table-cell>
          <table:table-cell table:style-name="Table30.A2" office:value-type="string">
            <text:p text:style-name="P6"><text:span text:style-name="T1">Hide +10, Listen +5, Spot +5</text:span></text:p>
          </table:table-cell>
        </table:table-row>
        <table:table-row table:style-name="Table30.1">
          <table:table-cell table:style-name="Table30.A2" office:value-type="string">
            <text:p text:style-name="P6"><text:span text:style-name="T8">Feats:</text:span></text:p>
          </table:table-cell>
          <table:table-cell table:style-name="Table30.A2" office:value-type="string">
            <text:p text:style-name="P6"><text:span text:style-name="T1">Alertness, Improved Initiative</text:span></text:p>
          </table:table-cell>
        </table:table-row>
        <table:table-row table:style-name="Table30.1">
          <table:table-cell table:style-name="Table30.A2" office:value-type="string">
            <text:p text:style-name="P6"><text:span text:style-name="T8">Environment:</text:span></text:p>
          </table:table-cell>
          <table:table-cell table:style-name="Table30.A2" office:value-type="string">
            <text:p text:style-name="P6"><text:span text:style-name="T1">Ethereal Plane</text:span></text:p>
          </table:table-cell>
        </table:table-row>
        <table:table-row table:style-name="Table30.1">
          <table:table-cell table:style-name="Table30.A2" office:value-type="string">
            <text:p text:style-name="P6"><text:span text:style-name="T8">Organization:</text:span></text:p>
          </table:table-cell>
          <table:table-cell table:style-name="Table30.A2" office:value-type="string">
            <text:p text:style-name="P6"><text:span text:style-name="T1">Solitary or group (1–3)</text:span></text:p>
          </table:table-cell>
        </table:table-row>
        <table:table-row table:style-name="Table30.1">
          <table:table-cell table:style-name="Table30.A2" office:value-type="string">
            <text:p text:style-name="P6"><text:span text:style-name="T8">Challenge Rating:</text:span></text:p>
          </table:table-cell>
          <table:table-cell table:style-name="Table30.A2" office:value-type="string">
            <text:p text:style-name="P6"><text:span text:style-name="T1">2</text:span></text:p>
          </table:table-cell>
        </table:table-row>
        <table:table-row table:style-name="Table30.1">
          <table:table-cell table:style-name="Table30.A2" office:value-type="string">
            <text:p text:style-name="P6"><text:span text:style-name="T8">Treasure:</text:span></text:p>
          </table:table-cell>
          <table:table-cell table:style-name="Table30.A2" office:value-type="string">
            <text:p text:style-name="P6"><text:span text:style-name="T1">None</text:span></text:p>
          </table:table-cell>
        </table:table-row>
        <table:table-row table:style-name="Table30.1">
          <table:table-cell table:style-name="Table30.A2" office:value-type="string">
            <text:p text:style-name="P6"><text:span text:style-name="T8">Alignment:</text:span></text:p>
          </table:table-cell>
          <table:table-cell table:style-name="Table30.A2" office:value-type="string">
            <text:p text:style-name="P6"><text:span text:style-name="T1">Usually neutral</text:span></text:p>
          </table:table-cell>
        </table:table-row>
        <table:table-row table:style-name="Table30.1">
          <table:table-cell table:style-name="Table30.A2" office:value-type="string">
            <text:p text:style-name="P6"><text:span text:style-name="T8">Advancement:</text:span></text:p>
          </table:table-cell>
          <table:table-cell table:style-name="Table30.A2" office:value-type="string">
            <text:p text:style-name="P6"><text:span text:style-name="T1">4–6 HD (Small)</text:span></text:p>
          </table:table-cell>
        </table:table-row>
        <table:table-row table:style-name="Table30.1">
          <table:table-cell table:style-name="Table30.A22" office:value-type="string">
            <text:p text:style-name="P14"><text:span text:style-name="T8">Level Adjustment:</text:span></text:p>
          </table:table-cell>
          <table:table-cell table:style-name="Table30.A22" office:value-type="string">
            <text:p text:style-name="P14"><text:span text:style-name="T1">—</text:span></text:p>
          </table:table-cell>
        </table:table-row>
      </table:table>
      <text:p text:style-name="P6"><text:span text:style-name="T2">Thought eaters do not speak.</text:span></text:p>
      <text:h text:style-name="P4" text:outline-level="3"><text:span text:style-name="T6">COMBAT</text:span></text:h>
      <text:p text:style-name="P6"><text:span text:style-name="T2">A thought eater can spend a maximum of 10 continuous rounds on the Material Plane before its wispy flesh finally dissipates and it falls dead. If badly wounded, it escapes to the Ethereal Plane rather than continuing the fight.</text:span></text:p>
      <text:p text:style-name="P6"><text:soft-page-break/><text:span text:style-name="T4">Eat Thoughts (Su):</text:span><text:span text:style-name="T2"> A thought eater can drain psionic power points with a successful melee touch attack. Each touch drains 6 power points from the opponent (or fewer, if the opponent has fewer than 6 points remaining). Against a nonpsionic creature or a psionic creature that currently has no power points, this touch attack instead deals 1 point of Intelligence damage, which provides nourishment equivalent to 6 power points.</text:span></text:p>
      <text:p text:style-name="P6"><text:span text:style-name="T2">A thought eater requires 12 power points per day to survive but will gorge itself on weak prey.</text:span></text:p>
      <text:p text:style-name="P6"><text:span text:style-name="T4">Psi-Like Abilities:</text:span><text:span text:style-name="T2"> At will—</text:span><text:span text:style-name="T3">detect psionics</text:span><text:span text:style-name="T2">, </text:span><text:span text:style-name="T3">distract </text:span><text:span text:style-name="T2">(DC 13), </text:span><text:span text:style-name="T3">precognition, psionic daze </text:span><text:span text:style-name="T2">(DC 13*)</text:span><text:span text:style-name="T3">; </text:span><text:span text:style-name="T2">3/day—</text:span><text:span text:style-name="T3">thought shield. </text:span></text:p>
      <text:p text:style-name="P6"><text:span text:style-name="T2">Manifester level 3rd. The save DCs are Charisma-based.</text:span></text:p>
      <text:p text:style-name="P6"><text:span text:style-name="T2">*Includes augmentation for the thought eater’s manifester level.</text:span></text:p>
      <text:p text:style-name="P6"><text:span text:style-name="T4">Ethereal Jaunt (Su): </text:span><text:span text:style-name="T2">A thought eater can shift from the Ethereal Plane to the Material Plane as part of any move action, and then shift back again as a free action. The ability is otherwise identical to the </text:span><text:span text:style-name="T3">psionic ethereal jaunt </text:span><text:span text:style-name="T2">power.</text:span></text:p>
      <text:p text:style-name="P11"/>
      <text:p text:style-name="P6"><text:span text:style-name="T5">THOUGHT SLAYER</text:span></text:p>
      <table:table table:name="Table31" table:style-name="Table31">
        <table:table-column table:style-name="Table31.A"/>
        <table:table-column table:style-name="Table31.B"/>
        <table:table-row table:style-name="Table31.1">
          <table:table-cell table:style-name="Table31.A1" office:value-type="string">
            <text:p text:style-name="P14"><text:span text:style-name="T8"><text:s/></text:span></text:p>
          </table:table-cell>
          <table:table-cell table:style-name="Table31.A1" office:value-type="string">
            <text:p text:style-name="P14"><text:span text:style-name="T1">Huge Aberration (Psionic)</text:span></text:p>
          </table:table-cell>
        </table:table-row>
        <table:table-row table:style-name="Table31.1">
          <table:table-cell table:style-name="Table31.A2" office:value-type="string">
            <text:p text:style-name="P14"><text:span text:style-name="T8">Hit Dice:</text:span></text:p>
          </table:table-cell>
          <table:table-cell table:style-name="Table31.A2" office:value-type="string">
            <text:p text:style-name="P14"><text:span text:style-name="T1">14d8+70 (133 hp)</text:span></text:p>
          </table:table-cell>
        </table:table-row>
        <table:table-row table:style-name="Table31.1">
          <table:table-cell table:style-name="Table31.A2" office:value-type="string">
            <text:p text:style-name="P6"><text:span text:style-name="T8">Initiative:</text:span></text:p>
          </table:table-cell>
          <table:table-cell table:style-name="Table31.A2" office:value-type="string">
            <text:p text:style-name="P6"><text:span text:style-name="T1">+1</text:span></text:p>
          </table:table-cell>
        </table:table-row>
        <table:table-row table:style-name="Table31.1">
          <table:table-cell table:style-name="Table31.A2" office:value-type="string">
            <text:p text:style-name="P6"><text:span text:style-name="T8">Speed:</text:span></text:p>
          </table:table-cell>
          <table:table-cell table:style-name="Table31.A2" office:value-type="string">
            <text:p text:style-name="P6"><text:span text:style-name="T1">50 ft. (10 squares)</text:span></text:p>
          </table:table-cell>
        </table:table-row>
        <table:table-row table:style-name="Table31.1">
          <table:table-cell table:style-name="Table31.A2" office:value-type="string">
            <text:p text:style-name="P6"><text:span text:style-name="T8">Armor Class:</text:span></text:p>
          </table:table-cell>
          <table:table-cell table:style-name="Table31.A2" office:value-type="string">
            <text:p text:style-name="P6"><text:span text:style-name="T1">23 (–2 size, +1 Dex, +14 natural), touch 9, flatfooted 22</text:span></text:p>
          </table:table-cell>
        </table:table-row>
        <table:table-row table:style-name="Table31.1">
          <table:table-cell table:style-name="Table31.A2" office:value-type="string">
            <text:p text:style-name="P6"><text:span text:style-name="T8">Base Attack/Grapple:</text:span></text:p>
          </table:table-cell>
          <table:table-cell table:style-name="Table31.A2" office:value-type="string">
            <text:p text:style-name="P6"><text:span text:style-name="T1">+10/+26</text:span></text:p>
          </table:table-cell>
        </table:table-row>
        <table:table-row table:style-name="Table31.1">
          <table:table-cell table:style-name="Table31.A2" office:value-type="string">
            <text:p text:style-name="P6"><text:span text:style-name="T8">Attack:</text:span></text:p>
          </table:table-cell>
          <table:table-cell table:style-name="Table31.A2" office:value-type="string">
            <text:p text:style-name="P6"><text:span text:style-name="T1">Bite +17 melee (3d6+12)</text:span></text:p>
          </table:table-cell>
        </table:table-row>
        <table:table-row table:style-name="Table31.1">
          <table:table-cell table:style-name="Table31.A2" office:value-type="string">
            <text:p text:style-name="P6"><text:span text:style-name="T8">Full Attack:</text:span></text:p>
          </table:table-cell>
          <table:table-cell table:style-name="Table31.A2" office:value-type="string">
            <text:p text:style-name="P6"><text:span text:style-name="T1">Bite +17 melee (3d6+12)</text:span></text:p>
          </table:table-cell>
        </table:table-row>
        <table:table-row table:style-name="Table31.1">
          <table:table-cell table:style-name="Table31.A2" office:value-type="string">
            <text:p text:style-name="P6"><text:span text:style-name="T8">Space/Reach:</text:span></text:p>
          </table:table-cell>
          <table:table-cell table:style-name="Table31.A2" office:value-type="string">
            <text:p text:style-name="P6"><text:span text:style-name="T1">15 ft./15 ft.</text:span></text:p>
          </table:table-cell>
        </table:table-row>
        <table:table-row table:style-name="Table31.1">
          <table:table-cell table:style-name="Table31.A2" office:value-type="string">
            <text:p text:style-name="P6"><text:span text:style-name="T8">Special Attacks:</text:span></text:p>
          </table:table-cell>
          <table:table-cell table:style-name="Table31.A2" office:value-type="string">
            <text:p text:style-name="P6"><text:span text:style-name="T1">Mind-consuming gaze, psi-like abilities</text:span></text:p>
          </table:table-cell>
        </table:table-row>
        <table:table-row table:style-name="Table31.1">
          <table:table-cell table:style-name="Table31.A2" office:value-type="string">
            <text:p text:style-name="P6"><text:span text:style-name="T8">Special Qualities:</text:span></text:p>
          </table:table-cell>
          <table:table-cell table:style-name="Table31.A2" office:value-type="string">
            <text:p text:style-name="P6"><text:span text:style-name="T1">Darkvision 60 ft., ethereal jaunt, power resistance 21</text:span></text:p>
          </table:table-cell>
        </table:table-row>
        <table:table-row table:style-name="Table31.1">
          <table:table-cell table:style-name="Table31.A2" office:value-type="string">
            <text:p text:style-name="P6"><text:span text:style-name="T8">Saves:</text:span></text:p>
          </table:table-cell>
          <table:table-cell table:style-name="Table31.A2" office:value-type="string">
            <text:p text:style-name="P6"><text:span text:style-name="T1">Fort +11, Ref +5, Will +10</text:span></text:p>
          </table:table-cell>
        </table:table-row>
        <table:table-row table:style-name="Table31.1">
          <table:table-cell table:style-name="Table31.A2" office:value-type="string">
            <text:p text:style-name="P6"><text:span text:style-name="T8">Abilities:</text:span></text:p>
          </table:table-cell>
          <table:table-cell table:style-name="Table31.A2" office:value-type="string">
            <text:p text:style-name="P6"><text:span text:style-name="T1">Str 26, Dex 13, Con 21, Int 7, Wis 12, Cha 15</text:span></text:p>
          </table:table-cell>
        </table:table-row>
        <table:table-row table:style-name="Table31.1">
          <table:table-cell table:style-name="Table31.A2" office:value-type="string">
            <text:p text:style-name="P6"><text:span text:style-name="T8">Skills:</text:span></text:p>
          </table:table-cell>
          <table:table-cell table:style-name="Table31.A2" office:value-type="string">
            <text:p text:style-name="P6"><text:span text:style-name="T1">Climb +12, Jump +20, Listen +7, Spot +8</text:span></text:p>
          </table:table-cell>
        </table:table-row>
        <table:table-row table:style-name="Table31.1">
          <table:table-cell table:style-name="Table31.A2" office:value-type="string">
            <text:p text:style-name="P6"><text:span text:style-name="T8">Feats:</text:span></text:p>
          </table:table-cell>
          <table:table-cell table:style-name="Table31.A2" office:value-type="string">
            <text:p text:style-name="P6"><text:span text:style-name="T1">Alertness, Cleave, Great Fortitude, Power Attack,</text:span></text:p>
          </table:table-cell>
        </table:table-row>
        <table:table-row table:style-name="Table31.1">
          <table:table-cell table:style-name="Table31.A2" office:value-type="string">
            <text:p text:style-name="P6"><text:span text:style-name="T8">Weapon Focus (bite)</text:span></text:p>
          </table:table-cell>
          <table:table-cell table:style-name="Table31.A2" office:value-type="string">
            <text:p text:style-name="P7"/>
          </table:table-cell>
        </table:table-row>
        <table:table-row table:style-name="Table31.1">
          <table:table-cell table:style-name="Table31.A2" office:value-type="string">
            <text:p text:style-name="P6"><text:span text:style-name="T8">Environment:</text:span></text:p>
          </table:table-cell>
          <table:table-cell table:style-name="Table31.A2" office:value-type="string">
            <text:p text:style-name="P6"><text:span text:style-name="T1">Ethereal Plane</text:span></text:p>
          </table:table-cell>
        </table:table-row>
        <table:table-row table:style-name="Table31.1">
          <table:table-cell table:style-name="Table31.A2" office:value-type="string">
            <text:p text:style-name="P6"><text:span text:style-name="T8">Organization:</text:span></text:p>
          </table:table-cell>
          <table:table-cell table:style-name="Table31.A2" office:value-type="string">
            <text:p text:style-name="P6"><text:span text:style-name="T1">Solitary or pack (2–4)</text:span></text:p>
          </table:table-cell>
        </table:table-row>
        <table:table-row table:style-name="Table31.1">
          <table:table-cell table:style-name="Table31.A2" office:value-type="string">
            <text:p text:style-name="P6"><text:span text:style-name="T8">Challenge Rating:</text:span></text:p>
          </table:table-cell>
          <table:table-cell table:style-name="Table31.A2" office:value-type="string">
            <text:p text:style-name="P6"><text:span text:style-name="T1">13</text:span></text:p>
          </table:table-cell>
        </table:table-row>
        <table:table-row table:style-name="Table31.1">
          <table:table-cell table:style-name="Table31.A2" office:value-type="string">
            <text:p text:style-name="P6"><text:span text:style-name="T8">Treasure:</text:span></text:p>
          </table:table-cell>
          <table:table-cell table:style-name="Table31.A2" office:value-type="string">
            <text:p text:style-name="P6"><text:span text:style-name="T1">Standard</text:span></text:p>
          </table:table-cell>
        </table:table-row>
        <table:table-row table:style-name="Table31.1">
          <table:table-cell table:style-name="Table31.A2" office:value-type="string">
            <text:p text:style-name="P6"><text:span text:style-name="T8">Alignment:</text:span></text:p>
          </table:table-cell>
          <table:table-cell table:style-name="Table31.A2" office:value-type="string">
            <text:p text:style-name="P6"><text:span text:style-name="T1">Often chaotic neutral</text:span></text:p>
          </table:table-cell>
        </table:table-row>
        <table:table-row table:style-name="Table31.1">
          <table:table-cell table:style-name="Table31.A2" office:value-type="string">
            <text:p text:style-name="P6"><text:span text:style-name="T8">Advancement:</text:span></text:p>
          </table:table-cell>
          <table:table-cell table:style-name="Table31.A2" office:value-type="string">
            <text:p text:style-name="P6"><text:span text:style-name="T1">15–28 HD (Huge)</text:span></text:p>
          </table:table-cell>
        </table:table-row>
        <table:table-row table:style-name="Table31.1">
          <table:table-cell table:style-name="Table31.A23" office:value-type="string">
            <text:p text:style-name="P14"><text:span text:style-name="T8">Level Adjustment:</text:span></text:p>
          </table:table-cell>
          <table:table-cell table:style-name="Table31.A23" office:value-type="string">
            <text:p text:style-name="P14"><text:span text:style-name="T1">—</text:span></text:p>
          </table:table-cell>
        </table:table-row>
      </table:table>
      <text:p text:style-name="P6"><text:span text:style-name="T2">Thought slayers do not speak.</text:span></text:p>
      <text:h text:style-name="P4" text:outline-level="3"><text:span text:style-name="T6">COMBAT</text:span></text:h>
      <text:p text:style-name="P6"><text:soft-page-break/><text:span text:style-name="T2">A thought slayer can spend a maximum of 10 continuous minutes on the Material Plane before its wispy flesh finally dissipates and it falls dead. If badly wounded, it escapes to the Ethereal Plane rather than continuing the fight.</text:span></text:p>
      <text:p text:style-name="P6"><text:span text:style-name="T4">Mind-Consuming Gaze (Su):</text:span><text:span text:style-name="T2"> Instantly kill (by draining the mind away), range 30 feet, Fortitude DC 19 negates. The save DC is Charisma-based. This is considered a mind-affecting death effect. If a thought slayer’s gaze is met indirectly (such as through a mirror or a reflection in water), the opponent does not die on a failed save but instead is dazed for 14 rounds. This otherwise is a gaze effect</text:span><text:span text:style-name="T3">.</text:span></text:p>
      <text:p text:style-name="P6"><text:span text:style-name="T2">The gaze cannot affect creatures on the Material Plane while the thought slayer remains ethereal, but it can affect ethereal creatures while the thought slayer is on the Material Plane.</text:span></text:p>
      <text:p text:style-name="P6"><text:span text:style-name="T4">Psi-Like Abilities:</text:span><text:span text:style-name="T2"> At will—</text:span><text:span text:style-name="T3">brain lock </text:span><text:span text:style-name="T2">(any nonmindless, DC 14*), </text:span><text:span text:style-name="T3">chameleon</text:span><text:span text:style-name="T2">, </text:span><text:span text:style-name="T3">detect psionics</text:span><text:span text:style-name="T2">, </text:span><text:span text:style-name="T3">distract </text:span><text:span text:style-name="T2">(DC 13); 3/day—</text:span><text:span text:style-name="T3">body adjustment </text:span><text:span text:style-name="T2">(5d12*), </text:span><text:span text:style-name="T3">mental barrier </text:span><text:span text:style-name="T2">(+6 AC, 2 rounds*)</text:span><text:span text:style-name="T3">, mind trap </text:span><text:span text:style-name="T2">(10 rounds*), </text:span><text:span text:style-name="T3">precognition</text:span><text:span text:style-name="T2">, </text:span><text:span text:style-name="T3">wall walker; </text:span><text:span text:style-name="T2">1/day—</text:span><text:span text:style-name="T3">escape detection. </text:span><text:span text:style-name="T2">Manifester level 14th. The save DCs are Charisma-based.</text:span></text:p>
      <text:p text:style-name="P6"><text:span text:style-name="T2">*Includes augmentation for the thought slayer’s manifester level.</text:span></text:p>
      <text:p text:style-name="P6"><text:span text:style-name="T4">Ethereal Jaunt (Su):</text:span><text:span text:style-name="T2"> A thought slayer can shift from the Ethereal Plane to the Material Plane as part of any move action, and then shift back again as a free action. The ability is otherwise identical to the </text:span><text:span text:style-name="T3">psionic ethereal jaunt </text:span><text:span text:style-name="T2">power.</text:span></text:p>
      <text:p text:style-name="P11"/>
      <text:p text:style-name="P6"><text:span text:style-name="T5">UDOROOT</text:span></text:p>
      <table:table table:name="Table32" table:style-name="Table32">
        <table:table-column table:style-name="Table32.A"/>
        <table:table-column table:style-name="Table32.B"/>
        <table:table-row table:style-name="Table32.1">
          <table:table-cell table:style-name="Table32.A1" office:value-type="string">
            <text:p text:style-name="P14"><text:span text:style-name="T8"><text:s/></text:span></text:p>
          </table:table-cell>
          <table:table-cell table:style-name="Table32.A1" office:value-type="string">
            <text:p text:style-name="P14"><text:span text:style-name="T1">Huge Plant (Psionic)</text:span></text:p>
          </table:table-cell>
        </table:table-row>
        <table:table-row table:style-name="Table32.1">
          <table:table-cell table:style-name="Table32.A2" office:value-type="string">
            <text:p text:style-name="P14"><text:span text:style-name="T8">Hit Dice:</text:span></text:p>
          </table:table-cell>
          <table:table-cell table:style-name="Table32.A2" office:value-type="string">
            <text:p text:style-name="P14"><text:span text:style-name="T1">6d8+18 (45 hp)</text:span></text:p>
          </table:table-cell>
        </table:table-row>
        <table:table-row table:style-name="Table32.1">
          <table:table-cell table:style-name="Table32.A2" office:value-type="string">
            <text:p text:style-name="P6"><text:span text:style-name="T8">Initiative:</text:span></text:p>
          </table:table-cell>
          <table:table-cell table:style-name="Table32.A2" office:value-type="string">
            <text:p text:style-name="P6"><text:span text:style-name="T1">+0</text:span></text:p>
          </table:table-cell>
        </table:table-row>
        <table:table-row table:style-name="Table32.1">
          <table:table-cell table:style-name="Table32.A2" office:value-type="string">
            <text:p text:style-name="P6"><text:span text:style-name="T8">Speed:</text:span></text:p>
          </table:table-cell>
          <table:table-cell table:style-name="Table32.A2" office:value-type="string">
            <text:p text:style-name="P6"><text:span text:style-name="T1">0 ft.</text:span></text:p>
          </table:table-cell>
        </table:table-row>
        <table:table-row table:style-name="Table32.1">
          <table:table-cell table:style-name="Table32.A2" office:value-type="string">
            <text:p text:style-name="P6"><text:span text:style-name="T8">Armor Class:</text:span></text:p>
          </table:table-cell>
          <table:table-cell table:style-name="Table32.A2" office:value-type="string">
            <text:p text:style-name="P6"><text:span text:style-name="T1">11 (–2 size, –5 Dex, +8 natural), touch 3, flatfooted 11</text:span></text:p>
          </table:table-cell>
        </table:table-row>
        <table:table-row table:style-name="Table32.1">
          <table:table-cell table:style-name="Table32.A2" office:value-type="string">
            <text:p text:style-name="P6"><text:span text:style-name="T8">Base Attack/Grapple:</text:span></text:p>
          </table:table-cell>
          <table:table-cell table:style-name="Table32.A2" office:value-type="string">
            <text:p text:style-name="P6"><text:span text:style-name="T1">+4/—</text:span></text:p>
          </table:table-cell>
        </table:table-row>
        <table:table-row table:style-name="Table32.1">
          <table:table-cell table:style-name="Table32.A2" office:value-type="string">
            <text:p text:style-name="P6"><text:span text:style-name="T8">Attack:</text:span></text:p>
          </table:table-cell>
          <table:table-cell table:style-name="Table32.A2" office:value-type="string">
            <text:p text:style-name="P6"><text:span text:style-name="T1">—</text:span></text:p>
          </table:table-cell>
        </table:table-row>
        <table:table-row table:style-name="Table32.1">
          <table:table-cell table:style-name="Table32.A2" office:value-type="string">
            <text:p text:style-name="P6"><text:span text:style-name="T8">Full Attack:</text:span></text:p>
          </table:table-cell>
          <table:table-cell table:style-name="Table32.A2" office:value-type="string">
            <text:p text:style-name="P6"><text:span text:style-name="T1">—</text:span></text:p>
          </table:table-cell>
        </table:table-row>
        <table:table-row table:style-name="Table32.1">
          <table:table-cell table:style-name="Table32.A2" office:value-type="string">
            <text:p text:style-name="P6"><text:span text:style-name="T8">Space/Reach:</text:span></text:p>
          </table:table-cell>
          <table:table-cell table:style-name="Table32.A2" office:value-type="string">
            <text:p text:style-name="P6"><text:span text:style-name="T1">15 ft./0 ft.</text:span></text:p>
          </table:table-cell>
        </table:table-row>
        <table:table-row table:style-name="Table32.1">
          <table:table-cell table:style-name="Table32.A2" office:value-type="string">
            <text:p text:style-name="P6"><text:span text:style-name="T8">Special Attacks:</text:span></text:p>
          </table:table-cell>
          <table:table-cell table:style-name="Table32.A2" office:value-type="string">
            <text:p text:style-name="P6"><text:span text:style-name="T1">Double manifest, psi-like abilities</text:span></text:p>
          </table:table-cell>
        </table:table-row>
        <table:table-row table:style-name="Table32.1">
          <table:table-cell table:style-name="Table32.A2" office:value-type="string">
            <text:p text:style-name="P6"><text:span text:style-name="T8">Special Qualities:</text:span></text:p>
          </table:table-cell>
          <table:table-cell table:style-name="Table32.A2" office:value-type="string">
            <text:p text:style-name="P6"><text:span text:style-name="T1">Blindsight 60 ft., immunity to electricity, plant traits, resistance to cold 10 and fire 10</text:span></text:p>
          </table:table-cell>
        </table:table-row>
        <table:table-row table:style-name="Table32.1">
          <table:table-cell table:style-name="Table32.A2" office:value-type="string">
            <text:p text:style-name="P6"><text:span text:style-name="T8">Saves:</text:span></text:p>
          </table:table-cell>
          <table:table-cell table:style-name="Table32.A2" office:value-type="string">
            <text:p text:style-name="P6"><text:span text:style-name="T1">Fort +8, Ref +4, Will +5</text:span></text:p>
          </table:table-cell>
        </table:table-row>
        <table:table-row table:style-name="Table32.1">
          <table:table-cell table:style-name="Table32.A2" office:value-type="string">
            <text:p text:style-name="P6"><text:span text:style-name="T8">Abilities:</text:span></text:p>
          </table:table-cell>
          <table:table-cell table:style-name="Table32.A2" office:value-type="string">
            <text:p text:style-name="P6"><text:span text:style-name="T1">Str —, Dex —, Con 16, Int 4, Wis 13, Cha 14</text:span></text:p>
          </table:table-cell>
        </table:table-row>
        <table:table-row table:style-name="Table32.1">
          <table:table-cell table:style-name="Table32.A2" office:value-type="string">
            <text:p text:style-name="P6"><text:span text:style-name="T8">Skills:</text:span></text:p>
          </table:table-cell>
          <table:table-cell table:style-name="Table32.A2" office:value-type="string">
            <text:p text:style-name="P6"><text:span text:style-name="T1">Listen +10</text:span></text:p>
          </table:table-cell>
        </table:table-row>
        <table:table-row table:style-name="Table32.1">
          <table:table-cell table:style-name="Table32.A2" office:value-type="string">
            <text:p text:style-name="P6"><text:span text:style-name="T8">Feats:</text:span></text:p>
          </table:table-cell>
          <table:table-cell table:style-name="Table32.A2" office:value-type="string">
            <text:p text:style-name="P6"><text:span text:style-name="T1">Iron Will, Lightning Reflexes</text:span></text:p>
          </table:table-cell>
        </table:table-row>
        <table:table-row table:style-name="Table32.1">
          <table:table-cell table:style-name="Table32.A2" office:value-type="string">
            <text:p text:style-name="P6"><text:span text:style-name="T8">Environment:</text:span></text:p>
          </table:table-cell>
          <table:table-cell table:style-name="Table32.A2" office:value-type="string">
            <text:p text:style-name="P6"><text:span text:style-name="T1">Temperate forest</text:span></text:p>
          </table:table-cell>
        </table:table-row>
        <table:table-row table:style-name="Table32.1">
          <table:table-cell table:style-name="Table32.A2" office:value-type="string">
            <text:p text:style-name="P6"><text:span text:style-name="T8">Organization:</text:span></text:p>
          </table:table-cell>
          <table:table-cell table:style-name="Table32.A2" office:value-type="string">
            <text:p text:style-name="P6"><text:span text:style-name="T1">Solitary or patch (2–4)</text:span></text:p>
          </table:table-cell>
        </table:table-row>
        <table:table-row table:style-name="Table32.1">
          <table:table-cell table:style-name="Table32.A2" office:value-type="string">
            <text:p text:style-name="P6"><text:span text:style-name="T8">Challenge Rating:</text:span></text:p>
          </table:table-cell>
          <table:table-cell table:style-name="Table32.A2" office:value-type="string">
            <text:p text:style-name="P6"><text:span text:style-name="T1">5</text:span></text:p>
          </table:table-cell>
        </table:table-row>
        <table:table-row table:style-name="Table32.1">
          <table:table-cell table:style-name="Table32.A2" office:value-type="string">
            <text:p text:style-name="P6"><text:span text:style-name="T8">Treasure:</text:span></text:p>
          </table:table-cell>
          <table:table-cell table:style-name="Table32.A2" office:value-type="string">
            <text:p text:style-name="P6"><text:span text:style-name="T1">1/5 coins; 50% goods; 50% items</text:span></text:p>
          </table:table-cell>
        </table:table-row>
        <table:table-row table:style-name="Table32.1">
          <table:table-cell table:style-name="Table32.A2" office:value-type="string">
            <text:p text:style-name="P6"><text:span text:style-name="T8">Alignment:</text:span></text:p>
          </table:table-cell>
          <table:table-cell table:style-name="Table32.A2" office:value-type="string">
            <text:p text:style-name="P6"><text:span text:style-name="T1">Always neutral</text:span></text:p>
          </table:table-cell>
        </table:table-row>
        <table:table-row table:style-name="Table32.1">
          <table:table-cell table:style-name="Table32.A2" office:value-type="string">
            <text:p text:style-name="P6"><text:span text:style-name="T8">Advancement:</text:span></text:p>
          </table:table-cell>
          <table:table-cell table:style-name="Table32.A2" office:value-type="string">
            <text:p text:style-name="P6"><text:span text:style-name="T1">7–16 HD (Huge); 17–18 HD (Gargantuan)</text:span></text:p>
          </table:table-cell>
        </table:table-row>
        <table:table-row table:style-name="Table32.1">
          <table:table-cell table:style-name="Table32.A22" office:value-type="string">
            <text:p text:style-name="P14"><text:span text:style-name="T8">Level Adjustment:</text:span></text:p>
          </table:table-cell>
          <table:table-cell table:style-name="Table32.A22" office:value-type="string">
            <text:p text:style-name="P14"><text:span text:style-name="T1">—</text:span></text:p>
          </table:table-cell>
        </table:table-row>
      </table:table>
      <text:p text:style-name="P17"><text:span text:style-name="T6">COMBAT</text:span></text:p>
      <text:p text:style-name="P6"><text:span text:style-name="T2">An udoroot can be killed only if its root is dug up or exposed, then burned, hacked apart, or otherwise destroyed. Severing or destroying all six crowns puts the plant out of commission, allowing excavation of the helpless root. The crowns are Medium objects with a hardness of 5 and 7 hit points. To sever a crown, an opponent must use the sunder action. The crowns can also be affected by spells or effects that affect an area or targeted by spells that affect an individual target.</text:span></text:p>
      <text:p text:style-name="P6"><text:span text:style-name="T2">An udoroot takes no damage from having a crown severed or destroyed. A severed crown dies and can no longer be used to attack, but the udoroot takes no other penalties. <text:s/>As long as the root system remains intact, the crown regrows in about a month.</text:span></text:p>
      <text:p text:style-name="P6"><text:soft-page-break/><text:span text:style-name="T4">Double Manifest (Ex):</text:span><text:span text:style-name="T2"> An udoroot senses its surroundings and manifests its psi-like abilities through its crowns. It can manifest two psi-like abilities per round, as long as it has at least two crowns remaining.</text:span></text:p>
      <text:p text:style-name="P6"><text:span text:style-name="T4">Psi-Like Abilities:</text:span><text:span text:style-name="T2"> At will—</text:span><text:span text:style-name="T3">energy stun </text:span><text:span text:style-name="T2">(electricity, 2d6, DC 15*), </text:span><text:span text:style-name="T3">false sensory input </text:span><text:span text:style-name="T2">(DC 15), </text:span><text:span text:style-name="T3">id insinuation </text:span><text:span text:style-name="T2">(two targets, DC 15*), </text:span><text:span text:style-name="T3">mind thrust </text:span><text:span text:style-name="T2">(ML 4th, 4d10, DC 14*), </text:span><text:span text:style-name="T3">telekinetic force </text:span><text:span text:style-name="T2">(275 lb., DC 15*), </text:span><text:span text:style-name="T3">thought shield </text:span><text:span text:style-name="T2">(power resistance 16*); 3/day—</text:span><text:span text:style-name="T3">astral construct </text:span><text:span text:style-name="T2">(3rd level*), </text:span><text:span text:style-name="T3">body adjustment, mental barrier. </text:span></text:p>
      <text:p text:style-name="P6"><text:span text:style-name="T2">Manifester level 6th. The save DCs are Charisma-based. </text:span></text:p>
      <text:p text:style-name="P6"><text:span text:style-name="T2">An udoroot can use its </text:span><text:span text:style-name="T3">body adjustment </text:span><text:span text:style-name="T2">power to repair damage to one of its crowns, as long as the crown has not been severed or destroyed.</text:span></text:p>
      <text:p text:style-name="P6"><text:span text:style-name="T2">*Includes augmentation for the udoroot’s manifester level.</text:span></text:p>
      <text:p text:style-name="P6"><text:span text:style-name="T4">Blindsight (Ex): </text:span><text:span text:style-name="T2">An udoroot can ascertain all foes by nonvisual means within 60 feet. If its crowns are destroyed, it can no longer perceive its surroundings.</text:span></text:p>
      <text:p text:style-name="P6"><text:span text:style-name="T4">Plant Traits:</text:span><text:span text:style-name="T2"> An udoroot is immune to poison, </text:span><text:span text:style-name="T3">sleep</text:span><text:span text:style-name="T2">, paralysis, stunning, polymorphing, and mind-affecting effects (charms, compulsions, phantasms, patterns, and morale effects). It is not subject to critical hits.</text:span></text:p>
      <text:p text:style-name="P11"/>
      <text:p text:style-name="P6"><text:span text:style-name="T5">UNBODIED</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T8"><text:s/></text:span></text:p>
          </table:table-cell>
          <table:table-cell table:style-name="Table33.A1" office:value-type="string">
            <text:p text:style-name="P14"><text:span text:style-name="T1">Medium Monstrous Humanoid (Incorporeal, Psionic)</text:span></text:p>
          </table:table-cell>
        </table:table-row>
        <table:table-row table:style-name="Table33.1">
          <table:table-cell table:style-name="Table33.A2" office:value-type="string">
            <text:p text:style-name="P14"><text:span text:style-name="T8">Hit Dice:</text:span></text:p>
          </table:table-cell>
          <table:table-cell table:style-name="Table33.A2" office:value-type="string">
            <text:p text:style-name="P14"><text:span text:style-name="T1">4d8+4 (22 hp)</text:span></text:p>
          </table:table-cell>
        </table:table-row>
        <table:table-row table:style-name="Table33.1">
          <table:table-cell table:style-name="Table33.A2" office:value-type="string">
            <text:p text:style-name="P6"><text:span text:style-name="T8">Initiative:</text:span></text:p>
          </table:table-cell>
          <table:table-cell table:style-name="Table33.A2" office:value-type="string">
            <text:p text:style-name="P6"><text:span text:style-name="T1">+1</text:span></text:p>
          </table:table-cell>
        </table:table-row>
        <table:table-row table:style-name="Table33.1">
          <table:table-cell table:style-name="Table33.A2" office:value-type="string">
            <text:p text:style-name="P6"><text:span text:style-name="T8">Speed:</text:span></text:p>
          </table:table-cell>
          <table:table-cell table:style-name="Table33.A2" office:value-type="string">
            <text:p text:style-name="P6"><text:span text:style-name="T1">Fly 30 ft. (good) (6 squares)</text:span></text:p>
          </table:table-cell>
        </table:table-row>
        <table:table-row table:style-name="Table33.1">
          <table:table-cell table:style-name="Table33.A2" office:value-type="string">
            <text:p text:style-name="P6"><text:span text:style-name="T8">Armor Class:</text:span></text:p>
          </table:table-cell>
          <table:table-cell table:style-name="Table33.A2" office:value-type="string">
            <text:p text:style-name="P6"><text:span text:style-name="T1">13 (+1 Dex, +2 deflection), touch 13, flatfooted 12</text:span></text:p>
          </table:table-cell>
        </table:table-row>
        <table:table-row table:style-name="Table33.1">
          <table:table-cell table:style-name="Table33.A2" office:value-type="string">
            <text:p text:style-name="P6"><text:span text:style-name="T8">Base Attack/Grapple:</text:span></text:p>
          </table:table-cell>
          <table:table-cell table:style-name="Table33.A2" office:value-type="string">
            <text:p text:style-name="P6"><text:span text:style-name="T1">+4/—</text:span></text:p>
          </table:table-cell>
        </table:table-row>
        <table:table-row table:style-name="Table33.1">
          <table:table-cell table:style-name="Table33.A2" office:value-type="string">
            <text:p text:style-name="P6"><text:span text:style-name="T8">Attack:</text:span></text:p>
          </table:table-cell>
          <table:table-cell table:style-name="Table33.A2" office:value-type="string">
            <text:p text:style-name="P6"><text:span text:style-name="T1">Incorporeal touch +5 melee (1d6)</text:span></text:p>
          </table:table-cell>
        </table:table-row>
        <table:table-row table:style-name="Table33.1">
          <table:table-cell table:style-name="Table33.A2" office:value-type="string">
            <text:p text:style-name="P6"><text:span text:style-name="T8">Full Attack:</text:span></text:p>
          </table:table-cell>
          <table:table-cell table:style-name="Table33.A2" office:value-type="string">
            <text:p text:style-name="P6"><text:span text:style-name="T1">Incorporeal touch +5 melee (1d6)</text:span></text:p>
          </table:table-cell>
        </table:table-row>
        <table:table-row table:style-name="Table33.1">
          <table:table-cell table:style-name="Table33.A2" office:value-type="string">
            <text:p text:style-name="P6"><text:span text:style-name="T8">Space/Reach:</text:span></text:p>
          </table:table-cell>
          <table:table-cell table:style-name="Table33.A2" office:value-type="string">
            <text:p text:style-name="P6"><text:span text:style-name="T1">5 ft./5 ft.</text:span></text:p>
          </table:table-cell>
        </table:table-row>
        <table:table-row table:style-name="Table33.1">
          <table:table-cell table:style-name="Table33.A2" office:value-type="string">
            <text:p text:style-name="P6"><text:span text:style-name="T8">Special Attacks:</text:span></text:p>
          </table:table-cell>
          <table:table-cell table:style-name="Table33.A2" office:value-type="string">
            <text:p text:style-name="P6"><text:span text:style-name="T1">Psionic powers, telekinetic force</text:span></text:p>
          </table:table-cell>
        </table:table-row>
        <table:table-row table:style-name="Table33.1">
          <table:table-cell table:style-name="Table33.A2" office:value-type="string">
            <text:p text:style-name="P6"><text:span text:style-name="T8">Special Qualities:</text:span></text:p>
          </table:table-cell>
          <table:table-cell table:style-name="Table33.A2" office:value-type="string">
            <text:p text:style-name="P6"><text:span text:style-name="T1">Assume likeness, incorporeal traits, telepathy 100 ft.</text:span></text:p>
          </table:table-cell>
        </table:table-row>
        <table:table-row table:style-name="Table33.1">
          <table:table-cell table:style-name="Table33.A2" office:value-type="string">
            <text:p text:style-name="P6"><text:span text:style-name="T8">Saves:</text:span></text:p>
          </table:table-cell>
          <table:table-cell table:style-name="Table33.A2" office:value-type="string">
            <text:p text:style-name="P6"><text:span text:style-name="T1">Fort +2, Ref +5, Will +6</text:span></text:p>
          </table:table-cell>
        </table:table-row>
        <table:table-row table:style-name="Table33.1">
          <table:table-cell table:style-name="Table33.A2" office:value-type="string">
            <text:p text:style-name="P6"><text:span text:style-name="T8">Abilities:</text:span></text:p>
          </table:table-cell>
          <table:table-cell table:style-name="Table33.A2" office:value-type="string">
            <text:p text:style-name="P6"><text:span text:style-name="T1">Str —, Dex 13, Con 12, Int 15, Wis 14, Cha 15</text:span></text:p>
          </table:table-cell>
        </table:table-row>
        <table:table-row table:style-name="Table33.1">
          <table:table-cell table:style-name="Table33.A2" office:value-type="string">
            <text:p text:style-name="P6"><text:span text:style-name="T8">Skills:</text:span></text:p>
          </table:table-cell>
          <table:table-cell table:style-name="Table33.A2" office:value-type="string">
            <text:p text:style-name="P6"><text:span text:style-name="T1">Bluff +10*, Diplomacy +6, Disguise +10*, Intimidate +6, Listen +6, Sense Motive +6, Spot +6</text:span></text:p>
          </table:table-cell>
        </table:table-row>
        <table:table-row table:style-name="Table33.1">
          <table:table-cell table:style-name="Table33.A2" office:value-type="string">
            <text:p text:style-name="P6"><text:span text:style-name="T8">Feats:</text:span></text:p>
          </table:table-cell>
          <table:table-cell table:style-name="Table33.A2" office:value-type="string">
            <text:p text:style-name="P6"><text:span text:style-name="T1">Overchannel, Wild Talent</text:span></text:p>
          </table:table-cell>
        </table:table-row>
        <table:table-row table:style-name="Table33.1">
          <table:table-cell table:style-name="Table33.A2" office:value-type="string">
            <text:p text:style-name="P6"><text:span text:style-name="T8">Environment:</text:span></text:p>
          </table:table-cell>
          <table:table-cell table:style-name="Table33.A2" office:value-type="string">
            <text:p text:style-name="P6"><text:span text:style-name="T1">Any</text:span></text:p>
          </table:table-cell>
        </table:table-row>
        <table:table-row table:style-name="Table33.1">
          <table:table-cell table:style-name="Table33.A2" office:value-type="string">
            <text:p text:style-name="P6"><text:span text:style-name="T8">Organization:</text:span></text:p>
          </table:table-cell>
          <table:table-cell table:style-name="Table33.A2" office:value-type="string">
            <text:p text:style-name="P6"><text:span text:style-name="T1">Solitary or illumination (3–6)</text:span></text:p>
          </table:table-cell>
        </table:table-row>
        <table:table-row table:style-name="Table33.1">
          <table:table-cell table:style-name="Table33.A2" office:value-type="string">
            <text:p text:style-name="P6"><text:span text:style-name="T8">Challenge Rating:</text:span></text:p>
          </table:table-cell>
          <table:table-cell table:style-name="Table33.A2" office:value-type="string">
            <text:p text:style-name="P6"><text:span text:style-name="T1">5</text:span></text:p>
          </table:table-cell>
        </table:table-row>
        <table:table-row table:style-name="Table33.1">
          <table:table-cell table:style-name="Table33.A2" office:value-type="string">
            <text:p text:style-name="P6"><text:span text:style-name="T8">Treasure:</text:span></text:p>
          </table:table-cell>
          <table:table-cell table:style-name="Table33.A2" office:value-type="string">
            <text:p text:style-name="P6"><text:span text:style-name="T1">Half standard</text:span></text:p>
          </table:table-cell>
        </table:table-row>
        <table:table-row table:style-name="Table33.1">
          <table:table-cell table:style-name="Table33.A2" office:value-type="string">
            <text:p text:style-name="P6"><text:span text:style-name="T8">Alignment:</text:span></text:p>
          </table:table-cell>
          <table:table-cell table:style-name="Table33.A2" office:value-type="string">
            <text:p text:style-name="P6"><text:span text:style-name="T1">Any</text:span></text:p>
          </table:table-cell>
        </table:table-row>
        <table:table-row table:style-name="Table33.1">
          <table:table-cell table:style-name="Table33.A2" office:value-type="string">
            <text:p text:style-name="P6"><text:span text:style-name="T8">Advancement:</text:span></text:p>
          </table:table-cell>
          <table:table-cell table:style-name="Table33.A2" office:value-type="string">
            <text:p text:style-name="P6"><text:span text:style-name="T1">By character class</text:span></text:p>
          </table:table-cell>
        </table:table-row>
        <table:table-row table:style-name="Table33.1">
          <table:table-cell table:style-name="Table33.A22" office:value-type="string">
            <text:p text:style-name="P14"><text:span text:style-name="T8">Level Adjustment:</text:span></text:p>
          </table:table-cell>
          <table:table-cell table:style-name="Table33.A22" office:value-type="string">
            <text:p text:style-name="P14"><text:span text:style-name="T1">+4</text:span></text:p>
          </table:table-cell>
        </table:table-row>
      </table:table>
      <text:p text:style-name="P6"><text:span text:style-name="T2">An unbodied uses telepathy to communicate with others.</text:span></text:p>
      <text:h text:style-name="P4" text:outline-level="3"><text:span text:style-name="T6">COMBAT</text:span></text:h>
      <text:p text:style-name="P6"><text:soft-page-break/><text:span text:style-name="T4">Psionic Powers: </text:span><text:span text:style-name="T2">An unbodied manifests powers as a 4th-level psion (telepath). The save DCs are Intelligence-based. </text:span></text:p>
      <text:p text:style-name="P6"><text:span text:style-name="T3">Typical Psion Powers Known </text:span><text:span text:style-name="T2">(power points 21, base save DC 12 + power level): 1st— </text:span><text:span text:style-name="T3">detect psionics, empty mind, mind thrust </text:span><text:span text:style-name="T2">(DC 13*), </text:span><text:span text:style-name="T3">psionic charm </text:span><text:span text:style-name="T2">(DC 13*); 2nd—</text:span><text:span text:style-name="T3">brain lock </text:span><text:span text:style-name="T2">(DC 14), </text:span><text:span text:style-name="T3">cloud mind </text:span><text:span text:style-name="T2">(DC 14), </text:span><text:span text:style-name="T3">energy push </text:span><text:span text:style-name="T2">(DC 14), </text:span><text:span text:style-name="T3">read thoughts </text:span><text:span text:style-name="T2">(DC 14).</text:span></text:p>
      <text:p text:style-name="P6"><text:span text:style-name="T2">*Power can be augmented. </text:span></text:p>
      <text:p text:style-name="P6"><text:span text:style-name="T4">Telekinetic Force (Su):</text:span><text:span text:style-name="T2"> An unbodied can use </text:span><text:span text:style-name="T3">telekinetic force </text:span><text:span text:style-name="T2">(DC 15) as a standard action that does not provoke attacks of opportunity. Manifester level 4th. The save DC is Charisma-based.</text:span></text:p>
      <text:p text:style-name="P6"><text:span text:style-name="T4">Assume Likeness (Su):</text:span><text:span text:style-name="T2"> An unbodied can assume the likeness of any Small, Medium, or Large creature as a standard action that does not provoke attacks of opportunity. Its abilities do not change, but it appears to be that creature, relying on its Bluff and Disguise skills to deflect suspicion.</text:span></text:p>
      <text:p text:style-name="P6"><text:span text:style-name="T4">Hide Mind (Su): </text:span><text:span text:style-name="T2">An unbodied cannot be identified as psionic by divination spells or clairsentience powers. </text:span></text:p>
      <text:p text:style-name="P6"><text:span text:style-name="T4">Incorporeal Traits:</text:span><text:span text:style-name="T2"> An unbodied is harmed only by other incorporeal creatures, magic weapons, powers, spells, spell-like abilities, and supernatural abilities. It has a 50% chance to ignore any damage from a corporeal source, except for force effects or attacks made with ghost touch weapons. It can pass through solid objects, but not force effects, at will. Its attacks ignore natural armor, armor, and shields, but deflection bonuses and force effects work normally against them. An incorporeal creature always moves silently and cannot be heard with Listen checks if it doesn’t wish to be.</text:span></text:p>
      <text:p text:style-name="P6"><text:span text:style-name="T4">Skills:</text:span><text:span text:style-name="T2"> An unbodied has a +4 racial bonus on Bluff and Disguise checks. *When using its assume likeness ability, an unbodied gets an additional +10 circumstance bonus on Disguise checks. If it can read an opponent’s mind, it gets a further +4 circumstance bonus on Bluff and Disguise checks.</text:span></text:p>
      <text:h text:style-name="P4" text:outline-level="3"><text:span text:style-name="T6">UNBODIED AS CHARACTERS</text:span></text:h>
      <text:p text:style-name="P6"><text:span text:style-name="T2">Unbodied characters possess the following racial traits.</text:span></text:p>
      <text:p text:style-name="P6"><text:span text:style-name="T2">— +2 Dexterity, +2 Constitution, +4 Intelligence, +4 Wisdom, +4 Charisma. As an incorporeal creature, an unbodied has no Strength score.</text:span></text:p>
      <text:p text:style-name="P6"><text:span text:style-name="T2">—Medium size.</text:span></text:p>
      <text:p text:style-name="P6"><text:span text:style-name="T2">—An unbodied has a fly speed of 30 feet (good maneuverability).</text:span></text:p>
      <text:p text:style-name="P6"><text:span text:style-name="T2">—Darkvision out to 60 feet.</text:span></text:p>
      <text:p text:style-name="P6"><text:span text:style-name="T2">—Deflection bonus to Armor Class equal to character’s Charisma modifier (minimum +1).</text:span></text:p>
      <text:p text:style-name="P6"><text:span text:style-name="T2">—Natural Attack: An unbodied can make a melee touch attack to deal 1d6 points of damage.</text:span></text:p>
      <text:p text:style-name="P6"><text:span text:style-name="T2">—Special Attacks (see above): Psionic powers, telekinetic force. An unbodied who takes levels in psion (telepath) adds its racial manifesting ability and psion levels together to determine its power point reserve, manifester level, and powers known.</text:span></text:p>
      <text:p text:style-name="P6"><text:span text:style-name="T2">—Special Qualities (see above): Assume likeness, incorporeal traits.</text:span></text:p>
      <text:p text:style-name="P6"><text:span text:style-name="T2">—Racial Hit Dice: An unbodied begins with four levels of monstrous humanoid, which provide 4d8 Hit Dice, a base attack bonus of +4, and base saving throw bonuses of Fort +1, Ref +4, and Will +4.</text:span></text:p>
      <text:p text:style-name="P6"><text:span text:style-name="T2">—Racial Skills: An unbodied’s monstrous humanoid levels give it skill points equal to 7 x (2 + Int modifier). Its class skills are Bluff, Diplomacy, Disguise, Intimidate, Listen, Sense Motive, and Spot. Unbodied have a +4 racial bonus on Bluff checks and Disguise checks. When using its assume likeness ability, an unbodied gets an additional +10 circumstance bonus on Disguise checks. If it can read an opponent’s mind, it gets a further +4 circumstance bonus on Bluff and Disguise checks.</text:span></text:p>
      <text:p text:style-name="P6"><text:span text:style-name="T2">—Racial Feats: An unbodied’s monstrous humanoid levels give it two feats.</text:span></text:p>
      <text:p text:style-name="P6"><text:span text:style-name="T2">—Favored Class: Psion (telepath).</text:span></text:p>
      <text:p text:style-name="P6"><text:span text:style-name="T2">—Level Adjustment: +4.</text:span></text:p>
      <text:p text:style-name="P11"/>
      <text:p text:style-name="P6"><text:span text:style-name="T5">XEPH</text:span></text:p>
      <table:table table:name="Table34" table:style-name="Table34">
        <table:table-column table:style-name="Table34.A"/>
        <table:table-column table:style-name="Table34.B"/>
        <table:table-row table:style-name="Table34.1">
          <table:table-cell table:style-name="Table34.A1" office:value-type="string">
            <text:p text:style-name="P14"><text:span text:style-name="T8"><text:s/></text:span></text:p>
          </table:table-cell>
          <table:table-cell table:style-name="Table34.A1" office:value-type="string">
            <text:p text:style-name="P14"><text:span text:style-name="T1">Xeph, 1st-Level Warrior</text:span></text:p>
          </table:table-cell>
        </table:table-row>
        <table:table-row table:style-name="Table34.1">
          <table:table-cell table:style-name="Table34.A2" office:value-type="string">
            <text:p text:style-name="P13"/>
          </table:table-cell>
          <table:table-cell table:style-name="Table34.A2" office:value-type="string">
            <text:p text:style-name="P14"><text:span text:style-name="T1">Medium Humanoid (Psionic, Xeph)</text:span></text:p>
          </table:table-cell>
        </table:table-row>
        <table:table-row table:style-name="Table34.1">
          <table:table-cell table:style-name="Table34.A2" office:value-type="string">
            <text:p text:style-name="P6"><text:span text:style-name="T8">Hit Dice:</text:span></text:p>
          </table:table-cell>
          <table:table-cell table:style-name="Table34.A2" office:value-type="string">
            <text:p text:style-name="P6"><text:span text:style-name="T1">1d8+1 (5 hp)</text:span></text:p>
          </table:table-cell>
        </table:table-row>
        <table:table-row table:style-name="Table34.1">
          <table:table-cell table:style-name="Table34.A2" office:value-type="string">
            <text:p text:style-name="P6"><text:span text:style-name="T8">Initiative:</text:span></text:p>
          </table:table-cell>
          <table:table-cell table:style-name="Table34.A2" office:value-type="string">
            <text:p text:style-name="P6"><text:span text:style-name="T1">+1</text:span></text:p>
          </table:table-cell>
        </table:table-row>
        <table:table-row table:style-name="Table34.1">
          <table:table-cell table:style-name="Table34.A2" office:value-type="string">
            <text:p text:style-name="P6"><text:span text:style-name="T8">Speed:</text:span></text:p>
          </table:table-cell>
          <table:table-cell table:style-name="Table34.A2" office:value-type="string">
            <text:p text:style-name="P6"><text:span text:style-name="T1">30 ft. (6 squares)</text:span></text:p>
          </table:table-cell>
        </table:table-row>
        <table:table-row table:style-name="Table34.1">
          <table:table-cell table:style-name="Table34.A2" office:value-type="string">
            <text:p text:style-name="P6"><text:span text:style-name="T8">Armor Class:</text:span></text:p>
          </table:table-cell>
          <table:table-cell table:style-name="Table34.A2" office:value-type="string">
            <text:p text:style-name="P6"><text:span text:style-name="T1">15 (+1 Dex, +3 studded leather, +1 light shield), touch 11, flat-footed 14</text:span></text:p>
          </table:table-cell>
        </table:table-row>
        <table:table-row table:style-name="Table34.1">
          <table:table-cell table:style-name="Table34.A2" office:value-type="string">
            <text:p text:style-name="P6"><text:span text:style-name="T8">Base Attack/Grapple:</text:span></text:p>
          </table:table-cell>
          <table:table-cell table:style-name="Table34.A2" office:value-type="string">
            <text:p text:style-name="P6"><text:span text:style-name="T1">+1/+1</text:span></text:p>
          </table:table-cell>
        </table:table-row>
        <table:table-row table:style-name="Table34.1">
          <table:table-cell table:style-name="Table34.A2" office:value-type="string">
            <text:p text:style-name="P6"><text:span text:style-name="T8">Attack:</text:span></text:p>
          </table:table-cell>
          <table:table-cell table:style-name="Table34.A2" office:value-type="string">
            <text:p text:style-name="P6"><text:span text:style-name="T1">Rapier +2 melee (1d6/18–20) or longbow +2 ranged (1d8/x3)</text:span></text:p>
          </table:table-cell>
        </table:table-row>
        <table:table-row table:style-name="Table34.1">
          <table:table-cell table:style-name="Table34.A2" office:value-type="string">
            <text:p text:style-name="P6"><text:span text:style-name="T8">Full Attack:</text:span></text:p>
          </table:table-cell>
          <table:table-cell table:style-name="Table34.A2" office:value-type="string">
            <text:p text:style-name="P6"><text:span text:style-name="T1">Rapier +2 melee (1d6/18–20) or longbow +2 ranged (1d8/x3) </text:span></text:p>
          </table:table-cell>
        </table:table-row>
        <table:table-row table:style-name="Table34.1">
          <table:table-cell table:style-name="Table34.A2" office:value-type="string">
            <text:p text:style-name="P6"><text:span text:style-name="T8">Space/Reach:</text:span></text:p>
          </table:table-cell>
          <table:table-cell table:style-name="Table34.A2" office:value-type="string">
            <text:p text:style-name="P6"><text:span text:style-name="T1">5 ft./5 ft.</text:span></text:p>
          </table:table-cell>
        </table:table-row>
        <table:table-row table:style-name="Table34.1">
          <table:table-cell table:style-name="Table34.A2" office:value-type="string">
            <text:p text:style-name="P6"><text:span text:style-name="T8">Special Attacks:</text:span></text:p>
          </table:table-cell>
          <table:table-cell table:style-name="Table34.A2" office:value-type="string">
            <text:p text:style-name="P6"><text:span text:style-name="T1">—</text:span></text:p>
          </table:table-cell>
        </table:table-row>
        <table:table-row table:style-name="Table34.1">
          <table:table-cell table:style-name="Table34.A2" office:value-type="string">
            <text:p text:style-name="P6"><text:span text:style-name="T8">Special Qualities:</text:span></text:p>
          </table:table-cell>
          <table:table-cell table:style-name="Table34.A2" office:value-type="string">
            <text:p text:style-name="P6"><text:span text:style-name="T1">Burst, darkvision 60 ft.</text:span></text:p>
          </table:table-cell>
        </table:table-row>
        <table:table-row table:style-name="Table34.1">
          <table:table-cell table:style-name="Table34.A2" office:value-type="string">
            <text:p text:style-name="P6"><text:span text:style-name="T8">Saves:</text:span></text:p>
          </table:table-cell>
          <table:table-cell table:style-name="Table34.A2" office:value-type="string">
            <text:p text:style-name="P6"><text:span text:style-name="T1">Fort +3, Ref +1, Will –1</text:span></text:p>
          </table:table-cell>
        </table:table-row>
        <table:table-row table:style-name="Table34.1">
          <table:table-cell table:style-name="Table34.A2" office:value-type="string">
            <text:p text:style-name="P6"><text:span text:style-name="T8">Abilities:</text:span></text:p>
          </table:table-cell>
          <table:table-cell table:style-name="Table34.A2" office:value-type="string">
            <text:p text:style-name="P6"><text:span text:style-name="T1">Str 11, Dex 13, Con 12, Int 10, Wis 9, Cha 8</text:span></text:p>
          </table:table-cell>
        </table:table-row>
        <table:table-row table:style-name="Table34.1">
          <table:table-cell table:style-name="Table34.A2" office:value-type="string">
            <text:p text:style-name="P6"><text:span text:style-name="T8">Skills:</text:span></text:p>
          </table:table-cell>
          <table:table-cell table:style-name="Table34.A2" office:value-type="string">
            <text:p text:style-name="P6"><text:span text:style-name="T1">Climb +2, Jump +2</text:span></text:p>
          </table:table-cell>
        </table:table-row>
        <table:table-row table:style-name="Table34.1">
          <table:table-cell table:style-name="Table34.A2" office:value-type="string">
            <text:p text:style-name="P6"><text:span text:style-name="T8">Feats:</text:span></text:p>
          </table:table-cell>
          <table:table-cell table:style-name="Table34.A2" office:value-type="string">
            <text:p text:style-name="P6"><text:span text:style-name="T1">Weapon Finesse</text:span></text:p>
          </table:table-cell>
        </table:table-row>
        <text:soft-page-break/>
        <table:table-row table:style-name="Table34.1">
          <table:table-cell table:style-name="Table34.A2" office:value-type="string">
            <text:p text:style-name="P6"><text:span text:style-name="T8">Environment:</text:span></text:p>
          </table:table-cell>
          <table:table-cell table:style-name="Table34.A2" office:value-type="string">
            <text:p text:style-name="P6"><text:span text:style-name="T1">Warm forest</text:span></text:p>
          </table:table-cell>
        </table:table-row>
        <table:table-row table:style-name="Table34.1">
          <table:table-cell table:style-name="Table34.A2" office:value-type="string">
            <text:p text:style-name="P6"><text:span text:style-name="T8">Organization:</text:span></text:p>
          </table:table-cell>
          <table:table-cell table:style-name="Table34.A2" office:value-type="string">
            <text:p text:style-name="P6"><text:span text:style-name="T1">Team (2–4), squad (11–20 plus 2 3rd-level sergeants and 1 leader of 3rd–6th level), or band (30–100 plus 150% noncombatants plus 1 3rd-level sergeant per 10 adults, 5 5th-level lieutenants, and 3 7th-level captains)</text:span></text:p>
          </table:table-cell>
        </table:table-row>
        <table:table-row table:style-name="Table34.1">
          <table:table-cell table:style-name="Table34.A2" office:value-type="string">
            <text:p text:style-name="P6"><text:span text:style-name="T8">Challenge Rating:</text:span></text:p>
          </table:table-cell>
          <table:table-cell table:style-name="Table34.A2" office:value-type="string">
            <text:p text:style-name="P6"><text:span text:style-name="T1">1/2</text:span></text:p>
          </table:table-cell>
        </table:table-row>
        <table:table-row table:style-name="Table34.1">
          <table:table-cell table:style-name="Table34.A2" office:value-type="string">
            <text:p text:style-name="P6"><text:span text:style-name="T8">Treasure:</text:span></text:p>
          </table:table-cell>
          <table:table-cell table:style-name="Table34.A2" office:value-type="string">
            <text:p text:style-name="P6"><text:span text:style-name="T1">Standard</text:span></text:p>
          </table:table-cell>
        </table:table-row>
        <table:table-row table:style-name="Table34.1">
          <table:table-cell table:style-name="Table34.A2" office:value-type="string">
            <text:p text:style-name="P6"><text:span text:style-name="T8">Alignment:</text:span></text:p>
          </table:table-cell>
          <table:table-cell table:style-name="Table34.A2" office:value-type="string">
            <text:p text:style-name="P6"><text:span text:style-name="T1">Usually neutral</text:span></text:p>
          </table:table-cell>
        </table:table-row>
        <table:table-row table:style-name="Table34.1">
          <table:table-cell table:style-name="Table34.A2" office:value-type="string">
            <text:p text:style-name="P6"><text:span text:style-name="T8">Advancement:</text:span></text:p>
          </table:table-cell>
          <table:table-cell table:style-name="Table34.A2" office:value-type="string">
            <text:p text:style-name="P6"><text:span text:style-name="T1">By character class</text:span></text:p>
          </table:table-cell>
        </table:table-row>
        <table:table-row table:style-name="Table34.1">
          <table:table-cell table:style-name="Table34.A23" office:value-type="string">
            <text:p text:style-name="P14"><text:span text:style-name="T8">Level Adjustment:</text:span></text:p>
          </table:table-cell>
          <table:table-cell table:style-name="Table34.A23" office:value-type="string">
            <text:p text:style-name="P14"><text:span text:style-name="T1">+0</text:span></text:p>
          </table:table-cell>
        </table:table-row>
      </table:table>
      <text:p text:style-name="P6"><text:span text:style-name="T2">Xephs speak their own language and Common.</text:span></text:p>
      <text:h text:style-name="P4" text:outline-level="3"><text:span text:style-name="T6">COMBAT</text:span></text:h>
      <text:p text:style-name="P6"><text:span text:style-name="T4">Burst (Su):</text:span><text:span text:style-name="T2"> Three times per day, a xeph can increase his or her speed by 10 feet, plus 10 feet per four character levels beyond 1st, to a maximum increase of 30 feet at 9th character level and higher. These bursts of speed are considered a competence bonus to the xeph’s base speed. A burst of speed lasts 3 rounds.</text:span></text:p>
      <text:p text:style-name="P6"><text:span text:style-name="T2">The xeph warrior presented here had the following ability scores before racial adjustments: Str 13, Dex 11, Con 12, Int</text:span></text:p>
      <text:p text:style-name="P6"><text:span text:style-name="T2">10, Wis 9, Cha 8.</text:span></text:p>
      <text:h text:style-name="P4" text:outline-level="3"><text:span text:style-name="T6">XEPHS AS CHARACTERS</text:span></text:h>
      <text:p text:style-name="P6"><text:span text:style-name="T2">Xeph characters possess the following racial traits.</text:span></text:p>
      <text:p text:style-name="P6"><text:span text:style-name="T2">— –2 Strength, +2 Dexterity.</text:span></text:p>
      <text:p text:style-name="P6"><text:span text:style-name="T2">—Medium size.</text:span></text:p>
      <text:p text:style-name="P6"><text:span text:style-name="T2">—Xeph base land speed is 30 feet.</text:span></text:p>
      <text:p text:style-name="P6"><text:span text:style-name="T2">—Darkvision out to 60 feet.</text:span></text:p>
      <text:p text:style-name="P6"><text:span text:style-name="T2">—Naturally Psionic: Xephs gain 1 bonus power point at 1st level. </text:span></text:p>
      <text:p text:style-name="P6"><text:span text:style-name="T2">— +1 racial bonus on saving throws against powers, spells, and spell-like effects.</text:span></text:p>
      <text:p text:style-name="P6"><text:span text:style-name="T2">—Special Qualities (see above): Burst.</text:span></text:p>
      <text:p text:style-name="P6"><text:span text:style-name="T2">—Racial Feats: A xeph character gains feats according to his or her character class.</text:span></text:p>
      <text:p text:style-name="P6"><text:span text:style-name="T2">—Automatic Languages: Xeph, Common.</text:span></text:p>
      <text:p text:style-name="P6"><text:span text:style-name="T2">—Favored Class: Soulknife.</text:span></text:p>
      <text:p text:style-name="P6"><text:span text:style-name="T2">—Level Adjustment: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4pt" fo:language="en" fo:country="US" style:font-size-asian="14pt" style:language-asian="en" style:country-asian="U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Heading_20_4" style:display-name="Heading 4"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caption"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s chapter introduces psionic monsters, astral</dc:title>
    <meta:initial-creator>asmith</meta:initial-creator>
    <meta:creation-date>2004-04-07T11:08:00</meta:creation-date>
    <dc:date>2004-04-15T13:32:00</dc:date>
    <meta:editing-cycles>3</meta:editing-cycles>
    <meta:editing-duration>P0D</meta:editing-duration>
    <meta:document-statistic meta:table-count="34" meta:image-count="0" meta:object-count="0" meta:page-count="42" meta:paragraph-count="1954" meta:word-count="14535" meta:character-count="89467" meta:non-whitespace-character-count="76846"/>
    <meta:generator>LibreOffice/5.4.6.2$Linux_X86_64 LibreOffice_project/40m0$Build-2</meta:generator>
    <meta:user-defined meta:name="Company">Wizards of the Coast</meta:user-defined>
    <meta:user-defined meta:name="Operator">asmith</meta:user-defined>
  </office:meta>
</office:document-meta>
</file>